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5/meta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5/" manifest:media-type="application/vnd.oasis.opendocument.chart"/>
  <manifest:file-entry manifest:full-path="Object 52/styles.xml" manifest:media-type="text/xml"/>
  <manifest:file-entry manifest:full-path="Object 52/meta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3/styles.xml" manifest:media-type="text/xml"/>
  <manifest:file-entry manifest:full-path="Object 53/content.xml" manifest:media-type="text/xml"/>
  <manifest:file-entry manifest:full-path="Object 53/meta.xml" manifest:media-type="text/xml"/>
  <manifest:file-entry manifest:full-path="Object 53/Pictures/2000001C000009230000030D07D0DDE7AC4EFDE5.svm" manifest:media-type=""/>
  <manifest:file-entry manifest:full-path="Object 5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1/styles.xml" manifest:media-type="text/xml"/>
  <manifest:file-entry manifest:full-path="Object 61/content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meta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Pictures/2000003E0000093B00000240225543DF90643F13.svm" manifest:media-type=""/>
  <manifest:file-entry manifest:full-path="Object 2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Pictures/200000120000033E0000030D6C39A16FF204AC35.svm" manifest:media-type=""/>
  <manifest:file-entry manifest:full-path="Object 41/" manifest:media-type="application/vnd.oasis.opendocument.chart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Pictures/2000003E00000D480000023FA3627ADCA8C06892.svm" manifest:media-type=""/>
  <manifest:file-entry manifest:full-path="Object 46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Pictures/2000003E0000093B00000240225543DF90643F13.svm" manifest:media-type="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43/content.xml" manifest:media-type="text/xml"/>
  <manifest:file-entry manifest:full-path="Object 43/meta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0/Pictures/2000003E00000D480000023FA3627ADCA8C06892.svm" manifest:media-type="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62/styles.xml" manifest:media-type="text/xml"/>
  <manifest:file-entry manifest:full-path="Object 62/content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57/content.xml" manifest:media-type="text/xml"/>
  <manifest:file-entry manifest:full-path="Object 57/meta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Pictures/2000003E0000093B00000240225543DF90643F13.svm" manifest:media-type=""/>
  <manifest:file-entry manifest:full-path="Object 16/" manifest:media-type="application/vnd.oasis.opendocument.chart"/>
  <manifest:file-entry manifest:full-path="Object 58/content.xml" manifest:media-type="text/xml"/>
  <manifest:file-entry manifest:full-path="Object 58/meta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Pictures/2000003E00000D480000023FA3627ADCA8C06892.svm" manifest:media-type=""/>
  <manifest:file-entry manifest:full-path="Object 30/" manifest:media-type="application/vnd.oasis.opendocument.chart"/>
  <manifest:file-entry manifest:full-path="Object 59/styles.xml" manifest:media-type="text/xml"/>
  <manifest:file-entry manifest:full-path="Object 59/meta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Pictures/200000120000033E0000030D6C39A16FF204AC35.svm" manifest:media-type=""/>
  <manifest:file-entry manifest:full-path="Object 25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3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0.83mm"/>
    </style:style>
    <style:style style:name="co4" style:family="table-column">
      <style:table-column-properties fo:break-before="auto" style:column-width="32.81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96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37.13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0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6.05mm" fo:break-before="auto" style:use-optimal-row-height="true"/>
    </style:style>
    <style:style style:name="ro8" style:family="table-row">
      <style:table-row-properties style:row-height="8.29mm" fo:break-before="auto" style:use-optimal-row-height="fals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5.4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z</text:p>
          </table:table-cell>
          <table:table-cell office:value-type="string" calcext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Triplet</text:p>
          </table:table-cell>
          <table:table-cell office:value-type="float" office:value="-77.7136590318" calcext:value-type="float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 calcext:value-type="float">
            <text:p>-0.2521896887</text:p>
          </table:table-cell>
          <table:table-cell table:style-name="ce1" table:formula="of:=[.B8]*h2ev" office:value-type="float" office:value="-6.86243058615101" calcext:value-type="float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 calcext:value-type="float">
            <text:p>-0.334093246</text:p>
          </table:table-cell>
          <table:table-cell table:formula="of:=[.B11]*h2ev" office:value-type="float" office:value="-9.09113977575933" calcext:value-type="float">
            <text:p>-9.0911397758</text:p>
          </table:table-cell>
          <table:table-cell office:value-type="string" calcext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Pseudo C2H4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Optimised for CH3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10</text:p>
          </table:table-cell>
          <table:table-cell office:value-type="string" calcext:value-type="string">
            <text:p>Singlet</text:p>
          </table:table-cell>
          <table:table-cell office:value-type="float" office:value="-0.9975797855" calcext:value-type="float">
            <text:p>-0.9975797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iplet 1 b2g (same as ref)</text:p>
          </table:table-cell>
          <table:table-cell office:value-type="float" office:value="-0.6589735134" calcext:value-type="float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 calcext:value-type="float">
            <text:p>-0.3386062721</text:p>
          </table:table-cell>
          <table:table-cell table:style-name="ce1" table:formula="of:=[.C19]*h2ev" office:value-type="float" office:value="-9.21394546422472" calcext:value-type="float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4823197749" calcext:value-type="float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 calcext:value-type="float">
            <text:p>-0.5152600106</text:p>
          </table:table-cell>
          <table:table-cell table:formula="of:=[.C22]*h2ev" office:value-type="float" office:value="-14.0209382659107" calcext:value-type="float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6954923525" calcext:value-type="float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05877158" calcext:value-type="float">
            <text:p>-0.4058771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15.9954804244</text:p>
          </table:table-cell>
          <table:table-cell/>
          <table:table-cell table:style-name="ce1" table:formula="of:=[.C25]-[.C27]" office:value-type="float" office:value="-0.2896151945" calcext:value-type="float">
            <text:p>-0.2896151945</text:p>
          </table:table-cell>
          <table:table-cell table:style-name="ce1" table:formula="of:=[.C28]*h2ev" office:value-type="float" office:value="-7.88083041458179" calcext:value-type="float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148985933" calcext:value-type="float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 calcext:value-type="float">
            <text:p>-0.3805937592</text:p>
          </table:table-cell>
          <table:table-cell table:formula="of:=[.C31]*h2ev" office:value-type="float" office:value="-10.3564831198916" calcext:value-type="float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0.7096856829" calcext:value-type="float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418298555" calcext:value-type="float">
            <text:p>-0.4182985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 4.33508275132</text:p>
          </table:table-cell>
          <table:table-cell/>
          <table:table-cell table:style-name="ce1" table:formula="of:=[.C35]-[.C37]" office:value-type="float" office:value="-0.2913871279" calcext:value-type="float">
            <text:p>-0.2913871279</text:p>
          </table:table-cell>
          <table:table-cell table:style-name="ce1" table:formula="of:=[.C38]*h2ev" office:value-type="float" office:value="-7.92904717563758" calcext:value-type="float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3296973943" calcext:value-type="float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 calcext:value-type="float">
            <text:p>-0.3799882886</text:p>
          </table:table-cell>
          <table:table-cell table:formula="of:=[.C41]*h2ev" office:value-type="float" office:value="-10.3400074265916" calcext:value-type="float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9" calcext:value-type="float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0236815742" calcext:value-type="float">
            <text:p>-1.02368157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2882455" calcext:value-type="float">
            <text:p>-0.70528824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47]-[.C49]" office:value-type="float" office:value="-0.3183933287" calcext:value-type="float">
            <text:p>-0.3183933287</text:p>
          </table:table-cell>
          <table:table-cell table:style-name="ce1" table:formula="of:=[.C50]*h2ev" office:value-type="float" office:value="-8.66392328949059" calcext:value-type="float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 calcext:value-type="float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092421762" calcext:value-type="float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 calcext:value-type="float">
            <text:p>-0.514439398</text:p>
          </table:table-cell>
          <table:table-cell table:formula="of:=[.C53]*h2ev" office:value-type="float" office:value="-13.9986082609265" calcext:value-type="float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593" calcext:value-type="float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3415840772" calcext:value-type="float">
            <text:p>-1.13415840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9151215161" calcext:value-type="float">
            <text:p>-0.79151215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57]-[.C59]" office:value-type="float" office:value="-0.34264625611" calcext:value-type="float">
            <text:p>-0.3426462561</text:p>
          </table:table-cell>
          <table:table-cell table:style-name="ce1" table:formula="of:=[.C60]*h2ev" office:value-type="float" office:value="-9.32387902249469" calcext:value-type="float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641480912" calcext:value-type="float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 calcext:value-type="float">
            <text:p>-0.5700103165</text:p>
          </table:table-cell>
          <table:table-cell table:formula="of:=[.C63]*h2ev" office:value-type="float" office:value="-15.5107698917924" calcext:value-type="float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74" calcext:value-type="float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6309489795" calcext:value-type="float">
            <text:p>-1.1630948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1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1578004022" calcext:value-type="float">
            <text:p>-0.81578004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67]-[.C69]" office:value-type="float" office:value="-0.34731485773" calcext:value-type="float">
            <text:p>-0.3473148577</text:p>
          </table:table-cell>
          <table:table-cell table:style-name="ce1" table:formula="of:=[.C70]*h2ev" office:value-type="float" office:value="-9.45091813625383" calcext:value-type="float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 calcext:value-type="float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790146672" calcext:value-type="float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 calcext:value-type="float">
            <text:p>-0.5840802308</text:p>
          </table:table-cell>
          <table:table-cell table:formula="of:=[.C73]*h2ev" office:value-type="float" office:value="-15.893631737787" calcext:value-type="float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1.18011113251" calcext:value-type="float">
            <text:p>-1.1801111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Exp 20.0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3021383429" calcext:value-type="float">
            <text:p>-0.830213834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eff</text:p>
          </table:table-cell>
          <table:table-cell/>
          <table:table-cell table:style-name="ce1" table:formula="of:=[.C77]-[.C79]" office:value-type="float" office:value="-0.34989729822" calcext:value-type="float">
            <text:p>-0.3498972982</text:p>
          </table:table-cell>
          <table:table-cell table:style-name="ce1" table:formula="of:=[.C80]*h2ev" office:value-type="float" office:value="-9.52118991737559" calcext:value-type="float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 calcext:value-type="float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tion</text:p>
          </table:table-cell>
          <table:table-cell office:value-type="float" office:value="-0.5878043286" calcext:value-type="float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 calcext:value-type="float">
            <text:p>-0.5923068039</text:p>
          </table:table-cell>
          <table:table-cell table:formula="of:=[.C83]*h2ev" office:value-type="float" office:value="-16.1174881831611" calcext:value-type="float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 calcext:value-type="string">
            <text:p>Minimised for singlet-triple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98" calcext:value-type="float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nglet</text:p>
          </table:table-cell>
          <table:table-cell office:value-type="float" office:value="-2.96032191689" calcext:value-type="float">
            <text:p>-2.9603219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23659871631" calcext:value-type="float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/>
          <table:table-cell table:style-name="ce1" table:formula="of:=[.C87]-[.C89]" office:value-type="float" office:value="-0.72372320058" calcext:value-type="float">
            <text:p>-0.7237232006</text:p>
          </table:table-cell>
          <table:table-cell table:style-name="ce1" table:formula="of:=[.C90]*h2ev" office:value-type="float" office:value="-19.693510282553" calcext:value-type="float">
            <text:p>-19.693510282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 calcext:value-type="float">
            <text:p>-3.712481235</text:p>
          </table:table-cell>
          <table:table-cell office:value-type="string" calcext:value-type="string">
            <text:p>cation</text:p>
          </table:table-cell>
          <table:table-cell office:value-type="float" office:value="-1.4924421205" calcext:value-type="float">
            <text:p>-1.49244212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87]-[.C92]" office:value-type="float" office:value="-1.46787979639" calcext:value-type="float">
            <text:p>-1.4678797964</text:p>
          </table:table-cell>
          <table:table-cell table:formula="of:=[.C93]*h2ev" office:value-type="float" office:value="-39.94304153935" calcext:value-type="float">
            <text:p>-39.9430415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583" calcext:value-type="float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5507296705" calcext:value-type="float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7316229929" calcext:value-type="float">
            <text:p>-1.57316229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98]-[.C100]" office:value-type="float" office:value="-0.48191066776" calcext:value-type="float">
            <text:p>-0.4819106678</text:p>
          </table:table-cell>
          <table:table-cell table:style-name="ce1" table:formula="of:=[.C101]*h2ev" office:value-type="float" office:value="-13.1134564750691" calcext:value-type="float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459088495" calcext:value-type="float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 calcext:value-type="float">
            <text:p>-3.7590565349</text:p>
          </table:table-cell>
          <table:table-cell/>
          <table:table-cell table:formula="of:=[.C98]-[.C103]" office:value-type="float" office:value="-1.00916411755" calcext:value-type="float">
            <text:p>-1.0091641176</text:p>
          </table:table-cell>
          <table:table-cell table:formula="of:=[.C104]*h2ev" office:value-type="float" office:value="-27.4607528262563" calcext:value-type="float">
            <text:p>-27.4607528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0.547" calcext:value-type="float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n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1.53540286836" calcext:value-type="float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7138666296" calcext:value-type="float">
            <text:p>-1.1713866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10]-[.C112]" office:value-type="float" office:value="-0.3640162054" calcext:value-type="float">
            <text:p>-0.3640162054</text:p>
          </table:table-cell>
          <table:table-cell table:style-name="ce1" table:formula="of:=[.C113]*h2ev" office:value-type="float" office:value="-9.90538492937038" calcext:value-type="float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851767354" calcext:value-type="float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 calcext:value-type="float">
            <text:p>-3.8431985404</text:p>
          </table:table-cell>
          <table:table-cell/>
          <table:table-cell table:formula="of:=[.C110]-[.C115]" office:value-type="float" office:value="-0.75022613296" calcext:value-type="float">
            <text:p>-0.750226133</text:p>
          </table:table-cell>
          <table:table-cell table:formula="of:=[.C486]*h2ev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7.852" calcext:value-type="float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mised for singlet-triplet</text:p>
          </table:table-cell>
          <table:table-cell office:value-type="string" calcext:value-type="string">
            <text:p>Singlet</text:p>
          </table:table-cell>
          <table:table-cell office:value-type="float" office:value="-2.04696451038" calcext:value-type="float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8239655569" calcext:value-type="float">
            <text:p>-1.48239655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24]-[.C126]" office:value-type="float" office:value="-0.56456795469" calcext:value-type="float">
            <text:p>-0.5645679547</text:p>
          </table:table-cell>
          <table:table-cell table:style-name="ce1" table:formula="of:=[.C127]*h2ev" office:value-type="float" office:value="-15.3626756914482" calcext:value-type="float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0265837326" calcext:value-type="float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24]-[.C129]" office:value-type="float" office:value="-1.02038077778" calcext:value-type="float">
            <text:p>-1.0203807778</text:p>
          </table:table-cell>
          <table:table-cell table:formula="of:=[.C130]*h2ev" office:value-type="float" office:value="-27.7659736805806" calcext:value-type="float">
            <text:p>-27.7659736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5.097" calcext:value-type="float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15344495" calcext:value-type="float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2.0365399377" calcext:value-type="float">
            <text:p>-2.03653993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40]-[.C142]" office:value-type="float" office:value="-0.5788045573" calcext:value-type="float">
            <text:p>-0.5788045573</text:p>
          </table:table-cell>
          <table:table-cell table:style-name="ce1" table:formula="of:=[.C143]*h2ev" office:value-type="float" office:value="-15.7500733590426" calcext:value-type="float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 calcext:value-type="float">
            <text:p>0.14927510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300354691" calcext:value-type="float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 calcext:value-type="float">
            <text:p>-3.326</text:p>
          </table:table-cell>
          <table:table-cell/>
          <table:table-cell table:formula="of:=[.C140]-[.C145]" office:value-type="float" office:value="-1.2853090259" calcext:value-type="float">
            <text:p>-1.2853090259</text:p>
          </table:table-cell>
          <table:table-cell table:formula="of:=[.C146]*h2ev" office:value-type="float" office:value="-34.9750381050854" calcext:value-type="float">
            <text:p>-34.975038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 calcext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34.273" calcext:value-type="float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55525772308" calcext:value-type="float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9906897684" calcext:value-type="float">
            <text:p>-1.99068976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56]-[.C158]" office:value-type="float" office:value="-0.56456795468" calcext:value-type="float">
            <text:p>-0.5645679547</text:p>
          </table:table-cell>
          <table:table-cell table:style-name="ce1" table:formula="of:=[.C159]*h2ev" office:value-type="float" office:value="-15.3626756911761" calcext:value-type="float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 calcext:value-type="float">
            <text:p>0.155551518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1.3002762768" calcext:value-type="float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 calcext:value-type="float">
            <text:p>-3.8813989371</text:p>
          </table:table-cell>
          <table:table-cell/>
          <table:table-cell table:formula="of:=[.C156]-[.C161]" office:value-type="float" office:value="-1.25498144628" calcext:value-type="float">
            <text:p>-1.2549814463</text:p>
          </table:table-cell>
          <table:table-cell table:formula="of:=[.C162]*h2ev" office:value-type="float" office:value="-34.1497826750912" calcext:value-type="float">
            <text:p>-34.1497826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nhn check c2h4 new reference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372" calcext:value-type="float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4220232911" calcext:value-type="float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2067232911" calcext:value-type="float">
            <text:p>-0.7206723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72]-[.C174]" office:value-type="float" office:value="-0.32153" calcext:value-type="float">
            <text:p>-0.32153</text:p>
          </table:table-cell>
          <table:table-cell table:style-name="ce1" table:formula="of:=[.C175]*h2ev" office:value-type="float" office:value="-8.749276458285" calcext:value-type="float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 calcext:value-type="float">
            <text:p>0.319482866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169905159" calcext:value-type="float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 calcext:value-type="float">
            <text:p>-3.2749711937</text:p>
          </table:table-cell>
          <table:table-cell/>
          <table:table-cell table:formula="of:=[.C172]-[.C177]" office:value-type="float" office:value="-0.52521181321" calcext:value-type="float">
            <text:p>-0.5252118132</text:p>
          </table:table-cell>
          <table:table-cell table:formula="of:=[.C178]*h2ev" office:value-type="float" office:value="-14.2917405931995" calcext:value-type="float">
            <text:p>-14.2917405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 calcext:value-type="float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185" calcext:value-type="float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447281056" calcext:value-type="float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12575105603" calcext:value-type="float">
            <text:p>-1.1257510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188]-[.C190]" office:value-type="float" office:value="-0.32152999997" calcext:value-type="float">
            <text:p>-0.32153</text:p>
          </table:table-cell>
          <table:table-cell table:style-name="ce1" table:formula="of:=[.C191]*h2ev" office:value-type="float" office:value="-8.74927645746866" calcext:value-type="float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479991004" calcext:value-type="float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 calcext:value-type="float">
            <text:p>-3.26796</text:p>
          </table:table-cell>
          <table:table-cell/>
          <table:table-cell table:formula="of:=[.C188]-[.C193]" office:value-type="float" office:value="-0.6992819556" calcext:value-type="float">
            <text:p>-0.6992819556</text:p>
          </table:table-cell>
          <table:table-cell table:formula="of:=[.C194]*h2ev" office:value-type="float" office:value="-19.0284301677435" calcext:value-type="float">
            <text:p>-19.028430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 calcext:value-type="float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opt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8.494" calcext:value-type="float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9071357254" calcext:value-type="float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6918357252" calcext:value-type="float">
            <text:p>-1.06918357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02]-[.C204]" office:value-type="float" office:value="-0.32153000002" calcext:value-type="float">
            <text:p>-0.32153</text:p>
          </table:table-cell>
          <table:table-cell table:style-name="ce1" table:formula="of:=[.C205]*h2ev" office:value-type="float" office:value="-8.74927645882923" calcext:value-type="float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7166655513" calcext:value-type="float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02]-[.C207]" office:value-type="float" office:value="-0.67404802124" calcext:value-type="float">
            <text:p>-0.6740480212</text:p>
          </table:table-cell>
          <table:table-cell table:formula="of:=[.C208]*h2ev" office:value-type="float" office:value="-18.3417798774258" calcext:value-type="float">
            <text:p>-18.34177987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 calcext:value-type="float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4.084" calcext:value-type="float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02328852821" calcext:value-type="float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70500479976" calcext:value-type="float">
            <text:p>-0.70500479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16]-[.C218]" office:value-type="float" office:value="-0.31828372845" calcext:value-type="float">
            <text:p>-0.3182837285</text:p>
          </table:table-cell>
          <table:table-cell table:style-name="ce1" table:formula="of:=[.C219]*h2ev" office:value-type="float" office:value="-8.66094091494654" calcext:value-type="float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5090472202" calcext:value-type="float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16]-[.C221]" office:value-type="float" office:value="-0.51424130801" calcext:value-type="float">
            <text:p>-0.514241308</text:p>
          </table:table-cell>
          <table:table-cell table:formula="of:=[.C222]*h2ev" office:value-type="float" office:value="-13.993217958043" calcext:value-type="float">
            <text:p>-13.993217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 calcext:value-type="float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3.473" calcext:value-type="float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8236658571" calcext:value-type="float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000519906" calcext:value-type="float">
            <text:p>-0.68000519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30]-[.C232]" office:value-type="float" office:value="-0.30236138665" calcext:value-type="float">
            <text:p>-0.3023613867</text:p>
          </table:table-cell>
          <table:table-cell table:style-name="ce1" table:formula="of:=[.C233]*h2ev" office:value-type="float" office:value="-8.22767195008632" calcext:value-type="float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909385139" calcext:value-type="float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30]-[.C235]" office:value-type="float" office:value="-0.49142807181" calcext:value-type="float">
            <text:p>-0.4914280718</text:p>
          </table:table-cell>
          <table:table-cell table:formula="of:=[.C236]*h2ev" office:value-type="float" office:value="-13.3724382161155" calcext:value-type="float">
            <text:p>-13.372438216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 calcext:value-type="float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inimised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2.937" calcext:value-type="float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95644996731" calcext:value-type="float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68106379853" calcext:value-type="float">
            <text:p>-0.68106379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44]-[.C246]" office:value-type="float" office:value="-0.27538616878" calcext:value-type="float">
            <text:p>-0.2753861688</text:p>
          </table:table-cell>
          <table:table-cell table:style-name="ce1" table:formula="of:=[.C247]*h2ev" office:value-type="float" office:value="-7.49363892465448" calcext:value-type="float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4856161088" calcext:value-type="float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/>
          <table:table-cell table:formula="of:=[.C244]-[.C249]" office:value-type="float" office:value="-0.47083385851" calcext:value-type="float">
            <text:p>-0.4708338585</text:p>
          </table:table-cell>
          <table:table-cell table:formula="of:=[.C250]*h2ev" office:value-type="float" office:value="-12.8120411595342" calcext:value-type="float">
            <text:p>-12.812041159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172" calcext:value-type="float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0236946172" calcext:value-type="float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pz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88083946166" calcext:value-type="float">
            <text:p>-0.88083946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</text:p>
          </table:table-cell>
          <table:table-cell/>
          <table:table-cell table:style-name="ce1" table:formula="of:=[.C260]-[.C262]" office:value-type="float" office:value="-0.32153000006" calcext:value-type="float">
            <text:p>-0.3215300001</text:p>
          </table:table-cell>
          <table:table-cell table:style-name="ce1" table:formula="of:=[.C263]*h2ev" office:value-type="float" office:value="-8.74927645991768" calcext:value-type="float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 calcext:value-type="float">
            <text:p>0.248915515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office:value-type="string" calcext:value-type="string">
            <text:p>cation</text:p>
          </table:table-cell>
          <table:table-cell office:value-type="float" office:value="-0.6128956398" calcext:value-type="float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 calcext:value-type="float">
            <text:p>-3.3012876576</text:p>
          </table:table-cell>
          <table:table-cell/>
          <table:table-cell table:formula="of:=[.C260]-[.C265]" office:value-type="float" office:value="-0.58947382192" calcext:value-type="float">
            <text:p>-0.5894738219</text:p>
          </table:table-cell>
          <table:table-cell table:formula="of:=[.C266]*h2ev" office:value-type="float" office:value="-16.0403988209496" calcext:value-type="float">
            <text:p>-16.0403988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 calcext:value-type="float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77]-[.C279]" office:value-type="float" office:value="-0.25218968013" calcext:value-type="float">
            <text:p>-0.2521896801</text:p>
          </table:table-cell>
          <table:table-cell table:style-name="ce1" table:formula="of:=[.C280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77]-[.C282]" office:value-type="float" office:value="-0.58008353567" calcext:value-type="float">
            <text:p>-0.5800835357</text:p>
          </table:table-cell>
          <table:table-cell table:formula="of:=[.C283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 calcext:value-type="float">
            <text:p>0.0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290]-[.C292]" office:value-type="float" office:value="-0.25218967993" calcext:value-type="float">
            <text:p>-0.2521896799</text:p>
          </table:table-cell>
          <table:table-cell table:style-name="ce1" table:formula="of:=[.C293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290]-[.C295]" office:value-type="float" office:value="-0.61264747951" calcext:value-type="float">
            <text:p>-0.6126474795</text:p>
          </table:table-cell>
          <table:table-cell table:formula="of:=[.C296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9.994" calcext:value-type="float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54072229124" calcext:value-type="float">
            <text:p>-1.540722291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28853261145" calcext:value-type="float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03]-[.C305]" office:value-type="float" office:value="-0.25218967979" calcext:value-type="float">
            <text:p>-0.2521896798</text:p>
          </table:table-cell>
          <table:table-cell table:style-name="ce1" table:formula="of:=[.C306]*h2ev" office:value-type="float" office:value="-6.86243034369757" calcext:value-type="float">
            <text:p>-6.86243034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8133097067" calcext:value-type="float">
            <text:p>-0.81330970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03]-[.C308]" office:value-type="float" office:value="-0.72741258454" calcext:value-type="float">
            <text:p>-0.7274125845</text:p>
          </table:table-cell>
          <table:table-cell table:formula="of:=[.C309]*h2ev" office:value-type="float" office:value="-19.7939035280567" calcext:value-type="float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 calcext:value-type="float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254" calcext:value-type="float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2090460127" calcext:value-type="float">
            <text:p>-1.72090460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46871492146" calcext:value-type="float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16]-[.C318]" office:value-type="float" office:value="-0.25218967981" calcext:value-type="float">
            <text:p>-0.2521896798</text:p>
          </table:table-cell>
          <table:table-cell table:style-name="ce1" table:formula="of:=[.C319]*h2ev" office:value-type="float" office:value="-6.8624303442418" calcext:value-type="float">
            <text:p>-6.862430344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16]-[.C321]" office:value-type="float" office:value="-0.78790181727" calcext:value-type="float">
            <text:p>-0.7879018173</text:p>
          </table:table-cell>
          <table:table-cell table:formula="of:=[.C322]*h2ev" office:value-type="float" office:value="-21.4398992979827" calcext:value-type="float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 calcext:value-type="float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786" calcext:value-type="float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6331802757" calcext:value-type="float">
            <text:p>-1.7633180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1112834765" calcext:value-type="float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29]-[.C331]" office:value-type="float" office:value="-0.25218967992" calcext:value-type="float">
            <text:p>-0.2521896799</text:p>
          </table:table-cell>
          <table:table-cell table:style-name="ce1" table:formula="of:=[.C332]*h2ev" office:value-type="float" office:value="-6.86243034723505" calcext:value-type="float">
            <text:p>-6.86243034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33002784" calcext:value-type="float">
            <text:p>-0.9330027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29]-[.C334]" office:value-type="float" office:value="-0.83031524357" calcext:value-type="float">
            <text:p>-0.8303152436</text:p>
          </table:table-cell>
          <table:table-cell table:formula="of:=[.C335]*h2ev" office:value-type="float" office:value="-22.5940273489944" calcext:value-type="float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 calcext:value-type="float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6.862" calcext:value-type="float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9254025901" calcext:value-type="float">
            <text:p>-1.2925402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04035057908" calcext:value-type="float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44]-[.C346]" office:value-type="float" office:value="-0.25218967993" calcext:value-type="float">
            <text:p>-0.2521896799</text:p>
          </table:table-cell>
          <table:table-cell table:style-name="ce1" table:formula="of:=[.C347]*h2ev" office:value-type="float" office:value="-6.86243034750716" calcext:value-type="float">
            <text:p>-6.86243034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798927795" calcext:value-type="float">
            <text:p>-0.67989277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44]-[.C349]" office:value-type="float" office:value="-0.61264747951" calcext:value-type="float">
            <text:p>-0.6126474795</text:p>
          </table:table-cell>
          <table:table-cell table:formula="of:=[.C350]*h2ev" office:value-type="float" office:value="-16.6709861279025" calcext:value-type="float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 calcext:value-type="float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22.926" calcext:value-type="float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77569674945" calcext:value-type="float">
            <text:p>-1.77569674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1.52350706959" calcext:value-type="float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60]-[.C362]" office:value-type="float" office:value="-0.25218967986" calcext:value-type="float">
            <text:p>-0.2521896799</text:p>
          </table:table-cell>
          <table:table-cell table:style-name="ce1" table:formula="of:=[.C363]*h2ev" office:value-type="float" office:value="-6.86243034560237" calcext:value-type="float">
            <text:p>-6.862430345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9403738007" calcext:value-type="float">
            <text:p>-0.9403738007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60]-[.C365]" office:value-type="float" office:value="-0.83532294875" calcext:value-type="float">
            <text:p>-0.8353229488</text:p>
          </table:table-cell>
          <table:table-cell table:formula="of:=[.C366]*h2ev" office:value-type="float" office:value="-22.73029394011" calcext:value-type="float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 calcext:value-type="float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office:value-type="float" office:value="-15.969" calcext:value-type="float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22197363127" calcext:value-type="float">
            <text:p>-1.22197363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2g (same as ref)</text:p>
          </table:table-cell>
          <table:table-cell office:value-type="float" office:value="-0.96978395114" calcext:value-type="float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389]-[.C391]" office:value-type="float" office:value="-0.25218968013" calcext:value-type="float">
            <text:p>-0.2521896801</text:p>
          </table:table-cell>
          <table:table-cell table:style-name="ce1" table:formula="of:=[.C392]*h2ev" office:value-type="float" office:value="-6.86243035294944" calcext:value-type="float">
            <text:p>-6.862430352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6418900956" calcext:value-type="float">
            <text:p>-0.64189009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389]-[.C394]" office:value-type="float" office:value="-0.58008353567" calcext:value-type="float">
            <text:p>-0.5800835357</text:p>
          </table:table-cell>
          <table:table-cell table:formula="of:=[.C395]*h2ev" office:value-type="float" office:value="-15.7848761312358" calcext:value-type="float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 calcext:value-type="float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9.722" calcext:value-type="float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33948554875" calcext:value-type="float">
            <text:p>-2.33948554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20965341131" calcext:value-type="float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05]-[.C407]" office:value-type="float" office:value="-0.12983213744" calcext:value-type="float">
            <text:p>-0.1298321374</text:p>
          </table:table-cell>
          <table:table-cell table:style-name="ce1" table:formula="of:=[.C408]*h2ev" office:value-type="float" office:value="-3.53291221233669" calcext:value-type="float">
            <text:p>-3.53291221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2523140523" calcext:value-type="float">
            <text:p>-1.25231405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05]-[.C410]" office:value-type="float" office:value="-1.08717149645" calcext:value-type="float">
            <text:p>-1.0871714965</text:p>
          </table:table-cell>
          <table:table-cell table:formula="of:=[.C411]*h2ev" office:value-type="float" office:value="-29.5834416073413" calcext:value-type="float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 calcext:value-type="float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8.395" calcext:value-type="float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23758666375" calcext:value-type="float">
            <text:p>-2.23758666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office:value-type="float" office:value="-2.10775452643" calcext:value-type="float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18]-[.C420]" office:value-type="float" office:value="-0.12983213732" calcext:value-type="float">
            <text:p>-0.1298321373</text:p>
          </table:table-cell>
          <table:table-cell table:style-name="ce1" table:formula="of:=[.C421]*h2ev" office:value-type="float" office:value="-3.53291220907132" calcext:value-type="float">
            <text:p>-3.53291220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18]-[.C423]" office:value-type="float" office:value="-1.03805997715" calcext:value-type="float">
            <text:p>-1.0380599772</text:p>
          </table:table-cell>
          <table:table-cell table:formula="of:=[.C424]*h2ev" office:value-type="float" office:value="-28.2470491722899" calcext:value-type="float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 calcext:value-type="float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Optimised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7.31" calcext:value-type="float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15552007025" calcext:value-type="float">
            <text:p>-2.15552007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2.02568793308" calcext:value-type="float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 calcext:value-type="float">
            <text:p>0.295</text:p>
          </table:table-cell>
          <table:table-cell/>
          <table:table-cell table:style-name="ce1" table:formula="of:=[.C431]-[.C433]" office:value-type="float" office:value="-0.12983213717" calcext:value-type="float">
            <text:p>-0.1298321372</text:p>
          </table:table-cell>
          <table:table-cell table:style-name="ce1" table:formula="of:=[.C434]*h2ev" office:value-type="float" office:value="-3.53291220498961" calcext:value-type="float">
            <text:p>-3.53291220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1.1995266866" calcext:value-type="float">
            <text:p>-1.19952668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31]-[.C436]" office:value-type="float" office:value="-0.95599338365" calcext:value-type="float">
            <text:p>-0.9559933837</text:p>
          </table:table-cell>
          <table:table-cell table:formula="of:=[.C437]*h2ev" office:value-type="float" office:value="-26.0139035419562" calcext:value-type="float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 calcext:value-type="float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CH3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581" calcext:value-type="float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15134031615" calcext:value-type="float">
            <text:p>-0.15134031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02150817872" calcext:value-type="float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 calcext:value-type="float">
            <text:p>2.2351319768</text:p>
          </table:table-cell>
          <table:table-cell/>
          <table:table-cell table:style-name="ce1" table:formula="of:=[.C446]-[.C448]" office:value-type="float" office:value="-0.12983213743" calcext:value-type="float">
            <text:p>-0.1298321374</text:p>
          </table:table-cell>
          <table:table-cell table:style-name="ce1" table:formula="of:=[.C449]*h2ev" office:value-type="float" office:value="-3.53291221206457" calcext:value-type="float">
            <text:p>-3.532912212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 calcext:value-type="float">
            <text:p>-3.26796</text:p>
          </table:table-cell>
          <table:table-cell office:value-type="string" calcext:value-type="string">
            <text:p>cation</text:p>
          </table:table-cell>
          <table:table-cell office:value-type="float" office:value="-0.0597398359" calcext:value-type="float">
            <text:p>-0.05973983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46]-[.C451]" office:value-type="float" office:value="-0.09160048025" calcext:value-type="float">
            <text:p>-0.0916004803</text:p>
          </table:table-cell>
          <table:table-cell table:formula="of:=[.C452]*h2ev" office:value-type="float" office:value="-2.49257588846741" calcext:value-type="float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 calcext:value-type="float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1.598" calcext:value-type="float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05339248703" calcext:value-type="float">
            <text:p>-0.05339248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0.07643965032" calcext:value-type="float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 calcext:value-type="float">
            <text:p>0.9362462896</text:p>
          </table:table-cell>
          <table:table-cell/>
          <table:table-cell table:style-name="ce1" table:formula="of:=[.C459]-[.C461]" office:value-type="float" office:value="-0.12983213735" calcext:value-type="float">
            <text:p>-0.1298321374</text:p>
          </table:table-cell>
          <table:table-cell table:style-name="ce1" table:formula="of:=[.C462]*h2ev" office:value-type="float" office:value="-3.53291220988766" calcext:value-type="float">
            <text:p>-3.532912209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 calcext:value-type="float">
            <text:p>-4.9292124474</text:p>
          </table:table-cell>
          <table:table-cell office:value-type="string" calcext:value-type="string">
            <text:p>cation</text:p>
          </table:table-cell>
          <table:table-cell office:value-type="float" office:value="0.0046649812" calcext:value-type="float">
            <text:p>0.00466498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59]-[.C464]" office:value-type="float" office:value="-0.05805746823" calcext:value-type="float">
            <text:p>-0.0580574682</text:p>
          </table:table-cell>
          <table:table-cell table:formula="of:=[.C465]*h2ev" office:value-type="float" office:value="-1.57982409110306" calcext:value-type="float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 calcext:value-type="float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 opt for b1u, pz for s-t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b1u orbital eV</text:p>
          </table:table-cell>
          <table:table-cell table:style-name="ce12" office:value-type="float" office:value="-2.183" calcext:value-type="float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1269727285" calcext:value-type="float">
            <text:p>-1.12697272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plet 1 b3g</text:p>
          </table:table-cell>
          <table:table-cell table:style-name="ce12" office:value-type="float" office:value="-0.7768118794" calcext:value-type="float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 calcext:value-type="float">
            <text:p>2.6235241897</text:p>
          </table:table-cell>
          <table:table-cell/>
          <table:table-cell table:style-name="ce1" table:formula="of:=[.C472]-[.C474]" office:value-type="float" office:value="-0.3501608491" calcext:value-type="float">
            <text:p>-0.3501608491</text:p>
          </table:table-cell>
          <table:table-cell table:style-name="ce1" table:formula="of:=[.C475]*h2ev" office:value-type="float" office:value="-9.52836150170658" calcext:value-type="float">
            <text:p>-9.52836150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 calcext:value-type="float">
            <text:p>-12.7420186537</text:p>
          </table:table-cell>
          <table:table-cell office:value-type="string" calcext:value-type="string">
            <text:p>cation</text:p>
          </table:table-cell>
          <table:table-cell office:value-type="float" office:value="-0.5585143526" calcext:value-type="float">
            <text:p>-0.55851435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[.C472]-[.C477]" office:value-type="float" office:value="-0.5684583759" calcext:value-type="float">
            <text:p>-0.5684583759</text:p>
          </table:table-cell>
          <table:table-cell table:style-name="ce13" table:formula="of:=[.C478]*h2ev" office:value-type="float" office:value="-15.4685394388604" calcext:value-type="float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2.633" calcext:value-type="float">
            <text:p>-22.63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3.859" calcext:value-type="float">
            <text:p>-13.85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table:number-columns-repeated="2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24" calcext:value-type="float">
            <text:p>-10.2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26" calcext:value-type="float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814386987" calcext:value-type="float">
            <text:p>-1.814386987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0667427277" calcext:value-type="float">
            <text:p>-1.0667427277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table:number-columns-repeated="3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25190093" calcext:value-type="float">
            <text:p>-0.7125190093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161245218" calcext:value-type="float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7329023479" calcext:value-type="float">
            <text:p>-1.7329023479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8540988431" calcext:value-type="float">
            <text:p>-0.854098843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4434131977" calcext:value-type="float">
            <text:p>-0.4434131977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0.4451506662" calcext:value-type="float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 calcext:value-type="float">
            <text:p>-0.0814846391</text:p>
          </table:table-cell>
          <table:table-cell table:style-name="ce11" table:formula="of:=[.C490]*h2ev" office:value-type="float" office:value="-2.21730984539383" calcext:value-type="float">
            <text:p>-2.217309845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 calcext:value-type="float">
            <text:p>0</text:p>
          </table:table-cell>
          <table:table-cell table:style-name="ce11" table:formula="of:=[.H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 calcext:value-type="float">
            <text:p>-0.2126438846</text:p>
          </table:table-cell>
          <table:table-cell table:style-name="ce11" table:formula="of:=[.M490]*h2ev" office:value-type="float" office:value="-5.78633450542423" calcext:value-type="float">
            <text:p>-5.7863345054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 calcext:value-type="float">
            <text:p>0</text:p>
          </table:table-cell>
          <table:table-cell table:style-name="ce11" table:formula="of:=[.R490]*h2ev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 calcext:value-type="float">
            <text:p>-0.2691058116</text:p>
          </table:table-cell>
          <table:table-cell table:style-name="ce11" table:formula="of:=[.W490]*h2ev" office:value-type="float" office:value="-7.32274171063216" calcext:value-type="float">
            <text:p>-7.3227417106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 calcext:value-type="float">
            <text:p>-0.2709738556</text:p>
          </table:table-cell>
          <table:table-cell table:style-name="ce11" table:formula="of:=[.AB490]*h2ev" office:value-type="float" office:value="-7.37357377417908" calcext:value-type="float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885609563" calcext:value-type="float">
            <text:p>-0.9885609563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5651393399" calcext:value-type="float">
            <text:p>-0.5651393399</text:p>
          </table:table-cell>
          <table:table-cell table:style-name="Default" table:number-columns-repeated="2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table:number-columns-repeated="3"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77973684" calcext:value-type="float">
            <text:p>-0.3377973684</text:p>
          </table:table-cell>
          <table:table-cell table:style-name="Default"/>
          <table:table-cell/>
          <table:table-cell table:style-name="Default" office:value-type="float" office:value="-3.37007587816" calcext:value-type="float">
            <text:p>-3.3700758782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3380009767" calcext:value-type="float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C488]-[.C491]" office:value-type="float" office:value="-0.8258260307" calcext:value-type="float">
            <text:p>-0.8258260307</text:p>
          </table:table-cell>
          <table:table-cell table:style-name="Default" table:formula="of:=[.C492]*h2ev" office:value-type="float" office:value="-22.4718696514865" calcext:value-type="float">
            <text:p>-22.471869651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H488]-[.H491]" office:value-type="float" office:value="0" calcext:value-type="float">
            <text:p>0</text:p>
          </table:table-cell>
          <table:table-cell table:style-name="Default" table:formula="of:=[.H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M488]-[.M491]" office:value-type="float" office:value="-0.5016033878" calcext:value-type="float">
            <text:p>-0.5016033878</text:p>
          </table:table-cell>
          <table:table-cell table:style-name="Default" table:formula="of:=[.M492]*h2ev" office:value-type="float" office:value="-13.6493226519284" calcext:value-type="float">
            <text:p>-13.6493226519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R488]-[.R491]" office:value-type="float" office:value="0" calcext:value-type="float">
            <text:p>0</text:p>
          </table:table-cell>
          <table:table-cell table:style-name="Default" table:formula="of:=[.R492]*h2ev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W488]-[.W491]" office:value-type="float" office:value="-0.3747216409" calcext:value-type="float">
            <text:p>-0.3747216409</text:p>
          </table:table-cell>
          <table:table-cell table:style-name="Default" table:formula="of:=[.W492]*h2ev" office:value-type="float" office:value="-10.1966946510008" calcext:value-type="float">
            <text:p>-10.196694651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table:formula="of:=[.AB488]-[.AB491]" office:value-type="float" office:value="-0.3781235451" calcext:value-type="float">
            <text:p>-0.3781235451</text:p>
          </table:table-cell>
          <table:table-cell table:style-name="Default" table:formula="of:=[.AB492]*h2ev" office:value-type="float" office:value="-10.2892651742192" calcext:value-type="float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table:number-columns-repeated="4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3"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 calcext:value-type="string">
            <text:p>Unoptimised</text:p>
          </table:table-cell>
          <table:table-cell table:style-name="Default" office:value-type="string" calcext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0.631" calcext:value-type="float">
            <text:p>-20.6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21.539" calcext:value-type="float">
            <text:p>-21.539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1.63" calcext:value-type="float">
            <text:p>-11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7.63" calcext:value-type="float">
            <text:p>-7.63</text:p>
          </table:table-cell>
          <table:table-cell table:style-name="Default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198" calcext:value-type="float">
            <text:p>-8.19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8.299" calcext:value-type="float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6753671396" calcext:value-type="float">
            <text:p>-1.6753671396</text:p>
          </table:table-cell>
          <table:table-cell table:style-name="Default"/>
          <table:table-cell/>
          <table:table-cell table:style-name="Default" office:value-type="float" office:value="0.5516524" calcext:value-type="float">
            <text:p>0.55165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53927139" calcext:value-type="float">
            <text:p>-1.7453927139</text:p>
          </table:table-cell>
          <table:table-cell table:style-name="Default" table:number-columns-repeated="2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46478071" calcext:value-type="float">
            <text:p>-0.9046478071</text:p>
          </table:table-cell>
          <table:table-cell table:style-name="Default" table:number-columns-repeated="2"/>
          <table:table-cell table:style-name="ce15" office:value-type="float" office:value="2.77208409243" calcext:value-type="float">
            <text:p>2.772084092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312556708" calcext:value-type="float">
            <text:p>-0.5312556708</text:p>
          </table:table-cell>
          <table:table-cell table:style-name="Default" table:number-columns-repeated="2"/>
          <table:table-cell table:style-name="ce15" office:value-type="float" office:value="6.17324001968" calcext:value-type="float">
            <text:p>6.1732400197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00319127" calcext:value-type="float">
            <text:p>-0.5600319127</text:p>
          </table:table-cell>
          <table:table-cell table:style-name="Default"/>
          <table:table-cell/>
          <table:table-cell table:style-name="Default" office:value-type="float" office:value="10.381044" calcext:value-type="float">
            <text:p>10.381044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5649346486" calcext:value-type="float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office:value-type="string" calcext:value-type="string">
            <text:p>Triplet 1 b3g (same as ref)</text:p>
          </table:table-cell>
          <table:table-cell table:style-name="Default" office:value-type="float" office:value="-1.6365634212" calcext:value-type="float">
            <text:p>-1.6365634212</text:p>
          </table:table-cell>
          <table:table-cell table:style-name="Default"/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1.7105079613" calcext:value-type="float">
            <text:p>-1.7105079613</text:p>
          </table:table-cell>
          <table:table-cell table:style-name="Default" table:number-columns-repeated="2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7330984802" calcext:value-type="float">
            <text:p>-0.73309848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17624673" calcext:value-type="float">
            <text:p>-0.317624673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294492921" calcext:value-type="float">
            <text:p>-0.3294492921</text:p>
          </table:table-cell>
          <table:table-cell table:style-name="Default"/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332356392" calcext:value-type="float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 calcext:value-type="float">
            <text:p>-0.0388037184</text:p>
          </table:table-cell>
          <table:table-cell table:style-name="ce11" table:formula="of:=[.C498]*h2ev" office:value-type="float" office:value="-1.05590290141213" calcext:value-type="float">
            <text:p>-1.055902901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 calcext:value-type="float">
            <text:p>-0.0348847526</text:p>
          </table:table-cell>
          <table:table-cell table:style-name="ce11" table:formula="of:=[.H498]*h2ev" office:value-type="float" office:value="-0.949262416185975" calcext:value-type="float">
            <text:p>-0.9492624162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 calcext:value-type="float">
            <text:p>-0.1715493269</text:p>
          </table:table-cell>
          <table:table-cell table:style-name="ce11" table:formula="of:=[.M498]*h2ev" office:value-type="float" office:value="-4.66809469499209" calcext:value-type="float">
            <text:p>-4.668094695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 calcext:value-type="float">
            <text:p>-0.2136309978</text:p>
          </table:table-cell>
          <table:table-cell table:style-name="ce11" table:formula="of:=[.R498]*h2ev" office:value-type="float" office:value="-5.81319522225445" calcext:value-type="float">
            <text:p>-5.8131952223</text:p>
          </table:table-cell>
          <table:table-cell table:style-name="Default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 calcext:value-type="float">
            <text:p>-0.2305826206</text:p>
          </table:table-cell>
          <table:table-cell table:style-name="ce11" table:formula="of:=[.W498]*h2ev" office:value-type="float" office:value="-6.27447234816422" calcext:value-type="float">
            <text:p>-6.2744723482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 calcext:value-type="float">
            <text:p>-0.2325782566</text:p>
          </table:table-cell>
          <table:table-cell table:style-name="ce11" table:formula="of:=[.AB498]*h2ev" office:value-type="float" office:value="-6.32877636668226" calcext:value-type="float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228890989" calcext:value-type="float">
            <text:p>-0.9228890989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9592955958" calcext:value-type="float">
            <text:p>-0.959295595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856527728" calcext:value-type="float">
            <text:p>-0.4856527728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536210475" calcext:value-type="float">
            <text:p>-0.2536210475</text:p>
          </table:table-cell>
          <table:table-cell table:style-name="Default" table:number-columns-repeated="2"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03278434" calcext:value-type="float">
            <text:p>-0.2603278434</text:p>
          </table:table-cell>
          <table:table-cell table:style-name="Default"/>
          <table:table-cell/>
          <table:table-cell table:style-name="Default" office:value-type="float" office:value="-3.57756053614" calcext:value-type="float">
            <text:p>-3.5775605361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2612685066" calcext:value-type="float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C496]-[.C499]" office:value-type="float" office:value="-0.7524780407" calcext:value-type="float">
            <text:p>-0.7524780407</text:p>
          </table:table-cell>
          <table:table-cell table:style-name="Default" table:formula="of:=[.C500]*h2ev" office:value-type="float" office:value="-20.4759692932944" calcext:value-type="float">
            <text:p>-20.475969293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H496]-[.H499]" office:value-type="float" office:value="-0.7860971181" calcext:value-type="float">
            <text:p>-0.7860971181</text:p>
          </table:table-cell>
          <table:table-cell table:style-name="Default" table:formula="of:=[.H500]*h2ev" office:value-type="float" office:value="-21.390790934961" calcext:value-type="float">
            <text:p>-21.39079093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M496]-[.M499]" office:value-type="float" office:value="-0.4189950343" calcext:value-type="float">
            <text:p>-0.4189950343</text:p>
          </table:table-cell>
          <table:table-cell table:style-name="Default" table:formula="of:=[.M500]*h2ev" office:value-type="float" office:value="-11.401434981928" calcext:value-type="float">
            <text:p>-11.4014349819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R496]-[.R499]" office:value-type="float" office:value="-0.2776346233" calcext:value-type="float">
            <text:p>-0.2776346233</text:p>
          </table:table-cell>
          <table:table-cell table:style-name="Default" table:formula="of:=[.R500]*h2ev" office:value-type="float" office:value="-7.55482248512896" calcext:value-type="float">
            <text:p>-7.5548224851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W496]-[.W499]" office:value-type="float" office:value="-0.2997040693" calcext:value-type="float">
            <text:p>-0.2997040693</text:p>
          </table:table-cell>
          <table:table-cell table:style-name="Default" table:formula="of:=[.W500]*h2ev" office:value-type="float" office:value="-8.15536266593695" calcext:value-type="float">
            <text:p>-8.155362665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table:formula="of:=[.AB496]-[.AB499]" office:value-type="float" office:value="-0.303666142" calcext:value-type="float">
            <text:p>-0.303666142</text:p>
          </table:table-cell>
          <table:table-cell table:style-name="Default" table:formula="of:=[.AB500]*h2ev" office:value-type="float" office:value="-8.2631761495936" calcext:value-type="float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 calcext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301" calcext:value-type="float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129441757" calcext:value-type="float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753676264" calcext:value-type="float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 calcext:value-type="float">
            <text:p>-0.1375765493</text:p>
          </table:table-cell>
          <table:table-cell table:style-name="ce11" table:formula="of:=[.M506]*h2ev" office:value-type="float" office:value="-3.74364838118551" calcext:value-type="float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 calcext:value-type="float">
            <text:p>-3.839733638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435734362" calcext:value-type="float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table:formula="of:=[.M504]-[.M507]" office:value-type="float" office:value="-0.3693707395" calcext:value-type="float">
            <text:p>-0.3693707395</text:p>
          </table:table-cell>
          <table:table-cell table:style-name="Default" table:formula="of:=[.M508]*h2ev" office:value-type="float" office:value="-10.0510892155838" calcext:value-type="float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 calcext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s coeff, exp</text:p>
          </table:table-cell>
          <table:table-cell table:style-name="Default"/>
          <table:table-cell table:style-name="Default" office:value-type="string" calcext:value-type="string">
            <text:p>b1u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71" calcext:value-type="float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Triplet 1 b3g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 calcext:value-type="float">
            <text:p>-0.1298321374</text:p>
          </table:table-cell>
          <table:table-cell table:style-name="ce11" table:formula="of:=[.M514]*h2ev" office:value-type="float" office:value="-3.53291221124823" calcext:value-type="float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M512]-[.M515]" office:value-type="float" office:value="-0.36037650891" calcext:value-type="float">
            <text:p>-0.3603765089</text:p>
          </table:table-cell>
          <table:table-cell table:style-name="Default" table:formula="of:=[.M516]*h2ev" office:value-type="float" office:value="-9.80634374871769" calcext:value-type="float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C2H4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1 a" orbital eV</text:p>
          </table:table-cell>
          <table:table-cell office:value-type="float" office:value="-10.363" calcext:value-type="float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 calcext:value-type="float">
            <text:p>0.1298337073</text:p>
          </table:table-cell>
          <table:table-cell table:style-name="ce1" table:formula="of:=[.M524]*conv" office:value-type="float" office:value="3.5329549304006" calcext:value-type="float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 calcext:value-type="float">
            <text:p>0.3340924644</text:p>
          </table:table-cell>
          <table:table-cell table:formula="of:=[.M527]*conv" office:value-type="float" office:value="9.09111850734099" calcext:value-type="float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ng Results" table:style-name="ta2" table:print="false">
        <table:shapes>
          <draw:frame draw:z-index="17" draw:style-name="gr1" draw:text-style-name="P1" svg:width="130mm" svg:height="60mm" svg:x="906.47mm" svg:y="526.49mm">
            <loext:p draw:notify-on-update-of-ranges="'Ring Results'.D107:'Ring Results'.D107 'Ring Results'.D113:'Ring Results'.D11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8" draw:style-name="gr1" draw:text-style-name="P1" svg:width="130mm" svg:height="60mm" svg:x="906.04mm" svg:y="587.21mm">
            <loext:p draw:notify-on-update-of-ranges="'Ring Results'.D119:'Ring Results'.D119 'Ring Results'.D125:'Ring Results'.D125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9" draw:style-name="gr1" draw:text-style-name="P1" svg:width="130mm" svg:height="60mm" svg:x="907.32mm" svg:y="650.23mm">
            <loext:p draw:notify-on-update-of-ranges="'Ring Results'.D131:'Ring Results'.D131 'Ring Results'.D137:'Ring Results'.D137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4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235" calcext:value-type="float">
            <text:p>-9.235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036" calcext:value-type="float">
            <text:p>-8.036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7.24" calcext:value-type="float">
            <text:p>-7.2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77" calcext:value-type="float">
            <text:p>-7.27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7.249" calcext:value-type="float">
            <text:p>-7.24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336" calcext:value-type="float">
            <text:p>-6.33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0.5181782147" calcext:value-type="float">
            <text:p>-230.518178214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3.0506858249" calcext:value-type="float">
            <text:p>-383.05068582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5.5749982335" calcext:value-type="float">
            <text:p>-535.574998233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1.2865904622" calcext:value-type="float">
            <text:p>-611.286590462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15.2362523765" calcext:value-type="float">
            <text:p>-915.23625237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54.154876633" calcext:value-type="float">
            <text:p>-2054.1548766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3"/>
          <table:table-cell table:style-name="ce2" table:number-columns-repeated="13"/>
          <table:table-cell table:style-name="ce2">
            <draw:frame table:end-cell-address="'Ring Results'.BL20" table:end-x="7.42mm" table:end-y="3.33mm" draw:z-index="9" draw:style-name="gr1" draw:text-style-name="P1" svg:width="130.53mm" svg:height="59.2mm" svg:x="12.9mm" svg:y="3.6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0.3916217519" calcext:value-type="float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2.9319016094" calcext:value-type="float">
            <text:p>-382.931901609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5.4944753656" calcext:value-type="float">
            <text:p>-535.494475365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1.1994143705" calcext:value-type="float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5.1317996893" calcext:value-type="float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54.141005961" calcext:value-type="float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3"/>
          <table:table-cell table:style-name="ce2"/>
          <table:table-cell table:style-name="ce2">
            <draw:frame table:end-cell-address="'Ring Results'.AZ21" table:end-x="5.99mm" table:end-y="1.68mm" draw:z-index="15" draw:style-name="gr1" draw:text-style-name="P1" svg:width="130.52mm" svg:height="60.13mm" svg:x="11.48mm" svg:y="1.0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0.34mm" table:end-y="0.08mm" draw:z-index="4" draw:style-name="gr1" draw:text-style-name="P1" svg:width="130.25mm" svg:height="59.4mm" svg:x="16.09mm" svg:y="0.1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:'Ring Results'.D5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 calcext:value-type="float">
            <text:p>0.1265564628</text:p>
          </table:table-cell>
          <table:table-cell table:style-name="ce11" table:formula="of:=[.F10]*conv" office:value-type="float" office:value="3.44377657021026" calcext:value-type="float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 calcext:value-type="float">
            <text:p>0.1187842155</text:p>
          </table:table-cell>
          <table:table-cell table:style-name="ce11" table:formula="of:=[.L10]*conv" office:value-type="float" office:value="3.23228296050136" calcext:value-type="float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 calcext:value-type="float">
            <text:p>0.0805228679</text:p>
          </table:table-cell>
          <table:table-cell table:style-name="ce11" table:formula="of:=[.R10]*conv" office:value-type="float" office:value="2.19113871946847" calcext:value-type="float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 calcext:value-type="float">
            <text:p>0.0871760917</text:p>
          </table:table-cell>
          <table:table-cell table:style-name="ce11" table:formula="of:=[.X10]*conv" office:value-type="float" office:value="2.37218215045678" calcext:value-type="float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 calcext:value-type="float">
            <text:p>0.1044526872</text:p>
          </table:table-cell>
          <table:table-cell table:style-name="ce11" table:formula="of:=[.AD10]*conv" office:value-type="float" office:value="2.84230223345806" calcext:value-type="float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 calcext:value-type="float">
            <text:p>0.013870672</text:p>
          </table:table-cell>
          <table:table-cell table:style-name="ce11" table:formula="of:=[.AJ10]*conv" office:value-type="float" office:value="0.377440189076101" calcext:value-type="float">
            <text:p>0.3774401891</text:p>
          </table:table-cell>
          <table:table-cell table:number-columns-repeated="4"/>
          <table:table-cell table:style-name="ce11" table:formula="of:=[.AP9]-[.AP8]" office:value-type="float" office:value="0" calcext:value-type="float">
            <text:p>0</text:p>
          </table:table-cell>
          <table:table-cell table:style-name="ce11" table:formula="of:=[.AP10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0.2221636116" calcext:value-type="float">
            <text:p>-230.222163611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2.7880222877" calcext:value-type="float">
            <text:p>-382.788022287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5.3409171967" calcext:value-type="float">
            <text:p>-535.34091719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1.0561115272" calcext:value-type="float">
            <text:p>-611.056111527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5.0063860561" calcext:value-type="float">
            <text:p>-915.006386056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53.995296129" calcext:value-type="float">
            <text:p>-2053.99529612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table:number-columns-repeated="3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 calcext:value-type="float">
            <text:p>0.2960146031</text:p>
          </table:table-cell>
          <table:table-cell table:formula="of:=[.F12]*conv" office:value-type="float" office:value="8.05496718256874" calcext:value-type="float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 calcext:value-type="float">
            <text:p>0.2626635372</text:p>
          </table:table-cell>
          <table:table-cell table:formula="of:=[.L12]*conv" office:value-type="float" office:value="7.14743850487804" calcext:value-type="float">
            <text:p>7.1474385049</text:p>
          </table:table-cell>
          <table:table-cell table:number-columns-repeated="4"/>
          <table:table-cell table:formula="of:=[.R11]-[.R8]" office:value-type="float" office:value="0.234081036799921" calcext:value-type="float">
            <text:p>0.2340810368</text:p>
          </table:table-cell>
          <table:table-cell table:formula="of:=[.R12]*conv" office:value-type="float" office:value="6.3696690965213" calcext:value-type="float">
            <text:p>6.3696690965</text:p>
          </table:table-cell>
          <table:table-cell table:number-columns-repeated="4"/>
          <table:table-cell table:formula="of:=[.X11]-[.X8]" office:value-type="float" office:value="0.230478935000065" calcext:value-type="float">
            <text:p>0.230478935</text:p>
          </table:table-cell>
          <table:table-cell table:formula="of:=[.X12]*conv" office:value-type="float" office:value="6.27165091943727" calcext:value-type="float">
            <text:p>6.2716509194</text:p>
          </table:table-cell>
          <table:table-cell table:number-columns-repeated="4"/>
          <table:table-cell table:formula="of:=[.AD11]-[.AD8]" office:value-type="float" office:value="0.229866320399992" calcext:value-type="float">
            <text:p>0.2298663204</text:p>
          </table:table-cell>
          <table:table-cell table:formula="of:=[.AD12]*conv" office:value-type="float" office:value="6.25498082800438" calcext:value-type="float">
            <text:p>6.254980828</text:p>
          </table:table-cell>
          <table:table-cell table:number-columns-repeated="4"/>
          <table:table-cell table:formula="of:=[.AJ11]-[.AJ8]" office:value-type="float" office:value="0.159580504000132" calcext:value-type="float">
            <text:p>0.159580504</text:p>
          </table:table-cell>
          <table:table-cell table:formula="of:=[.AJ12]*conv" office:value-type="float" office:value="4.34240645305139" calcext:value-type="float">
            <text:p>4.3424064531</text:p>
          </table:table-cell>
          <table:table-cell table:number-columns-repeated="4"/>
          <table:table-cell table:formula="of:=[.AP11]-[.AP8]" office:value-type="float" office:value="0" calcext:value-type="float">
            <text:p>0</text:p>
          </table:table-cell>
          <table:table-cell table:formula="of:=[.AP12]*conv" office:value-type="float" office:value="0" calcext:value-type="float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9.331" calcext:value-type="float">
            <text:p>-9.331</text:p>
          </table:table-cell>
          <table:table-cell table:style-name="ce24" table:formula="of:=[.G7]-[.G16]" office:value-type="float" office:value="0.0960000000000001" calcext:value-type="float">
            <text:p>0.0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8.217" calcext:value-type="float">
            <text:p>-8.217</text:p>
          </table:table-cell>
          <table:table-cell table:style-name="ce24" table:formula="of:=[.M7]-[.M16]" office:value-type="float" office:value="0.181000000000001" calcext:value-type="float">
            <text:p>0.18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89" calcext:value-type="float">
            <text:p>-7.489</text:p>
          </table:table-cell>
          <table:table-cell table:style-name="ce24" table:formula="of:=[.S7]-[.S16]" office:value-type="float" office:value="0.249" calcext:value-type="float">
            <text:p>0.24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572" calcext:value-type="float">
            <text:p>-7.572</text:p>
          </table:table-cell>
          <table:table-cell table:style-name="ce24" table:formula="of:=[.Y7]-[.Y16]" office:value-type="float" office:value="0.295" calcext:value-type="float">
            <text:p>0.29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37" calcext:value-type="float">
            <text:p>-7.737</text:p>
          </table:table-cell>
          <table:table-cell table:style-name="ce24" table:formula="of:=[.AE7]-[.AE16]" office:value-type="float" office:value="0.488" calcext:value-type="float">
            <text:p>0.48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7.028" calcext:value-type="float">
            <text:p>-7.028</text:p>
          </table:table-cell>
          <table:table-cell table:style-name="ce24" table:formula="of:=[.AK7]-[.AK16]" office:value-type="float" office:value="0.691999999999999" calcext:value-type="float">
            <text:p>0.69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 table:number-columns-repeated="2"/>
          <table:table-cell table:style-name="ce24" table:formula="of:=[.AQ7]-[.AQ16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 calcext:value-type="float">
            <text:p>9.8463289698</text:p>
          </table:table-cell>
          <table:table-cell table:style-name="ce20" table:formula="of:=AVERAGE([.H17];[.N17];[.T17];[.Z17];[.AF17];[.AL17])" office:value-type="float" office:value="4.43434519012368" calcext:value-type="float">
            <text:p>4.434345190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3377936238" calcext:value-type="float">
            <text:p>-2.3377936238</text:p>
          </table:table-cell>
          <table:table-cell/>
          <table:table-cell table:style-name="ce20" table:formula="of:=ABS(([.H16]/[.G16])*100)" office:value-type="float" office:value="1.02882863573036" calcext:value-type="float">
            <text:p>1.028828635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3.8642816382" calcext:value-type="float">
            <text:p>-3.8642816382</text:p>
          </table:table-cell>
          <table:table-cell/>
          <table:table-cell table:style-name="ce20" table:formula="of:=ABS(([.N16]/[.M16])*100)" office:value-type="float" office:value="2.20275039552149" calcext:value-type="float">
            <text:p>2.20275039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5.3833753031" calcext:value-type="float">
            <text:p>-5.3833753031</text:p>
          </table:table-cell>
          <table:table-cell/>
          <table:table-cell table:style-name="ce20" table:formula="of:=ABS(([.T16]/[.S16])*100)" office:value-type="float" office:value="3.32487648551208" calcext:value-type="float">
            <text:p>3.324876485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420072813" calcext:value-type="float">
            <text:p>-6.1420072813</text:p>
          </table:table-cell>
          <table:table-cell/>
          <table:table-cell table:style-name="ce20" table:formula="of:=ABS(([.Z16]/[.Y16])*100)" office:value-type="float" office:value="3.8959323824617" calcext:value-type="float">
            <text:p>3.8959323825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9.1796419539" calcext:value-type="float">
            <text:p>-9.1796419539</text:p>
          </table:table-cell>
          <table:table-cell/>
          <table:table-cell table:style-name="ce20" table:formula="of:=ABS(([.AF16]/[.AE16])*100)" office:value-type="float" office:value="6.30735427168154" calcext:value-type="float">
            <text:p>6.307354271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0.5130563254" calcext:value-type="float">
            <text:p>-20.5130563254</text:p>
          </table:table-cell>
          <table:table-cell/>
          <table:table-cell table:style-name="ce20" table:formula="of:=ABS(([.AL16]/[.AK16])*100)" office:value-type="float" office:value="9.84632896983494" calcext:value-type="float">
            <text:p>9.84632896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table:number-columns-repeated="2"/>
          <table:table-cell table:style-name="ce20" table:formula="of:=ABS(([.AR16]/[.AQ16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Triplet 2a”</text:p>
          </table:table-cell>
          <table:table-cell office:value-type="float" office:value="-2.2182328891" calcext:value-type="float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.7436482805" calcext:value-type="float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3030370955" calcext:value-type="float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5773967655" calcext:value-type="float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.0804579054" calcext:value-type="float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.5627839163" calcext:value-type="float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table:number-columns-repeated="2"/>
          <table:table-cell table:style-name="ce2" table:number-columns-repeated="981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 calcext:value-type="float">
            <text:p>0.1195607347</text:p>
          </table:table-cell>
          <table:table-cell table:style-name="ce11" table:formula="of:=[.F19]*conv" office:value-type="float" office:value="3.2534131230242" calcext:value-type="float">
            <text:p>3.253413123</text:p>
          </table:table-cell>
          <table:table-cell table:style-name="ce24" table:formula="of:=[.G10]-[.G19]" office:value-type="float" office:value="0.190363447186063" calcext:value-type="float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 calcext:value-type="float">
            <text:p>0.1206333577</text:p>
          </table:table-cell>
          <table:table-cell table:style-name="ce11" table:formula="of:=[.L19]*conv" office:value-type="float" office:value="3.28260067990074" calcext:value-type="float">
            <text:p>3.2826006799</text:p>
          </table:table-cell>
          <table:table-cell table:style-name="ce24" table:formula="of:=[.M10]-[.M19]" office:value-type="float" office:value="-0.0503177193993816" calcext:value-type="float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 calcext:value-type="float">
            <text:p>0.0803382076</text:p>
          </table:table-cell>
          <table:table-cell table:style-name="ce11" table:formula="of:=[.R19]*conv" office:value-type="float" office:value="2.18611385704444" calcext:value-type="float">
            <text:p>2.186113857</text:p>
          </table:table-cell>
          <table:table-cell table:style-name="ce24" table:formula="of:=[.S10]-[.S19]" office:value-type="float" office:value="0.00502486242403677" calcext:value-type="float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 calcext:value-type="float">
            <text:p>0.0842676048</text:p>
          </table:table-cell>
          <table:table-cell table:style-name="ce11" table:formula="of:=[.X19]*conv" office:value-type="float" office:value="2.29303819374628" calcext:value-type="float">
            <text:p>2.2930381937</text:p>
          </table:table-cell>
          <table:table-cell table:style-name="ce24" table:formula="of:=[.Y10]-[.Y19]" office:value-type="float" office:value="0.0791439567105043" calcext:value-type="float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 calcext:value-type="float">
            <text:p>0.0991840485</text:p>
          </table:table-cell>
          <table:table-cell table:style-name="ce11" table:formula="of:=[.AD19]*conv" office:value-type="float" office:value="2.69893528000014" calcext:value-type="float">
            <text:p>2.69893528</text:p>
          </table:table-cell>
          <table:table-cell table:style-name="ce24" table:formula="of:=[.AE10]-[.AE19]" office:value-type="float" office:value="0.143366953457922" calcext:value-type="float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 calcext:value-type="float">
            <text:p>-0.0497275909</text:p>
          </table:table-cell>
          <table:table-cell table:style-name="ce11" table:formula="of:=[.AJ19]*conv" office:value-type="float" office:value="-1.35315659623855" calcext:value-type="float">
            <text:p>-1.3531565962</text:p>
          </table:table-cell>
          <table:table-cell table:style-name="ce24" table:formula="of:=[.AK10]-[.AK19]" office:value-type="float" office:value="1.73059678531465" calcext:value-type="float">
            <text:p>1.7305967853</text:p>
          </table:table-cell>
          <table:table-cell table:number-columns-repeated="3"/>
          <table:table-cell table:style-name="ce11" table:formula="of:=[.AP18]-[.AP17]" office:value-type="float" office:value="0" calcext:value-type="float">
            <text:p>0</text:p>
          </table:table-cell>
          <table:table-cell table:style-name="ce11" table:formula="of:=[.AP19]*conv" office:value-type="float" office:value="0" calcext:value-type="float">
            <text:p>0</text:p>
          </table:table-cell>
          <table:table-cell table:style-name="ce24" table:formula="of:=[.AQ10]-[.AQ19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 calcext:value-type="float">
            <text:p>127.8933118403</text:p>
          </table:table-cell>
          <table:table-cell table:style-name="ce20" table:formula="of:=AVERAGE([.H20];[.N20];[.T20];[.Z20];[.AF20];[.AL20])" office:value-type="float" office:value="24.0451149297353" calcext:value-type="float">
            <text:p>24.045114929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0166944739" calcext:value-type="float">
            <text:p>-2.0166944739</text:p>
          </table:table-cell>
          <table:table-cell/>
          <table:table-cell table:style-name="ce20" table:formula="of:=ABS(([.H19]/[.G19])*100)" office:value-type="float" office:value="5.85119196326077" calcext:value-type="float">
            <text:p>5.851191963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3.5813487354" calcext:value-type="float">
            <text:p>-3.5813487354</text:p>
          </table:table-cell>
          <table:table-cell/>
          <table:table-cell table:style-name="ce20" table:formula="of:=ABS(([.N19]/[.M19])*100)" office:value-type="float" office:value="1.53286142013786" calcext:value-type="float">
            <text:p>1.532861420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1302909553" calcext:value-type="float">
            <text:p>-5.1302909553</text:p>
          </table:table-cell>
          <table:table-cell/>
          <table:table-cell table:style-name="ce20" table:formula="of:=ABS(([.T19]/[.S19])*100)" office:value-type="float" office:value="0.229853646819212" calcext:value-type="float">
            <text:p>0.2298536468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940311138" calcext:value-type="float">
            <text:p>-5.8940311138</text:p>
          </table:table-cell>
          <table:table-cell/>
          <table:table-cell table:style-name="ce20" table:formula="of:=ABS(([.Z19]/[.Y19])*100)" office:value-type="float" office:value="3.45148881193305" calcext:value-type="float">
            <text:p>3.451488811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8.9315223978" calcext:value-type="float">
            <text:p>-8.9315223978</text:p>
          </table:table-cell>
          <table:table-cell/>
          <table:table-cell table:style-name="ce20" table:formula="of:=ABS(([.AF19]/[.AE19])*100)" office:value-type="float" office:value="5.31198189598362" calcext:value-type="float">
            <text:p>5.31198189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0.3655222809" calcext:value-type="float">
            <text:p>-20.3655222809</text:p>
          </table:table-cell>
          <table:table-cell/>
          <table:table-cell table:style-name="ce20" table:formula="of:=ABS(([.AL19]/[.AK19])*100)" office:value-type="float" office:value="127.893311840277" calcext:value-type="float">
            <text:p>127.893311840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table:number-columns-repeated="2"/>
          <table:table-cell table:style-name="ce20" table:formula="of:=ABS(([.AR19]/[.AQ19])*100)" office:value-type="string" office:string-value="" calcext:value-type="error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 calcext:value-type="float">
            <text:p>0.3210991499</text:p>
          </table:table-cell>
          <table:table-cell table:formula="of:=[.F21]*conv" office:value-type="float" office:value="8.73755243055204" calcext:value-type="float">
            <text:p>8.7375524306</text:p>
          </table:table-cell>
          <table:table-cell table:style-name="ce24" table:formula="of:=[.G12]-[.G21]" office:value-type="float" office:value="-0.682585247983299" calcext:value-type="float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 calcext:value-type="float">
            <text:p>0.2829329028</text:p>
          </table:table-cell>
          <table:table-cell table:formula="of:=[.L21]*conv" office:value-type="float" office:value="7.69899600579193" calcext:value-type="float">
            <text:p>7.6989960058</text:p>
          </table:table-cell>
          <table:table-cell table:style-name="ce24" table:formula="of:=[.M12]-[.M21]" office:value-type="float" office:value="-0.551557500913892" calcext:value-type="float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 calcext:value-type="float">
            <text:p>0.2530843478</text:p>
          </table:table-cell>
          <table:table-cell table:formula="of:=[.R21]*conv" office:value-type="float" office:value="6.88677549891755" calcext:value-type="float">
            <text:p>6.8867754989</text:p>
          </table:table-cell>
          <table:table-cell table:style-name="ce24" table:formula="of:=[.S12]-[.S21]" office:value-type="float" office:value="-0.517106402396244" calcext:value-type="float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 calcext:value-type="float">
            <text:p>0.2479761675</text:p>
          </table:table-cell>
          <table:table-cell table:formula="of:=[.X21]*conv" office:value-type="float" office:value="6.74777484067891" calcext:value-type="float">
            <text:p>6.7477748407</text:p>
          </table:table-cell>
          <table:table-cell table:style-name="ce24" table:formula="of:=[.Y12]-[.Y21]" office:value-type="float" office:value="-0.476123921241638" calcext:value-type="float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 calcext:value-type="float">
            <text:p>0.2481195561</text:p>
          </table:table-cell>
          <table:table-cell table:formula="of:=[.AD21]*conv" office:value-type="float" office:value="6.75167664300639" calcext:value-type="float">
            <text:p>6.751676643</text:p>
          </table:table-cell>
          <table:table-cell table:style-name="ce24" table:formula="of:=[.AE12]-[.AE21]" office:value-type="float" office:value="-0.496695815002009" calcext:value-type="float">
            <text:p>-0.496695815</text:p>
          </table:table-cell>
          <table:table-cell table:number-columns-repeated="3"/>
          <table:table-cell table:formula="of:=[.AJ20]-[.AJ17]" office:value-type="float" office:value="0.147534044500002" calcext:value-type="float">
            <text:p>0.1475340445</text:p>
          </table:table-cell>
          <table:table-cell table:formula="of:=[.AJ21]*conv" office:value-type="float" office:value="4.01460561172967" calcext:value-type="float">
            <text:p>4.0146056117</text:p>
          </table:table-cell>
          <table:table-cell table:style-name="ce24" table:formula="of:=[.AK12]-[.AK21]" office:value-type="float" office:value="0.32780084132172" calcext:value-type="float">
            <text:p>0.3278008413</text:p>
          </table:table-cell>
          <table:table-cell table:number-columns-repeated="3"/>
          <table:table-cell table:formula="of:=[.AP20]-[.AP17]" office:value-type="float" office:value="0" calcext:value-type="float">
            <text:p>0</text:p>
          </table:table-cell>
          <table:table-cell table:formula="of:=[.AP21]*conv" office:value-type="float" office:value="0" calcext:value-type="float">
            <text:p>0</text:p>
          </table:table-cell>
          <table:table-cell table:style-name="ce24" table:formula="of:=[.AQ12]-[.AQ21]" office:value-type="float" office:value="0" calcext:value-type="float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 calcext:value-type="float">
            <text:p>8.1652065738</text:p>
          </table:table-cell>
          <table:table-cell table:style-name="ce20" table:formula="of:=AVERAGE([.H22];[.N22];[.T22];[.Z22];[.AF22];[.AL22])" office:value-type="float" office:value="7.5104404056996" calcext:value-type="float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 calcext:value-type="float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 calcext:value-type="float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 calcext:value-type="float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 calcext:value-type="float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 calcext:value-type="float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 calcext:value-type="float">
            <text:p>8.1652065738</text:p>
          </table:table-cell>
          <table:table-cell table:number-columns-repeated="5"/>
          <table:table-cell table:style-name="ce20" table:formula="of:=ABS(([.AR21]/[.AQ21])*100)" office:value-type="string" office:string-value="" calcext:value-type="error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26" calcext:value-type="float">
            <text:p>-7.2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04" calcext:value-type="float">
            <text:p>-6.304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5.72" calcext:value-type="float">
            <text:p>-5.7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823" calcext:value-type="float">
            <text:p>-5.8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957" calcext:value-type="float">
            <text:p>-5.95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23" calcext:value-type="float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1.15mm" table:end-y="3.52mm" draw:z-index="5" draw:style-name="gr1" draw:text-style-name="P1" svg:width="130.41mm" svg:height="60.11mm" svg:x="16.74mm" svg:y="2.9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3.79mm" table:end-y="2.36mm" draw:z-index="0" draw:style-name="gr1" draw:text-style-name="P1" svg:width="130.52mm" svg:height="59.45mm" svg:x="19.28mm" svg:y="2.39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1.11mm" table:end-y="0.73mm" draw:z-index="10" draw:style-name="gr1" draw:text-style-name="P1" svg:width="130.53mm" svg:height="60.14mm" svg:x="16.59mm" svg:y="0.0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7.51mm" table:end-y="3.17mm" draw:z-index="16" draw:style-name="gr1" draw:text-style-name="P1" svg:width="130.43mm" svg:height="60.22mm" svg:x="0.41mm" svg:y="2.43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273551151" calcext:value-type="float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253092175" calcext:value-type="float">
            <text:p>-385.025309217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092608364" calcext:value-type="float">
            <text:p>-538.409260836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39953293" calcext:value-type="float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471435232" calcext:value-type="float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24500018" calcext:value-type="float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 calcext:value-type="float">
            <text:p>0.1601432595</text:p>
          </table:table-cell>
          <table:table-cell table:style-name="ce11" table:formula="of:=[.F28]*conv" office:value-type="float" office:value="4.35771980933826" calcext:value-type="float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 calcext:value-type="float">
            <text:p>0.1150384523</text:p>
          </table:table-cell>
          <table:table-cell table:style-name="ce11" table:formula="of:=[.L28]*conv" office:value-type="float" office:value="3.13035555781978" calcext:value-type="float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 calcext:value-type="float">
            <text:p>0.0774977477</text:p>
          </table:table-cell>
          <table:table-cell table:style-name="ce11" table:formula="of:=[.R28]*conv" office:value-type="float" office:value="2.10882101054929" calcext:value-type="float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 calcext:value-type="float">
            <text:p>0.0889587641</text:p>
          </table:table-cell>
          <table:table-cell table:style-name="ce11" table:formula="of:=[.X28]*conv" office:value-type="float" office:value="2.4206911345691" calcext:value-type="float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 calcext:value-type="float">
            <text:p>0.1063205928</text:p>
          </table:table-cell>
          <table:table-cell table:style-name="ce11" table:formula="of:=[.AD28]*conv" office:value-type="float" office:value="2.89313053094843" calcext:value-type="float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 calcext:value-type="float">
            <text:p>0.075010228</text:p>
          </table:table-cell>
          <table:table-cell table:style-name="ce11" table:formula="of:=[.AJ28]*conv" office:value-type="float" office:value="2.04113215554985" calcext:value-type="float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454876014" calcext:value-type="float">
            <text:p>-231.4454876014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459978353" calcext:value-type="float">
            <text:p>-384.845997835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2222071026" calcext:value-type="float">
            <text:p>-538.222207102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3261226099" calcext:value-type="float">
            <text:p>-614.32612260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881479667" calcext:value-type="float">
            <text:p>-919.88814796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866519185" calcext:value-type="float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 calcext:value-type="float">
            <text:p>0.3420107732</text:p>
          </table:table-cell>
          <table:table-cell table:formula="of:=[.F30]*conv" office:value-type="float" office:value="9.30658665268755" calcext:value-type="float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 calcext:value-type="float">
            <text:p>0.2943498345</text:p>
          </table:table-cell>
          <table:table-cell table:formula="of:=[.L30]*conv" office:value-type="float" office:value="8.00966652409077" calcext:value-type="float">
            <text:p>8.0096665241</text:p>
          </table:table-cell>
          <table:table-cell table:number-columns-repeated="4"/>
          <table:table-cell table:formula="of:=[.R29]-[.R26]" office:value-type="float" office:value="0.264551481500007" calcext:value-type="float">
            <text:p>0.2645514815</text:p>
          </table:table-cell>
          <table:table-cell table:formula="of:=[.R30]*conv" office:value-type="float" office:value="7.19881208314133" calcext:value-type="float">
            <text:p>7.1988120831</text:p>
          </table:table-cell>
          <table:table-cell table:number-columns-repeated="4"/>
          <table:table-cell table:formula="of:=[.X29]-[.X26]" office:value-type="float" office:value="0.266831483499914" calcext:value-type="float">
            <text:p>0.2668314835</text:p>
          </table:table-cell>
          <table:table-cell table:formula="of:=[.X30]*conv" office:value-type="float" office:value="7.26085409422156" calcext:value-type="float">
            <text:p>7.2608540942</text:p>
          </table:table-cell>
          <table:table-cell table:number-columns-repeated="4"/>
          <table:table-cell table:formula="of:=[.AD29]-[.AD26]" office:value-type="float" office:value="0.26531614930002" calcext:value-type="float">
            <text:p>0.2653161493</text:p>
          </table:table-cell>
          <table:table-cell table:formula="of:=[.AD30]*conv" office:value-type="float" office:value="7.21961975266224" calcext:value-type="float">
            <text:p>7.2196197527</text:p>
          </table:table-cell>
          <table:table-cell table:number-columns-repeated="4"/>
          <table:table-cell table:formula="of:=[.AJ29]-[.AJ26]" office:value-type="float" office:value="0.232991061000121" calcext:value-type="float">
            <text:p>0.232991061</text:p>
          </table:table-cell>
          <table:table-cell table:formula="of:=[.AJ30]*conv" office:value-type="float" office:value="6.34000934593724" calcext:value-type="float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789907" calcext:value-type="float">
            <text:p>2.06789907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*S</text:p>
          </table:table-cell>
          <table:table-cell table:style-name="ce2" office:value-type="float" office:value="2.02717266" calcext:value-type="float">
            <text:p>2.0271726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2432296" calcext:value-type="float">
            <text:p>2.02432296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4703114" calcext:value-type="float">
            <text:p>2.04703114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419887" calcext:value-type="float">
            <text:p>2.06419887</text:p>
          </table:table-cell>
          <table:table-cell table:style-name="ce2" table:number-columns-repeated="4"/>
          <table:table-cell table:style-name="ce2" office:value-type="string" calcext:value-type="string">
            <text:p>S*S</text:p>
          </table:table-cell>
          <table:table-cell table:style-name="ce2" office:value-type="float" office:value="2.0627229" calcext:value-type="float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7.785" calcext:value-type="float">
            <text:p>-7.785</text:p>
          </table:table-cell>
          <table:table-cell table:style-name="ce24" table:formula="of:=[.G25]-[.G34]" office:value-type="float" office:value="0.525" calcext:value-type="float">
            <text:p>0.52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837" calcext:value-type="float">
            <text:p>-6.837</text:p>
          </table:table-cell>
          <table:table-cell table:style-name="ce24" table:formula="of:=[.M25]-[.M34]" office:value-type="float" office:value="0.533" calcext:value-type="float">
            <text:p>0.533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329" calcext:value-type="float">
            <text:p>-6.329</text:p>
          </table:table-cell>
          <table:table-cell table:style-name="ce24" table:formula="of:=[.S25]-[.S34]" office:value-type="float" office:value="0.609" calcext:value-type="float">
            <text:p>0.609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478" calcext:value-type="float">
            <text:p>-6.478</text:p>
          </table:table-cell>
          <table:table-cell table:style-name="ce24" table:formula="of:=[.Y25]-[.Y34]" office:value-type="float" office:value="0.654999999999999" calcext:value-type="float">
            <text:p>0.65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77" calcext:value-type="float">
            <text:p>-6.77</text:p>
          </table:table-cell>
          <table:table-cell table:style-name="ce24" table:formula="of:=[.AE25]-[.AE34]" office:value-type="float" office:value="0.813" calcext:value-type="float">
            <text:p>0.81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395" calcext:value-type="float">
            <text:p>-6.395</text:p>
          </table:table-cell>
          <table:table-cell table:style-name="ce24" table:formula="of:=[.AK25]-[.AK34]" office:value-type="float" office:value="0.972" calcext:value-type="float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 calcext:value-type="float">
            <text:p>15.1993745113</text:p>
          </table:table-cell>
          <table:table-cell table:style-name="ce20" table:formula="of:=AVERAGE([.H35];[.N35];[.T35];[.Z35];[.AF35];[.AL35])" office:value-type="float" office:value="10.2468850991519" calcext:value-type="float">
            <text:p>10.2468850992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34]/[.G34])*100)" office:value-type="float" office:value="6.74373795761079" calcext:value-type="float">
            <text:p>6.743737957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formula="of:=ABS(([.N34]/[.M34])*100)" office:value-type="float" office:value="7.79581687874798" calcext:value-type="float">
            <text:p>7.795816878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formula="of:=ABS(([.T34]/[.S34])*100)" office:value-type="float" office:value="9.62237320271765" calcext:value-type="float">
            <text:p>9.622373202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formula="of:=ABS(([.Z34]/[.Y34])*100)" office:value-type="float" office:value="10.1111454152516" calcext:value-type="float">
            <text:p>10.1111454153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 table:formula="of:=ABS(([.AF34]/[.AE34])*100)" office:value-type="float" office:value="12.0088626292467" calcext:value-type="float">
            <text:p>12.00886262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 table:formula="of:=ABS(([.AL34]/[.AK34])*100)" office:value-type="float" office:value="15.199374511337" calcext:value-type="float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282504817" calcext:value-type="float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5.9986732117" calcext:value-type="float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57732133" calcext:value-type="float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2912281008" calcext:value-type="float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379752527" calcext:value-type="float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 calcext:value-type="float">
            <text:p>0.1549329455</text:p>
          </table:table-cell>
          <table:table-cell table:style-name="ce11" table:formula="of:=[.F37]*conv" office:value-type="float" office:value="4.21593995171805" calcext:value-type="float">
            <text:p>4.2159399517</text:p>
          </table:table-cell>
          <table:table-cell table:style-name="ce24" table:formula="of:=[.G28]-[.G37]" office:value-type="float" office:value="0.141779857620208" calcext:value-type="float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 calcext:value-type="float">
            <text:p>0.1124025685</text:p>
          </table:table-cell>
          <table:table-cell table:style-name="ce11" table:formula="of:=[.L37]*conv" office:value-type="float" office:value="3.0586295102411" calcext:value-type="float">
            <text:p>3.0586295102</text:p>
          </table:table-cell>
          <table:table-cell table:style-name="ce24" table:formula="of:=[.M28]-[.M37]" office:value-type="float" office:value="0.0717260475786863" calcext:value-type="float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 calcext:value-type="float">
            <text:p>0.0781152434</text:p>
          </table:table-cell>
          <table:table-cell table:style-name="ce11" table:formula="of:=[.R37]*conv" office:value-type="float" office:value="2.12562392346849" calcext:value-type="float">
            <text:p>2.1256239235</text:p>
          </table:table-cell>
          <table:table-cell table:style-name="ce24" table:formula="of:=[.S28]-[.S37]" office:value-type="float" office:value="-0.0168029129191991" calcext:value-type="float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 calcext:value-type="float">
            <text:p>0.0874520008</text:p>
          </table:table-cell>
          <table:table-cell table:style-name="ce11" table:formula="of:=[.X37]*conv" office:value-type="float" office:value="2.37969001906311" calcext:value-type="float">
            <text:p>2.3796900191</text:p>
          </table:table-cell>
          <table:table-cell table:style-name="ce24" table:formula="of:=[.Y28]-[.Y37]" office:value-type="float" office:value="0.0410011155059942" calcext:value-type="float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 calcext:value-type="float">
            <text:p>0.1075677973</text:p>
          </table:table-cell>
          <table:table-cell table:style-name="ce11" table:formula="of:=[.AD37]*conv" office:value-type="float" office:value="2.92706869214836" calcext:value-type="float">
            <text:p>2.9270686921</text:p>
          </table:table-cell>
          <table:table-cell table:style-name="ce24" table:formula="of:=[.AE28]-[.AE37]" office:value-type="float" office:value="-0.0339381611999277" calcext:value-type="float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 calcext:value-type="float">
            <text:p>0.0724425123</text:p>
          </table:table-cell>
          <table:table-cell table:style-name="ce11" table:formula="of:=[.AJ37]*conv" office:value-type="float" office:value="1.97126105634129" calcext:value-type="float">
            <text:p>1.9712610563</text:p>
          </table:table-cell>
          <table:table-cell table:style-name="ce24" table:formula="of:=[.AK28]-[.AK37]" office:value-type="float" office:value="0.0698710992085625" calcext:value-type="float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 calcext:value-type="float">
            <text:p>3.5444873719</text:p>
          </table:table-cell>
          <table:table-cell table:style-name="ce20" table:formula="of:=AVERAGE([.H38];[.N38];[.T38];[.Z38];[.AF38];[.AL38])" office:value-type="float" office:value="2.15423107350851" calcext:value-type="float">
            <text:p>2.154231073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8067915" calcext:value-type="float">
            <text:p>-2.2518067915</text:p>
          </table:table-cell>
          <table:table-cell/>
          <table:table-cell table:style-name="ce20" table:formula="of:=ABS(([.H37]/[.G37])*100)" office:value-type="float" office:value="3.36294774697707" calcext:value-type="float">
            <text:p>3.362947747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171909975" calcext:value-type="float">
            <text:p>-4.0171909975</text:p>
          </table:table-cell>
          <table:table-cell/>
          <table:table-cell table:style-name="ce20" table:formula="of:=ABS(([.N37]/[.M37])*100)" office:value-type="float" office:value="2.3450387612664" calcext:value-type="float">
            <text:p>2.34503876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7826920981" calcext:value-type="float">
            <text:p>-5.7826920981</text:p>
          </table:table-cell>
          <table:table-cell/>
          <table:table-cell table:style-name="ce20" table:formula="of:=ABS(([.T37]/[.S37])*100)" office:value-type="float" office:value="0.790493216306153" calcext:value-type="float">
            <text:p>0.790493216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6457987831" calcext:value-type="float">
            <text:p>-6.6457987831</text:p>
          </table:table-cell>
          <table:table-cell/>
          <table:table-cell table:style-name="ce20" table:formula="of:=ABS(([.Z37]/[.Y37])*100)" office:value-type="float" office:value="1.72296035103498" calcext:value-type="float">
            <text:p>1.72296035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0982905777" calcext:value-type="float">
            <text:p>-10.0982905777</text:p>
          </table:table-cell>
          <table:table-cell/>
          <table:table-cell table:style-name="ce20" table:formula="of:=ABS(([.AF37]/[.AE37])*100)" office:value-type="float" office:value="1.15945899359876" calcext:value-type="float">
            <text:p>1.159458993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0398898121" calcext:value-type="float">
            <text:p>-23.0398898121</text:p>
          </table:table-cell>
          <table:table-cell/>
          <table:table-cell table:style-name="ce20" table:formula="of:=ABS(([.AL37]/[.AK37])*100)" office:value-type="float" office:value="3.54448737186769" calcext:value-type="float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 calcext:value-type="float">
            <text:p>0.3756219113</text:p>
          </table:table-cell>
          <table:table-cell table:formula="of:=[.F39]*conv" office:value-type="float" office:value="10.2211922550092" calcext:value-type="float">
            <text:p>10.221192255</text:p>
          </table:table-cell>
          <table:table-cell table:style-name="ce24" table:formula="of:=[.G30]-[.G39]" office:value-type="float" office:value="-0.914605602321648" calcext:value-type="float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 calcext:value-type="float">
            <text:p>0.3234620527</text:p>
          </table:table-cell>
          <table:table-cell table:formula="of:=[.L39]*conv" office:value-type="float" office:value="8.80185028717897" calcext:value-type="float">
            <text:p>8.8018502872</text:p>
          </table:table-cell>
          <table:table-cell table:style-name="ce24" table:formula="of:=[.M30]-[.M39]" office:value-type="float" office:value="-0.792183763088191" calcext:value-type="float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 calcext:value-type="float">
            <text:p>0.294096357</text:p>
          </table:table-cell>
          <table:table-cell table:formula="of:=[.R39]*conv" office:value-type="float" office:value="8.00276905037626" calcext:value-type="float">
            <text:p>8.0027690504</text:p>
          </table:table-cell>
          <table:table-cell table:style-name="ce24" table:formula="of:=[.S30]-[.S39]" office:value-type="float" office:value="-0.803956967234938" calcext:value-type="float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 calcext:value-type="float">
            <text:p>0.297426431</text:p>
          </table:table-cell>
          <table:table-cell table:formula="of:=[.X39]*conv" office:value-type="float" office:value="8.09338497440372" calcext:value-type="float">
            <text:p>8.0933849744</text:p>
          </table:table-cell>
          <table:table-cell table:style-name="ce24" table:formula="of:=[.Y30]-[.Y39]" office:value-type="float" office:value="-0.832530880182159" calcext:value-type="float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 calcext:value-type="float">
            <text:p>0.3005053204</text:p>
          </table:table-cell>
          <table:table-cell table:formula="of:=[.AD39]*conv" office:value-type="float" office:value="8.17716581770007" calcext:value-type="float">
            <text:p>8.1771658177</text:p>
          </table:table-cell>
          <table:table-cell table:style-name="ce24" table:formula="of:=[.AE30]-[.AE39]" office:value-type="float" office:value="-0.957546065037829" calcext:value-type="float">
            <text:p>-0.957546065</text:p>
          </table:table-cell>
          <table:table-cell table:number-columns-repeated="3"/>
          <table:table-cell table:formula="of:=[.AJ38]-[.AJ35]" office:value-type="float" office:value="0.2705279529" calcext:value-type="float">
            <text:p>0.2705279529</text:p>
          </table:table-cell>
          <table:table-cell table:formula="of:=[.AJ39]*conv" office:value-type="float" office:value="7.3614401443598" calcext:value-type="float">
            <text:p>7.3614401444</text:p>
          </table:table-cell>
          <table:table-cell table:style-name="ce24" table:formula="of:=[.AK30]-[.AK39]" office:value-type="float" office:value="-1.02143079842256" calcext:value-type="float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 calcext:value-type="float">
            <text:p>13.8754208197</text:p>
          </table:table-cell>
          <table:table-cell table:style-name="ce20" table:formula="of:=AVERAGE([.H40];[.N40];[.T40];[.Z40];[.AF40];[.AL40])" office:value-type="float" office:value="10.6443818211726" calcext:value-type="float">
            <text:p>10.6443818212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1461559" calcext:value-type="float">
            <text:p>2.1461559</text:p>
          </table:table-cell>
          <table:table-cell/>
          <table:table-cell table:style-name="ce20" table:formula="of:=ABS(([.H39]/[.G39])*100)" office:value-type="float" office:value="8.94813031105465" calcext:value-type="float">
            <text:p>8.9481303111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5415002" calcext:value-type="float">
            <text:p>2.05415002</text:p>
          </table:table-cell>
          <table:table-cell/>
          <table:table-cell table:style-name="ce20" table:formula="of:=ABS(([.N39]/[.M39])*100)" office:value-type="float" office:value="9.00019583657438" calcext:value-type="float">
            <text:p>9.000195836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03853725" calcext:value-type="float">
            <text:p>2.03853725</text:p>
          </table:table-cell>
          <table:table-cell/>
          <table:table-cell table:style-name="ce20" table:formula="of:=ABS(([.T39]/[.S39])*100)" office:value-type="float" office:value="10.0459848606669" calcext:value-type="float">
            <text:p>10.0459848607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0886608" calcext:value-type="float">
            <text:p>2.10886608</text:p>
          </table:table-cell>
          <table:table-cell/>
          <table:table-cell table:style-name="ce20" table:formula="of:=ABS(([.Z39]/[.Y39])*100)" office:value-type="float" office:value="10.2865597375528" calcext:value-type="float">
            <text:p>10.2865597376</text:p>
          </table:table-cell>
          <table:table-cell table:style-name="ce20"/>
          <table:table-cell/>
          <table:table-cell table:style-name="ce2" office:value-type="string" calcext:value-type="string">
            <text:p>S*S</text:p>
          </table:table-cell>
          <table:table-cell office:value-type="float" office:value="2.16429515" calcext:value-type="float">
            <text:p>2.16429515</text:p>
          </table:table-cell>
          <table:table-cell/>
          <table:table-cell table:style-name="ce20" table:formula="of:=ABS(([.AF39]/[.AE39])*100)" office:value-type="float" office:value="11.7099993614554" calcext:value-type="float">
            <text:p>11.7099993615</text:p>
          </table:table-cell>
          <table:table-cell table:number-columns-repeated="2"/>
          <table:table-cell table:style-name="ce2" office:value-type="string" calcext:value-type="string">
            <text:p>S*S</text:p>
          </table:table-cell>
          <table:table-cell office:value-type="float" office:value="2.38783584" calcext:value-type="float">
            <text:p>2.38783584</text:p>
          </table:table-cell>
          <table:table-cell/>
          <table:table-cell table:style-name="ce20" table:formula="of:=ABS(([.AL39]/[.AK39])*100)" office:value-type="float" office:value="13.8754208197313" calcext:value-type="float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96" calcext:value-type="float">
            <text:p>-6.196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79" calcext:value-type="float">
            <text:p>-5.379</text:p>
          </table:table-cell>
          <table:table-cell table:number-columns-repeated="4"/>
          <table:table-cell table:style-name="ce2" office:value-type="string" calcext:value-type="string">
            <text:p>HOMO</text:p>
          </table:table-cell>
          <table:table-cell office:value-type="float" office:value="-4.894" calcext:value-type="float">
            <text:p>-4.89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02" calcext:value-type="float">
            <text:p>-5.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2" calcext:value-type="float">
            <text:p>-5.18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94" calcext:value-type="float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0.01mm" table:end-y="3.65mm" draw:z-index="1" draw:style-name="gr1" draw:text-style-name="P1" svg:width="130.34mm" svg:height="60.32mm" svg:x="3.02mm" svg:y="2.8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5.46mm" table:end-y="3.27mm" draw:z-index="6" draw:style-name="gr1" draw:text-style-name="P1" svg:width="130.41mm" svg:height="60.15mm" svg:x="21.05mm" svg:y="2.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4.06mm" table:end-y="0.76mm" draw:z-index="11" draw:style-name="gr1" draw:text-style-name="P1" svg:width="130.53mm" svg:height="60.35mm" svg:x="19.54mm" svg:y="4.86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600877802" calcext:value-type="float">
            <text:p>-231.7600877802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00218942" calcext:value-type="float">
            <text:p>-385.10021894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47697843" calcext:value-type="float">
            <text:p>-538.43476978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55213155" calcext:value-type="float">
            <text:p>-614.535521315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724687244" calcext:value-type="float">
            <text:p>-920.07246872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4.937866035" calcext:value-type="float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5997284001" calcext:value-type="float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4.9922447895" calcext:value-type="float">
            <text:p>-384.992244789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630487758" calcext:value-type="float">
            <text:p>-538.363048775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529447213" calcext:value-type="float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66818041" calcext:value-type="float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4.873880071" calcext:value-type="float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 calcext:value-type="float">
            <text:p>0.1603593801</text:p>
          </table:table-cell>
          <table:table-cell table:style-name="ce11" table:formula="of:=[.F46]*conv" office:value-type="float" office:value="4.36360075008287" calcext:value-type="float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 calcext:value-type="float">
            <text:p>0.1079741525</text:p>
          </table:table-cell>
          <table:table-cell table:style-name="ce11" table:formula="of:=[.L46]*conv" office:value-type="float" office:value="2.93812617974046" calcext:value-type="float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 calcext:value-type="float">
            <text:p>0.0717210085</text:p>
          </table:table-cell>
          <table:table-cell table:style-name="ce11" table:formula="of:=[.R46]*conv" office:value-type="float" office:value="1.9516279390195" calcext:value-type="float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 calcext:value-type="float">
            <text:p>0.0825765942</text:p>
          </table:table-cell>
          <table:table-cell table:style-name="ce11" table:formula="of:=[.X46]*conv" office:value-type="float" office:value="2.24702345547567" calcext:value-type="float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 calcext:value-type="float">
            <text:p>0.0957869203</text:p>
          </table:table-cell>
          <table:table-cell table:style-name="ce11" table:formula="of:=[.AD46]*conv" office:value-type="float" office:value="2.60649471835223" calcext:value-type="float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 calcext:value-type="float">
            <text:p>0.063985964</text:p>
          </table:table-cell>
          <table:table-cell table:style-name="ce11" table:formula="of:=[.AJ46]*conv" office:value-type="float" office:value="1.74114666900823" calcext:value-type="float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4206716489" calcext:value-type="float">
            <text:p>-231.420671648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4.8114918093" calcext:value-type="float">
            <text:p>-384.8114918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1758268744" calcext:value-type="float">
            <text:p>-538.17582687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4.2742564203" calcext:value-type="float">
            <text:p>-614.27425642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19.8150892352" calcext:value-type="float">
            <text:p>-919.81508923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4.713125884" calcext:value-type="float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 calcext:value-type="float">
            <text:p>0.3394161313</text:p>
          </table:table-cell>
          <table:table-cell table:formula="of:=[.F48]*conv" office:value-type="float" office:value="9.23598285430674" calcext:value-type="float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 calcext:value-type="float">
            <text:p>0.2887271327</text:p>
          </table:table-cell>
          <table:table-cell table:formula="of:=[.L48]*conv" office:value-type="float" office:value="7.85666502348348" calcext:value-type="float">
            <text:p>7.8566650235</text:p>
          </table:table-cell>
          <table:table-cell table:number-columns-repeated="4"/>
          <table:table-cell table:formula="of:=[.R47]-[.R44]" office:value-type="float" office:value="0.258942909900043" calcext:value-type="float">
            <text:p>0.2589429099</text:p>
          </table:table-cell>
          <table:table-cell table:formula="of:=[.R48]*conv" office:value-type="float" office:value="7.04619508483892" calcext:value-type="float">
            <text:p>7.0461950848</text:p>
          </table:table-cell>
          <table:table-cell table:number-columns-repeated="4"/>
          <table:table-cell table:formula="of:=[.X47]-[.X44]" office:value-type="float" office:value="0.261264895199929" calcext:value-type="float">
            <text:p>0.2612648952</text:p>
          </table:table-cell>
          <table:table-cell table:formula="of:=[.X48]*conv" office:value-type="float" office:value="7.10937951963747" calcext:value-type="float">
            <text:p>7.1093795196</text:p>
          </table:table-cell>
          <table:table-cell table:number-columns-repeated="4"/>
          <table:table-cell table:formula="of:=[.AD47]-[.AD44]" office:value-type="float" office:value="0.257379489199934" calcext:value-type="float">
            <text:p>0.2573794892</text:p>
          </table:table-cell>
          <table:table-cell table:formula="of:=[.AD48]*conv" office:value-type="float" office:value="7.00365224303301" calcext:value-type="float">
            <text:p>7.003652243</text:p>
          </table:table-cell>
          <table:table-cell table:number-columns-repeated="4"/>
          <table:table-cell table:formula="of:=[.AJ47]-[.AJ44]" office:value-type="float" office:value="0.224740150999878" calcext:value-type="float">
            <text:p>0.224740151</text:p>
          </table:table-cell>
          <table:table-cell table:formula="of:=[.AJ48]*conv" office:value-type="float" office:value="6.11549066144574" calcext:value-type="float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981" calcext:value-type="float">
            <text:p>-6.981</text:p>
          </table:table-cell>
          <table:table-cell table:style-name="ce24" table:formula="of:=[.G43]-[.G52]" office:value-type="float" office:value="0.785" calcext:value-type="float">
            <text:p>0.785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4" table:formula="of:=[.M43]-[.M52]" office:value-type="float" office:value="0.821000000000001" calcext:value-type="float">
            <text:p>0.821</text:p>
          </table:table-cell>
          <table:table-cell table:style-name="ce24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5.747" calcext:value-type="float">
            <text:p>-5.747</text:p>
          </table:table-cell>
          <table:table-cell table:style-name="ce24" table:formula="of:=[.S43]-[.S52]" office:value-type="float" office:value="0.853" calcext:value-type="float">
            <text:p>0.853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Y43]-[.Y52]" office:value-type="float" office:value="0.896000000000001" calcext:value-type="float">
            <text:p>0.89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916" calcext:value-type="float">
            <text:p>-5.916</text:p>
          </table:table-cell>
          <table:table-cell table:style-name="ce24" table:formula="of:=[.AE43]-[.AE52]" office:value-type="float" office:value="0.734" calcext:value-type="float">
            <text:p>0.734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96" calcext:value-type="float">
            <text:p>-5.996</text:p>
          </table:table-cell>
          <table:table-cell table:style-name="ce24" table:formula="of:=[.AK43]-[.AK52]" office:value-type="float" office:value="1.202" calcext:value-type="float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 calcext:value-type="float">
            <text:p>20.0466977985</text:p>
          </table:table-cell>
          <table:table-cell table:style-name="ce20" table:formula="of:=AVERAGE([.H53];[.N53];[.T53];[.Z53];[.AF53];[.AL53])" office:value-type="float" office:value="14.4880612371055" calcext:value-type="float">
            <text:p>14.488061237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formula="of:=ABS(([.H52]/[.G52])*100)" office:value-type="float" office:value="11.2448073341928" calcext:value-type="float">
            <text:p>11.244807334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11021184" calcext:value-type="float">
            <text:p>-4.4511021184</text:p>
          </table:table-cell>
          <table:table-cell/>
          <table:table-cell table:style-name="ce20" table:formula="of:=ABS(([.N52]/[.M52])*100)" office:value-type="float" office:value="13.241935483871" calcext:value-type="float">
            <text:p>13.241935483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2135270035" calcext:value-type="float">
            <text:p>-6.2135270035</text:p>
          </table:table-cell>
          <table:table-cell/>
          <table:table-cell table:style-name="ce20" table:formula="of:=ABS(([.T52]/[.S52])*100)" office:value-type="float" office:value="14.8425265355838" calcext:value-type="float">
            <text:p>14.842526535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009653838" calcext:value-type="float">
            <text:p>-7.1009653838</text:p>
          </table:table-cell>
          <table:table-cell/>
          <table:table-cell table:style-name="ce20" table:formula="of:=ABS(([.Z52]/[.Y52])*100)" office:value-type="float" office:value="15.1453684922245" calcext:value-type="float">
            <text:p>15.145368492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399419323" calcext:value-type="float">
            <text:p>-10.6399419323</text:p>
          </table:table-cell>
          <table:table-cell/>
          <table:table-cell table:style-name="ce20" table:formula="of:=ABS(([.AF52]/[.AE52])*100)" office:value-type="float" office:value="12.4070317782285" calcext:value-type="float">
            <text:p>12.407031778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8687806591" calcext:value-type="float">
            <text:p>-23.8687806591</text:p>
          </table:table-cell>
          <table:table-cell/>
          <table:table-cell table:style-name="ce20" table:formula="of:=ABS(([.AL52]/[.AK52])*100)" office:value-type="float" office:value="20.0466977985324" calcext:value-type="float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724957573" calcext:value-type="float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423516074" calcext:value-type="float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417788562" calcext:value-type="float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205542566" calcext:value-type="float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425600245" calcext:value-type="float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045007104" calcext:value-type="float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 calcext:value-type="float">
            <text:p>0.1549329455</text:p>
          </table:table-cell>
          <table:table-cell table:style-name="ce11" table:formula="of:=[.F55]*conv" office:value-type="float" office:value="4.21593995171805" calcext:value-type="float">
            <text:p>4.2159399517</text:p>
          </table:table-cell>
          <table:table-cell table:style-name="ce24" table:formula="of:=[.G46]-[.G55]" office:value-type="float" office:value="0.147660798364822" calcext:value-type="float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 calcext:value-type="float">
            <text:p>0.108750511</text:p>
          </table:table-cell>
          <table:table-cell table:style-name="ce11" table:formula="of:=[.L55]*conv" office:value-type="float" office:value="2.95925196939246" calcext:value-type="float">
            <text:p>2.9592519694</text:p>
          </table:table-cell>
          <table:table-cell table:style-name="ce24" table:formula="of:=[.M46]-[.M55]" office:value-type="float" office:value="-0.0211257896520025" calcext:value-type="float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 calcext:value-type="float">
            <text:p>0.0717481473</text:p>
          </table:table-cell>
          <table:table-cell table:style-name="ce11" table:formula="of:=[.R55]*conv" office:value-type="float" office:value="1.95236642334294" calcext:value-type="float">
            <text:p>1.9523664233</text:p>
          </table:table-cell>
          <table:table-cell table:style-name="ce24" table:formula="of:=[.S46]-[.S55]" office:value-type="float" office:value="-0.000738484323437261" calcext:value-type="float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 calcext:value-type="float">
            <text:p>0.0804111272</text:p>
          </table:table-cell>
          <table:table-cell table:style-name="ce11" table:formula="of:=[.X55]*conv" office:value-type="float" office:value="2.18809810031762" calcext:value-type="float">
            <text:p>2.1880981003</text:p>
          </table:table-cell>
          <table:table-cell table:style-name="ce24" table:formula="of:=[.Y46]-[.Y55]" office:value-type="float" office:value="0.0589253551580518" calcext:value-type="float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 calcext:value-type="float">
            <text:p>0.0973819078</text:p>
          </table:table-cell>
          <table:table-cell table:style-name="ce11" table:formula="of:=[.AD55]*conv" office:value-type="float" office:value="2.64989653648932" calcext:value-type="float">
            <text:p>2.6498965365</text:p>
          </table:table-cell>
          <table:table-cell table:style-name="ce24" table:formula="of:=[.AE46]-[.AE55]" office:value-type="float" office:value="-0.0434018181370992" calcext:value-type="float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 calcext:value-type="float">
            <text:p>0.0642799487</text:p>
          </table:table-cell>
          <table:table-cell table:style-name="ce11" table:formula="of:=[.AJ55]*conv" office:value-type="float" office:value="1.74914639971601" calcext:value-type="float">
            <text:p>1.7491463997</text:p>
          </table:table-cell>
          <table:table-cell table:style-name="ce24" table:formula="of:=[.AK46]-[.AK55]" office:value-type="float" office:value="-0.00799973070777416" calcext:value-type="float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 calcext:value-type="float">
            <text:p>3.5024407381</text:p>
          </table:table-cell>
          <table:table-cell table:style-name="ce20" table:formula="of:=AVERAGE([.H56];[.N56];[.T56];[.Z56];[.AF56];[.AL56])" office:value-type="float" office:value="1.50706141874769" calcext:value-type="float">
            <text:p>1.5070614187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511175751" calcext:value-type="float">
            <text:p>-2.2511175751</text:p>
          </table:table-cell>
          <table:table-cell/>
          <table:table-cell table:style-name="ce20" table:formula="of:=ABS(([.H55]/[.G55])*100)" office:value-type="float" office:value="3.50244073814782" calcext:value-type="float">
            <text:p>3.502440738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25827648" calcext:value-type="float">
            <text:p>-4.1225827648</text:p>
          </table:table-cell>
          <table:table-cell/>
          <table:table-cell table:style-name="ce20" table:formula="of:=ABS(([.N55]/[.M55])*100)" office:value-type="float" office:value="0.713889519057739" calcext:value-type="float">
            <text:p>0.7138895191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9161850418" calcext:value-type="float">
            <text:p>-5.9161850418</text:p>
          </table:table-cell>
          <table:table-cell/>
          <table:table-cell table:style-name="ce20" table:formula="of:=ABS(([.T55]/[.S55])*100)" office:value-type="float" office:value="0.0378250882932514" calcext:value-type="float">
            <text:p>0.037825088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01573537" calcext:value-type="float">
            <text:p>-6.8001573537</text:p>
          </table:table-cell>
          <table:table-cell/>
          <table:table-cell table:style-name="ce20" table:formula="of:=ABS(([.Z55]/[.Y55])*100)" office:value-type="float" office:value="2.6929942103372" calcext:value-type="float">
            <text:p>2.692994210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384489307" calcext:value-type="float">
            <text:p>-10.3384489307</text:p>
          </table:table-cell>
          <table:table-cell/>
          <table:table-cell table:style-name="ce20" table:formula="of:=ABS(([.AF55]/[.AE55])*100)" office:value-type="float" office:value="1.63786840502835" calcext:value-type="float">
            <text:p>1.6378684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5973761432" calcext:value-type="float">
            <text:p>-23.5973761432</text:p>
          </table:table-cell>
          <table:table-cell/>
          <table:table-cell table:style-name="ce20" table:formula="of:=ABS(([.AL55]/[.AK55])*100)" office:value-type="float" office:value="0.457350551621808" calcext:value-type="float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 calcext:value-type="float">
            <text:p>0.3763111277</text:p>
          </table:table-cell>
          <table:table-cell table:formula="of:=[.F57]*conv" office:value-type="float" office:value="10.2399467874733" calcext:value-type="float">
            <text:p>10.2399467875</text:p>
          </table:table-cell>
          <table:table-cell table:style-name="ce24" table:formula="of:=[.G48]-[.G57]" office:value-type="float" office:value="-1.00396393316657" calcext:value-type="float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 calcext:value-type="float">
            <text:p>0.3285193536</text:p>
          </table:table-cell>
          <table:table-cell table:formula="of:=[.L57]*conv" office:value-type="float" office:value="8.93946644650106" calcext:value-type="float">
            <text:p>8.9394664465</text:p>
          </table:table-cell>
          <table:table-cell table:style-name="ce24" table:formula="of:=[.M48]-[.M57]" office:value-type="float" office:value="-1.08280142301758" calcext:value-type="float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 calcext:value-type="float">
            <text:p>0.2973419617</text:p>
          </table:table-cell>
          <table:table-cell table:formula="of:=[.R57]*conv" office:value-type="float" office:value="8.09108644780297" calcext:value-type="float">
            <text:p>8.0910864478</text:p>
          </table:table-cell>
          <table:table-cell table:style-name="ce24" table:formula="of:=[.S48]-[.S57]" office:value-type="float" office:value="-1.04489136296406" calcext:value-type="float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 calcext:value-type="float">
            <text:p>0.3008080301</text:p>
          </table:table-cell>
          <table:table-cell table:formula="of:=[.X57]*conv" office:value-type="float" office:value="8.18540296773867" calcext:value-type="float">
            <text:p>8.1854029677</text:p>
          </table:table-cell>
          <table:table-cell table:style-name="ce24" table:formula="of:=[.Y48]-[.Y57]" office:value-type="float" office:value="-1.07602344810119" calcext:value-type="float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 calcext:value-type="float">
            <text:p>0.3014930016</text:p>
          </table:table-cell>
          <table:table-cell table:formula="of:=[.AD57]*conv" office:value-type="float" office:value="8.20404199059669" calcext:value-type="float">
            <text:p>8.2040419906</text:p>
          </table:table-cell>
          <table:table-cell table:style-name="ce24" table:formula="of:=[.AE48]-[.AE57]" office:value-type="float" office:value="-1.20038974756368" calcext:value-type="float">
            <text:p>-1.2003897476</text:p>
          </table:table-cell>
          <table:table-cell table:number-columns-repeated="3"/>
          <table:table-cell table:formula="of:=[.AJ56]-[.AJ53]" office:value-type="float" office:value="0.271404515899999" calcext:value-type="float">
            <text:p>0.2714045159</text:p>
          </table:table-cell>
          <table:table-cell table:formula="of:=[.AJ57]*conv" office:value-type="float" office:value="7.38529263719123" calcext:value-type="float">
            <text:p>7.3852926372</text:p>
          </table:table-cell>
          <table:table-cell table:style-name="ce24" table:formula="of:=[.AK48]-[.AK57]" office:value-type="float" office:value="-1.26980197574549" calcext:value-type="float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 calcext:value-type="float">
            <text:p>17.1936582357</text:p>
          </table:table-cell>
          <table:table-cell table:style-name="ce20" table:formula="of:=AVERAGE([.H58];[.N58];[.T58];[.Z58];[.AF58];[.AL58])" office:value-type="float" office:value="13.3003449577084" calcext:value-type="float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 calcext:value-type="float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 calcext:value-type="float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 calcext:value-type="float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 calcext:value-type="float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 calcext:value-type="float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 calcext:value-type="float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182" calcext:value-type="float">
            <text:p>-6.182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5" calcext:value-type="float">
            <text:p>-5.3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854" calcext:value-type="float">
            <text:p>-4.854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4.98" calcext:value-type="float">
            <text:p>-4.9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 table:style-name="ce2"/>
          <table:table-cell office:value-type="float" office:value="-5.139" calcext:value-type="float">
            <text:p>-5.13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4" calcext:value-type="float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1.59mm" table:end-y="4.85mm" draw:z-index="2" draw:style-name="gr1" draw:text-style-name="P1" svg:width="130.34mm" svg:height="60.29mm" svg:x="4.6mm" svg:y="4.0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7.62mm" table:end-y="3.73mm" draw:z-index="7" draw:style-name="gr1" draw:text-style-name="P1" svg:width="130.42mm" svg:height="60.29mm" svg:x="0.53mm" svg:y="2.92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1.67mm" table:end-y="3.91mm" draw:z-index="12" draw:style-name="gr1" draw:text-style-name="P1" svg:width="130.35mm" svg:height="60.12mm" svg:x="4.67mm" svg:y="3.2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84249417" calcext:value-type="float">
            <text:p>-232.1184249417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814770654" calcext:value-type="float">
            <text:p>-385.681477065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88385513" calcext:value-type="float">
            <text:p>-539.238838551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39514945" calcext:value-type="float">
            <text:p>-615.443951494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25571449" calcext:value-type="float">
            <text:p>-921.412557144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885187597" calcext:value-type="float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01936348" calcext:value-type="float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734528217" calcext:value-type="float">
            <text:p>-385.573452821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71775503" calcext:value-type="float">
            <text:p>-539.16717755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61481431" calcext:value-type="float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61208163" calcext:value-type="float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820548329" calcext:value-type="float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 calcext:value-type="float">
            <text:p>0.1582313069</text:p>
          </table:table-cell>
          <table:table-cell table:style-name="ce11" table:formula="of:=[.F64]*conv" office:value-type="float" office:value="4.30569293199358" calcext:value-type="float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 calcext:value-type="float">
            <text:p>0.1080242437</text:p>
          </table:table-cell>
          <table:table-cell table:style-name="ce11" table:formula="of:=[.L64]*conv" office:value-type="float" office:value="2.93948923064127" calcext:value-type="float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 calcext:value-type="float">
            <text:p>0.071661001</text:p>
          </table:table-cell>
          <table:table-cell table:style-name="ce11" table:formula="of:=[.R64]*conv" office:value-type="float" office:value="1.94999505186421" calcext:value-type="float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 calcext:value-type="float">
            <text:p>0.0824700635</text:p>
          </table:table-cell>
          <table:table-cell table:style-name="ce11" table:formula="of:=[.X64]*conv" office:value-type="float" office:value="2.24412460763668" calcext:value-type="float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 calcext:value-type="float">
            <text:p>0.0964363286</text:p>
          </table:table-cell>
          <table:table-cell table:style-name="ce11" table:formula="of:=[.AD64]*conv" office:value-type="float" office:value="2.62416601730351" calcext:value-type="float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 calcext:value-type="float">
            <text:p>0.064639268</text:p>
          </table:table-cell>
          <table:table-cell table:style-name="ce11" table:formula="of:=[.AJ64]*conv" office:value-type="float" office:value="1.7589239753483" calcext:value-type="float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825417868" calcext:value-type="float">
            <text:p>-231.7825417868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956394579" calcext:value-type="float">
            <text:p>-385.395639457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827967175" calcext:value-type="float">
            <text:p>-538.982796717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855564815" calcext:value-type="float">
            <text:p>-615.185556481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1576942991" calcext:value-type="float">
            <text:p>-921.157694299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663008464" calcext:value-type="float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 calcext:value-type="float">
            <text:p>0.3358831549</text:p>
          </table:table-cell>
          <table:table-cell table:formula="of:=[.F66]*conv" office:value-type="float" office:value="9.13984567505665" calcext:value-type="float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 calcext:value-type="float">
            <text:p>0.2858376075</text:p>
          </table:table-cell>
          <table:table-cell table:formula="of:=[.L66]*conv" office:value-type="float" office:value="7.77803704224141" calcext:value-type="float">
            <text:p>7.7780370422</text:p>
          </table:table-cell>
          <table:table-cell table:number-columns-repeated="4"/>
          <table:table-cell table:formula="of:=[.R65]-[.R62]" office:value-type="float" office:value="0.256041833799941" calcext:value-type="float">
            <text:p>0.2560418338</text:p>
          </table:table-cell>
          <table:table-cell table:formula="of:=[.R66]*conv" office:value-type="float" office:value="6.96725278761529" calcext:value-type="float">
            <text:p>6.9672527876</text:p>
          </table:table-cell>
          <table:table-cell table:number-columns-repeated="4"/>
          <table:table-cell table:formula="of:=[.X65]-[.X62]" office:value-type="float" office:value="0.258395012999927" calcext:value-type="float">
            <text:p>0.258395013</text:p>
          </table:table-cell>
          <table:table-cell table:formula="of:=[.X66]*conv" office:value-type="float" office:value="7.0312860516235" calcext:value-type="float">
            <text:p>7.0312860516</text:p>
          </table:table-cell>
          <table:table-cell table:number-columns-repeated="4"/>
          <table:table-cell table:formula="of:=[.AD65]-[.AD62]" office:value-type="float" office:value="0.254862845800062" calcext:value-type="float">
            <text:p>0.2548628458</text:p>
          </table:table-cell>
          <table:table-cell table:formula="of:=[.AD66]*conv" office:value-type="float" office:value="6.9351708918297" calcext:value-type="float">
            <text:p>6.9351708918</text:p>
          </table:table-cell>
          <table:table-cell table:number-columns-repeated="4"/>
          <table:table-cell table:formula="of:=[.AJ65]-[.AJ62]" office:value-type="float" office:value="0.222179132999827" calcext:value-type="float">
            <text:p>0.222179133</text:p>
          </table:table-cell>
          <table:table-cell table:formula="of:=[.AJ66]*conv" office:value-type="float" office:value="6.04580181593493" calcext:value-type="float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17" calcext:value-type="float">
            <text:p>-7.17</text:p>
          </table:table-cell>
          <table:table-cell table:style-name="ce24" table:formula="of:=[.G61]-[.G70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76" calcext:value-type="float">
            <text:p>-6.376</text:p>
          </table:table-cell>
          <table:table-cell table:style-name="ce24" table:formula="of:=[.M61]-[.M70]" office:value-type="float" office:value="1.026" calcext:value-type="float">
            <text:p>1.02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922" calcext:value-type="float">
            <text:p>-5.922</text:p>
          </table:table-cell>
          <table:table-cell table:style-name="ce24" table:formula="of:=[.S61]-[.S70]" office:value-type="float" office:value="1.068" calcext:value-type="float">
            <text:p>1.06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088" calcext:value-type="float">
            <text:p>-6.088</text:p>
          </table:table-cell>
          <table:table-cell table:style-name="ce24" table:formula="of:=[.Y61]-[.Y70]" office:value-type="float" office:value="1.108" calcext:value-type="float">
            <text:p>1.10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394" calcext:value-type="float">
            <text:p>-6.394</text:p>
          </table:table-cell>
          <table:table-cell table:style-name="ce24" table:formula="of:=[.AE61]-[.AE70]" office:value-type="float" office:value="1.255" calcext:value-type="float">
            <text:p>1.2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15" calcext:value-type="float">
            <text:p>-6.15</text:p>
          </table:table-cell>
          <table:table-cell table:style-name="ce24" table:formula="of:=[.AK61]-[.AK70]" office:value-type="float" office:value="1.41" calcext:value-type="float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 calcext:value-type="float">
            <text:p>22.9268292683</text:p>
          </table:table-cell>
          <table:table-cell table:style-name="ce20" table:formula="of:=AVERAGE([.H71];[.N71];[.T71];[.Z71];[.AF71];[.AL71])" office:value-type="float" office:value="18.11000352857" calcext:value-type="float">
            <text:p>18.1100035286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888470571" calcext:value-type="float">
            <text:p>-2.6888470571</text:p>
          </table:table-cell>
          <table:table-cell/>
          <table:table-cell table:style-name="ce20" table:formula="of:=ABS(([.H70]/[.G70])*100)" office:value-type="float" office:value="13.7796373779637" calcext:value-type="float">
            <text:p>13.77963737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586121514" calcext:value-type="float">
            <text:p>-4.4586121514</text:p>
          </table:table-cell>
          <table:table-cell/>
          <table:table-cell table:style-name="ce20" table:formula="of:=ABS(([.N70]/[.M70])*100)" office:value-type="float" office:value="16.0915934755333" calcext:value-type="float">
            <text:p>16.091593475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6.2255886341" calcext:value-type="float">
            <text:p>-6.2255886341</text:p>
          </table:table-cell>
          <table:table-cell/>
          <table:table-cell table:style-name="ce20" table:formula="of:=ABS(([.T70]/[.S70])*100)" office:value-type="float" office:value="18.0344478216819" calcext:value-type="float">
            <text:p>18.034447821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1137575796" calcext:value-type="float">
            <text:p>-7.1137575796</text:p>
          </table:table-cell>
          <table:table-cell/>
          <table:table-cell table:style-name="ce20" table:formula="of:=ABS(([.Z70]/[.Y70])*100)" office:value-type="float" office:value="18.1997371879106" calcext:value-type="float">
            <text:p>18.1997371879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6571277729" calcext:value-type="float">
            <text:p>-10.6571277729</text:p>
          </table:table-cell>
          <table:table-cell/>
          <table:table-cell table:style-name="ce20" table:formula="of:=ABS(([.AF70]/[.AE70])*100)" office:value-type="float" office:value="19.6277760400375" calcext:value-type="float">
            <text:p>19.6277760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018106482" calcext:value-type="float">
            <text:p>-23.9018106482</text:p>
          </table:table-cell>
          <table:table-cell/>
          <table:table-cell table:style-name="ce20" table:formula="of:=ABS(([.AL70]/[.AK70])*100)" office:value-type="float" office:value="22.9268292682927" calcext:value-type="float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78841089" calcext:value-type="float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551890069" calcext:value-type="float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6.1576335662" calcext:value-type="float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79766387" calcext:value-type="float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633470415" calcext:value-type="float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409528726" calcext:value-type="float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 calcext:value-type="float">
            <text:p>0.1409629482</text:p>
          </table:table-cell>
          <table:table-cell table:style-name="ce11" table:formula="of:=[.F73]*conv" office:value-type="float" office:value="3.83579698372379" calcext:value-type="float">
            <text:p>3.8357969837</text:p>
          </table:table-cell>
          <table:table-cell table:style-name="ce24" table:formula="of:=[.G64]-[.G73]" office:value-type="float" office:value="0.469895948269789" calcext:value-type="float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 calcext:value-type="float">
            <text:p>0.1034231445</text:p>
          </table:table-cell>
          <table:table-cell table:style-name="ce11" table:formula="of:=[.L73]*conv" office:value-type="float" office:value="2.81428695118855" calcext:value-type="float">
            <text:p>2.8142869512</text:p>
          </table:table-cell>
          <table:table-cell table:style-name="ce24" table:formula="of:=[.M64]-[.M73]" office:value-type="float" office:value="0.125202279452714" calcext:value-type="float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 calcext:value-type="float">
            <text:p>0.0679550679</text:p>
          </table:table-cell>
          <table:table-cell table:style-name="ce11" table:formula="of:=[.R73]*conv" office:value-type="float" office:value="1.8491514813505" calcext:value-type="float">
            <text:p>1.8491514814</text:p>
          </table:table-cell>
          <table:table-cell table:style-name="ce24" table:formula="of:=[.S64]-[.S73]" office:value-type="float" office:value="0.100843570513709" calcext:value-type="float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 calcext:value-type="float">
            <text:p>0.0757809409</text:p>
          </table:table-cell>
          <table:table-cell table:style-name="ce11" table:formula="of:=[.X73]*conv" office:value-type="float" office:value="2.06210432060167" calcext:value-type="float">
            <text:p>2.0621043206</text:p>
          </table:table-cell>
          <table:table-cell table:style-name="ce24" table:formula="of:=[.Y64]-[.Y73]" office:value-type="float" office:value="0.18202028703501" calcext:value-type="float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 calcext:value-type="float">
            <text:p>0.0937807314</text:p>
          </table:table-cell>
          <table:table-cell table:style-name="ce11" table:formula="of:=[.AD73]*conv" office:value-type="float" office:value="2.55190354081664" calcext:value-type="float">
            <text:p>2.5519035408</text:p>
          </table:table-cell>
          <table:table-cell table:style-name="ce24" table:formula="of:=[.AE64]-[.AE73]" office:value-type="float" office:value="0.0722624764868662" calcext:value-type="float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 calcext:value-type="float">
            <text:p>0.0608577756</text:p>
          </table:table-cell>
          <table:table-cell table:style-name="ce11" table:formula="of:=[.AJ73]*conv" office:value-type="float" office:value="1.65602433166638" calcext:value-type="float">
            <text:p>1.6560243317</text:p>
          </table:table-cell>
          <table:table-cell table:style-name="ce24" table:formula="of:=[.AK64]-[.AK73]" office:value-type="float" office:value="0.102899643681917" calcext:value-type="float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 calcext:value-type="float">
            <text:p>12.2502820213</text:p>
          </table:table-cell>
          <table:table-cell table:style-name="ce20" table:formula="of:=AVERAGE([.H74];[.N74];[.T74];[.Z74];[.AF74];[.AL74])" office:value-type="float" office:value="6.67081344106662" calcext:value-type="float">
            <text:p>6.6708134411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3069200268" calcext:value-type="float">
            <text:p>-2.3069200268</text:p>
          </table:table-cell>
          <table:table-cell/>
          <table:table-cell table:style-name="ce20" table:formula="of:=ABS(([.H73]/[.G73])*100)" office:value-type="float" office:value="12.2502820212767" calcext:value-type="float">
            <text:p>12.25028202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1274823018" calcext:value-type="float">
            <text:p>-4.1274823018</text:p>
          </table:table-cell>
          <table:table-cell/>
          <table:table-cell table:style-name="ce20" table:formula="of:=ABS(([.N73]/[.M73])*100)" office:value-type="float" office:value="4.44881000495836" calcext:value-type="float">
            <text:p>4.4488100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5.9249223428" calcext:value-type="float">
            <text:p>-5.9249223428</text:p>
          </table:table-cell>
          <table:table-cell/>
          <table:table-cell table:style-name="ce20" table:formula="of:=ABS(([.T73]/[.S73])*100)" office:value-type="float" office:value="5.45350510927637" calcext:value-type="float">
            <text:p>5.453505109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8099481002" calcext:value-type="float">
            <text:p>-6.8099481002</text:p>
          </table:table-cell>
          <table:table-cell/>
          <table:table-cell table:style-name="ce20" table:formula="of:=ABS(([.Z73]/[.Y73])*100)" office:value-type="float" office:value="8.82691943450761" calcext:value-type="float">
            <text:p>8.8269194345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3520510522" calcext:value-type="float">
            <text:p>-10.3520510522</text:p>
          </table:table-cell>
          <table:table-cell/>
          <table:table-cell table:style-name="ce20" table:formula="of:=ABS(([.AF73]/[.AE73])*100)" office:value-type="float" office:value="2.83170877468751" calcext:value-type="float">
            <text:p>2.83170877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6269693199" calcext:value-type="float">
            <text:p>-23.6269693199</text:p>
          </table:table-cell>
          <table:table-cell/>
          <table:table-cell table:style-name="ce20" table:formula="of:=ABS(([.AL73]/[.AK73])*100)" office:value-type="float" office:value="6.21365530169319" calcext:value-type="float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 calcext:value-type="float">
            <text:p>0.3819270303</text:p>
          </table:table-cell>
          <table:table-cell table:formula="of:=[.F75]*conv" office:value-type="float" office:value="10.3927632724365" calcext:value-type="float">
            <text:p>10.3927632724</text:p>
          </table:table-cell>
          <table:table-cell table:style-name="ce24" table:formula="of:=[.G66]-[.G75]" office:value-type="float" office:value="-1.25291759737981" calcext:value-type="float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 calcext:value-type="float">
            <text:p>0.3311298496</text:p>
          </table:table-cell>
          <table:table-cell table:formula="of:=[.L75]*conv" office:value-type="float" office:value="9.01050165689277" calcext:value-type="float">
            <text:p>9.0105016569</text:p>
          </table:table-cell>
          <table:table-cell table:style-name="ce24" table:formula="of:=[.M66]-[.M75]" office:value-type="float" office:value="-1.23246461465136" calcext:value-type="float">
            <text:p>-1.2324646147</text:p>
          </table:table-cell>
          <table:table-cell table:number-columns-repeated="3"/>
          <table:table-cell table:formula="of:=[.R74]-[.R71]" office:value-type="float" office:value="0.3006662913" calcext:value-type="float">
            <text:p>0.3006662913</text:p>
          </table:table-cell>
          <table:table-cell table:formula="of:=[.R75]*conv" office:value-type="float" office:value="8.1815460587533" calcext:value-type="float">
            <text:p>8.1815460588</text:p>
          </table:table-cell>
          <table:table-cell table:style-name="ce24" table:formula="of:=[.S66]-[.S75]" office:value-type="float" office:value="-1.21429327113801" calcext:value-type="float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 calcext:value-type="float">
            <text:p>0.3038094794</text:p>
          </table:table-cell>
          <table:table-cell table:formula="of:=[.X75]*conv" office:value-type="float" office:value="8.26707655869823" calcext:value-type="float">
            <text:p>8.2670765587</text:p>
          </table:table-cell>
          <table:table-cell table:style-name="ce24" table:formula="of:=[.Y66]-[.Y75]" office:value-type="float" office:value="-1.23579050707473" calcext:value-type="float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 calcext:value-type="float">
            <text:p>0.3050767207</text:p>
          </table:table-cell>
          <table:table-cell table:formula="of:=[.AD75]*conv" office:value-type="float" office:value="8.30155994896683" calcext:value-type="float">
            <text:p>8.301559949</text:p>
          </table:table-cell>
          <table:table-cell table:style-name="ce24" table:formula="of:=[.AE66]-[.AE75]" office:value-type="float" office:value="-1.36638905713713" calcext:value-type="float">
            <text:p>-1.3663890571</text:p>
          </table:table-cell>
          <table:table-cell table:number-columns-repeated="3"/>
          <table:table-cell table:formula="of:=[.AJ74]-[.AJ71]" office:value-type="float" office:value="0.274841328300003" calcext:value-type="float">
            <text:p>0.2748413283</text:p>
          </table:table-cell>
          <table:table-cell table:formula="of:=[.AJ75]*conv" office:value-type="float" office:value="7.4788130608621" calcext:value-type="float">
            <text:p>7.4788130609</text:p>
          </table:table-cell>
          <table:table-cell table:style-name="ce24" table:formula="of:=[.AK66]-[.AK75]" office:value-type="float" office:value="-1.43301124492718" calcext:value-type="float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 calcext:value-type="float">
            <text:p>19.1609448353</text:p>
          </table:table-cell>
          <table:table-cell table:style-name="ce20" table:formula="of:=AVERAGE([.H76];[.N76];[.T76];[.Z76];[.AF76];[.AL76])" office:value-type="float" office:value="15.190721309573" calcext:value-type="float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 calcext:value-type="float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 calcext:value-type="float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 calcext:value-type="float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 calcext:value-type="float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 calcext:value-type="float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 calcext:value-type="float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6.61" calcext:value-type="float">
            <text:p>-6.6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723" calcext:value-type="float">
            <text:p>-5.72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187" calcext:value-type="float">
            <text:p>-5.187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5.303" calcext:value-type="float">
            <text:p>-5.30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5.452" calcext:value-type="float">
            <text:p>-5.45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994" calcext:value-type="float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2.84mm" table:end-y="3.06mm" draw:z-index="3" draw:style-name="gr1" draw:text-style-name="P1" svg:width="130.41mm" svg:height="60.09mm" svg:x="8.43mm" svg:y="2.47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3.72mm" table:end-y="2.26mm" draw:z-index="8" draw:style-name="gr1" draw:text-style-name="P1" svg:width="130.52mm" svg:height="60.05mm" svg:x="9.21mm" svg:y="1.71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1.4mm" table:end-y="1.53mm" draw:z-index="13" draw:style-name="gr1" draw:text-style-name="P1" svg:width="130.41mm" svg:height="60.09mm" svg:x="6.99mm" svg:y="0.94mm">
              <loext:p draw:notify-on-update-of-range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8624355" calcext:value-type="float">
            <text:p>-232.0938624355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6398673066" calcext:value-type="float">
            <text:p>-385.639867306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8434543" calcext:value-type="float">
            <text:p>-539.179843454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7584489" calcext:value-type="float">
            <text:p>-615.37675844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9400187" calcext:value-type="float">
            <text:p>-921.31194001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7.657208466" calcext:value-type="float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354661703" calcext:value-type="float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5289409928" calcext:value-type="float">
            <text:p>-385.528940992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5767029" calcext:value-type="float">
            <text:p>-539.10576702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916742506" calcext:value-type="float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11996982" calcext:value-type="float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7.588322379" calcext:value-type="float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 calcext:value-type="float">
            <text:p>0.1583962652</text:p>
          </table:table-cell>
          <table:table-cell table:style-name="ce11" table:formula="of:=[.F82]*conv" office:value-type="float" office:value="4.31018167572108" calcext:value-type="float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 calcext:value-type="float">
            <text:p>0.1109263138</text:p>
          </table:table-cell>
          <table:table-cell table:style-name="ce11" table:formula="of:=[.L82]*conv" office:value-type="float" office:value="3.01845857597966" calcext:value-type="float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 calcext:value-type="float">
            <text:p>0.0740764253</text:p>
          </table:table-cell>
          <table:table-cell table:style-name="ce11" table:formula="of:=[.R82]*conv" office:value-type="float" office:value="2.01572209122246" calcext:value-type="float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 calcext:value-type="float">
            <text:p>0.0850841983</text:p>
          </table:table-cell>
          <table:table-cell table:style-name="ce11" table:formula="of:=[.X82]*conv" office:value-type="float" office:value="2.31525883481619" calcext:value-type="float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 calcext:value-type="float">
            <text:p>0.1007403205</text:p>
          </table:table-cell>
          <table:table-cell table:style-name="ce11" table:formula="of:=[.AD82]*conv" office:value-type="float" office:value="2.74128359578168" calcext:value-type="float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 calcext:value-type="float">
            <text:p>0.068886087</text:p>
          </table:table-cell>
          <table:table-cell table:style-name="ce11" table:formula="of:=[.AJ82]*conv" office:value-type="float" office:value="1.87448580005772" calcext:value-type="float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cation</text:p>
          </table:table-cell>
          <table:table-cell office:value-type="float" office:value="-231.7564611919" calcext:value-type="float">
            <text:p>-231.7564611919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cation</text:p>
          </table:table-cell>
          <table:table-cell office:value-type="float" office:value="-385.3514104338" calcext:value-type="float">
            <text:p>-385.351410433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538.9211845303" calcext:value-type="float">
            <text:p>-538.921184530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615.1157852488" calcext:value-type="float">
            <text:p>-615.11578524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921.0535618144" calcext:value-type="float">
            <text:p>-921.053561814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067.431400315" calcext:value-type="float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 calcext:value-type="float">
            <text:p>0.3374012436</text:p>
          </table:table-cell>
          <table:table-cell table:formula="of:=[.F84]*conv" office:value-type="float" office:value="9.18115497037773" calcext:value-type="float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 calcext:value-type="float">
            <text:p>0.2884568728</text:p>
          </table:table-cell>
          <table:table-cell table:formula="of:=[.L84]*conv" office:value-type="float" office:value="7.84931087742833" calcext:value-type="float">
            <text:p>7.8493108774</text:p>
          </table:table-cell>
          <table:table-cell table:number-columns-repeated="4"/>
          <table:table-cell table:formula="of:=[.R83]-[.R80]" office:value-type="float" office:value="0.258658923999974" calcext:value-type="float">
            <text:p>0.258658924</text:p>
          </table:table-cell>
          <table:table-cell table:formula="of:=[.R84]*conv" office:value-type="float" office:value="7.03846743531957" calcext:value-type="float">
            <text:p>7.0384674353</text:p>
          </table:table-cell>
          <table:table-cell table:number-columns-repeated="4"/>
          <table:table-cell table:formula="of:=[.X83]-[.X80]" office:value-type="float" office:value="0.260973200100011" calcext:value-type="float">
            <text:p>0.2609732001</text:p>
          </table:table-cell>
          <table:table-cell table:formula="of:=[.X84]*conv" office:value-type="float" office:value="7.10144209211684" calcext:value-type="float">
            <text:p>7.1014420921</text:p>
          </table:table-cell>
          <table:table-cell table:number-columns-repeated="4"/>
          <table:table-cell table:formula="of:=[.AD83]-[.AD80]" office:value-type="float" office:value="0.258378204300016" calcext:value-type="float">
            <text:p>0.2583782043</text:p>
          </table:table-cell>
          <table:table-cell table:formula="of:=[.AD84]*conv" office:value-type="float" office:value="7.03082866362728" calcext:value-type="float">
            <text:p>7.0308286636</text:p>
          </table:table-cell>
          <table:table-cell table:number-columns-repeated="4"/>
          <table:table-cell table:formula="of:=[.AJ83]-[.AJ80]" office:value-type="float" office:value="0.225808151000365" calcext:value-type="float">
            <text:p>0.225808151</text:p>
          </table:table-cell>
          <table:table-cell table:formula="of:=[.AJ84]*conv" office:value-type="float" office:value="6.14455242010499" calcext:value-type="float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 office:value-type="float" office:value="-7.47" calcext:value-type="float">
            <text:p>-7.47</text:p>
          </table:table-cell>
          <table:table-cell table:style-name="ce24" table:formula="of:=[.G79]-[.G88]" office:value-type="float" office:value="0.859999999999999" calcext:value-type="float">
            <text:p>0.86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611" calcext:value-type="float">
            <text:p>-6.611</text:p>
          </table:table-cell>
          <table:table-cell table:style-name="ce24" table:formula="of:=[.M79]-[.M88]" office:value-type="float" office:value="0.888" calcext:value-type="float">
            <text:p>0.8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134" calcext:value-type="float">
            <text:p>-6.134</text:p>
          </table:table-cell>
          <table:table-cell table:style-name="ce24" table:formula="of:=[.S79]-[.S88]" office:value-type="float" office:value="0.947" calcext:value-type="float">
            <text:p>0.947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291" calcext:value-type="float">
            <text:p>-6.291</text:p>
          </table:table-cell>
          <table:table-cell table:style-name="ce24" table:formula="of:=[.Y79]-[.Y88]" office:value-type="float" office:value="0.988" calcext:value-type="float">
            <text:p>0.988</text:p>
          </table:table-cell>
          <table:table-cell table:style-name="ce24"/>
          <table:table-cell/>
          <table:table-cell table:style-name="ce2" office:value-type="string" calcext:value-type="string">
            <text:p>HOMO</text:p>
          </table:table-cell>
          <table:table-cell/>
          <table:table-cell office:value-type="float" office:value="-6.59" calcext:value-type="float">
            <text:p>-6.59</text:p>
          </table:table-cell>
          <table:table-cell table:style-name="ce24" table:formula="of:=[.AE79]-[.AE88]" office:value-type="float" office:value="1.138" calcext:value-type="float">
            <text:p>1.13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289" calcext:value-type="float">
            <text:p>-6.289</text:p>
          </table:table-cell>
          <table:table-cell table:style-name="ce24" table:formula="of:=[.AK79]-[.AK88]" office:value-type="float" office:value="1.295" calcext:value-type="float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 calcext:value-type="float">
            <text:p>20.5915089839</text:p>
          </table:table-cell>
          <table:table-cell table:style-name="ce20" table:formula="of:=AVERAGE([.H89];[.N89];[.T89];[.Z89];[.AF89];[.AL89])" office:value-type="float" office:value="15.6580814110212" calcext:value-type="float">
            <text:p>15.658081411</text:p>
          </table:table-cell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661371381" calcext:value-type="float">
            <text:p>-2.6661371381</text:p>
          </table:table-cell>
          <table:table-cell/>
          <table:table-cell table:style-name="ce20" table:formula="of:=ABS(([.H88]/[.G88])*100)" office:value-type="float" office:value="11.5127175368139" calcext:value-type="float">
            <text:p>11.5127175368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4.4135395603" calcext:value-type="float">
            <text:p>-4.4135395603</text:p>
          </table:table-cell>
          <table:table-cell/>
          <table:table-cell table:style-name="ce20" table:formula="of:=ABS(([.N88]/[.M88])*100)" office:value-type="float" office:value="13.4321585236727" calcext:value-type="float">
            <text:p>13.4321585237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6.169678347" calcext:value-type="float">
            <text:p>-6.169678347</text:p>
          </table:table-cell>
          <table:table-cell/>
          <table:table-cell table:style-name="ce20" table:formula="of:=ABS(([.T88]/[.S88])*100)" office:value-type="float" office:value="15.4385392892077" calcext:value-type="float">
            <text:p>15.4385392892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7.0493699565" calcext:value-type="float">
            <text:p>-7.0493699565</text:p>
          </table:table-cell>
          <table:table-cell/>
          <table:table-cell table:style-name="ce20" table:formula="of:=ABS(([.Z88]/[.Y88])*100)" office:value-type="float" office:value="15.7049753616277" calcext:value-type="float">
            <text:p>15.7049753616</text:p>
          </table:table-cell>
          <table:table-cell table:style-name="ce20"/>
          <table:table-cell/>
          <table:table-cell office:value-type="string" calcext:value-type="string">
            <text:p>Singlet</text:p>
          </table:table-cell>
          <table:table-cell office:value-type="float" office:value="-10.5588498659" calcext:value-type="float">
            <text:p>-10.5588498659</text:p>
          </table:table-cell>
          <table:table-cell/>
          <table:table-cell table:style-name="ce20" table:formula="of:=ABS(([.AF88]/[.AE88])*100)" office:value-type="float" office:value="17.2685887708649" calcext:value-type="float">
            <text:p>17.268588770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6749138905" calcext:value-type="float">
            <text:p>-23.6749138905</text:p>
          </table:table-cell>
          <table:table-cell/>
          <table:table-cell table:style-name="ce20" table:formula="of:=ABS(([.AL88]/[.AK88])*100)" office:value-type="float" office:value="20.5915089839402" calcext:value-type="float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24050462" calcext:value-type="float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3085366329" calcext:value-type="float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991530194" calcext:value-type="float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08236643" calcext:value-type="float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612093051" calcext:value-type="float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115832" calcext:value-type="float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 calcext:value-type="float">
            <text:p>0.1420866761</text:p>
          </table:table-cell>
          <table:table-cell table:style-name="ce11" table:formula="of:=[.F91]*conv" office:value-type="float" office:value="3.86637517568406" calcext:value-type="float">
            <text:p>3.8663751757</text:p>
          </table:table-cell>
          <table:table-cell table:style-name="ce24" table:formula="of:=[.G82]-[.G91]" office:value-type="float" office:value="0.443806500037025" calcext:value-type="float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 calcext:value-type="float">
            <text:p>0.1050029274</text:p>
          </table:table-cell>
          <table:table-cell table:style-name="ce11" table:formula="of:=[.L91]*conv" office:value-type="float" office:value="2.85727503110699" calcext:value-type="float">
            <text:p>2.8572750311</text:p>
          </table:table-cell>
          <table:table-cell table:style-name="ce24" table:formula="of:=[.M82]-[.M91]" office:value-type="float" office:value="0.161183544872667" calcext:value-type="float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 calcext:value-type="float">
            <text:p>0.0705253276</text:p>
          </table:table-cell>
          <table:table-cell table:style-name="ce11" table:formula="of:=[.R91]*conv" office:value-type="float" office:value="1.91909180631205" calcext:value-type="float">
            <text:p>1.9190918063</text:p>
          </table:table-cell>
          <table:table-cell table:style-name="ce24" table:formula="of:=[.S82]-[.S91]" office:value-type="float" office:value="0.0966302849104108" calcext:value-type="float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 calcext:value-type="float">
            <text:p>0.0785462922</text:p>
          </table:table-cell>
          <table:table-cell table:style-name="ce11" table:formula="of:=[.X91]*conv" office:value-type="float" office:value="2.13735335810354" calcext:value-type="float">
            <text:p>2.1373533581</text:p>
          </table:table-cell>
          <table:table-cell table:style-name="ce24" table:formula="of:=[.Y82]-[.Y91]" office:value-type="float" office:value="0.177905476712652" calcext:value-type="float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 calcext:value-type="float">
            <text:p>0.0976405608</text:p>
          </table:table-cell>
          <table:table-cell table:style-name="ce11" table:formula="of:=[.AD91]*conv" office:value-type="float" office:value="2.65693484272444" calcext:value-type="float">
            <text:p>2.6569348427</text:p>
          </table:table-cell>
          <table:table-cell table:style-name="ce24" table:formula="of:=[.AE82]-[.AE91]" office:value-type="float" office:value="0.0843487530572404" calcext:value-type="float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 calcext:value-type="float">
            <text:p>0.0633306905</text:p>
          </table:table-cell>
          <table:table-cell table:style-name="ce11" table:formula="of:=[.AJ91]*conv" office:value-type="float" office:value="1.72331576984607" calcext:value-type="float">
            <text:p>1.7233157698</text:p>
          </table:table-cell>
          <table:table-cell table:style-name="ce24" table:formula="of:=[.AK82]-[.AK91]" office:value-type="float" office:value="0.151170030211651" calcext:value-type="float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 calcext:value-type="float">
            <text:p>11.4786196339</text:p>
          </table:table-cell>
          <table:table-cell table:style-name="ce20" table:formula="of:=AVERAGE([.H92];[.N92];[.T92];[.Z92];[.AF92];[.AL92])" office:value-type="float" office:value="7.07088913251777" calcext:value-type="float">
            <text:p>7.0708891325</text:p>
          </table:table-cell>
          <table:table-cell table:style-name="ce2"/>
          <table:table-cell/>
          <table:table-cell office:value-type="string" calcext:value-type="string">
            <text:p>cation</text:p>
          </table:table-cell>
          <table:table-cell office:value-type="float" office:value="-2.2872821112" calcext:value-type="float">
            <text:p>-2.2872821112</text:p>
          </table:table-cell>
          <table:table-cell/>
          <table:table-cell table:style-name="ce20" table:formula="of:=ABS(([.H91]/[.G91])*100)" office:value-type="float" office:value="11.4786196339186" calcext:value-type="float">
            <text:p>11.478619633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4.084903103" calcext:value-type="float">
            <text:p>-4.084903103</text:p>
          </table:table-cell>
          <table:table-cell/>
          <table:table-cell table:style-name="ce20" table:formula="of:=ABS(([.N91]/[.M91])*100)" office:value-type="float" office:value="5.64116310533187" calcext:value-type="float">
            <text:p>5.641163105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5.8708402642" calcext:value-type="float">
            <text:p>-5.8708402642</text:p>
          </table:table-cell>
          <table:table-cell/>
          <table:table-cell table:style-name="ce20" table:formula="of:=ABS(([.T91]/[.S91])*100)" office:value-type="float" office:value="5.03520908132617" calcext:value-type="float">
            <text:p>5.0352090813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6.7474828057" calcext:value-type="float">
            <text:p>-6.7474828057</text:p>
          </table:table-cell>
          <table:table-cell/>
          <table:table-cell table:style-name="ce20" table:formula="of:=ABS(([.Z91]/[.Y91])*100)" office:value-type="float" office:value="8.32363427592088" calcext:value-type="float">
            <text:p>8.3236342759</text:p>
          </table:table-cell>
          <table:table-cell table:style-name="ce20"/>
          <table:table-cell/>
          <table:table-cell office:value-type="string" calcext:value-type="string">
            <text:p>cation</text:p>
          </table:table-cell>
          <table:table-cell office:value-type="float" office:value="-10.2548002852" calcext:value-type="float">
            <text:p>-10.2548002852</text:p>
          </table:table-cell>
          <table:table-cell/>
          <table:table-cell table:style-name="ce20" table:formula="of:=ABS(([.AF91]/[.AE91])*100)" office:value-type="float" office:value="3.17466396619454" calcext:value-type="float">
            <text:p>3.17466396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3.4010414401" calcext:value-type="float">
            <text:p>-23.4010414401</text:p>
          </table:table-cell>
          <table:table-cell/>
          <table:table-cell table:style-name="ce20" table:formula="of:=ABS(([.AL91]/[.AK91])*100)" office:value-type="float" office:value="8.77204473241456" calcext:value-type="float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 calcext:value-type="float">
            <text:p>0.3788550269</text:p>
          </table:table-cell>
          <table:table-cell table:formula="of:=[.F93]*conv" office:value-type="float" office:value="10.3091698067337" calcext:value-type="float">
            <text:p>10.3091698067</text:p>
          </table:table-cell>
          <table:table-cell table:style-name="ce24" table:formula="of:=[.G84]-[.G93]" office:value-type="float" office:value="-1.12801483635601" calcext:value-type="float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 calcext:value-type="float">
            <text:p>0.3286364573</text:p>
          </table:table-cell>
          <table:table-cell table:formula="of:=[.L93]*conv" office:value-type="float" office:value="8.94265300030813" calcext:value-type="float">
            <text:p>8.9426530003</text:p>
          </table:table-cell>
          <table:table-cell table:style-name="ce24" table:formula="of:=[.M84]-[.M93]" office:value-type="float" office:value="-1.0933421228798" calcext:value-type="float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 calcext:value-type="float">
            <text:p>0.2988380828</text:p>
          </table:table-cell>
          <table:table-cell table:formula="of:=[.R93]*conv" office:value-type="float" office:value="8.13179797431363" calcext:value-type="float">
            <text:p>8.1317979743</text:p>
          </table:table-cell>
          <table:table-cell table:style-name="ce24" table:formula="of:=[.S84]-[.S93]" office:value-type="float" office:value="-1.09333053899406" calcext:value-type="float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 calcext:value-type="float">
            <text:p>0.3018871508</text:p>
          </table:table-cell>
          <table:table-cell table:formula="of:=[.X93]*conv" office:value-type="float" office:value="8.21476733602828" calcext:value-type="float">
            <text:p>8.214767336</text:p>
          </table:table-cell>
          <table:table-cell table:style-name="ce24" table:formula="of:=[.Y84]-[.Y93]" office:value-type="float" office:value="-1.11332524391144" calcext:value-type="float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 calcext:value-type="float">
            <text:p>0.3040495807</text:p>
          </table:table-cell>
          <table:table-cell table:formula="of:=[.AD93]*conv" office:value-type="float" office:value="8.27361004749151" calcext:value-type="float">
            <text:p>8.2736100475</text:p>
          </table:table-cell>
          <table:table-cell table:style-name="ce24" table:formula="of:=[.AE84]-[.AE93]" office:value-type="float" office:value="-1.24278138386423" calcext:value-type="float">
            <text:p>-1.2427813839</text:p>
          </table:table-cell>
          <table:table-cell table:number-columns-repeated="3"/>
          <table:table-cell table:formula="of:=[.AJ92]-[.AJ89]" office:value-type="float" office:value="0.273872450400003" calcext:value-type="float">
            <text:p>0.2738724504</text:p>
          </table:table-cell>
          <table:table-cell table:formula="of:=[.AJ93]*conv" office:value-type="float" office:value="7.45244855179165" calcext:value-type="float">
            <text:p>7.4524485518</text:p>
          </table:table-cell>
          <table:table-cell table:style-name="ce24" table:formula="of:=[.AK84]-[.AK93]" office:value-type="float" office:value="-1.30789613168666" calcext:value-type="float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 calcext:value-type="float">
            <text:p>17.5498847472</text:p>
          </table:table-cell>
          <table:table-cell table:style-name="ce20" table:formula="of:=AVERAGE([.H94];[.N94];[.T94];[.Z94];[.AF94];[.AL94])" office:value-type="float" office:value="13.7894632223586" calcext:value-type="float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 calcext:value-type="float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 calcext:value-type="float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 calcext:value-type="float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 calcext:value-type="float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 calcext:value-type="float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 calcext:value-type="float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31"/>
          <table:table-cell table:style-name="ce17">
            <draw:frame table:end-cell-address="'Ring Results'.AT108" table:end-x="0.66mm" table:end-y="1.35mm" draw:z-index="14" draw:style-name="gr1" draw:text-style-name="P1" svg:width="130.37mm" svg:height="65mm" svg:x="6.29mm" svg:y="0.61mm">
              <loext:p draw:notify-on-update-of-ranges="'Ring Results'.D95:'Ring Results'.D95 'Ring Results'.D101:'Ring Results'.D101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style-name="ce17" table:number-columns-repeated="984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874983746" calcext:value-type="float">
            <text:p>-231.7874983746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385.1403476698" calcext:value-type="float">
            <text:p>-385.140347669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867585841" calcext:value-type="float">
            <text:p>-538.486758584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929540934" calcext:value-type="float">
            <text:p>-614.5929540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153464116" calcext:value-type="float">
            <text:p>-920.15346411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2065.099510246" calcext:value-type="float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36063240584" calcext:value-type="float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385.03021569034" calcext:value-type="float">
            <text:p>-385.030215690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411175575671" calcext:value-type="float">
            <text:p>-538.411175575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505361752062" calcext:value-type="float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0.056469476193" calcext:value-type="float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065.03081181135" calcext:value-type="float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 calcext:value-type="float">
            <text:p>0.151435134</text:p>
          </table:table-cell>
          <table:table-cell table:style-name="ce11" table:formula="of:=[.F99]*conv" office:value-type="float" office:value="4.12075965851834" calcext:value-type="float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 calcext:value-type="float">
            <text:p>0.1101319795</text:p>
          </table:table-cell>
          <table:table-cell table:style-name="ce11" table:formula="of:=[.L99]*conv" office:value-type="float" office:value="2.99684363883197" calcext:value-type="float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 calcext:value-type="float">
            <text:p>0.0755830084</text:p>
          </table:table-cell>
          <table:table-cell table:style-name="ce11" table:formula="of:=[.R99]*conv" office:value-type="float" office:value="2.05671830402883" calcext:value-type="float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 calcext:value-type="float">
            <text:p>0.0875923413</text:p>
          </table:table-cell>
          <table:table-cell table:style-name="ce11" table:formula="of:=[.X99]*conv" office:value-type="float" office:value="2.38350887940343" calcext:value-type="float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 calcext:value-type="float">
            <text:p>0.0969946398</text:p>
          </table:table-cell>
          <table:table-cell table:style-name="ce11" table:formula="of:=[.AD99]*conv" office:value-type="float" office:value="2.6393584382275" calcext:value-type="float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 calcext:value-type="float">
            <text:p>0.0686984347</text:p>
          </table:table-cell>
          <table:table-cell table:style-name="ce11" table:formula="of:=[.AJ99]*conv" office:value-type="float" office:value="1.86937951981708" calcext:value-type="float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274287028" calcext:value-type="float">
            <text:p>-2.6274287028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4.3406530502" calcext:value-type="float">
            <text:p>-4.340653050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0767884551" calcext:value-type="float">
            <text:p>-6.076788455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9432252141" calcext:value-type="float">
            <text:p>-6.943225214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3987958981" calcext:value-type="float">
            <text:p>-10.398795898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310417765" calcext:value-type="float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48264343910411" calcext:value-type="float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4.23681886475896" calcext:value-type="float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00146453728005" calcext:value-type="float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85790641366515" calcext:value-type="float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3055781459798" calcext:value-type="float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2443020482733" calcext:value-type="float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 calcext:value-type="float">
            <text:p>0.1809521782</text:p>
          </table:table-cell>
          <table:table-cell table:style-name="ce20" table:formula="of:=AVERAGE([.H105];[.N105];[.T105];[.Z105];[.AF105];[.AL105])" office:value-type="float" office:value="0.0990489926859445" calcext:value-type="float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 calcext:value-type="float">
            <text:p>0.1447852637</text:p>
          </table:table-cell>
          <table:table-cell table:style-name="ce11" table:formula="of:=[.F105]*conv" office:value-type="float" office:value="3.93980748036276" calcext:value-type="float">
            <text:p>3.9398074804</text:p>
          </table:table-cell>
          <table:table-cell table:style-name="ce24" table:formula="of:=[.G99]-[.G105]" office:value-type="float" office:value="0.180952178155582" calcext:value-type="float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 calcext:value-type="float">
            <text:p>0.1038341854</text:p>
          </table:table-cell>
          <table:table-cell table:style-name="ce11" table:formula="of:=[.L105]*conv" office:value-type="float" office:value="2.82547194428045" calcext:value-type="float">
            <text:p>2.8254719443</text:p>
          </table:table-cell>
          <table:table-cell table:style-name="ce24" table:formula="of:=[.M99]-[.M105]" office:value-type="float" office:value="0.171371694551525" calcext:value-type="float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 calcext:value-type="float">
            <text:p>0.0753239178</text:p>
          </table:table-cell>
          <table:table-cell table:style-name="ce11" table:formula="of:=[.R105]*conv" office:value-type="float" office:value="2.04966808984506" calcext:value-type="float">
            <text:p>2.0496680898</text:p>
          </table:table-cell>
          <table:table-cell table:style-name="ce24" table:formula="of:=[.S99]-[.S105]" office:value-type="float" office:value="0.00705021418377427" calcext:value-type="float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 calcext:value-type="float">
            <text:p>0.0853188004</text:p>
          </table:table-cell>
          <table:table-cell table:style-name="ce11" table:formula="of:=[.X105]*conv" office:value-type="float" office:value="2.32164268371147" calcext:value-type="float">
            <text:p>2.3216426837</text:p>
          </table:table-cell>
          <table:table-cell table:style-name="ce24" table:formula="of:=[.Y99]-[.Y105]" office:value-type="float" office:value="0.0618661956919597" calcext:value-type="float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 calcext:value-type="float">
            <text:p>0.0932177521</text:p>
          </table:table-cell>
          <table:table-cell table:style-name="ce11" table:formula="of:=[.AD105]*conv" office:value-type="float" office:value="2.53658409516845" calcext:value-type="float">
            <text:p>2.5365840952</text:p>
          </table:table-cell>
          <table:table-cell table:style-name="ce24" table:formula="of:=[.AE99]-[.AE105]" office:value-type="float" office:value="0.102774343059044" calcext:value-type="float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 calcext:value-type="float">
            <text:p>0.0661157167</text:p>
          </table:table-cell>
          <table:table-cell table:style-name="ce11" table:formula="of:=[.AJ105]*conv" office:value-type="float" office:value="1.79910018934329" calcext:value-type="float">
            <text:p>1.7991001893</text:p>
          </table:table-cell>
          <table:table-cell table:style-name="ce24" table:formula="of:=[.AK99]-[.AK105]" office:value-type="float" office:value="0.0702793304737825" calcext:value-type="float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9"/>
          <table:table-cell table:style-name="ce20" table:formula="of:=AVERAGE([.H106];[.N106];[.T106];[.Z106];[.AF106];[.AL106])" office:value-type="float" office:value="3.60415529124636" calcext:value-type="float">
            <text:p>3.6041552912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05]/[.G105])*100)" office:value-type="float" office:value="4.59291930018166" calcext:value-type="float">
            <text:p>4.592919300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N105]/[.M105])*100)" office:value-type="float" office:value="6.06524141563074" calcext:value-type="float">
            <text:p>6.0652414156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05]/[.S105])*100)" office:value-type="float" office:value="0.343968578069009" calcext:value-type="float">
            <text:p>0.343968578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05]/[.Y105])*100)" office:value-type="float" office:value="2.66475957415884" calcext:value-type="float">
            <text:p>2.66475957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05]/[.AE105])*100)" office:value-type="float" office:value="4.0516828617984" calcext:value-type="float">
            <text:p>4.0516828618</text:p>
          </table:table-cell>
          <table:table-cell table:number-columns-repeated="3"/>
          <table:table-cell table:style-name="ce11" table:number-columns-repeated="2"/>
          <table:table-cell table:style-name="ce20" table:formula="of:=ABS(([.AL105]/[.AK105])*100)" office:value-type="float" office:value="3.90636001763948" calcext:value-type="float">
            <text:p>3.9063600176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1.7592866701" calcext:value-type="float">
            <text:p>-231.7592866701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09887446209" calcext:value-type="float">
            <text:p>-385.09887446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8.43286421727" calcext:value-type="float">
            <text:p>-538.432864217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4.5333711006" calcext:value-type="float">
            <text:p>-614.5333711006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0.0693056808" calcext:value-type="float">
            <text:p>-920.06930568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602948695415" calcext:value-type="float">
            <text:p>-231.602948695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4.98951671335" calcext:value-type="float">
            <text:p>-384.989516713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8.358976609095" calcext:value-type="float">
            <text:p>-538.358976609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4.448009233318" calcext:value-type="float">
            <text:p>-614.448009233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19.974866938002" calcext:value-type="float">
            <text:p>-919.974866938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10]-[.F109]" office:value-type="float" office:value="0.156337974685016" calcext:value-type="float">
            <text:p>0.1563379747</text:p>
          </table:table-cell>
          <table:table-cell table:style-name="ce11" table:formula="of:=[.F111]*conv" office:value-type="float" office:value="4.25417274110524" calcext:value-type="float">
            <text:p>4.2541727411</text:p>
          </table:table-cell>
          <table:table-cell table:style-name="ce2"/>
          <table:table-cell table:number-columns-repeated="3"/>
          <table:table-cell table:style-name="ce11" table:formula="of:=[.L110]-[.L109]" office:value-type="float" office:value="0.109357748739626" calcext:value-type="float">
            <text:p>0.1093577487</text:p>
          </table:table-cell>
          <table:table-cell table:style-name="ce11" table:formula="of:=[.L111]*conv" office:value-type="float" office:value="2.97577574900835" calcext:value-type="float">
            <text:p>2.975775749</text:p>
          </table:table-cell>
          <table:table-cell table:style-name="ce11" table:number-columns-repeated="2"/>
          <table:table-cell table:number-columns-repeated="2"/>
          <table:table-cell table:style-name="ce11" table:formula="of:=[.R110]-[.R109]" office:value-type="float" office:value="0.0738876081746867" calcext:value-type="float">
            <text:p>0.0738876082</text:p>
          </table:table-cell>
          <table:table-cell table:style-name="ce11" table:formula="of:=[.R111]*conv" office:value-type="float" office:value="2.01058411582674" calcext:value-type="float">
            <text:p>2.0105841158</text:p>
          </table:table-cell>
          <table:table-cell table:style-name="ce11" table:number-columns-repeated="2"/>
          <table:table-cell table:number-columns-repeated="2"/>
          <table:table-cell table:style-name="ce11" table:formula="of:=[.X110]-[.X109]" office:value-type="float" office:value="0.0853618672823586" calcext:value-type="float">
            <text:p>0.0853618673</text:p>
          </table:table-cell>
          <table:table-cell table:style-name="ce11" table:formula="of:=[.X111]*conv" office:value-type="float" office:value="2.32281459225823" calcext:value-type="float">
            <text:p>2.3228145923</text:p>
          </table:table-cell>
          <table:table-cell table:number-columns-repeated="4"/>
          <table:table-cell table:style-name="ce11" table:formula="of:=[.AD110]-[.AD109]" office:value-type="float" office:value="0.094438742798161" calcext:value-type="float">
            <text:p>0.0944387428</text:p>
          </table:table-cell>
          <table:table-cell table:style-name="ce11" table:formula="of:=[.AD111]*conv" office:value-type="float" office:value="2.56980894197736" calcext:value-type="float">
            <text:p>2.569808942</text:p>
          </table:table-cell>
          <table:table-cell table:number-columns-repeated="4"/>
          <table:table-cell table:style-name="ce11" table:formula="of:=[.AJ110]-[.AJ109]" office:value-type="float" office:value="0" calcext:value-type="float">
            <text:p>0</text:p>
          </table:table-cell>
          <table:table-cell table:style-name="ce11" table:formula="of:=[.AJ111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13494627" calcext:value-type="float">
            <text:p>-2.691349462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110212248" calcext:value-type="float">
            <text:p>-4.451102122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3354417105" calcext:value-type="float">
            <text:p>-6.2335441711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23643564" calcext:value-type="float">
            <text:p>-7.123643564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727258941" calcext:value-type="float">
            <text:p>-10.6727258941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410732284" calcext:value-type="float">
            <text:p>-23.941073228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4276716398915" calcext:value-type="float">
            <text:p>-2.5427671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4670160283302" calcext:value-type="float">
            <text:p>-4.34670160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5899622621616" calcext:value-type="float">
            <text:p>-6.158996226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3958647401526" calcext:value-type="float">
            <text:p>-7.03958647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804189363307" calcext:value-type="float">
            <text:p>-10.5804189363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8777575856466" calcext:value-type="float">
            <text:p>-23.8777575856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17];[.N117];[.T117];[.Z117];[.AF117];[.AL117]);-MIN([.H117];[.N117];[.T117];[.Z117];[.AF117];[.AL117]))" office:value-type="float" office:value="1.72290629982688" calcext:value-type="float">
            <text:p>1.7229062998</text:p>
          </table:table-cell>
          <table:table-cell table:style-name="ce20" table:formula="of:=AVERAGE([.H117];[.N117];[.T117];[.Z117];[.AF117];[.AL117])" office:value-type="float" office:value="-0.216904267975103" calcext:value-type="float">
            <text:p>-0.216904268</text:p>
          </table:table-cell>
          <table:table-cell table:style-name="ce2"/>
          <table:table-cell table:number-columns-repeated="2"/>
          <table:table-cell table:style-name="ce11" table:formula="of:=[.F116]-[.F115]" office:value-type="float" office:value="0.14858229871085" calcext:value-type="float">
            <text:p>0.1485822987</text:p>
          </table:table-cell>
          <table:table-cell table:style-name="ce11" table:formula="of:=[.F117]*conv" office:value-type="float" office:value="4.0431300601148" calcext:value-type="float">
            <text:p>4.0431300601</text:p>
          </table:table-cell>
          <table:table-cell table:style-name="ce24" table:formula="of:=[.G111]-[.G117]" office:value-type="float" office:value="0.211042680990441" calcext:value-type="float">
            <text:p>0.211042681</text:p>
          </table:table-cell>
          <table:table-cell table:number-columns-repeated="3"/>
          <table:table-cell table:style-name="ce11" table:formula="of:=[.L116]-[.L115]" office:value-type="float" office:value="0.104400519646979" calcext:value-type="float">
            <text:p>0.1044005196</text:p>
          </table:table-cell>
          <table:table-cell table:style-name="ce11" table:formula="of:=[.L117]*conv" office:value-type="float" office:value="2.84088268211375" calcext:value-type="float">
            <text:p>2.8408826821</text:p>
          </table:table-cell>
          <table:table-cell table:style-name="ce24" table:formula="of:=[.M111]-[.M117]" office:value-type="float" office:value="0.134893066894608" calcext:value-type="float">
            <text:p>0.1348930669</text:p>
          </table:table-cell>
          <table:table-cell table:style-name="ce24"/>
          <table:table-cell table:number-columns-repeated="2"/>
          <table:table-cell table:style-name="ce11" table:formula="of:=[.R116]-[.R115]" office:value-type="float" office:value="0.0745479448338369" calcext:value-type="float">
            <text:p>0.0745479448</text:p>
          </table:table-cell>
          <table:table-cell table:style-name="ce11" table:formula="of:=[.R117]*conv" office:value-type="float" office:value="2.02855279055832" calcext:value-type="float">
            <text:p>2.0285527906</text:p>
          </table:table-cell>
          <table:table-cell table:style-name="ce24" table:formula="of:=[.S111]-[.S117]" office:value-type="float" office:value="-0.0179686747315819" calcext:value-type="float">
            <text:p>-0.0179686747</text:p>
          </table:table-cell>
          <table:table-cell table:style-name="ce24"/>
          <table:table-cell table:number-columns-repeated="2"/>
          <table:table-cell table:style-name="ce11" table:formula="of:=[.X116]-[.X115]" office:value-type="float" office:value="0.0840570899847357" calcext:value-type="float">
            <text:p>0.08405709</text:p>
          </table:table-cell>
          <table:table-cell table:style-name="ce11" table:formula="of:=[.X117]*conv" office:value-type="float" office:value="2.28730979552574" calcext:value-type="float">
            <text:p>2.2873097955</text:p>
          </table:table-cell>
          <table:table-cell table:style-name="ce24" table:formula="of:=[.Y111]-[.Y117]" office:value-type="float" office:value="0.035504796732488" calcext:value-type="float">
            <text:p>0.0355047967</text:p>
          </table:table-cell>
          <table:table-cell table:style-name="ce24"/>
          <table:table-cell table:number-columns-repeated="2"/>
          <table:table-cell table:style-name="ce11" table:formula="of:=[.AD116]-[.AD115]" office:value-type="float" office:value="0.0923069577693507" calcext:value-type="float">
            <text:p>0.0923069578</text:p>
          </table:table-cell>
          <table:table-cell table:style-name="ce11" table:formula="of:=[.AD117]*conv" office:value-type="float" office:value="2.51180011988706" calcext:value-type="float">
            <text:p>2.5118001199</text:p>
          </table:table-cell>
          <table:table-cell table:style-name="ce24" table:formula="of:=[.AE111]-[.AE117]" office:value-type="float" office:value="0.0580088220903003" calcext:value-type="float">
            <text:p>0.0580088221</text:p>
          </table:table-cell>
          <table:table-cell table:number-columns-repeated="3"/>
          <table:table-cell table:style-name="ce11" table:formula="of:=[.AJ116]-[.AJ115]" office:value-type="float" office:value="0.0633156427533805" calcext:value-type="float">
            <text:p>0.0633156428</text:p>
          </table:table-cell>
          <table:table-cell table:style-name="ce11" table:formula="of:=[.AJ117]*conv" office:value-type="float" office:value="1.72290629982688" calcext:value-type="float">
            <text:p>1.7229062998</text:p>
          </table:table-cell>
          <table:table-cell table:style-name="ce24" table:formula="of:=[.AK111]-[.AK117]" office:value-type="float" office:value="-1.72290629982688" calcext:value-type="float">
            <text:p>-1.7229062998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18];[.N118];[.T118];[.Z118];[.AF118];[.AL118])" office:value-type="float" office:value="19.1192593467803" calcext:value-type="float">
            <text:p>19.1192593468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17]/[.G117])*100)" office:value-type="float" office:value="5.21978461866371" calcext:value-type="float">
            <text:p>5.2197846187</text:p>
          </table:table-cell>
          <table:table-cell table:number-columns-repeated="3"/>
          <table:table-cell table:style-name="ce11" table:number-columns-repeated="2"/>
          <table:table-cell table:style-name="ce20" table:formula="of:=ABS(([.N117]/[.M117])*100)" office:value-type="float" office:value="4.74828009420795" calcext:value-type="float">
            <text:p>4.7482800942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17]/[.S117])*100)" office:value-type="float" office:value="0.885787878689436" calcext:value-type="float">
            <text:p>0.8857878787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17]/[.Y117])*100)" office:value-type="float" office:value="1.55225133044679" calcext:value-type="float">
            <text:p>1.5522513304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17]/[.AE117])*100)" office:value-type="float" office:value="2.3094521586737" calcext:value-type="float">
            <text:p>2.3094521587</text:p>
          </table:table-cell>
          <table:table-cell table:number-columns-repeated="3"/>
          <table:table-cell table:style-name="ce11" table:number-columns-repeated="2"/>
          <table:table-cell table:style-name="ce20" table:formula="of:=ABS(([.AL117]/[.AK117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1179777497" calcext:value-type="float">
            <text:p>-232.117977749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8064402815" calcext:value-type="float">
            <text:p>-385.68064402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237606231" calcext:value-type="float">
            <text:p>-539.23760623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4425083452" calcext:value-type="float">
            <text:p>-615.442508345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4103220758" calcext:value-type="float">
            <text:p>-921.41032207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63405295604" calcext:value-type="float">
            <text:p>-231.963405295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7134076716" calcext:value-type="float">
            <text:p>-385.57134076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63770292591" calcext:value-type="float">
            <text:p>-539.163770292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357036436808" calcext:value-type="float">
            <text:p>-615.357036436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315951476539" calcext:value-type="float">
            <text:p>-921.3159514765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22]-[.F121]" office:value-type="float" office:value="0.1545724540957" calcext:value-type="float">
            <text:p>0.1545724541</text:p>
          </table:table-cell>
          <table:table-cell table:style-name="ce11" table:formula="of:=[.F123]*conv" office:value-type="float" office:value="4.20613048150668" calcext:value-type="float">
            <text:p>4.2061304815</text:p>
          </table:table-cell>
          <table:table-cell table:style-name="ce2"/>
          <table:table-cell table:number-columns-repeated="3"/>
          <table:table-cell table:style-name="ce11" table:formula="of:=[.L122]-[.L121]" office:value-type="float" office:value="0.109303260990316" calcext:value-type="float">
            <text:p>0.109303261</text:p>
          </table:table-cell>
          <table:table-cell table:style-name="ce11" table:formula="of:=[.L123]*conv" office:value-type="float" office:value="2.97429306191134" calcext:value-type="float">
            <text:p>2.9742930619</text:p>
          </table:table-cell>
          <table:table-cell table:style-name="ce11" table:number-columns-repeated="2"/>
          <table:table-cell table:number-columns-repeated="2"/>
          <table:table-cell table:style-name="ce11" table:formula="of:=[.R122]-[.R121]" office:value-type="float" office:value="0.0738359384085925" calcext:value-type="float">
            <text:p>0.0738359384</text:p>
          </table:table-cell>
          <table:table-cell table:style-name="ce11" table:formula="of:=[.R123]*conv" office:value-type="float" office:value="2.00917810995453" calcext:value-type="float">
            <text:p>2.00917811</text:p>
          </table:table-cell>
          <table:table-cell table:style-name="ce11" table:number-columns-repeated="2"/>
          <table:table-cell table:number-columns-repeated="2"/>
          <table:table-cell table:style-name="ce11" table:formula="of:=[.X122]-[.X121]" office:value-type="float" office:value="0.085471908392492" calcext:value-type="float">
            <text:p>0.0854719084</text:p>
          </table:table-cell>
          <table:table-cell table:style-name="ce11" table:formula="of:=[.X123]*conv" office:value-type="float" office:value="2.32580896321688" calcext:value-type="float">
            <text:p>2.3258089632</text:p>
          </table:table-cell>
          <table:table-cell table:number-columns-repeated="4"/>
          <table:table-cell table:style-name="ce11" table:formula="of:=[.AD122]-[.AD121]" office:value-type="float" office:value="0.0943705992606283" calcext:value-type="float">
            <text:p>0.0943705993</text:p>
          </table:table-cell>
          <table:table-cell table:style-name="ce11" table:formula="of:=[.AD123]*conv" office:value-type="float" office:value="2.56795466197637" calcext:value-type="float">
            <text:p>2.567954662</text:p>
          </table:table-cell>
          <table:table-cell table:number-columns-repeated="4"/>
          <table:table-cell table:style-name="ce11" table:formula="of:=[.AJ122]-[.AJ121]" office:value-type="float" office:value="0" calcext:value-type="float">
            <text:p>0</text:p>
          </table:table-cell>
          <table:table-cell table:style-name="ce11" table:formula="of:=[.AJ123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966617749" calcext:value-type="float">
            <text:p>-2.69666177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5861214394" calcext:value-type="float">
            <text:p>-4.4586121439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24392719362" calcext:value-type="float">
            <text:p>-6.2439271936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1346870155" calcext:value-type="float">
            <text:p>-7.1346870155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6876350583" calcext:value-type="float">
            <text:p>-10.68763505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9694789374" calcext:value-type="float">
            <text:p>-23.9694789374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5571256515666" calcext:value-type="float">
            <text:p>-2.555712565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5837888402044" calcext:value-type="float">
            <text:p>-4.35837888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7197800198305" calcext:value-type="float">
            <text:p>-6.17197800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7.0533247328418" calcext:value-type="float">
            <text:p>-7.053324732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5990314804657" calcext:value-type="float">
            <text:p>-10.5990314805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9081751735398" calcext:value-type="float">
            <text:p>-23.9081751735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29];[.N129];[.T129];[.Z129];[.AF129];[.AL129]);-MIN([.H129];[.N129];[.T129];[.Z129];[.AF129];[.AL129]))" office:value-type="float" office:value="1.66816028969746" calcext:value-type="float">
            <text:p>1.6681602897</text:p>
          </table:table-cell>
          <table:table-cell table:style-name="ce20" table:formula="of:=AVERAGE([.H129];[.N129];[.T129];[.Z129];[.AF129];[.AL129])" office:value-type="float" office:value="-0.121757904603336" calcext:value-type="float">
            <text:p>-0.1217579046</text:p>
          </table:table-cell>
          <table:table-cell table:style-name="ce2"/>
          <table:table-cell table:number-columns-repeated="2"/>
          <table:table-cell table:style-name="ce11" table:formula="of:=[.F128]-[.F127]" office:value-type="float" office:value="0.140949209743337" calcext:value-type="float">
            <text:p>0.1409492097</text:p>
          </table:table-cell>
          <table:table-cell table:style-name="ce11" table:formula="of:=[.F129]*conv" office:value-type="float" office:value="3.83542314129709" calcext:value-type="float">
            <text:p>3.8354231413</text:p>
          </table:table-cell>
          <table:table-cell table:style-name="ce24" table:formula="of:=[.G123]-[.G129]" office:value-type="float" office:value="0.370707340209596" calcext:value-type="float">
            <text:p>0.3707073402</text:p>
          </table:table-cell>
          <table:table-cell table:number-columns-repeated="3"/>
          <table:table-cell table:style-name="ce11" table:formula="of:=[.L128]-[.L127]" office:value-type="float" office:value="0.100233259919558" calcext:value-type="float">
            <text:p>0.1002332599</text:p>
          </table:table-cell>
          <table:table-cell table:style-name="ce11" table:formula="of:=[.L129]*conv" office:value-type="float" office:value="2.72748577535953" calcext:value-type="float">
            <text:p>2.7274857754</text:p>
          </table:table-cell>
          <table:table-cell table:style-name="ce24" table:formula="of:=[.M123]-[.M129]" office:value-type="float" office:value="0.246807286551809" calcext:value-type="float">
            <text:p>0.2468072866</text:p>
          </table:table-cell>
          <table:table-cell table:style-name="ce24"/>
          <table:table-cell table:number-columns-repeated="2"/>
          <table:table-cell table:style-name="ce11" table:formula="of:=[.R128]-[.R127]" office:value-type="float" office:value="0.0719491916369499" calcext:value-type="float">
            <text:p>0.0719491916</text:p>
          </table:table-cell>
          <table:table-cell table:style-name="ce11" table:formula="of:=[.R129]*conv" office:value-type="float" office:value="1.95783711809723" calcext:value-type="float">
            <text:p>1.9578371181</text:p>
          </table:table-cell>
          <table:table-cell table:style-name="ce24" table:formula="of:=[.S123]-[.S129]" office:value-type="float" office:value="0.0513409918572998" calcext:value-type="float">
            <text:p>0.0513409919</text:p>
          </table:table-cell>
          <table:table-cell table:style-name="ce24"/>
          <table:table-cell table:number-columns-repeated="2"/>
          <table:table-cell table:style-name="ce11" table:formula="of:=[.X128]-[.X127]" office:value-type="float" office:value="0.0813622826582003" calcext:value-type="float">
            <text:p>0.0813622827</text:p>
          </table:table-cell>
          <table:table-cell table:style-name="ce11" table:formula="of:=[.X129]*conv" office:value-type="float" office:value="2.21398035720997" calcext:value-type="float">
            <text:p>2.2139803572</text:p>
          </table:table-cell>
          <table:table-cell table:style-name="ce24" table:formula="of:=[.Y123]-[.Y129]" office:value-type="float" office:value="0.111828606006904" calcext:value-type="float">
            <text:p>0.111828606</text:p>
          </table:table-cell>
          <table:table-cell table:style-name="ce24"/>
          <table:table-cell table:number-columns-repeated="2"/>
          <table:table-cell table:style-name="ce11" table:formula="of:=[.AD128]-[.AD127]" office:value-type="float" office:value="0.0886035778342897" calcext:value-type="float">
            <text:p>0.0886035778</text:p>
          </table:table-cell>
          <table:table-cell table:style-name="ce11" table:formula="of:=[.AD129]*conv" office:value-type="float" office:value="2.41102602452454" calcext:value-type="float">
            <text:p>2.4110260245</text:p>
          </table:table-cell>
          <table:table-cell table:style-name="ce24" table:formula="of:=[.AE123]-[.AE129]" office:value-type="float" office:value="0.156928637451837" calcext:value-type="float">
            <text:p>0.1569286375</text:p>
          </table:table-cell>
          <table:table-cell table:number-columns-repeated="3"/>
          <table:table-cell table:style-name="ce11" table:formula="of:=[.AJ128]-[.AJ127]" office:value-type="float" office:value="0.061303763860213" calcext:value-type="float">
            <text:p>0.0613037639</text:p>
          </table:table-cell>
          <table:table-cell table:style-name="ce11" table:formula="of:=[.AJ129]*conv" office:value-type="float" office:value="1.66816028969746" calcext:value-type="float">
            <text:p>1.6681602897</text:p>
          </table:table-cell>
          <table:table-cell table:style-name="ce24" table:formula="of:=[.AK123]-[.AK129]" office:value-type="float" office:value="-1.66816028969746" calcext:value-type="float">
            <text:p>-1.6681602897</text:p>
          </table:table-cell>
          <table:table-cell table:number-columns-repeated="986"/>
        </table:table-row>
        <table:table-row table:style-name="ro5">
          <table:table-cell table:style-name="ce19"/>
          <table:table-cell table:style-name="ce20" table:formula="of:=AVERAGE([.H130];[.N130];[.T130];[.Z130];[.AF130];[.AL130])" office:value-type="float" office:value="22.1493990294975" calcext:value-type="float">
            <text:p>22.1493990295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20" table:formula="of:=ABS(([.H129]/[.G129])*100)" office:value-type="float" office:value="9.66535702979118" calcext:value-type="float">
            <text:p>9.6653570298</text:p>
          </table:table-cell>
          <table:table-cell table:number-columns-repeated="3"/>
          <table:table-cell table:style-name="ce11" table:number-columns-repeated="2"/>
          <table:table-cell table:style-name="ce20" table:formula="of:=ABS(([.N129]/[.M129])*100)" office:value-type="float" office:value="9.04889362875873" calcext:value-type="float">
            <text:p>9.0488936288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T129]/[.S129])*100)" office:value-type="float" office:value="2.6223321328792" calcext:value-type="float">
            <text:p>2.6223321329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Z129]/[.Y129])*100)" office:value-type="float" office:value="5.05102069414152" calcext:value-type="float">
            <text:p>5.0510206941</text:p>
          </table:table-cell>
          <table:table-cell table:style-name="ce24"/>
          <table:table-cell table:number-columns-repeated="2"/>
          <table:table-cell table:style-name="ce11" table:number-columns-repeated="2"/>
          <table:table-cell table:style-name="ce20" table:formula="of:=ABS(([.AF129]/[.AE129])*100)" office:value-type="float" office:value="6.50879069141461" calcext:value-type="float">
            <text:p>6.5087906914</text:p>
          </table:table-cell>
          <table:table-cell table:number-columns-repeated="3"/>
          <table:table-cell table:style-name="ce11" table:number-columns-repeated="2"/>
          <table:table-cell table:style-name="ce20" table:formula="of:=ABS(([.AL129]/[.AK129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ring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30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2" table:number-columns-repeated="3"/>
          <table:table-cell/>
          <table:table-cell office:value-type="string" calcext:value-type="string">
            <text:p>Singlet</text:p>
          </table:table-cell>
          <table:table-cell office:value-type="float" office:value="-232.0937371012" calcext:value-type="float">
            <text:p>-232.093737101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5.63962264992" calcext:value-type="float">
            <text:p>-385.63962264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539.17947439436" calcext:value-type="float">
            <text:p>-539.179474394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615.3763216387" calcext:value-type="float">
            <text:p>-615.376321638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921.3112523858" calcext:value-type="float">
            <text:p>-921.31125238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1.940804347849" calcext:value-type="float">
            <text:p>-231.940804347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5.529860328784" calcext:value-type="float">
            <text:p>-385.529860328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539.104814926823" calcext:value-type="float">
            <text:p>-539.10481492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615.289831187856" calcext:value-type="float">
            <text:p>-615.2898311879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921.215566205867" calcext:value-type="float">
            <text:p>-921.2155662059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π* triplet</text:p>
          </table:table-cell>
          <table:table-cell table:number-columns-repeated="989"/>
        </table:table-row>
        <table:table-row table:style-name="ro5">
          <table:table-cell table:style-name="ce2" table:number-columns-repeated="3"/>
          <table:table-cell table:number-columns-repeated="2"/>
          <table:table-cell table:style-name="ce11" table:formula="of:=[.F134]-[.F133]" office:value-type="float" office:value="0.152932753350683" calcext:value-type="float">
            <text:p>0.1529327534</text:p>
          </table:table-cell>
          <table:table-cell table:style-name="ce11" table:formula="of:=[.F135]*conv" office:value-type="float" office:value="4.1615119540691" calcext:value-type="float">
            <text:p>4.1615119541</text:p>
          </table:table-cell>
          <table:table-cell table:style-name="ce2"/>
          <table:table-cell table:number-columns-repeated="3"/>
          <table:table-cell table:style-name="ce11" table:formula="of:=[.L134]-[.L133]" office:value-type="float" office:value="0.109762321136486" calcext:value-type="float">
            <text:p>0.1097623211</text:p>
          </table:table-cell>
          <table:table-cell table:style-name="ce11" table:formula="of:=[.L135]*conv" office:value-type="float" office:value="2.9867847240574" calcext:value-type="float">
            <text:p>2.9867847241</text:p>
          </table:table-cell>
          <table:table-cell table:style-name="ce11" table:number-columns-repeated="2"/>
          <table:table-cell table:number-columns-repeated="2"/>
          <table:table-cell table:style-name="ce11" table:formula="of:=[.R134]-[.R133]" office:value-type="float" office:value="0.0746594675374581" calcext:value-type="float">
            <text:p>0.0746594675</text:p>
          </table:table-cell>
          <table:table-cell table:style-name="ce11" table:formula="of:=[.R135]*conv" office:value-type="float" office:value="2.03158747772704" calcext:value-type="float">
            <text:p>2.0315874777</text:p>
          </table:table-cell>
          <table:table-cell table:style-name="ce11" table:number-columns-repeated="2"/>
          <table:table-cell table:number-columns-repeated="2"/>
          <table:table-cell table:style-name="ce11" table:formula="of:=[.X134]-[.X133]" office:value-type="float" office:value="0.0864904508439395" calcext:value-type="float">
            <text:p>0.0864904508</text:p>
          </table:table-cell>
          <table:table-cell table:style-name="ce11" table:formula="of:=[.X135]*conv" office:value-type="float" office:value="2.35352491349279" calcext:value-type="float">
            <text:p>2.3535249135</text:p>
          </table:table-cell>
          <table:table-cell table:number-columns-repeated="4"/>
          <table:table-cell table:style-name="ce11" table:formula="of:=[.AD134]-[.AD133]" office:value-type="float" office:value="0.0956861799334092" calcext:value-type="float">
            <text:p>0.0956861799</text:p>
          </table:table-cell>
          <table:table-cell table:style-name="ce11" table:formula="of:=[.AD135]*conv" office:value-type="float" office:value="2.60375343350418" calcext:value-type="float">
            <text:p>2.6037534335</text:p>
          </table:table-cell>
          <table:table-cell table:number-columns-repeated="4"/>
          <table:table-cell table:style-name="ce11" table:formula="of:=[.AJ134]-[.AJ133]" office:value-type="float" office:value="0" calcext:value-type="float">
            <text:p>0</text:p>
          </table:table-cell>
          <table:table-cell table:style-name="ce11" table:formula="of:=[.AJ135]*conv" office:value-type="float" office:value="0" calcext:value-type="float">
            <text:p>0</text:p>
          </table:table-cell>
          <table:table-cell table:number-columns-repeated="987"/>
        </table:table-row>
        <table:table-row table:style-name="ro5">
          <table:table-cell table:style-name="ce2" table:number-columns-repeated="8"/>
          <table:table-cell/>
          <table:table-cell table:style-name="ce2" table:number-columns-repeated="29"/>
          <table:table-cell table:number-columns-repeated="986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ring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3"/>
          <table:table-cell table:number-columns-repeated="986"/>
        </table:table-row>
        <table:table-row table:style-name="ro5">
          <table:table-cell table:style-name="ce2" table:number-columns-repeated="3"/>
          <table:table-cell table:style-name="ce11" office:value-type="string" calcext:value-type="string">
            <text:p>Benz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Napthalene</text:p>
          </table:table-cell>
          <table:table-cell table:number-columns-repeated="5"/>
          <table:table-cell table:style-name="ce11" office:value-type="string" calcext:value-type="string">
            <text:p>Anthracine</text:p>
          </table:table-cell>
          <table:table-cell table:number-columns-repeated="5"/>
          <table:table-cell table:style-name="ce11" office:value-type="string" calcext:value-type="string">
            <text:p>Pyrene</text:p>
          </table:table-cell>
          <table:table-cell table:number-columns-repeated="5"/>
          <table:table-cell table:style-name="ce11" office:value-type="string" calcext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54H18</text:p>
          </table:table-cell>
          <table:table-cell table:number-columns-repeated="3"/>
          <table:table-cell table:style-name="ce2"/>
          <table:table-cell table:number-columns-repeated="986"/>
        </table:table-row>
        <table:table-row table:style-name="ro5">
          <table:table-cell table:style-name="ce19"/>
          <table:table-cell table:style-name="ce20"/>
          <table:table-cell table:style-name="ce2"/>
          <table:table-cell/>
          <table:table-cell office:value-type="string" calcext:value-type="string">
            <text:p>Singlet</text:p>
          </table:table-cell>
          <table:table-cell office:value-type="float" office:value="-2.6704891425" calcext:value-type="float">
            <text:p>-2.6704891425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.41353954027" calcext:value-type="float">
            <text:p>-4.413539540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6.1799563343" calcext:value-type="float">
            <text:p>-6.1799563343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7.0611308072" calcext:value-type="float">
            <text:p>-7.0611308072</text:p>
          </table:table-cell>
          <table:table-cell/>
          <table:table-cell table:style-name="ce20" table:number-columns-repeated="2"/>
          <table:table-cell/>
          <table:table-cell office:value-type="string" calcext:value-type="string">
            <text:p>Singlet</text:p>
          </table:table-cell>
          <table:table-cell office:value-type="float" office:value="-10.5761137139" calcext:value-type="float">
            <text:p>-10.576113713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3.71323214167" calcext:value-type="float">
            <text:p>-23.7132321417</text:p>
          </table:table-cell>
          <table:table-cell/>
          <table:table-cell table:style-name="ce20"/>
          <table:table-cell table:number-columns-repeated="986"/>
        </table:table-row>
        <table:table-row table:style-name="ro5">
          <table:table-cell table:style-name="ce2" office:value-type="string" calcext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.5305808090413" calcext:value-type="float">
            <text:p>-2.5305808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.31345994979354" calcext:value-type="float">
            <text:p>-4.3134599498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10771440642373" calcext:value-type="float">
            <text:p>-6.1077144064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6.97926862105877" calcext:value-type="float">
            <text:p>-6.9792686211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10.4870414319775" calcext:value-type="float">
            <text:p>-10.487041432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π* triplet</text:p>
          </table:table-cell>
          <table:table-cell office:value-type="float" office:value="-23.6507931317217" calcext:value-type="float">
            <text:p>-23.6507931317</text:p>
          </table:table-cell>
          <table:table-cell/>
          <table:table-cell table:style-name="ce2"/>
          <table:table-cell table:number-columns-repeated="986"/>
        </table:table-row>
        <table:table-row table:style-name="ro5">
          <table:table-cell table:style-name="ce19" table:formula="of:=MAX(MAX([.H141];[.N141];[.T141];[.Z141];[.AF141];[.AL141]);-MIN([.H141];[.N141];[.T141];[.Z141];[.AF141];[.AL141]))" office:value-type="float" office:value="1.69905190750124" calcext:value-type="float">
            <text:p>1.6990519075</text:p>
          </table:table-cell>
          <table:table-cell table:style-name="ce20" table:formula="of:=AVERAGE([.H141];[.N141];[.T141];[.Z141];[.AF141];[.AL141])" office:value-type="float" office:value="-0.118243248242459" calcext:value-type="float">
            <text:p>-0.1182432482</text:p>
          </table:table-cell>
          <table:table-cell table:style-name="ce2"/>
          <table:table-cell table:number-columns-repeated="2"/>
          <table:table-cell table:style-name="ce11" table:formula="of:=[.F140]-[.F139]" office:value-type="float" office:value="0.139908333458701" calcext:value-type="float">
            <text:p>0.1399083335</text:p>
          </table:table-cell>
          <table:table-cell table:style-name="ce11" table:formula="of:=[.F141]*conv" office:value-type="float" office:value="3.80709945649893" calcext:value-type="float">
            <text:p>3.8070994565</text:p>
          </table:table-cell>
          <table:table-cell table:style-name="ce24" table:formula="of:=[.G135]-[.G141]" office:value-type="float" office:value="0.354412497570165" calcext:value-type="float">
            <text:p>0.3544124976</text:p>
          </table:table-cell>
          <table:table-cell table:number-columns-repeated="3"/>
          <table:table-cell table:style-name="ce11" table:formula="of:=[.L140]-[.L139]" office:value-type="float" office:value="0.100079590476457" calcext:value-type="float">
            <text:p>0.1000795905</text:p>
          </table:table-cell>
          <table:table-cell table:style-name="ce11" table:formula="of:=[.L141]*conv" office:value-type="float" office:value="2.72330421705741" calcext:value-type="float">
            <text:p>2.7233042171</text:p>
          </table:table-cell>
          <table:table-cell table:style-name="ce24" table:formula="of:=[.M135]-[.M141]" office:value-type="float" office:value="0.263480506999991" calcext:value-type="float">
            <text:p>0.263480507</text:p>
          </table:table-cell>
          <table:table-cell table:style-name="ce24"/>
          <table:table-cell table:number-columns-repeated="2"/>
          <table:table-cell table:style-name="ce11" table:formula="of:=[.R140]-[.R139]" office:value-type="float" office:value="0.0722419278762683" calcext:value-type="float">
            <text:p>0.0722419279</text:p>
          </table:table-cell>
          <table:table-cell table:style-name="ce11" table:formula="of:=[.R141]*conv" office:value-type="float" office:value="1.9658028764624" calcext:value-type="float">
            <text:p>1.9658028765</text:p>
          </table:table-cell>
          <table:table-cell table:style-name="ce24" table:formula="of:=[.S135]-[.S141]" office:value-type="float" office:value="0.0657846012646368" calcext:value-type="float">
            <text:p>0.0657846013</text:p>
          </table:table-cell>
          <table:table-cell table:style-name="ce24"/>
          <table:table-cell table:number-columns-repeated="2"/>
          <table:table-cell table:style-name="ce11" table:formula="of:=[.X140]-[.X139]" office:value-type="float" office:value="0.0818621861412252" calcext:value-type="float">
            <text:p>0.0818621861</text:p>
          </table:table-cell>
          <table:table-cell table:style-name="ce11" table:formula="of:=[.X141]*conv" office:value-type="float" office:value="2.22758342309945" calcext:value-type="float">
            <text:p>2.2275834231</text:p>
          </table:table-cell>
          <table:table-cell table:style-name="ce24" table:formula="of:=[.Y135]-[.Y141]" office:value-type="float" office:value="0.125941490393336" calcext:value-type="float">
            <text:p>0.1259414904</text:p>
          </table:table-cell>
          <table:table-cell table:style-name="ce24"/>
          <table:table-cell table:number-columns-repeated="2"/>
          <table:table-cell table:style-name="ce11" table:formula="of:=[.AD140]-[.AD139]" office:value-type="float" office:value="0.08907228192251" calcext:value-type="float">
            <text:p>0.0890722819</text:p>
          </table:table-cell>
          <table:table-cell table:style-name="ce11" table:formula="of:=[.AD141]*conv" office:value-type="float" office:value="2.42378011168582" calcext:value-type="float">
            <text:p>2.4237801117</text:p>
          </table:table-cell>
          <table:table-cell table:style-name="ce24" table:formula="of:=[.AE135]-[.AE141]" office:value-type="float" office:value="0.179973321818363" calcext:value-type="float">
            <text:p>0.1799733218</text:p>
          </table:table-cell>
          <table:table-cell table:number-columns-repeated="3"/>
          <table:table-cell table:style-name="ce11" table:formula="of:=[.AJ140]-[.AJ139]" office:value-type="float" office:value="0.0624390099482532" calcext:value-type="float">
            <text:p>0.0624390099</text:p>
          </table:table-cell>
          <table:table-cell table:style-name="ce11" table:formula="of:=[.AJ141]*conv" office:value-type="float" office:value="1.69905190750124" calcext:value-type="float">
            <text:p>1.6990519075</text:p>
          </table:table-cell>
          <table:table-cell table:style-name="ce24" table:formula="of:=[.AK135]-[.AK141]" office:value-type="float" office:value="-1.69905190750124" calcext:value-type="float">
            <text:p>-1.6990519075</text:p>
          </table:table-cell>
          <table:table-cell table:number-columns-repeated="986"/>
        </table:table-row>
        <table:table-row table:style-name="ro5">
          <table:table-cell/>
          <table:table-cell table:style-name="ce20" table:formula="of:=AVERAGE([.H142];[.N142];[.T142];[.Z142];[.AF142];[.AL142])" office:value-type="float" office:value="22.5682958300267" calcext:value-type="float">
            <text:p>22.56829583</text:p>
          </table:table-cell>
          <table:table-cell table:number-columns-repeated="5"/>
          <table:table-cell table:style-name="ce20" table:formula="of:=ABS(([.H141]/[.G141])*100)" office:value-type="float" office:value="9.30925240119911" calcext:value-type="float">
            <text:p>9.3092524012</text:p>
          </table:table-cell>
          <table:table-cell table:number-columns-repeated="5"/>
          <table:table-cell table:style-name="ce20" table:formula="of:=ABS(([.N141]/[.M141])*100)" office:value-type="float" office:value="9.67503025734993" calcext:value-type="float">
            <text:p>9.6750302573</text:p>
          </table:table-cell>
          <table:table-cell table:number-columns-repeated="5"/>
          <table:table-cell table:style-name="ce20" table:formula="of:=ABS(([.T141]/[.S141])*100)" office:value-type="float" office:value="3.34644953735243" calcext:value-type="float">
            <text:p>3.3464495374</text:p>
          </table:table-cell>
          <table:table-cell table:number-columns-repeated="5"/>
          <table:table-cell table:style-name="ce20" table:formula="of:=ABS(([.Z141]/[.Y141])*100)" office:value-type="float" office:value="5.65372722239518" calcext:value-type="float">
            <text:p>5.6537272224</text:p>
          </table:table-cell>
          <table:table-cell table:number-columns-repeated="5"/>
          <table:table-cell table:style-name="ce20" table:formula="of:=ABS(([.AF141]/[.AE141])*100)" office:value-type="float" office:value="7.42531556186364" calcext:value-type="float">
            <text:p>7.4253155619</text:p>
          </table:table-cell>
          <table:table-cell table:number-columns-repeated="5"/>
          <table:table-cell table:style-name="ce20" table:formula="of:=ABS(([.AL141]/[.AK141])*100)" office:value-type="float" office:value="100" calcext:value-type="float">
            <text:p>100</text:p>
          </table:table-cell>
          <table:table-cell table:number-columns-repeated="986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rt Alkene Results" table:style-name="ta1">
        <table:shapes>
          <draw:frame draw:z-index="19" draw:style-name="gr1" draw:text-style-name="P1" svg:width="130mm" svg:height="60mm" svg:x="969.8mm" svg:y="735.72mm">
            <loext:p draw:notify-on-update-of-ranges="'Short Alkene Results'.D146:'Short Alkene Results'.D146 'Short Alkene Results'.D153:'Short Alkene Results'.D153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20" draw:style-name="gr1" draw:text-style-name="P1" svg:width="130mm" svg:height="60mm" svg:x="970.63mm" svg:y="810.05mm">
            <loext:p draw:notify-on-update-of-ranges="'Short Alkene Results'.D160:'Short Alkene Results'.D160 'Short Alkene Results'.D167:'Short Alkene Results'.D167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21" draw:style-name="gr1" draw:text-style-name="P1" svg:width="130mm" svg:height="60mm" svg:x="972.51mm" svg:y="885.82mm">
            <loext:p draw:notify-on-update-of-ranges="'Short Alkene Results'.D174:'Short Alkene Results'.D174 'Short Alkene Results'.D181:'Short Alkene Results'.D181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 calcext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version</text:p>
          </table:table-cell>
          <table:table-cell office:value-type="float" office:value="27.2113845" calcext:value-type="float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102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205" calcext:value-type="float">
            <text:p>-77.96584872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31" calcext:value-type="float">
            <text:p>-154.791990243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61" calcext:value-type="float">
            <text:p>-231.6189516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61" calcext:value-type="float">
            <text:p>-308.44614696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7136590318" calcext:value-type="float">
            <text:p>-77.7136590318</text:p>
          </table:table-cell>
          <table:table-cell table:style-name="ce28" office:value-type="string" calcext:value-type="string">
            <text:p>ε</text:p>
          </table:table-cell>
          <table:table-cell table:number-columns-repeated="3"/>
          <table:table-cell office:value-type="string" calcext:value-type="string">
            <text:p>Triplet 3a”</text:p>
          </table:table-cell>
          <table:table-cell office:value-type="float" office:value="-154.5798955606" calcext:value-type="float">
            <text:p>-154.5798955606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4365276733" calcext:value-type="float">
            <text:p>-231.4365276733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2812857128" calcext:value-type="float">
            <text:p>-308.2812857128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1202781842" calcext:value-type="float">
            <text:p>-385.1202781842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1.9554851184" calcext:value-type="float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27" office:value-type="string" calcext:value-type="string">
            <text:p>Δ<text:span text:style-name="T1">ST</text:span></text:p>
          </table:table-cell>
          <table:table-cell table:style-name="ce1" table:formula="of:=[.F5]-[.F7]" office:value-type="float" office:value="-0.2521896887" calcext:value-type="float">
            <text:p>-0.2521896887</text:p>
          </table:table-cell>
          <table:table-cell table:style-name="ce1" table:formula="of:=[.F8]*conv" office:value-type="float" office:value="-6.862430586151" calcext:value-type="float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 calcext:value-type="float">
            <text:p>-0.2120946825</text:p>
          </table:table-cell>
          <table:table-cell table:style-name="ce1" table:formula="of:=[.L8]*conv" office:value-type="float" office:value="-5.77138995591317" calcext:value-type="float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 calcext:value-type="float">
            <text:p>-0.1824239828</text:p>
          </table:table-cell>
          <table:table-cell table:style-name="ce1" table:formula="of:=[.R8]*conv" office:value-type="float" office:value="-4.96400913799227" calcext:value-type="float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 calcext:value-type="float">
            <text:p>-0.1648612533</text:p>
          </table:table-cell>
          <table:table-cell table:style-name="ce1" table:formula="of:=[.X8]*conv" office:value-type="float" office:value="-4.4861029526979" calcext:value-type="float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 calcext:value-type="float">
            <text:p>-0.1531345708</text:p>
          </table:table-cell>
          <table:table-cell table:style-name="ce1" table:formula="of:=[.AD8]*conv" office:value-type="float" office:value="-4.16700368628066" calcext:value-type="float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 calcext:value-type="float">
            <text:p>-0.1452168135</text:p>
          </table:table-cell>
          <table:table-cell table:style-name="ce1" table:formula="of:=[.AJ8]*conv" office:value-type="float" office:value="-3.95155054801289" calcext:value-type="float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 calcext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.6317554745" calcext:value-type="float">
            <text:p>-77.63175547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588" calcext:value-type="float">
            <text:p>-231.362517758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93" calcext:value-type="float">
            <text:p>-308.208363309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30817" calcext:value-type="float">
            <text:p>-385.049183081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1269" calcext:value-type="float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 calcext:value-type="float">
            <text:p>-0.334093246</text:p>
          </table:table-cell>
          <table:table-cell table:formula="of:=[.F11]*conv" office:value-type="float" office:value="-9.09113977575933" calcext:value-type="float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 calcext:value-type="float">
            <text:p>-0.2853040033</text:p>
          </table:table-cell>
          <table:table-cell table:formula="of:=[.L11]*conv" office:value-type="float" office:value="-7.76351693318592" calcext:value-type="float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 calcext:value-type="float">
            <text:p>-0.2564338973</text:p>
          </table:table-cell>
          <table:table-cell table:formula="of:=[.R11]*conv" office:value-type="float" office:value="-6.9779213782634" calcext:value-type="float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 calcext:value-type="float">
            <text:p>-0.2377836568</text:p>
          </table:table-cell>
          <table:table-cell table:formula="of:=[.X11]*conv" office:value-type="float" office:value="-6.47042251300059" calcext:value-type="float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 calcext:value-type="float">
            <text:p>-0.2242296733</text:p>
          </table:table-cell>
          <table:table-cell table:formula="of:=[.AD11]*conv" office:value-type="float" office:value="-6.10159985647535" calcext:value-type="float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 calcext:value-type="float">
            <text:p>-0.213610805</text:p>
          </table:table-cell>
          <table:table-cell table:formula="of:=[.AJ11]*conv" office:value-type="float" office:value="-5.81264574821035" calcext:value-type="float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ECP SET 1</text:p>
          </table:table-cell>
          <table:table-cell table:style-name="ce3" office:value-type="string" calcext:value-type="string">
            <text:p>s_coeff</text:p>
          </table:table-cell>
          <table:table-cell table:style-name="ce29" office:value-type="float" office:value="4.3350827513" calcext:value-type="float">
            <text:p>4.3350827513</text:p>
          </table:table-cell>
          <table:table-cell table:style-name="ce3" office:value-type="string" calcext:value-type="string">
            <text:p>s_ex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z_coeff</text:p>
          </table:table-cell>
          <table:table-cell table:style-name="ce29" office:value-type="float" office:value="-3.26796" calcext:value-type="float">
            <text:p>-3.26796</text:p>
          </table:table-cell>
          <table:table-cell table:style-name="ce3" office:value-type="string" calcext:value-type="string">
            <text:p>pz_exp</text:p>
          </table:table-cell>
          <table:table-cell table:style-name="ce29" office:value-type="float" office:value="0.29512" calcext:value-type="float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10.417" calcext:value-type="float">
            <text:p>-10.41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8.44" calcext:value-type="float">
            <text:p>-8.44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” orbital eV</text:p>
          </table:table-cell>
          <table:table-cell office:value-type="float" office:value="-7.412" calcext:value-type="float">
            <text:p>-7.41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6.777" calcext:value-type="float">
            <text:p>-6.777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6.346" calcext:value-type="float">
            <text:p>-6.346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6.037" calcext:value-type="float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0.7110937008" calcext:value-type="float">
            <text:p>-0.711093700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.3643481305" calcext:value-type="float">
            <text:p>-1.364348130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0164575823" calcext:value-type="float">
            <text:p>-2.016457582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.6688038328" calcext:value-type="float">
            <text:p>-2.668803832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3213026332" calcext:value-type="float">
            <text:p>-3.3213026332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.9738741348" calcext:value-type="float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0.3504135128" calcext:value-type="float">
            <text:p>-0.350413512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.0857326109" calcext:value-type="float">
            <text:p>-1.0857326109</text:p>
          </table:table-cell>
          <table:table-cell table:number-columns-repeated="3"/>
          <table:table-cell table:style-name="Default"/>
          <table:table-cell office:value-type="string" calcext:value-type="string">
            <text:p>Triplet 4a”</text:p>
          </table:table-cell>
          <table:table-cell office:value-type="float" office:value="-1.784821996" calcext:value-type="float">
            <text:p>-1.784821996</text:p>
          </table:table-cell>
          <table:table-cell table:number-columns-repeated="3"/>
          <table:table-cell table:style-name="Default"/>
          <table:table-cell office:value-type="string" calcext:value-type="string">
            <text:p>Triplet 5a”</text:p>
          </table:table-cell>
          <table:table-cell office:value-type="float" office:value="-2.4665465552" calcext:value-type="float">
            <text:p>-2.4665465552</text:p>
          </table:table-cell>
          <table:table-cell table:number-columns-repeated="3"/>
          <table:table-cell table:style-name="Default"/>
          <table:table-cell office:value-type="string" calcext:value-type="string">
            <text:p>Triplet 6a”</text:p>
          </table:table-cell>
          <table:table-cell office:value-type="float" office:value="-3.1389271093" calcext:value-type="float">
            <text:p>-3.1389271093</text:p>
          </table:table-cell>
          <table:table-cell table:number-columns-repeated="3"/>
          <table:table-cell table:style-name="Default"/>
          <table:table-cell office:value-type="string" calcext:value-type="string">
            <text:p>Triplet 7a”</text:p>
          </table:table-cell>
          <table:table-cell office:value-type="float" office:value="-3.8056558136" calcext:value-type="float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 calcext:value-type="float">
            <text:p>-0.360680188</text:p>
          </table:table-cell>
          <table:table-cell table:style-name="ce1" table:formula="of:=[.F21]*conv" office:value-type="float" office:value="-9.81460727720029" calcext:value-type="float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 calcext:value-type="float">
            <text:p>-0.2786155196</text:p>
          </table:table-cell>
          <table:table-cell table:style-name="ce1" table:formula="of:=[.L21]*conv" office:value-type="float" office:value="-7.58151403150289" calcext:value-type="float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 calcext:value-type="float">
            <text:p>-0.2316355863</text:p>
          </table:table-cell>
          <table:table-cell table:style-name="ce1" table:formula="of:=[.R21]*conv" office:value-type="float" office:value="-6.30312500269224" calcext:value-type="float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 calcext:value-type="float">
            <text:p>-0.2022572776</text:p>
          </table:table-cell>
          <table:table-cell table:style-name="ce1" table:formula="of:=[.X21]*conv" office:value-type="float" office:value="-5.50370054869684" calcext:value-type="float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 calcext:value-type="float">
            <text:p>-0.1823755239</text:p>
          </table:table-cell>
          <table:table-cell table:style-name="ce1" table:formula="of:=[.AD21]*conv" office:value-type="float" office:value="-4.96269050423185" calcext:value-type="float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 calcext:value-type="float">
            <text:p>-0.1682183212</text:p>
          </table:table-cell>
          <table:table-cell table:style-name="ce1" table:formula="of:=[.AJ21]*conv" office:value-type="float" office:value="-4.5774534181177" calcext:value-type="float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84mm" table:end-y="1.99mm" draw:z-index="0" draw:style-name="gr1" draw:text-style-name="P1" svg:width="146.5mm" svg:height="65.94mm" svg:x="20.29mm" svg:y="2.11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0.3291312375" calcext:value-type="float">
            <text:p>-0.3291312375</text:p>
          </table:table-cell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1.0592246178" calcext:value-type="float">
            <text:p>-1.0592246178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1.751497836" calcext:value-type="float">
            <text:p>-1.751497836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2.4288569771" calcext:value-type="float">
            <text:p>-2.4288569771</text:p>
          </table:table-cell>
          <table:table-cell table:number-columns-repeated="3"/>
          <table:table-cell table:style-name="Default"/>
          <table:table-cell office:value-type="string" calcext:value-type="string">
            <text:p>cation</text:p>
          </table:table-cell>
          <table:table-cell office:value-type="float" office:value="-3.7632587638" calcext:value-type="float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 calcext:value-type="float">
            <text:p>-0.3819624633</text:p>
          </table:table-cell>
          <table:table-cell table:formula="of:=[.F24]*conv" office:value-type="float" office:value="-10.3937274534234" calcext:value-type="float">
            <text:p>-10.3937274534</text:p>
          </table:table-cell>
          <table:table-cell table:number-columns-repeated="4"/>
          <table:table-cell table:formula="of:=[.L18]-[.L23]" office:value-type="float" office:value="-0.3051235127" calcext:value-type="float">
            <text:p>-0.3051235127</text:p>
          </table:table-cell>
          <table:table-cell table:formula="of:=[.L24]*conv" office:value-type="float" office:value="-8.30283322407034" calcext:value-type="float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 calcext:value-type="float">
            <text:p>-0.2649597463</text:p>
          </table:table-cell>
          <table:table-cell table:formula="of:=[.R24]*conv" office:value-type="float" office:value="-7.20992153359176" calcext:value-type="float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 calcext:value-type="float">
            <text:p>-0.2399468557</text:p>
          </table:table-cell>
          <table:table-cell table:formula="of:=[.X24]*conv" office:value-type="float" office:value="-6.52928615001872" calcext:value-type="float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 calcext:value-type="float">
            <text:p>-0.8924456561</text:p>
          </table:table-cell>
          <table:table-cell table:formula="of:=[.AD24]*conv" office:value-type="float" office:value="-24.2846818934919" calcext:value-type="float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 calcext:value-type="float">
            <text:p>-0.210615371</text:p>
          </table:table-cell>
          <table:table-cell table:formula="of:=[.AJ24]*conv" office:value-type="float" office:value="-5.73113584189115" calcext:value-type="float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 calcext:value-type="string">
            <text:p>Reference alkenes</text:p>
          </table:table-cell>
          <table:table-cell table:style-name="ce13" table:number-columns-repeated="2"/>
          <table:table-cell table:style-name="ce13" office:value-type="string" calcext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7" office:value-type="string" calcext:value-type="string">
            <text:p>ε<text:span text:style-name="T1">HOMO</text:span></text:p>
          </table:table-cell>
          <table:table-cell office:value-type="float" office:value="-10.363" calcext:value-type="float">
            <text:p>-10.363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8.942" calcext:value-type="float">
            <text:p>-8.942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8.192" calcext:value-type="float">
            <text:p>-8.192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7.735" calcext:value-type="float">
            <text:p>-7.73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7.433" calcext:value-type="float">
            <text:p>-7.433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7.222" calcext:value-type="float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7.96584874" calcext:value-type="float">
            <text:p>-77.9658487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4.7919902458" calcext:value-type="float">
            <text:p>-154.7919902458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1.6189516534" calcext:value-type="float">
            <text:p>-231.618951653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08.4461469643" calcext:value-type="float">
            <text:p>-308.4461469643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5.273412755" calcext:value-type="float">
            <text:p>-385.2734127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2.1007019319" calcext:value-type="float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7.8360150327" calcext:value-type="float">
            <text:p>-77.8360150327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4.6797913908" calcext:value-type="float">
            <text:p>-154.6797913908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1.5403605617" calcext:value-type="float">
            <text:p>-231.5403605617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08.3728998137" calcext:value-type="float">
            <text:p>-308.3728998137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5.2165990505" calcext:value-type="float">
            <text:p>-385.2165990505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2.051330439" calcext:value-type="float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 calcext:value-type="float">
            <text:p>0.1298337073</text:p>
          </table:table-cell>
          <table:table-cell table:style-name="ce1" table:formula="of:=[.F31]*conv" office:value-type="float" office:value="3.5329549304006" calcext:value-type="float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 calcext:value-type="float">
            <text:p>0.112198855</text:p>
          </table:table-cell>
          <table:table-cell table:style-name="ce1" table:formula="of:=[.L31]*conv" office:value-type="float" office:value="3.05308618386482" calcext:value-type="float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 calcext:value-type="float">
            <text:p>0.0785910917</text:p>
          </table:table-cell>
          <table:table-cell table:style-name="ce1" table:formula="of:=[.R31]*conv" office:value-type="float" office:value="2.13857241452321" calcext:value-type="float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 calcext:value-type="float">
            <text:p>0.0732471506</text:p>
          </table:table-cell>
          <table:table-cell table:style-name="ce1" table:formula="of:=[.X31]*conv" office:value-type="float" office:value="1.99315637850669" calcext:value-type="float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 calcext:value-type="float">
            <text:p>0.0568137045</text:p>
          </table:table-cell>
          <table:table-cell table:style-name="ce1" table:formula="of:=[.AD31]*conv" office:value-type="float" office:value="1.54597955801815" calcext:value-type="float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 calcext:value-type="float">
            <text:p>0.0493714929</text:p>
          </table:table-cell>
          <table:table-cell table:style-name="ce1" table:formula="of:=[.AJ31]*conv" office:value-type="float" office:value="1.34346667664036" calcext:value-type="float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7.6317562756" calcext:value-type="float">
            <text:p>-77.631756275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.5066862398" calcext:value-type="float">
            <text:p>-154.506686239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1.3625177671" calcext:value-type="float">
            <text:p>-231.362517767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8.208363306" calcext:value-type="float">
            <text:p>-308.20836330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5.0491829754" calcext:value-type="float">
            <text:p>-385.0491829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1.8870910869" calcext:value-type="float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 calcext:value-type="float">
            <text:p>0.3340924644</text:p>
          </table:table-cell>
          <table:table-cell table:formula="of:=[.F34]*conv" office:value-type="float" office:value="9.09111850734099" calcext:value-type="float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 calcext:value-type="float">
            <text:p>0.285304006</text:p>
          </table:table-cell>
          <table:table-cell table:formula="of:=[.L34]*conv" office:value-type="float" office:value="7.7635170066568" calcext:value-type="float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 calcext:value-type="float">
            <text:p>0.2564338863</text:p>
          </table:table-cell>
          <table:table-cell table:formula="of:=[.R34]*conv" office:value-type="float" office:value="6.97792107893824" calcext:value-type="float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 calcext:value-type="float">
            <text:p>0.2377836583</text:p>
          </table:table-cell>
          <table:table-cell table:formula="of:=[.X34]*conv" office:value-type="float" office:value="6.47042255381723" calcext:value-type="float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 calcext:value-type="float">
            <text:p>0.2242297796</text:p>
          </table:table-cell>
          <table:table-cell table:formula="of:=[.AD34]*conv" office:value-type="float" office:value="6.10160274904494" calcext:value-type="float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 calcext:value-type="float">
            <text:p>0.213610845</text:p>
          </table:table-cell>
          <table:table-cell table:formula="of:=[.AJ34]*conv" office:value-type="float" office:value="5.81264683666504" calcext:value-type="float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9.15mm" table:end-y="3.62mm" draw:z-index="3" draw:style-name="gr1" draw:text-style-name="P1" svg:width="130.53mm" svg:height="62.82mm" svg:x="20.86mm" svg:y="3mm">
              <loext:p draw:notify-on-update-of-ranges="'Short Alkene Results'.D26:'Short Alkene Results'.D26 'Short Alkene Results'.D46:'Short Alkene Results'.D46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7.38mm" table:end-y="2.9mm" draw:z-index="4" draw:style-name="gr1" draw:text-style-name="P1" svg:width="130.53mm" svg:height="62.82mm" svg:x="19.09mm" svg:y="2.28mm">
              <loext:p draw:notify-on-update-of-ranges="'Short Alkene Results'.D26:'Short Alkene Results'.D26 'Short Alkene Results'.D46:'Short Alkene Results'.D46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3.14mm" table:end-y="0.93mm" draw:z-index="1" draw:style-name="gr1" draw:text-style-name="P1" svg:width="130.53mm" svg:height="62.81mm" svg:x="14.85mm" svg:y="0.32m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6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table:style-name="ce28" office:value-type="string" calcext:value-type="string">
            <text:p>ε<text:span text:style-name="T1">HOMO</text:span></text:p>
          </table:table-cell>
          <table:table-cell office:value-type="float" office:value="-7.797" calcext:value-type="float">
            <text:p>-7.797</text:p>
          </table:table-cell>
          <table:table-cell/>
          <table:table-cell table:style-name="ce1" office:value-type="string" calcext:value-type="string">
            <text:p>C<text:span text:style-name="T1">₄</text:span>H₆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2 a" orbital eV</text:p>
          </table:table-cell>
          <table:table-cell office:value-type="float" office:value="-6.741" calcext:value-type="float">
            <text:p>-6.741</text:p>
          </table:table-cell>
          <table:table-cell/>
          <table:table-cell table:style-name="ce1" office:value-type="string" calcext:value-type="string">
            <text:p>C₆H₈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3 a" orbital eV</text:p>
          </table:table-cell>
          <table:table-cell office:value-type="float" office:value="-6.187" calcext:value-type="float">
            <text:p>-6.187</text:p>
          </table:table-cell>
          <table:table-cell/>
          <table:table-cell table:style-name="ce1" office:value-type="string" calcext:value-type="string">
            <text:p>C₈H₁₀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4 a" orbital eV</text:p>
          </table:table-cell>
          <table:table-cell office:value-type="float" office:value="-5.845" calcext:value-type="float">
            <text:p>-5.845</text:p>
          </table:table-cell>
          <table:table-cell/>
          <table:table-cell table:style-name="ce1" office:value-type="string" calcext:value-type="string">
            <text:p>C₁₀H₁<text:span text:style-name="T1">₂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5 a" orbital eV</text:p>
          </table:table-cell>
          <table:table-cell office:value-type="float" office:value="-5.611" calcext:value-type="float">
            <text:p>-5.611</text:p>
          </table:table-cell>
          <table:table-cell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/>
          <table:table-cell office:value-type="string" calcext:value-type="string">
            <text:p>HF def-SV(P) au</text:p>
          </table:table-cell>
          <table:table-cell office:value-type="string" calcext:value-type="string">
            <text:p>6 a" orbital eV</text:p>
          </table:table-cell>
          <table:table-cell office:value-type="float" office:value="-5.441" calcext:value-type="float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78.4153306255" calcext:value-type="float">
            <text:p>-78.4153306255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155.6654434561" calcext:value-type="float">
            <text:p>-155.6654434561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232.9174406714" calcext:value-type="float">
            <text:p>-232.9174406714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10.1701241919" calcext:value-type="float">
            <text:p>-310.1701241919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387.4231073307" calcext:value-type="float">
            <text:p>-387.4231073307</text:p>
          </table:table-cell>
          <table:table-cell table:number-columns-repeated="3"/>
          <table:table-cell table:style-name="ce1" office:value-type="string" calcext:value-type="string">
            <text:p>Singlet-triplet</text:p>
          </table:table-cell>
          <table:table-cell office:value-type="string" calcext:value-type="string">
            <text:p>Singlet</text:p>
          </table:table-cell>
          <table:table-cell office:value-type="float" office:value="-464.6762416472" calcext:value-type="float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riplet 2a”</text:p>
          </table:table-cell>
          <table:table-cell office:value-type="float" office:value="-78.255932498" calcext:value-type="float">
            <text:p>-78.255932498</text:p>
          </table:table-cell>
          <table:table-cell table:number-columns-repeated="4"/>
          <table:table-cell office:value-type="string" calcext:value-type="string">
            <text:p>Triplet 3a”</text:p>
          </table:table-cell>
          <table:table-cell office:value-type="float" office:value="-155.5485994239" calcext:value-type="float">
            <text:p>-155.5485994239</text:p>
          </table:table-cell>
          <table:table-cell table:number-columns-repeated="4"/>
          <table:table-cell office:value-type="string" calcext:value-type="string">
            <text:p>Triplet 4a”</text:p>
          </table:table-cell>
          <table:table-cell office:value-type="float" office:value="-232.8265773444" calcext:value-type="float">
            <text:p>-232.8265773444</text:p>
          </table:table-cell>
          <table:table-cell table:number-columns-repeated="4"/>
          <table:table-cell office:value-type="string" calcext:value-type="string">
            <text:p>Triplet 5a”</text:p>
          </table:table-cell>
          <table:table-cell office:value-type="float" office:value="-310.0945176923" calcext:value-type="float">
            <text:p>-310.0945176923</text:p>
          </table:table-cell>
          <table:table-cell table:number-columns-repeated="4"/>
          <table:table-cell office:value-type="string" calcext:value-type="string">
            <text:p>Triplet 6a”</text:p>
          </table:table-cell>
          <table:table-cell office:value-type="float" office:value="-387.3577183933" calcext:value-type="float">
            <text:p>-387.3577183933</text:p>
          </table:table-cell>
          <table:table-cell table:number-columns-repeated="4"/>
          <table:table-cell office:value-type="string" calcext:value-type="string">
            <text:p>Triplet 7a”</text:p>
          </table:table-cell>
          <table:table-cell office:value-type="float" office:value="-464.6180787283" calcext:value-type="float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 calcext:value-type="float">
            <text:p>0.1593981275</text:p>
          </table:table-cell>
          <table:table-cell table:style-name="ce1" table:formula="of:=[.F41]*conv" office:value-type="float" office:value="4.33744373598246" calcext:value-type="float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 calcext:value-type="float">
            <text:p>0.1168440322</text:p>
          </table:table-cell>
          <table:table-cell table:style-name="ce1" table:formula="of:=[.L41]*conv" office:value-type="float" office:value="3.17948788672515" calcext:value-type="float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 calcext:value-type="float">
            <text:p>0.090863327</text:p>
          </table:table-cell>
          <table:table-cell table:style-name="ce1" table:formula="of:=[.R41]*conv" office:value-type="float" office:value="2.47251692794607" calcext:value-type="float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 calcext:value-type="float">
            <text:p>0.0756064996</text:p>
          </table:table-cell>
          <table:table-cell table:style-name="ce1" table:formula="of:=[.X41]*conv" office:value-type="float" office:value="2.05735753131583" calcext:value-type="float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 calcext:value-type="float">
            <text:p>0.0653889374</text:p>
          </table:table-cell>
          <table:table-cell table:style-name="ce1" table:formula="of:=[.AD41]*conv" office:value-type="float" office:value="1.77932351763865" calcext:value-type="float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 calcext:value-type="float">
            <text:p>0.0581629189</text:p>
          </table:table-cell>
          <table:table-cell table:style-name="ce1" table:formula="of:=[.AJ41]*conv" office:value-type="float" office:value="1.58269354983009" calcext:value-type="float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cation</text:p>
          </table:table-cell>
          <table:table-cell office:value-type="float" office:value="-78.029102199" calcext:value-type="float">
            <text:p>-78.02910219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5.3397743754" calcext:value-type="float">
            <text:p>-155.339774375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232.624141411" calcext:value-type="float">
            <text:p>-232.62414141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09.8976409122" calcext:value-type="float">
            <text:p>-309.897640912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7.1653561186" calcext:value-type="float">
            <text:p>-387.1653561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464.4295306555" calcext:value-type="float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 calcext:value-type="float">
            <text:p>0.3862284265</text:p>
          </table:table-cell>
          <table:table-cell table:formula="of:=[.F44]*conv" office:value-type="float" office:value="10.5098102183218" calcext:value-type="float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 calcext:value-type="float">
            <text:p>0.3256690807</text:p>
          </table:table-cell>
          <table:table-cell table:formula="of:=[.L44]*conv" office:value-type="float" office:value="8.8619065746895" calcext:value-type="float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 calcext:value-type="float">
            <text:p>0.2932992604</text:p>
          </table:table-cell>
          <table:table-cell table:formula="of:=[.R44]*conv" office:value-type="float" office:value="7.98107894830938" calcext:value-type="float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 calcext:value-type="float">
            <text:p>0.2724832797</text:p>
          </table:table-cell>
          <table:table-cell table:formula="of:=[.X44]*conv" office:value-type="float" office:value="7.41464729373768" calcext:value-type="float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 calcext:value-type="float">
            <text:p>0.2577512121</text:p>
          </table:table-cell>
          <table:table-cell table:formula="of:=[.AD44]*conv" office:value-type="float" office:value="7.01376733779426" calcext:value-type="float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 calcext:value-type="float">
            <text:p>0.2467109917</text:p>
          </table:table-cell>
          <table:table-cell table:formula="of:=[.AJ44]*conv" office:value-type="float" office:value="6.71334765552536" calcext:value-type="float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801794" calcext:value-type="float">
            <text:p>2.00801794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0657163" calcext:value-type="float">
            <text:p>2.00657163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3448075" calcext:value-type="float">
            <text:p>2.03448075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4344382" calcext:value-type="float">
            <text:p>2.0434438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5495352" calcext:value-type="float">
            <text:p>2.05495352</text:p>
          </table:table-cell>
          <table:table-cell table:number-columns-repeated="4"/>
          <table:table-cell office:value-type="string" calcext:value-type="string">
            <text:p>triplet S*S</text:p>
          </table:table-cell>
          <table:table-cell office:value-type="float" office:value="2.06528351" calcext:value-type="float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Pseudo-alkenes</text:p>
          </table:table-cell>
          <table:table-cell table:style-name="ce3"/>
          <table:table-cell table:style-name="ce3" office:value-type="string" calcext:value-type="string">
            <text:p>basis_set_4</text:p>
          </table:table-cell>
          <table:table-cell table:style-name="ce3" office:value-type="string" calcext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10.062" calcext:value-type="float">
            <text:p>-10.062</text:p>
          </table:table-cell>
          <table:table-cell table:style-name="ce24" table:formula="of:=[.H27]-[.G48]" office:value-type="float" office:value="-0.301" calcext:value-type="float">
            <text:p>-0.30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8.749" calcext:value-type="float">
            <text:p>-8.749</text:p>
          </table:table-cell>
          <table:table-cell table:style-name="ce24" table:formula="of:=[.N27]-[.M48]" office:value-type="float" office:value="-0.193" calcext:value-type="float">
            <text:p>-0.19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8.072" calcext:value-type="float">
            <text:p>-8.072</text:p>
          </table:table-cell>
          <table:table-cell table:style-name="ce24" table:formula="of:=[.T27]-[.S48]" office:value-type="float" office:value="-0.120000000000001" calcext:value-type="float">
            <text:p>-0.12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7.666" calcext:value-type="float">
            <text:p>-7.666</text:p>
          </table:table-cell>
          <table:table-cell table:style-name="ce24" table:formula="of:=[.Z27]-[.Y48]" office:value-type="float" office:value="-0.069" calcext:value-type="float">
            <text:p>-0.069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7.402" calcext:value-type="float">
            <text:p>-7.402</text:p>
          </table:table-cell>
          <table:table-cell table:style-name="ce24" table:formula="of:=[.AF27]-[.AE48]" office:value-type="float" office:value="-0.0309999999999997" calcext:value-type="float">
            <text:p>-0.031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7.221" calcext:value-type="float">
            <text:p>-7.221</text:p>
          </table:table-cell>
          <table:table-cell table:style-name="ce24" table:formula="of:=[.AL27]-[.AK48]" office:value-type="float" office:value="-0.00100000000000033" calcext:value-type="float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 calcext:value-type="float">
            <text:p>2.9914529915</text:p>
          </table:table-cell>
          <table:table-cell table:style-name="ce20" table:formula="of:=AVERAGE([.H49];[.N49];[.T49];[.Z49];[.AF49];[.AL49])" office:value-type="float" office:value="1.33612871619355" calcext:value-type="float">
            <text:p>1.3361287162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7972919336" calcext:value-type="float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 calcext:value-type="float">
            <text:p>2.991452991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5703025728" calcext:value-type="float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 calcext:value-type="float">
            <text:p>2.205966396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3429704513" calcext:value-type="float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 calcext:value-type="float">
            <text:p>1.486620416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1154976125" calcext:value-type="float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 calcext:value-type="float">
            <text:p>0.900078267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8879423576" calcext:value-type="float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 calcext:value-type="float">
            <text:p>0.4188057282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6603535245" calcext:value-type="float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 calcext:value-type="float">
            <text:p>0.0138484974</text:p>
          </table:table-cell>
          <table:table-cell table:number-columns-repeated="12"/>
          <table:table-cell>
            <draw:frame table:end-cell-address="'Short Alkene Results'.BD61" table:end-x="21.44mm" table:end-y="3.84mm" draw:z-index="17" draw:style-name="gr1" draw:text-style-name="P1" svg:width="130.44mm" svg:height="61.34mm" svg:x="9.53mm" svg:y="3.07mm">
              <loext:p draw:notify-on-update-of-ranges="'Short Alkene Results'.D36:'Short Alkene Results'.D36 'Short Alkene Results'.D46:'Short Alkene Results'.D46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4.34mm" table:end-y="0.25mm" draw:z-index="18" draw:style-name="gr1" draw:text-style-name="P1" svg:width="130.44mm" svg:height="61.36mm" svg:x="2.43mm" svg:y="4.43mm">
              <loext:p draw:notify-on-update-of-ranges="'Short Alkene Results'.D36:'Short Alkene Results'.D36 'Short Alkene Results'.D46:'Short Alkene Results'.D46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66745979631" calcext:value-type="float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4542585194" calcext:value-type="float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2680915366" calcext:value-type="float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0420783458" calcext:value-type="float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3.8374575676" calcext:value-type="float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4.6090914851" calcext:value-type="float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6.43mm" table:end-y="2.04mm" draw:z-index="5" draw:style-name="gr1" draw:text-style-name="P1" svg:width="130.53mm" svg:height="61.25mm" svg:x="18.14mm" svg:y="1.38mm">
              <loext:p draw:notify-on-update-of-ranges="'Short Alkene Results'.D36:'Short Alkene Results'.D36 'Short Alkene Results'.D46:'Short Alkene Results'.D46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6.22mm" table:end-y="2.42mm" draw:z-index="6" draw:style-name="gr1" draw:text-style-name="P1" svg:width="130.53mm" svg:height="61.25mm" svg:x="17.93mm" svg:y="1.76mm">
              <loext:p draw:notify-on-update-of-ranges="'Short Alkene Results'.D36:'Short Alkene Results'.D36 'Short Alkene Results'.D46:'Short Alkene Results'.D46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 calcext:value-type="float">
            <text:p>0.1298321373</text:p>
          </table:table-cell>
          <table:table-cell table:style-name="ce11" table:formula="of:=[.F51]*conv" office:value-type="float" office:value="3.53291220825498" calcext:value-type="float">
            <text:p>3.5329122083</text:p>
          </table:table-cell>
          <table:table-cell table:style-name="ce24" table:formula="of:=[.G31]-[.G51]" office:value-type="float" office:value="0.0000427221456189564" calcext:value-type="float">
            <text:p>4.27221456189564E-0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 calcext:value-type="float">
            <text:p>0.1160440534</text:p>
          </table:table-cell>
          <table:table-cell table:style-name="ce11" table:formula="of:=[.L51]*conv" office:value-type="float" office:value="3.15771935600594" calcext:value-type="float">
            <text:p>3.157719356</text:p>
          </table:table-cell>
          <table:table-cell table:style-name="ce24" table:formula="of:=[.M31]-[.M51]" office:value-type="float" office:value="-0.10463317214112" calcext:value-type="float">
            <text:p>-0.104633172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 calcext:value-type="float">
            <text:p>0.0748789147</text:p>
          </table:table-cell>
          <table:table-cell table:style-name="ce11" table:formula="of:=[.R51]*conv" office:value-type="float" office:value="2.03755893884441" calcext:value-type="float">
            <text:p>2.0375589388</text:p>
          </table:table-cell>
          <table:table-cell table:style-name="ce24" table:formula="of:=[.S31]-[.S51]" office:value-type="float" office:value="0.101013475678807" calcext:value-type="float">
            <text:p>0.1010134757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 calcext:value-type="float">
            <text:p>0.0734192667</text:p>
          </table:table-cell>
          <table:table-cell table:style-name="ce11" table:formula="of:=[.X51]*conv" office:value-type="float" office:value="1.99783989588175" calcext:value-type="float">
            <text:p>1.9978398959</text:p>
          </table:table-cell>
          <table:table-cell table:style-name="ce24" table:formula="of:=[.Y31]-[.Y51]" office:value-type="float" office:value="-0.00468351737506079" calcext:value-type="float">
            <text:p>-0.004683517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 calcext:value-type="float">
            <text:p>0.05048479</text:p>
          </table:table-cell>
          <table:table-cell table:style-name="ce11" table:formula="of:=[.AD51]*conv" office:value-type="float" office:value="1.37376103209176" calcext:value-type="float">
            <text:p>1.3737610321</text:p>
          </table:table-cell>
          <table:table-cell table:style-name="ce24" table:formula="of:=[.AE31]-[.AE51]" office:value-type="float" office:value="0.17221852592639" calcext:value-type="float">
            <text:p>0.172218525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 calcext:value-type="float">
            <text:p>0.0512620394</text:p>
          </table:table-cell>
          <table:table-cell table:style-name="ce11" table:formula="of:=[.AJ51]*conv" office:value-type="float" office:value="1.39491106436753" calcext:value-type="float">
            <text:p>1.3949110644</text:p>
          </table:table-cell>
          <table:table-cell table:style-name="ce24" table:formula="of:=[.AK31]-[.AK51]" office:value-type="float" office:value="-0.0514443877271695" calcext:value-type="float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 calcext:value-type="float">
            <text:p>12.5362797389</text:p>
          </table:table-cell>
          <table:table-cell table:style-name="ce20" table:formula="of:=AVERAGE([.H52];[.N52];[.T52];[.Z52];[.AF52];[.AL52])" office:value-type="float" office:value="4.12184398614569" calcext:value-type="float">
            <text:p>4.1218439861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369154248" calcext:value-type="float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 calcext:value-type="float">
            <text:p>0.0012092615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2686800688" calcext:value-type="float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 calcext:value-type="float">
            <text:p>3.31356781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0726849345" calcext:value-type="float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 calcext:value-type="float">
            <text:p>4.9575731898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8653975553" calcext:value-type="float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 calcext:value-type="float">
            <text:p>0.2344290643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6525520522" calcext:value-type="float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 calcext:value-type="float">
            <text:p>12.536279738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4367465917" calcext:value-type="float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 calcext:value-type="float">
            <text:p>3.6880048514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52]-[.F49]" office:value-type="float" office:value="0.3603765088" calcext:value-type="float">
            <text:p>0.3603765088</text:p>
          </table:table-cell>
          <table:table-cell table:style-name="Default" table:formula="of:=[.F53]*conv" office:value-type="float" office:value="9.80634374572444" calcext:value-type="float">
            <text:p>9.8063437457</text:p>
          </table:table-cell>
          <table:table-cell table:style-name="ce24" table:formula="of:=[.G34]-[.G53]" office:value-type="float" office:value="-0.715225238383441" calcext:value-type="float">
            <text:p>-0.7152252384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52]-[.L49]" office:value-type="float" office:value="0.301622504" calcext:value-type="float">
            <text:p>0.301622504</text:p>
          </table:table-cell>
          <table:table-cell table:style-name="Default" table:formula="of:=[.L53]*conv" office:value-type="float" office:value="8.2075659301968" calcext:value-type="float">
            <text:p>8.2075659302</text:p>
          </table:table-cell>
          <table:table-cell table:style-name="ce24" table:formula="of:=[.M34]-[.M53]" office:value-type="float" office:value="-0.444048923539991" calcext:value-type="float">
            <text:p>-0.44404892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52]-[.R49]" office:value-type="float" office:value="0.2702855168" calcext:value-type="float">
            <text:p>0.2702855168</text:p>
          </table:table-cell>
          <table:table-cell table:style-name="Default" table:formula="of:=[.R53]*conv" office:value-type="float" office:value="7.35484312242602" calcext:value-type="float">
            <text:p>7.3548431224</text:p>
          </table:table-cell>
          <table:table-cell table:style-name="ce24" table:formula="of:=[.S34]-[.S53]" office:value-type="float" office:value="-0.376922043487778" calcext:value-type="float">
            <text:p>-0.376922043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52]-[.X49]" office:value-type="float" office:value="0.2501000572" calcext:value-type="float">
            <text:p>0.2501000572</text:p>
          </table:table-cell>
          <table:table-cell table:style-name="Default" table:formula="of:=[.X53]*conv" office:value-type="float" office:value="6.8055688199412" calcext:value-type="float">
            <text:p>6.8055688199</text:p>
          </table:table-cell>
          <table:table-cell table:style-name="ce24" table:formula="of:=[.Y34]-[.Y53]" office:value-type="float" office:value="-0.335146266123963" calcext:value-type="float">
            <text:p>-0.335146266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52]-[.AD49]" office:value-type="float" office:value="0.2353903054" calcext:value-type="float">
            <text:p>0.2353903054</text:p>
          </table:table-cell>
          <table:table-cell table:style-name="Default" table:formula="of:=[.AD53]*conv" office:value-type="float" office:value="6.40529610781183" calcext:value-type="float">
            <text:p>6.4052961078</text:p>
          </table:table-cell>
          <table:table-cell table:style-name="ce24" table:formula="of:=[.AE34]-[.AE53]" office:value-type="float" office:value="-0.303693358766896" calcext:value-type="float">
            <text:p>-0.3036933588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 calcext:value-type="float">
            <text:p>0.2236069328</text:p>
          </table:table-cell>
          <table:table-cell table:style-name="Default" table:formula="of:=[.AJ53]*conv" office:value-type="float" office:value="6.08465422528644" calcext:value-type="float">
            <text:p>6.0846542253</text:p>
          </table:table-cell>
          <table:table-cell table:style-name="ce24" table:formula="of:=[.AK34]-[.AK53]" office:value-type="float" office:value="-0.272007388621398" calcext:value-type="float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 calcext:value-type="float">
            <text:p>7.2934954855</text:p>
          </table:table-cell>
          <table:table-cell table:style-name="ce20" table:formula="of:=AVERAGE([.H54];[.N54];[.T54];[.Z54];[.AF54];[.AL54])" office:value-type="float" office:value="5.32746767594904" calcext:value-type="float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 calcext:value-type="float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 calcext:value-type="float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 calcext:value-type="float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 calcext:value-type="float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 calcext:value-type="float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 calcext:value-type="float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1 a" orbital eV</text:p>
          </table:table-cell>
          <table:table-cell table:style-name="Default" office:value-type="float" office:value="-7.977" calcext:value-type="float">
            <text:p>-7.977</text:p>
          </table:table-cell>
          <table:table-cell table:style-name="ce24" table:formula="of:=[.H37]-[.G57]" office:value-type="float" office:value="0.180000000000001" calcext:value-type="float">
            <text:p>0.18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2 a" orbital eV</text:p>
          </table:table-cell>
          <table:table-cell table:style-name="Default" office:value-type="float" office:value="-6.964" calcext:value-type="float">
            <text:p>-6.964</text:p>
          </table:table-cell>
          <table:table-cell table:style-name="ce24" table:formula="of:=[.N37]-[.M57]" office:value-type="float" office:value="0.223000000000001" calcext:value-type="float">
            <text:p>0.223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3 a" orbital eV</text:p>
          </table:table-cell>
          <table:table-cell table:style-name="Default" office:value-type="float" office:value="-6.443" calcext:value-type="float">
            <text:p>-6.443</text:p>
          </table:table-cell>
          <table:table-cell table:style-name="ce24" table:formula="of:=[.T37]-[.S57]" office:value-type="float" office:value="0.255999999999999" calcext:value-type="float">
            <text:p>0.256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4 a" orbital eV</text:p>
          </table:table-cell>
          <table:table-cell table:style-name="Default" office:value-type="float" office:value="-6.122" calcext:value-type="float">
            <text:p>-6.122</text:p>
          </table:table-cell>
          <table:table-cell table:style-name="ce24" table:formula="of:=[.Z37]-[.Y57]" office:value-type="float" office:value="0.277" calcext:value-type="float">
            <text:p>0.277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5 a" orbital eV</text:p>
          </table:table-cell>
          <table:table-cell table:style-name="Default" office:value-type="float" office:value="-5.905" calcext:value-type="float">
            <text:p>-5.905</text:p>
          </table:table-cell>
          <table:table-cell table:style-name="ce24" table:formula="of:=[.AF37]-[.AE57]" office:value-type="float" office:value="0.294" calcext:value-type="float">
            <text:p>0.294</text:p>
          </table:table-cell>
          <table:table-cell/>
          <table:table-cell table:style-name="Default" office:value-type="string" calcext:value-type="string">
            <text:p>s coeff, exp</text:p>
          </table:table-cell>
          <table:table-cell table:style-name="Default"/>
          <table:table-cell office:value-type="string" calcext:value-type="string">
            <text:p>6 a" orbital eV</text:p>
          </table:table-cell>
          <table:table-cell table:style-name="Default" office:value-type="float" office:value="-5.747" calcext:value-type="float">
            <text:p>-5.747</text:p>
          </table:table-cell>
          <table:table-cell table:style-name="ce24" table:formula="of:=[.AL37]-[.AK57]" office:value-type="float" office:value="0.306" calcext:value-type="float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 calcext:value-type="float">
            <text:p>5.3245171394</text:p>
          </table:table-cell>
          <table:table-cell table:style-name="ce20" table:formula="of:=AVERAGE([.H58];[.N58];[.T58];[.Z58];[.AF58];[.AL58])" office:value-type="float" office:value="4.04333136607763" calcext:value-type="float">
            <text:p>4.0433313661</text:p>
          </table:table-cell>
          <table:table-cell table:style-name="ce20"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3313" calcext:value-type="float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 calcext:value-type="float">
            <text:p>2.25648740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05404" calcext:value-type="float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 calcext:value-type="float">
            <text:p>3.2021826536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2353" calcext:value-type="float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 calcext:value-type="float">
            <text:p>3.973304361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17821" calcext:value-type="float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 calcext:value-type="float">
            <text:p>4.5246651421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8036" calcext:value-type="float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 calcext:value-type="float">
            <text:p>4.9788314987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472647" calcext:value-type="float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 calcext:value-type="float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2a”</text:p>
          </table:table-cell>
          <table:table-cell table:style-name="Default" office:value-type="float" office:value="-0.7324698562" calcext:value-type="float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3a”</text:p>
          </table:table-cell>
          <table:table-cell table:style-name="Default" office:value-type="float" office:value="-1.6313282109" calcext:value-type="float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4a”</text:p>
          </table:table-cell>
          <table:table-cell table:style-name="Default" office:value-type="float" office:value="-2.5245490312" calcext:value-type="float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5a”</text:p>
          </table:table-cell>
          <table:table-cell table:style-name="Default" office:value-type="float" office:value="-3.4050967779" calcext:value-type="float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6a”</text:p>
          </table:table-cell>
          <table:table-cell table:style-name="Default" office:value-type="float" office:value="-4.2814993562" calcext:value-type="float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 office:value-type="string" calcext:value-type="string">
            <text:p>Triplet 7a”</text:p>
          </table:table-cell>
          <table:table-cell table:style-name="Default" office:value-type="float" office:value="-5.1547721616" calcext:value-type="float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 calcext:value-type="float">
            <text:p>0.1485684751</text:p>
          </table:table-cell>
          <table:table-cell table:style-name="ce11" table:formula="of:=[.F60]*conv" office:value-type="float" office:value="4.04275390052477" calcext:value-type="float">
            <text:p>4.0427539005</text:p>
          </table:table-cell>
          <table:table-cell table:style-name="ce24" table:formula="of:=[.G41]-[.G60]" office:value-type="float" office:value="0.294689835457684" calcext:value-type="float">
            <text:p>0.2946898355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 calcext:value-type="float">
            <text:p>0.1152323295</text:p>
          </table:table-cell>
          <table:table-cell table:style-name="ce11" table:formula="of:=[.L60]*conv" office:value-type="float" office:value="3.13563122485519" calcext:value-type="float">
            <text:p>3.1356312249</text:p>
          </table:table-cell>
          <table:table-cell table:style-name="ce24" table:formula="of:=[.M41]-[.M60]" office:value-type="float" office:value="0.0438566618699561" calcext:value-type="float">
            <text:p>0.043856661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 calcext:value-type="float">
            <text:p>0.0880332041</text:p>
          </table:table-cell>
          <table:table-cell table:style-name="ce11" table:formula="of:=[.R60]*conv" office:value-type="float" office:value="2.39550536553207" calcext:value-type="float">
            <text:p>2.3955053655</text:p>
          </table:table-cell>
          <table:table-cell table:style-name="ce24" table:formula="of:=[.S41]-[.S60]" office:value-type="float" office:value="0.0770115624139938" calcext:value-type="float">
            <text:p>0.0770115624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 calcext:value-type="float">
            <text:p>0.0736150042</text:p>
          </table:table-cell>
          <table:table-cell table:style-name="ce11" table:formula="of:=[.X60]*conv" office:value-type="float" office:value="2.00316618425532" calcext:value-type="float">
            <text:p>2.0031661843</text:p>
          </table:table-cell>
          <table:table-cell table:style-name="ce24" table:formula="of:=[.Y41]-[.Y60]" office:value-type="float" office:value="0.0541913470605171" calcext:value-type="float">
            <text:p>0.0541913471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 calcext:value-type="float">
            <text:p>0.0632524474</text:p>
          </table:table-cell>
          <table:table-cell table:style-name="ce11" table:formula="of:=[.AD60]*conv" office:value-type="float" office:value="1.72118666676743" calcext:value-type="float">
            <text:p>1.7211866668</text:p>
          </table:table-cell>
          <table:table-cell table:style-name="ce24" table:formula="of:=[.AE41]-[.AE60]" office:value-type="float" office:value="0.0581368508712219" calcext:value-type="float">
            <text:p>0.0581368509</text:p>
          </table:table-cell>
          <table:table-cell/>
          <table:table-cell table:style-name="Default" office:value-type="string" calcext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 calcext:value-type="float">
            <text:p>0.0559751031</text:p>
          </table:table-cell>
          <table:table-cell table:style-name="ce11" table:formula="of:=[.AJ60]*conv" office:value-type="float" office:value="1.52316005288124" calcext:value-type="float">
            <text:p>1.5231600529</text:p>
          </table:table-cell>
          <table:table-cell table:style-name="ce24" table:formula="of:=[.AK41]-[.AK60]" office:value-type="float" office:value="0.0595334969488586" calcext:value-type="float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 calcext:value-type="float">
            <text:p>7.289334021</text:p>
          </table:table-cell>
          <table:table-cell table:style-name="ce20" table:formula="of:=AVERAGE([.H61];[.N61];[.T61];[.Z61];[.AF61];[.AL61])" office:value-type="float" office:value="3.64906334716394" calcext:value-type="float">
            <text:p>3.6490633472</text:p>
          </table:table-cell>
          <table:table-cell table:style-name="ce20"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0.4726886292" calcext:value-type="float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 calcext:value-type="float">
            <text:p>7.289334021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1.400045529" calcext:value-type="float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 calcext:value-type="float">
            <text:p>1.3986549669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2.3001422926" calcext:value-type="float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 calcext:value-type="float">
            <text:p>3.2148357304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3.188246283" calcext:value-type="float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 calcext:value-type="float">
            <text:p>2.7052846382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0698445824" calcext:value-type="float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 calcext:value-type="float">
            <text:p>3.3777191047</text:p>
          </table:table-cell>
          <table:table-cell/>
          <table:table-cell table:style-name="Default" office:value-type="float" office:value="-3.9096200103" calcext:value-type="float">
            <text:p>-3.9096200103</text:p>
          </table:table-cell>
          <table:table-cell table:style-name="Default" office:value-type="string" calcext:value-type="string">
            <text:p>cation</text:p>
          </table:table-cell>
          <table:table-cell table:style-name="Default" office:value-type="float" office:value="-4.9475215649" calcext:value-type="float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 calcext:value-type="float">
            <text:p>3.908551621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F61]-[.F58]" office:value-type="float" office:value="0.4083497021" calcext:value-type="float">
            <text:p>0.4083497021</text:p>
          </table:table-cell>
          <table:table-cell table:style-name="Default" table:formula="of:=[.F62]*conv" office:value-type="float" office:value="11.1117607543036" calcext:value-type="float">
            <text:p>11.1117607543</text:p>
          </table:table-cell>
          <table:table-cell table:style-name="ce24" table:formula="of:=[.G44]-[.G62]" office:value-type="float" office:value="-0.601950535981759" calcext:value-type="float">
            <text:p>-0.601950536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L61]-[.L58]" office:value-type="float" office:value="0.3465150114" calcext:value-type="float">
            <text:p>0.3465150114</text:p>
          </table:table-cell>
          <table:table-cell table:style-name="Default" table:formula="of:=[.L62]*conv" office:value-type="float" office:value="9.42915321022728" calcext:value-type="float">
            <text:p>9.4291532102</text:p>
          </table:table-cell>
          <table:table-cell table:style-name="ce24" table:formula="of:=[.M44]-[.M62]" office:value-type="float" office:value="-0.567246635537787" calcext:value-type="float">
            <text:p>-0.5672466355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R61]-[.R58]" office:value-type="float" office:value="0.3124399427" calcext:value-type="float">
            <text:p>0.3124399427</text:p>
          </table:table-cell>
          <table:table-cell table:style-name="Default" table:formula="of:=[.R62]*conv" office:value-type="float" office:value="8.50192341396767" calcext:value-type="float">
            <text:p>8.501923414</text:p>
          </table:table-cell>
          <table:table-cell table:style-name="ce24" table:formula="of:=[.S44]-[.S62]" office:value-type="float" office:value="-0.520844465658291" calcext:value-type="float">
            <text:p>-0.5208444657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X61]-[.X58]" office:value-type="float" office:value="0.2904654991" calcext:value-type="float">
            <text:p>0.2904654991</text:p>
          </table:table-cell>
          <table:table-cell table:style-name="Default" table:formula="of:=[.X62]*conv" office:value-type="float" office:value="7.90396837999451" calcext:value-type="float">
            <text:p>7.90396838</text:p>
          </table:table-cell>
          <table:table-cell table:style-name="ce24" table:formula="of:=[.Y44]-[.Y62]" office:value-type="float" office:value="-0.489321086256829" calcext:value-type="float">
            <text:p>-0.4893210863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D61]-[.AD58]" office:value-type="float" office:value="0.2749072212" calcext:value-type="float">
            <text:p>0.2749072212</text:p>
          </table:table-cell>
          <table:table-cell table:style-name="Default" table:formula="of:=[.AD62]*conv" office:value-type="float" office:value="7.48060609789976" calcext:value-type="float">
            <text:p>7.4806060979</text:p>
          </table:table-cell>
          <table:table-cell table:style-name="ce24" table:formula="of:=[.AE44]-[.AE62]" office:value-type="float" office:value="-0.466838760105498" calcext:value-type="float">
            <text:p>-0.4668387601</text:p>
          </table:table-cell>
          <table:table-cell/>
          <table:table-cell table:style-name="Default" office:value-type="float" office:value="0.624461878427553" calcext:value-type="float">
            <text:p>0.6244618784</text:p>
          </table:table-cell>
          <table:table-cell table:style-name="Default"/>
          <table:table-cell table:style-name="Default" table:formula="of:=[.AJ61]-[.AJ58]" office:value-type="float" office:value="0.2632256998" calcext:value-type="float">
            <text:p>0.2632256998</text:p>
          </table:table-cell>
          <table:table-cell table:style-name="Default" table:formula="of:=[.AJ62]*conv" office:value-type="float" office:value="7.16273572753939" calcext:value-type="float">
            <text:p>7.1627357275</text:p>
          </table:table-cell>
          <table:table-cell table:style-name="ce24" table:formula="of:=[.AK44]-[.AK62]" office:value-type="float" office:value="-0.449388072014022" calcext:value-type="float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 calcext:value-type="float">
            <text:p>6.273972531</text:p>
          </table:table-cell>
          <table:table-cell table:style-name="ce20" table:formula="of:=AVERAGE([.H63];[.N63];[.T63];[.Z63];[.AF63];[.AL63])" office:value-type="float" office:value="6.04412825044445" calcext:value-type="float">
            <text:p>6.0441282504</text:p>
          </table:table-cell>
          <table:table-cell table:style-name="ce20"/>
          <table:table-cell/>
          <table:table-cell office:value-type="string" calcext:value-type="string">
            <text:p>triplet S*S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table:formula="of:=ABS(([.H62]/[.G62])*100)" office:value-type="float" office:value="5.41723808936964" calcext:value-type="float">
            <text:p>5.417238089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0197085" calcext:value-type="float">
            <text:p>2.00197085</text:p>
          </table:table-cell>
          <table:table-cell/>
          <table:table-cell table:style-name="ce20" table:formula="of:=ABS(([.N62]/[.M62])*100)" office:value-type="float" office:value="6.01588099048519" calcext:value-type="float">
            <text:p>6.015880990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8583815" calcext:value-type="float">
            <text:p>2.08583815</text:p>
          </table:table-cell>
          <table:table-cell/>
          <table:table-cell table:style-name="ce20" table:formula="of:=ABS(([.T62]/[.S62])*100)" office:value-type="float" office:value="6.12619568887911" calcext:value-type="float">
            <text:p>6.12619568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09828639" calcext:value-type="float">
            <text:p>2.09828639</text:p>
          </table:table-cell>
          <table:table-cell/>
          <table:table-cell table:style-name="ce20" table:formula="of:=ABS(([.Z62]/[.Y62])*100)" office:value-type="float" office:value="6.19082798326135" calcext:value-type="float">
            <text:p>6.1908279833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4018962" calcext:value-type="float">
            <text:p>2.14018962</text:p>
          </table:table-cell>
          <table:table-cell/>
          <table:table-cell table:style-name="ce20" table:formula="of:=ABS(([.AF62]/[.AE62])*100)" office:value-type="float" office:value="6.24065421967033" calcext:value-type="float">
            <text:p>6.2406542197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17554963" calcext:value-type="float">
            <text:p>2.17554963</text:p>
          </table:table-cell>
          <table:table-cell/>
          <table:table-cell table:style-name="ce20" table:formula="of:=ABS(([.AL62]/[.AK62])*100)" office:value-type="float" office:value="6.27397253100109" calcext:value-type="float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59" calcext:value-type="float">
            <text:p>-6.5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83" calcext:value-type="float">
            <text:p>-5.68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38" calcext:value-type="float">
            <text:p>-5.238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69" calcext:value-type="float">
            <text:p>-4.96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89" calcext:value-type="float">
            <text:p>-4.78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6" calcext:value-type="float">
            <text:p>-4.66</text:p>
          </table:table-cell>
          <table:table-cell/>
          <table:table-cell>
            <draw:frame table:end-cell-address="'Short Alkene Results'.AS78" table:end-x="5.66mm" table:end-y="1.74mm" draw:z-index="8" draw:style-name="gr1" draw:text-style-name="P1" svg:width="130.53mm" svg:height="61.22mm" svg:x="17.37mm" svg:y="1.1mm">
              <loext:p draw:notify-on-update-of-ranges="'Short Alkene Results'.D64:'Short Alkene Results'.D64 'Short Alkene Results'.D73:'Short Alkene Results'.D7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2.1mm" table:end-y="2.64mm" draw:z-index="9" draw:style-name="gr1" draw:text-style-name="P1" svg:width="130.35mm" svg:height="61.22mm" svg:x="0.29mm" svg:y="2mm">
              <loext:p draw:notify-on-update-of-ranges="'Short Alkene Results'.D64:'Short Alkene Results'.D64 'Short Alkene Results'.D73:'Short Alkene Results'.D73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5.28mm" table:end-y="3.96mm" draw:z-index="10" draw:style-name="gr1" draw:text-style-name="P1" svg:width="130.58mm" svg:height="61.49mm" svg:x="16.94mm" svg:y="3.05mm">
              <loext:p draw:notify-on-update-of-ranges="'Short Alkene Results'.D64:'Short Alkene Results'.D64 'Short Alkene Results'.D73:'Short Alkene Results'.D73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8716989" calcext:value-type="float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44945311" calcext:value-type="float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94311149" calcext:value-type="float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52803205" calcext:value-type="float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815658287" calcext:value-type="float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8090866" calcext:value-type="float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80358069" calcext:value-type="float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306231574" calcext:value-type="float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030785737" calcext:value-type="float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655657302" calcext:value-type="float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22977201" calcext:value-type="float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74621517" calcext:value-type="float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 calcext:value-type="float">
            <text:p>0.163835892</text:p>
          </table:table-cell>
          <table:table-cell table:style-name="ce11" table:formula="of:=[.F69]*conv" office:value-type="float" office:value="4.45820145211232" calcext:value-type="float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 calcext:value-type="float">
            <text:p>0.1138713737</text:p>
          </table:table-cell>
          <table:table-cell table:style-name="ce11" table:formula="of:=[.L69]*conv" office:value-type="float" office:value="3.09859773329448" calcext:value-type="float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 calcext:value-type="float">
            <text:p>0.0863525412</text:p>
          </table:table-cell>
          <table:table-cell table:style-name="ce11" table:formula="of:=[.R69]*conv" office:value-type="float" office:value="2.3497722011453" calcext:value-type="float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 calcext:value-type="float">
            <text:p>0.0697145903</text:p>
          </table:table-cell>
          <table:table-cell table:style-name="ce11" table:formula="of:=[.X69]*conv" office:value-type="float" office:value="1.89703052191352" calcext:value-type="float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 calcext:value-type="float">
            <text:p>0.0585886277</text:p>
          </table:table-cell>
          <table:table-cell table:style-name="ce11" table:formula="of:=[.AD69]*conv" office:value-type="float" office:value="1.59427767567139" calcext:value-type="float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 calcext:value-type="float">
            <text:p>0.0506287143</text:p>
          </table:table-cell>
          <table:table-cell table:style-name="ce11" table:formula="of:=[.AJ69]*conv" office:value-type="float" office:value="1.37767741155766" calcext:value-type="float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0130110359" calcext:value-type="float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3207614012" calcext:value-type="float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5998517699" calcext:value-type="float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09.8676081261" calcext:value-type="float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1293971247" calcext:value-type="float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4.3876000691" calcext:value-type="float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 calcext:value-type="float">
            <text:p>0.388860663</text:p>
          </table:table-cell>
          <table:table-cell table:style-name="Default" table:formula="of:=[.F71]*conv" office:value-type="float" office:value="10.5814370178176" calcext:value-type="float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 calcext:value-type="float">
            <text:p>0.3237331299</text:p>
          </table:table-cell>
          <table:table-cell table:style-name="Default" table:formula="of:=[.L71]*conv" office:value-type="float" office:value="8.80922667309751" calcext:value-type="float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 calcext:value-type="float">
            <text:p>0.289579345</text:p>
          </table:table-cell>
          <table:table-cell table:style-name="Default" table:formula="of:=[.R71]*conv" office:value-type="float" office:value="7.87985490005296" calcext:value-type="float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 calcext:value-type="float">
            <text:p>0.2676721944</text:p>
          </table:table-cell>
          <table:table-cell table:style-name="Default" table:formula="of:=[.X71]*conv" office:value-type="float" office:value="7.28373100177732" calcext:value-type="float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 calcext:value-type="float">
            <text:p>0.252168704</text:p>
          </table:table-cell>
          <table:table-cell table:style-name="Default" table:formula="of:=[.AD71]*conv" office:value-type="float" office:value="6.86185956341027" calcext:value-type="float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 calcext:value-type="float">
            <text:p>0.2404907969</text:p>
          </table:table-cell>
          <table:table-cell table:style-name="Default" table:formula="of:=[.AJ71]*conv" office:value-type="float" office:value="6.54408754315628" calcext:value-type="float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pbe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16" calcext:value-type="float">
            <text:p>-7.016</text:p>
          </table:table-cell>
          <table:table-cell table:style-name="ce24" table:formula="of:=[.G66]-[.G75]" office:value-type="float" office:value="0.457" calcext:value-type="float">
            <text:p>0.457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154" calcext:value-type="float">
            <text:p>-6.154</text:p>
          </table:table-cell>
          <table:table-cell table:style-name="ce24" table:formula="of:=[.M66]-[.M75]" office:value-type="float" office:value="0.471" calcext:value-type="float">
            <text:p>0.471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725" calcext:value-type="float">
            <text:p>-5.725</text:p>
          </table:table-cell>
          <table:table-cell table:style-name="ce24" table:formula="of:=[.S66]-[.S75]" office:value-type="float" office:value="0.486999999999999" calcext:value-type="float">
            <text:p>0.487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466" calcext:value-type="float">
            <text:p>-5.466</text:p>
          </table:table-cell>
          <table:table-cell table:style-name="ce24" table:formula="of:=[.Y66]-[.Y75]" office:value-type="float" office:value="0.497" calcext:value-type="float">
            <text:p>0.497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292" calcext:value-type="float">
            <text:p>-5.292</text:p>
          </table:table-cell>
          <table:table-cell table:style-name="ce24" table:formula="of:=[.AE66]-[.AE75]" office:value-type="float" office:value="0.503" calcext:value-type="float">
            <text:p>0.503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168" calcext:value-type="float">
            <text:p>-5.168</text:p>
          </table:table-cell>
          <table:table-cell table:style-name="ce24" table:formula="of:=[.AK66]-[.AK75]" office:value-type="float" office:value="0.508" calcext:value-type="float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 calcext:value-type="float">
            <text:p>9.8297213622</text:p>
          </table:table-cell>
          <table:table-cell table:style-name="ce20" table:formula="of:=AVERAGE([.H76];[.N76];[.T76];[.Z76];[.AF76];[.AL76])" office:value-type="float" office:value="8.5168330988529" calcext:value-type="float">
            <text:p>8.5168330989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63861212" calcext:value-type="float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 calcext:value-type="float">
            <text:p>6.513683010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00322954" calcext:value-type="float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 calcext:value-type="float">
            <text:p>7.65355866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647753209" calcext:value-type="float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 calcext:value-type="float">
            <text:p>8.506550218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498810493" calcext:value-type="float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 calcext:value-type="float">
            <text:p>9.0925722649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351979983" calcext:value-type="float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 calcext:value-type="float">
            <text:p>9.504913076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205786439" calcext:value-type="float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 calcext:value-type="float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11227376" calcext:value-type="float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19566541" calcext:value-type="float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33485322" calcext:value-type="float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843100177" calcext:value-type="float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80405373" calcext:value-type="float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735415628" calcext:value-type="float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 calcext:value-type="float">
            <text:p>0.1452633836</text:p>
          </table:table-cell>
          <table:table-cell table:style-name="ce11" table:formula="of:=[.F78]*conv" office:value-type="float" office:value="3.95281778491059" calcext:value-type="float">
            <text:p>3.9528177849</text:p>
          </table:table-cell>
          <table:table-cell table:style-name="ce24" table:formula="of:=[.G69]-[.G78]" office:value-type="float" office:value="0.50538366720173" calcext:value-type="float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 calcext:value-type="float">
            <text:p>0.1080756413</text:p>
          </table:table-cell>
          <table:table-cell table:style-name="ce11" table:formula="of:=[.L78]*conv" office:value-type="float" office:value="2.94088783049838" calcext:value-type="float">
            <text:p>2.9408878305</text:p>
          </table:table-cell>
          <table:table-cell table:style-name="ce24" table:formula="of:=[.M69]-[.M78]" office:value-type="float" office:value="0.157709902796099" calcext:value-type="float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 calcext:value-type="float">
            <text:p>0.0814267887</text:p>
          </table:table-cell>
          <table:table-cell table:style-name="ce11" table:formula="of:=[.R78]*conv" office:value-type="float" office:value="2.21573565591595" calcext:value-type="float">
            <text:p>2.2157356559</text:p>
          </table:table-cell>
          <table:table-cell table:style-name="ce24" table:formula="of:=[.S69]-[.S78]" office:value-type="float" office:value="0.134036545229341" calcext:value-type="float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 calcext:value-type="float">
            <text:p>0.0655710316</text:p>
          </table:table-cell>
          <table:table-cell table:style-name="ce11" table:formula="of:=[.X78]*conv" office:value-type="float" office:value="1.78427855292926" calcext:value-type="float">
            <text:p>1.7842785529</text:p>
          </table:table-cell>
          <table:table-cell table:style-name="ce24" table:formula="of:=[.Y69]-[.Y78]" office:value-type="float" office:value="0.112751968984263" calcext:value-type="float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 calcext:value-type="float">
            <text:p>0.0547926253</text:p>
          </table:table-cell>
          <table:table-cell table:style-name="ce11" table:formula="of:=[.AD78]*conv" office:value-type="float" office:value="1.49098319480271" calcext:value-type="float">
            <text:p>1.4909831948</text:p>
          </table:table-cell>
          <table:table-cell table:style-name="ce24" table:formula="of:=[.AE69]-[.AE78]" office:value-type="float" office:value="0.103294480868685" calcext:value-type="float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 calcext:value-type="float">
            <text:p>0.0470370811</text:p>
          </table:table-cell>
          <table:table-cell table:style-name="ce11" table:formula="of:=[.AJ78]*conv" office:value-type="float" office:value="1.27994409956978" calcext:value-type="float">
            <text:p>1.2799440996</text:p>
          </table:table-cell>
          <table:table-cell table:style-name="ce24" table:formula="of:=[.AK69]-[.AK78]" office:value-type="float" office:value="0.0977333119878785" calcext:value-type="float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 calcext:value-type="float">
            <text:p>12.7854025837</text:p>
          </table:table-cell>
          <table:table-cell table:style-name="ce20" table:formula="of:=AVERAGE([.H79];[.N79];[.T79];[.Z79];[.AF79];[.AL79])" office:value-type="float" office:value="7.51337519429519" calcext:value-type="float">
            <text:p>7.5133751943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28695541" calcext:value-type="float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 calcext:value-type="float">
            <text:p>12.7854025837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88757858" calcext:value-type="float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 calcext:value-type="float">
            <text:p>5.362662974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489330782" calcext:value-type="float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 calcext:value-type="float">
            <text:p>6.0493021752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570011521" calcext:value-type="float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 calcext:value-type="float">
            <text:p>6.319190958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586584341" calcext:value-type="float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 calcext:value-type="float">
            <text:p>6.927944005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563735419" calcext:value-type="float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 calcext:value-type="float">
            <text:p>7.635748469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 calcext:value-type="float">
            <text:p>0.4135165671</text:p>
          </table:table-cell>
          <table:table-cell table:style-name="Default" table:formula="of:=[.F80]*conv" office:value-type="float" office:value="11.2523583044782" calcext:value-type="float">
            <text:p>11.2523583045</text:p>
          </table:table-cell>
          <table:table-cell table:style-name="ce24" table:formula="of:=[.G71]-[.G80]" office:value-type="float" office:value="-0.670921286660541" calcext:value-type="float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 calcext:value-type="float">
            <text:p>0.3511565096</text:p>
          </table:table-cell>
          <table:table-cell table:style-name="Default" table:formula="of:=[.L80]*conv" office:value-type="float" office:value="9.55545480240354" calcext:value-type="float">
            <text:p>9.5554548024</text:p>
          </table:table-cell>
          <table:table-cell table:style-name="ce24" table:formula="of:=[.M71]-[.M80]" office:value-type="float" office:value="-0.746228129306028" calcext:value-type="float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 calcext:value-type="float">
            <text:p>0.3158422427</text:p>
          </table:table-cell>
          <table:table-cell table:style-name="Default" table:formula="of:=[.R80]*conv" office:value-type="float" office:value="8.59450470745202" calcext:value-type="float">
            <text:p>8.5945047075</text:p>
          </table:table-cell>
          <table:table-cell table:style-name="ce24" table:formula="of:=[.S71]-[.S80]" office:value-type="float" office:value="-0.714649807399062" calcext:value-type="float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 calcext:value-type="float">
            <text:p>0.2928798972</text:p>
          </table:table-cell>
          <table:table-cell table:style-name="Default" table:formula="of:=[.X80]*conv" office:value-type="float" office:value="7.96966749502968" calcext:value-type="float">
            <text:p>7.969667495</text:p>
          </table:table-cell>
          <table:table-cell table:style-name="ce24" table:formula="of:=[.Y71]-[.Y80]" office:value-type="float" office:value="-0.685936493252356" calcext:value-type="float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 calcext:value-type="float">
            <text:p>0.2765395642</text:p>
          </table:table-cell>
          <table:table-cell table:style-name="Default" table:formula="of:=[.AD80]*conv" office:value-type="float" office:value="7.52502441090862" calcext:value-type="float">
            <text:p>7.5250244109</text:p>
          </table:table-cell>
          <table:table-cell table:style-name="ce24" table:formula="of:=[.AE71]-[.AE80]" office:value-type="float" office:value="-0.663164847498343" calcext:value-type="float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 calcext:value-type="float">
            <text:p>0.264205102</text:p>
          </table:table-cell>
          <table:table-cell table:style-name="Default" table:formula="of:=[.AJ80]*conv" office:value-type="float" office:value="7.18938661738372" calcext:value-type="float">
            <text:p>7.1893866174</text:p>
          </table:table-cell>
          <table:table-cell table:style-name="ce24" table:formula="of:=[.AK71]-[.AK80]" office:value-type="float" office:value="-0.645299074227436" calcext:value-type="float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 calcext:value-type="float">
            <text:p>8.9757180768</text:p>
          </table:table-cell>
          <table:table-cell table:style-name="ce20" table:formula="of:=AVERAGE([.H81];[.N81];[.T81];[.Z81];[.AF81];[.AL81])" office:value-type="float" office:value="8.08041451103436" calcext:value-type="float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 calcext:value-type="float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 calcext:value-type="float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 calcext:value-type="float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 calcext:value-type="float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 calcext:value-type="float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 calcext:value-type="float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6.574" calcext:value-type="float">
            <text:p>-6.57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5.673" calcext:value-type="float">
            <text:p>-5.673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214" calcext:value-type="float">
            <text:p>-5.21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4.937" calcext:value-type="float">
            <text:p>-4.93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4.75" calcext:value-type="float">
            <text:p>-4.7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616" calcext:value-type="float">
            <text:p>-4.616</text:p>
          </table:table-cell>
          <table:table-cell/>
          <table:table-cell>
            <draw:frame table:end-cell-address="'Short Alkene Results'.AS96" table:end-x="3.09mm" table:end-y="4.41mm" draw:z-index="11" draw:style-name="gr1" draw:text-style-name="P1" svg:width="130.53mm" svg:height="61.35mm" svg:x="14.8mm" svg:y="3.65mm">
              <loext:p draw:notify-on-update-of-ranges="'Short Alkene Results'.D82:'Short Alkene Results'.D82 'Short Alkene Results'.D91:'Short Alkene Results'.D91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5.5mm" table:end-y="2.45mm" draw:z-index="12" draw:style-name="gr1" draw:text-style-name="P1" svg:width="130.53mm" svg:height="61.34mm" svg:x="17.21mm" svg:y="1.7mm">
              <loext:p draw:notify-on-update-of-ranges="'Short Alkene Results'.D82:'Short Alkene Results'.D82 'Short Alkene Results'.D91:'Short Alkene Results'.D91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4.34mm" table:end-y="3.24mm" draw:z-index="13" draw:style-name="gr1" draw:text-style-name="P1" svg:width="130.53mm" svg:height="61.34mm" svg:x="16.05mm" svg:y="2.49mm">
              <loext:p draw:notify-on-update-of-ranges="'Short Alkene Results'.D82:'Short Alkene Results'.D82 'Short Alkene Results'.D91:'Short Alkene Results'.D91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7227143" calcext:value-type="float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8479588" calcext:value-type="float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1312683" calcext:value-type="float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56842936" calcext:value-type="float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904862975" calcext:value-type="float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55220903" calcext:value-type="float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68838847" calcext:value-type="float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53929453" calcext:value-type="float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57510842" calcext:value-type="float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63533461" calcext:value-type="float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320921645" calcext:value-type="float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3049453088" calcext:value-type="float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 calcext:value-type="float">
            <text:p>0.1598388296</text:p>
          </table:table-cell>
          <table:table-cell table:style-name="ce11" table:formula="of:=[.F87]*conv" office:value-type="float" office:value="4.34943585027534" calcext:value-type="float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 calcext:value-type="float">
            <text:p>0.1124550135</text:p>
          </table:table-cell>
          <table:table-cell table:style-name="ce11" table:formula="of:=[.L87]*conv" office:value-type="float" office:value="3.06005661130148" calcext:value-type="float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 calcext:value-type="float">
            <text:p>0.0855615988</text:p>
          </table:table-cell>
          <table:table-cell table:style-name="ce11" table:formula="of:=[.R87]*conv" office:value-type="float" office:value="2.32824956338188" calcext:value-type="float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 calcext:value-type="float">
            <text:p>0.0693309475</text:p>
          </table:table-cell>
          <table:table-cell table:style-name="ce11" table:formula="of:=[.X87]*conv" office:value-type="float" office:value="1.88659107017083" calcext:value-type="float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 calcext:value-type="float">
            <text:p>0.058394133</text:p>
          </table:table-cell>
          <table:table-cell table:style-name="ce11" table:formula="of:=[.AD87]*conv" office:value-type="float" office:value="1.58898520560811" calcext:value-type="float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 calcext:value-type="float">
            <text:p>0.0505767815</text:p>
          </table:table-cell>
          <table:table-cell table:style-name="ce11" table:formula="of:=[.AJ87]*conv" office:value-type="float" office:value="1.37626424816933" calcext:value-type="float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531763552" calcext:value-type="float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780631564" calcext:value-type="float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752074243" calcext:value-type="float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6124259" calcext:value-type="float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7414222935" calcext:value-type="float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1180522388" calcext:value-type="float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 calcext:value-type="float">
            <text:p>0.3835463591</text:p>
          </table:table-cell>
          <table:table-cell table:style-name="Default" table:formula="of:=[.F89]*conv" office:value-type="float" office:value="10.436827451045" calcext:value-type="float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 calcext:value-type="float">
            <text:p>0.3197848024</text:p>
          </table:table-cell>
          <table:table-cell table:style-name="Default" table:formula="of:=[.L89]*conv" office:value-type="float" office:value="8.70178721536353" calcext:value-type="float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 calcext:value-type="float">
            <text:p>0.2861052587</text:p>
          </table:table-cell>
          <table:table-cell table:style-name="Default" table:formula="of:=[.R89]*conv" office:value-type="float" office:value="7.78532020195741" calcext:value-type="float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 calcext:value-type="float">
            <text:p>0.2644417036</text:p>
          </table:table-cell>
          <table:table-cell table:style-name="Default" table:formula="of:=[.X89]*conv" office:value-type="float" office:value="7.19582487449384" calcext:value-type="float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 calcext:value-type="float">
            <text:p>0.249064004</text:p>
          </table:table-cell>
          <table:table-cell table:style-name="Default" table:formula="of:=[.AD89]*conv" office:value-type="float" office:value="6.77737637795327" calcext:value-type="float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 calcext:value-type="float">
            <text:p>0.2374698515</text:p>
          </table:table-cell>
          <table:table-cell table:style-name="Default" table:formula="of:=[.AJ89]*conv" office:value-type="float" office:value="6.46188343632465" calcext:value-type="float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252" calcext:value-type="float">
            <text:p>-7.252</text:p>
          </table:table-cell>
          <table:table-cell table:style-name="ce24" table:formula="of:=[.G84]-[.G93]" office:value-type="float" office:value="0.678" calcext:value-type="float">
            <text:p>0.678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368" calcext:value-type="float">
            <text:p>-6.368</text:p>
          </table:table-cell>
          <table:table-cell table:style-name="ce24" table:formula="of:=[.M84]-[.M93]" office:value-type="float" office:value="0.695" calcext:value-type="float">
            <text:p>0.695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93" calcext:value-type="float">
            <text:p>-5.93</text:p>
          </table:table-cell>
          <table:table-cell table:style-name="ce24" table:formula="of:=[.S84]-[.S93]" office:value-type="float" office:value="0.715999999999999" calcext:value-type="float">
            <text:p>0.71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661" calcext:value-type="float">
            <text:p>-5.661</text:p>
          </table:table-cell>
          <table:table-cell table:style-name="ce24" table:formula="of:=[.Y84]-[.Y93]" office:value-type="float" office:value="0.723999999999999" calcext:value-type="float">
            <text:p>0.724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481" calcext:value-type="float">
            <text:p>-5.481</text:p>
          </table:table-cell>
          <table:table-cell table:style-name="ce24" table:formula="of:=[.AE84]-[.AE93]" office:value-type="float" office:value="0.731" calcext:value-type="float">
            <text:p>0.731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351" calcext:value-type="float">
            <text:p>-5.351</text:p>
          </table:table-cell>
          <table:table-cell table:style-name="ce24" table:formula="of:=[.AK84]-[.AK93]" office:value-type="float" office:value="0.735" calcext:value-type="float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 calcext:value-type="float">
            <text:p>13.735750327</text:p>
          </table:table-cell>
          <table:table-cell table:style-name="ce20" table:formula="of:=AVERAGE([.H94];[.N94];[.T94];[.Z94];[.AF94];[.AL94])" office:value-type="float" office:value="12.0332135421448" calcext:value-type="float">
            <text:p>12.033213542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09549027" calcext:value-type="float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 calcext:value-type="float">
            <text:p>9.3491450634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6903792" calcext:value-type="float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 calcext:value-type="float">
            <text:p>10.913944723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3758851" calcext:value-type="float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 calcext:value-type="float">
            <text:p>12.0741989882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08861167" calcext:value-type="float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 calcext:value-type="float">
            <text:p>12.7892598481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480386592" calcext:value-type="float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 calcext:value-type="float">
            <text:p>13.336982302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352486574" calcext:value-type="float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 calcext:value-type="float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95424486" calcext:value-type="float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39186121" calcext:value-type="float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8781569" calcext:value-type="float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05090818" calcext:value-type="float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80552469" calcext:value-type="float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927919577" calcext:value-type="float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 calcext:value-type="float">
            <text:p>0.1514124541</text:p>
          </table:table-cell>
          <table:table-cell table:style-name="ce11" table:formula="of:=[.F96]*conv" office:value-type="float" office:value="4.1201425066037" calcext:value-type="float">
            <text:p>4.1201425066</text:p>
          </table:table-cell>
          <table:table-cell table:style-name="ce24" table:formula="of:=[.G87]-[.G96]" office:value-type="float" office:value="0.229293343671639" calcext:value-type="float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 calcext:value-type="float">
            <text:p>0.1029851799</text:p>
          </table:table-cell>
          <table:table-cell table:style-name="ce11" table:formula="of:=[.L96]*conv" office:value-type="float" office:value="2.80236932806057" calcext:value-type="float">
            <text:p>2.8023693281</text:p>
          </table:table-cell>
          <table:table-cell table:style-name="ce24" table:formula="of:=[.M87]-[.M96]" office:value-type="float" office:value="0.257687283240912" calcext:value-type="float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 calcext:value-type="float">
            <text:p>0.074977282</text:p>
          </table:table-cell>
          <table:table-cell table:style-name="ce11" table:formula="of:=[.R96]*conv" office:value-type="float" office:value="2.04023564926694" calcext:value-type="float">
            <text:p>2.0402356493</text:p>
          </table:table-cell>
          <table:table-cell table:style-name="ce24" table:formula="of:=[.S87]-[.S96]" office:value-type="float" office:value="0.28801391411494" calcext:value-type="float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 calcext:value-type="float">
            <text:p>0.0603770349</text:p>
          </table:table-cell>
          <table:table-cell table:style-name="ce11" table:formula="of:=[.X96]*conv" office:value-type="float" office:value="1.64294271163382" calcext:value-type="float">
            <text:p>1.6429427116</text:p>
          </table:table-cell>
          <table:table-cell table:style-name="ce24" table:formula="of:=[.Y87]-[.Y96]" office:value-type="float" office:value="0.243648358537004" calcext:value-type="float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 calcext:value-type="float">
            <text:p>0.0499834123</text:p>
          </table:table-cell>
          <table:table-cell table:style-name="ce11" table:formula="of:=[.AD96]*conv" office:value-type="float" office:value="1.36011785071732" calcext:value-type="float">
            <text:p>1.3601178507</text:p>
          </table:table-cell>
          <table:table-cell table:style-name="ce24" table:formula="of:=[.AE87]-[.AE96]" office:value-type="float" office:value="0.228867354890792" calcext:value-type="float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 calcext:value-type="float">
            <text:p>0.0424566997</text:p>
          </table:table-cell>
          <table:table-cell table:style-name="ce11" table:formula="of:=[.AJ96]*conv" office:value-type="float" office:value="1.15530558013773" calcext:value-type="float">
            <text:p>1.1553055801</text:p>
          </table:table-cell>
          <table:table-cell table:style-name="ce24" table:formula="of:=[.AK87]-[.AK96]" office:value-type="float" office:value="0.220958668031603" calcext:value-type="float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 calcext:value-type="float">
            <text:p>19.1255605296</text:p>
          </table:table-cell>
          <table:table-cell table:style-name="ce20" table:formula="of:=AVERAGE([.H97];[.N97];[.T97];[.Z97];[.AF97];[.AL97])" office:value-type="float" office:value="13.2766327040193" calcext:value-type="float">
            <text:p>13.276632704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80152379" calcext:value-type="float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 calcext:value-type="float">
            <text:p>5.5651799253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34278978" calcext:value-type="float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 calcext:value-type="float">
            <text:p>9.195336269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557837476" calcext:value-type="float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 calcext:value-type="float">
            <text:p>14.116698442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653928051" calcext:value-type="float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 calcext:value-type="float">
            <text:p>14.829997224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686439743" calcext:value-type="float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 calcext:value-type="float">
            <text:p>16.8270238325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680651832" calcext:value-type="float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 calcext:value-type="float">
            <text:p>19.125560529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 calcext:value-type="float">
            <text:p>0.4208025237</text:p>
          </table:table-cell>
          <table:table-cell table:style-name="Default" table:formula="of:=[.F98]*conv" office:value-type="float" office:value="11.4506192709711" calcext:value-type="float">
            <text:p>11.450619271</text:p>
          </table:table-cell>
          <table:table-cell table:style-name="ce24" table:formula="of:=[.G89]-[.G98]" office:value-type="float" office:value="-1.01379181992602" calcext:value-type="float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 calcext:value-type="float">
            <text:p>0.352624814</text:p>
          </table:table-cell>
          <table:table-cell table:style-name="Default" table:formula="of:=[.L98]*conv" office:value-type="float" office:value="9.59540939799498" calcext:value-type="float">
            <text:p>9.595409398</text:p>
          </table:table-cell>
          <table:table-cell table:style-name="ce24" table:formula="of:=[.M89]-[.M98]" office:value-type="float" office:value="-0.893622182631452" calcext:value-type="float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 calcext:value-type="float">
            <text:p>0.3179751034</text:p>
          </table:table-cell>
          <table:table-cell table:style-name="Default" table:formula="of:=[.R98]*conv" office:value-type="float" office:value="8.65254280004466" calcext:value-type="float">
            <text:p>8.6525428</text:p>
          </table:table-cell>
          <table:table-cell table:style-name="ce24" table:formula="of:=[.S89]-[.S98]" office:value-type="float" office:value="-0.867222598087255" calcext:value-type="float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 calcext:value-type="float">
            <text:p>0.2954933116</text:p>
          </table:table-cell>
          <table:table-cell table:style-name="Default" table:formula="of:=[.X98]*conv" office:value-type="float" office:value="8.04078211912591" calcext:value-type="float">
            <text:p>8.0407821191</text:p>
          </table:table-cell>
          <table:table-cell table:style-name="ce24" table:formula="of:=[.Y89]-[.Y98]" office:value-type="float" office:value="-0.844957244632069" calcext:value-type="float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 calcext:value-type="float">
            <text:p>0.2793946849</text:p>
          </table:table-cell>
          <table:table-cell table:style-name="Default" table:formula="of:=[.AD98]*conv" office:value-type="float" office:value="7.60271619807024" calcext:value-type="float">
            <text:p>7.6027161981</text:p>
          </table:table-cell>
          <table:table-cell table:style-name="ce24" table:formula="of:=[.AE89]-[.AE98]" office:value-type="float" office:value="-0.825339820116963" calcext:value-type="float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 calcext:value-type="float">
            <text:p>0.2671834742</text:p>
          </table:table-cell>
          <table:table-cell table:style-name="Default" table:formula="of:=[.AJ98]*conv" office:value-type="float" office:value="7.27043224850204" calcext:value-type="float">
            <text:p>7.2704322485</text:p>
          </table:table-cell>
          <table:table-cell table:style-name="ce24" table:formula="of:=[.AK89]-[.AK98]" office:value-type="float" office:value="-0.808548812177389" calcext:value-type="float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 calcext:value-type="float">
            <text:p>11.1210555926</text:p>
          </table:table-cell>
          <table:table-cell table:style-name="ce20" table:formula="of:=AVERAGE([.H99];[.N99];[.T99];[.Z99];[.AF99];[.AL99])" office:value-type="float" office:value="10.112445143797" calcext:value-type="float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 calcext:value-type="float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 calcext:value-type="float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 calcext:value-type="float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 calcext:value-type="float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 calcext:value-type="float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 calcext:value-type="float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DF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07" calcext:value-type="float">
            <text:p>-7.0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097" calcext:value-type="float">
            <text:p>-6.09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5.594" calcext:value-type="float">
            <text:p>-5.594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286" calcext:value-type="float">
            <text:p>-5.28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077" calcext:value-type="float">
            <text:p>-5.077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4.925" calcext:value-type="float">
            <text:p>-4.925</text:p>
          </table:table-cell>
          <table:table-cell/>
          <table:table-cell>
            <draw:frame table:end-cell-address="'Short Alkene Results'.AS114" table:end-x="6.61mm" table:end-y="4.42mm" draw:z-index="14" draw:style-name="gr1" draw:text-style-name="P1" svg:width="130.53mm" svg:height="61.21mm" svg:x="18.32mm" svg:y="3.79mm">
              <loext:p draw:notify-on-update-of-ranges="'Short Alkene Results'.D100:'Short Alkene Results'.D100 'Short Alkene Results'.D109:'Short Alkene Results'.D109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5.36mm" table:end-y="3.85mm" draw:z-index="15" draw:style-name="gr1" draw:text-style-name="P1" svg:width="130.53mm" svg:height="61.22mm" svg:x="17.07mm" svg:y="3.21mm">
              <loext:p draw:notify-on-update-of-ranges="'Short Alkene Results'.D100:'Short Alkene Results'.D100 'Short Alkene Results'.D109:'Short Alkene Results'.D109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0.2mm" table:end-y="0.57mm" draw:z-index="16" draw:style-name="gr1" draw:text-style-name="P1" svg:width="130.53mm" svg:height="61.24mm" svg:x="21.91mm" svg:y="4.88mm">
              <loext:p draw:notify-on-update-of-ranges="'Short Alkene Results'.D100:'Short Alkene Results'.D100 'Short Alkene Results'.D109:'Short Alkene Results'.D109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22059" calcext:value-type="float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10668353" calcext:value-type="float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355539484" calcext:value-type="float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8498411" calcext:value-type="float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5163395" calcext:value-type="float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3798277" calcext:value-type="float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702564521" calcext:value-type="float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71934598" calcext:value-type="float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480099748" calcext:value-type="float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90685365" calcext:value-type="float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53518092" calcext:value-type="float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87783225" calcext:value-type="float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 calcext:value-type="float">
            <text:p>0.1584656069</text:p>
          </table:table-cell>
          <table:table-cell table:style-name="ce11" table:formula="of:=[.F105]*conv" office:value-type="float" office:value="4.312068559382" calcext:value-type="float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 calcext:value-type="float">
            <text:p>0.1138733755</text:p>
          </table:table-cell>
          <table:table-cell table:style-name="ce11" table:formula="of:=[.L105]*conv" office:value-type="float" office:value="3.09865220504316" calcext:value-type="float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 calcext:value-type="float">
            <text:p>0.0875439736</text:p>
          </table:table-cell>
          <table:table-cell table:style-name="ce11" table:formula="of:=[.R105]*conv" office:value-type="float" office:value="2.38219272628723" calcext:value-type="float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 calcext:value-type="float">
            <text:p>0.0717813046</text:p>
          </table:table-cell>
          <table:table-cell table:style-name="ce11" table:formula="of:=[.X105]*conv" office:value-type="float" office:value="1.95326867938207" calcext:value-type="float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 calcext:value-type="float">
            <text:p>0.0611645303</text:p>
          </table:table-cell>
          <table:table-cell table:style-name="ce11" table:formula="of:=[.AD105]*conv" office:value-type="float" office:value="1.66437155175532" calcext:value-type="float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 calcext:value-type="float">
            <text:p>0.0536015052</text:p>
          </table:table-cell>
          <table:table-cell table:style-name="ce11" table:formula="of:=[.AJ105]*conv" office:value-type="float" office:value="1.45857116777575" calcext:value-type="float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78.145612072" calcext:value-type="float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55.5600041037" calcext:value-type="float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32.9475039483" calcext:value-type="float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10.3240703485" calcext:value-type="float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87.6948346687" calcext:value-type="float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65.0620764605" calcext:value-type="float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 calcext:value-type="float">
            <text:p>0.383109987</text:p>
          </table:table-cell>
          <table:table-cell table:style-name="Default" table:formula="of:=[.F107]*conv" office:value-type="float" office:value="10.4249531620469" calcext:value-type="float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 calcext:value-type="float">
            <text:p>0.3210627316</text:p>
          </table:table-cell>
          <table:table-cell table:style-name="Default" table:formula="of:=[.L107]*conv" office:value-type="float" office:value="8.73656143818775" calcext:value-type="float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 calcext:value-type="float">
            <text:p>0.2880500001</text:p>
          </table:table-cell>
          <table:table-cell table:style-name="Default" table:formula="of:=[.R107]*conv" office:value-type="float" office:value="7.83823930794576" calcext:value-type="float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 calcext:value-type="float">
            <text:p>0.2667794926</text:p>
          </table:table-cell>
          <table:table-cell table:style-name="Default" table:formula="of:=[.X107]*conv" office:value-type="float" office:value="7.25943934985335" calcext:value-type="float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 calcext:value-type="float">
            <text:p>0.2516816708</text:p>
          </table:table-cell>
          <table:table-cell table:style-name="Default" table:formula="of:=[.AD107]*conv" office:value-type="float" office:value="6.84860671574113" calcext:value-type="float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 calcext:value-type="float">
            <text:p>0.2403033672</text:p>
          </table:table-cell>
          <table:table-cell table:style-name="Default" table:formula="of:=[.AJ107]*conv" office:value-type="float" office:value="6.53898732152387" calcext:value-type="float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DFT</text:p>
          </table:table-cell>
          <table:table-cell table:style-name="ce18" office:value-type="string" calcext:value-type="string">
            <text:p>tpssh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 calcext:value-type="string">
            <text:p>Max HOMO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 office:value-type="float" office:value="-7.61" calcext:value-type="float">
            <text:p>-7.61</text:p>
          </table:table-cell>
          <table:table-cell table:style-name="ce24" table:formula="of:=[.G102]-[.G111]" office:value-type="float" office:value="0.54" calcext:value-type="float">
            <text:p>0.54</text:p>
          </table:table-cell>
          <table:table-cell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 office:value-type="float" office:value="-6.669" calcext:value-type="float">
            <text:p>-6.669</text:p>
          </table:table-cell>
          <table:table-cell table:style-name="ce24" table:formula="of:=[.M102]-[.M111]" office:value-type="float" office:value="0.572" calcext:value-type="float">
            <text:p>0.572</text:p>
          </table:table-cell>
          <table:table-cell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 office:value-type="float" office:value="-6.194" calcext:value-type="float">
            <text:p>-6.194</text:p>
          </table:table-cell>
          <table:table-cell table:style-name="ce24" table:formula="of:=[.S102]-[.S111]" office:value-type="float" office:value="0.6" calcext:value-type="float">
            <text:p>0.6</text:p>
          </table:table-cell>
          <table:table-cell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 office:value-type="float" office:value="-5.902" calcext:value-type="float">
            <text:p>-5.902</text:p>
          </table:table-cell>
          <table:table-cell table:style-name="ce24" table:formula="of:=[.Y102]-[.Y111]" office:value-type="float" office:value="0.616000000000001" calcext:value-type="float">
            <text:p>0.616</text:p>
          </table:table-cell>
          <table:table-cell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 office:value-type="float" office:value="-5.704" calcext:value-type="float">
            <text:p>-5.704</text:p>
          </table:table-cell>
          <table:table-cell table:style-name="ce24" table:formula="of:=[.AE102]-[.AE111]" office:value-type="float" office:value="0.627" calcext:value-type="float">
            <text:p>0.627</text:p>
          </table:table-cell>
          <table:table-cell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 office:value-type="float" office:value="-5.561" calcext:value-type="float">
            <text:p>-5.561</text:p>
          </table:table-cell>
          <table:table-cell table:style-name="ce24" table:formula="of:=[.AK102]-[.AK111]" office:value-type="float" office:value="0.636" calcext:value-type="float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 calcext:value-type="float">
            <text:p>11.4367919439</text:p>
          </table:table-cell>
          <table:table-cell table:style-name="ce20" table:formula="of:=AVERAGE([.H112];[.N112];[.T112];[.Z112];[.AF112];[.AL112])" office:value-type="float" office:value="9.70432269100875" calcext:value-type="float">
            <text:p>9.70432269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4261615" calcext:value-type="float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 calcext:value-type="float">
            <text:p>7.09592641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28581415" calcext:value-type="float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 calcext:value-type="float">
            <text:p>8.5769980507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20780837" calcext:value-type="float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 calcext:value-type="float">
            <text:p>9.6867936713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13950226" calcext:value-type="float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 calcext:value-type="float">
            <text:p>10.4371399526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106597464" calcext:value-type="float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 calcext:value-type="float">
            <text:p>10.992286115</text:p>
          </table:table-cell>
          <table:table-cell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899410335" calcext:value-type="float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 calcext:value-type="float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11282736" calcext:value-type="float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6619028" calcext:value-type="float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44752023" calcext:value-type="float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78343576" calcext:value-type="float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574888801" calcext:value-type="float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41995364" calcext:value-type="float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 calcext:value-type="float">
            <text:p>0.1531333414</text:p>
          </table:table-cell>
          <table:table-cell table:style-name="ce11" table:formula="of:=[.F114]*conv" office:value-type="float" office:value="4.16697023260517" calcext:value-type="float">
            <text:p>4.1669702326</text:p>
          </table:table-cell>
          <table:table-cell table:style-name="ce24" table:formula="of:=[.G105]-[.G114]" office:value-type="float" office:value="0.145098326776829" calcext:value-type="float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 calcext:value-type="float">
            <text:p>0.1062391135</text:p>
          </table:table-cell>
          <table:table-cell table:style-name="ce11" table:formula="of:=[.L114]*conv" office:value-type="float" office:value="2.89091336638764" calcext:value-type="float">
            <text:p>2.8909133664</text:p>
          </table:table-cell>
          <table:table-cell table:style-name="ce24" table:formula="of:=[.M105]-[.M114]" office:value-type="float" office:value="0.207738838655517" calcext:value-type="float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 calcext:value-type="float">
            <text:p>0.0776028814</text:p>
          </table:table-cell>
          <table:table-cell table:style-name="ce11" table:formula="of:=[.R114]*conv" office:value-type="float" office:value="2.11168184408331" calcext:value-type="float">
            <text:p>2.1116818441</text:p>
          </table:table-cell>
          <table:table-cell table:style-name="ce24" table:formula="of:=[.S105]-[.S114]" office:value-type="float" office:value="0.270510882203923" calcext:value-type="float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 calcext:value-type="float">
            <text:p>0.063560665</text:p>
          </table:table-cell>
          <table:table-cell table:style-name="ce11" table:formula="of:=[.X114]*conv" office:value-type="float" office:value="1.72957369439069" calcext:value-type="float">
            <text:p>1.7295736944</text:p>
          </table:table-cell>
          <table:table-cell table:style-name="ce24" table:formula="of:=[.Y105]-[.Y114]" office:value-type="float" office:value="0.223694984991386" calcext:value-type="float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 calcext:value-type="float">
            <text:p>0.0531708663</text:p>
          </table:table-cell>
          <table:table-cell table:style-name="ce11" table:formula="of:=[.AD114]*conv" office:value-type="float" office:value="1.4468528870874" calcext:value-type="float">
            <text:p>1.4468528871</text:p>
          </table:table-cell>
          <table:table-cell table:style-name="ce24" table:formula="of:=[.AE105]-[.AE114]" office:value-type="float" office:value="0.217518664667923" calcext:value-type="float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 calcext:value-type="float">
            <text:p>0.0457414971</text:p>
          </table:table-cell>
          <table:table-cell table:style-name="ce11" table:formula="of:=[.AJ114]*conv" office:value-type="float" office:value="1.24468946519373" calcext:value-type="float">
            <text:p>1.2446894652</text:p>
          </table:table-cell>
          <table:table-cell table:style-name="ce24" table:formula="of:=[.AK105]-[.AK114]" office:value-type="float" office:value="0.213881702582015" calcext:value-type="float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 calcext:value-type="float">
            <text:p>17.1835392331</text:p>
          </table:table-cell>
          <table:table-cell table:style-name="ce20" table:formula="of:=AVERAGE([.H115];[.N115];[.T115];[.Z115];[.AF115];[.AL115])" office:value-type="float" office:value="11.4382049651213" calcext:value-type="float">
            <text:p>11.4382049651</text:p>
          </table:table-cell>
          <table:table-cell table:style-name="ce20"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0.4758049117" calcext:value-type="float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 calcext:value-type="float">
            <text:p>3.482106150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1.4224061624" calcext:value-type="float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 calcext:value-type="float">
            <text:p>7.1859240429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2.3358598145" calcext:value-type="float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 calcext:value-type="float">
            <text:p>12.810210163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3.2373432033" calcext:value-type="float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 calcext:value-type="float">
            <text:p>12.9335330271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4.1324571277" calcext:value-type="float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 calcext:value-type="float">
            <text:p>15.0339171736</text:p>
          </table:table-cell>
          <table:table-cell/>
          <table:table-cell table:style-name="Default"/>
          <table:table-cell table:style-name="Default" office:value-type="string" calcext:value-type="string">
            <text:p>cation</text:p>
          </table:table-cell>
          <table:table-cell table:style-name="Default" office:value-type="float" office:value="-5.0237563069" calcext:value-type="float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 calcext:value-type="float">
            <text:p>17.1835392331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 calcext:value-type="float">
            <text:p>0.4184567033</text:p>
          </table:table-cell>
          <table:table-cell table:style-name="Default" table:formula="of:=[.F116]*conv" office:value-type="float" office:value="11.3867862500987" calcext:value-type="float">
            <text:p>11.3867862501</text:p>
          </table:table-cell>
          <table:table-cell table:style-name="ce24" table:formula="of:=[.G107]-[.G116]" office:value-type="float" office:value="-0.961833088051787" calcext:value-type="float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 calcext:value-type="float">
            <text:p>0.3504519791</text:p>
          </table:table-cell>
          <table:table-cell table:style-name="Default" table:formula="of:=[.L116]*conv" office:value-type="float" office:value="9.53628355207607" calcext:value-type="float">
            <text:p>9.5362835521</text:p>
          </table:table-cell>
          <table:table-cell table:style-name="ce24" table:formula="of:=[.M107]-[.M116]" office:value-type="float" office:value="-0.79972211388832" calcext:value-type="float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 calcext:value-type="float">
            <text:p>0.3162182692</text:p>
          </table:table-cell>
          <table:table-cell table:style-name="Default" table:formula="of:=[.R116]*conv" office:value-type="float" office:value="8.60473690912571" calcext:value-type="float">
            <text:p>8.6047369091</text:p>
          </table:table-cell>
          <table:table-cell table:style-name="ce24" table:formula="of:=[.S107]-[.S116]" office:value-type="float" office:value="-0.766497601179957" calcext:value-type="float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 calcext:value-type="float">
            <text:p>0.2940518193</text:p>
          </table:table-cell>
          <table:table-cell table:style-name="Default" table:formula="of:=[.X116]*conv" office:value-type="float" office:value="8.00155711789682" calcext:value-type="float">
            <text:p>8.0015571179</text:p>
          </table:table-cell>
          <table:table-cell table:style-name="ce24" table:formula="of:=[.Y107]-[.Y116]" office:value-type="float" office:value="-0.742117768043472" calcext:value-type="float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 calcext:value-type="float">
            <text:p>0.2782026187</text:p>
          </table:table-cell>
          <table:table-cell table:style-name="Default" table:formula="of:=[.AD116]*conv" office:value-type="float" office:value="7.57027842635259" calcext:value-type="float">
            <text:p>7.5702784264</text:p>
          </table:table-cell>
          <table:table-cell table:style-name="ce24" table:formula="of:=[.AE107]-[.AE116]" office:value-type="float" office:value="-0.721671710611463" calcext:value-type="float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 calcext:value-type="float">
            <text:p>0.2661847266</text:p>
          </table:table-cell>
          <table:table-cell table:style-name="Default" table:formula="of:=[.AJ116]*conv" office:value-type="float" office:value="7.24325494353997" calcext:value-type="float">
            <text:p>7.2432549435</text:p>
          </table:table-cell>
          <table:table-cell table:style-name="ce24" table:formula="of:=[.AK107]-[.AK116]" office:value-type="float" office:value="-0.704267622016102" calcext:value-type="float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 calcext:value-type="float">
            <text:p>9.7230820606</text:p>
          </table:table-cell>
          <table:table-cell table:style-name="ce20" table:formula="of:=AVERAGE([.H117];[.N117];[.T117];[.Z117];[.AF117];[.AL117])" office:value-type="float" office:value="9.04526467337404" calcext:value-type="float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 calcext:value-type="float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 calcext:value-type="float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 calcext:value-type="float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 calcext:value-type="float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 calcext:value-type="float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 calcext:value-type="float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rpa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2.38mm" table:end-y="3.32mm" draw:z-index="2" draw:style-name="gr1" draw:text-style-name="P1" svg:width="160.15mm" svg:height="67.35mm" svg:x="4.47mm" svg:y="2.61mm">
              <loext:p draw:notify-on-update-of-ranges="'Short Alkene Results'.D118:'Short Alkene Results'.D118 'Short Alkene Results'.D109:'Short Alkene Results'.D109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2857" calcext:value-type="float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2004" calcext:value-type="float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72710034225" calcext:value-type="float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70941347402" calcext:value-type="float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48598837903" calcext:value-type="float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117172584782" calcext:value-type="float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81113235003" calcext:value-type="float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4242919996" calcext:value-type="float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 calcext:value-type="float">
            <text:p>0.1426205943</text:p>
          </table:table-cell>
          <table:table-cell table:style-name="ce11" table:formula="of:=[.F123]*conv" office:value-type="float" office:value="3.88090383034044" calcext:value-type="float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 calcext:value-type="float">
            <text:p>0.0945021002</text:p>
          </table:table-cell>
          <table:table-cell table:style-name="ce11" table:formula="of:=[.L123]*conv" office:value-type="float" office:value="2.57153298454568" calcext:value-type="float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 calcext:value-type="float">
            <text:p>0.0688418061</text:p>
          </table:table-cell>
          <table:table-cell table:style-name="ce11" table:formula="of:=[.R123]*conv" office:value-type="float" office:value="1.87328085537986" calcext:value-type="float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 calcext:value-type="float">
            <text:p>0.0529516156</text:p>
          </table:table-cell>
          <table:table-cell table:style-name="ce11" table:formula="of:=[.X123]*conv" office:value-type="float" office:value="1.4408867724772" calcext:value-type="float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 calcext:value-type="float">
            <text:p>0.0419941518</text:p>
          </table:table-cell>
          <table:table-cell table:style-name="ce11" table:formula="of:=[.AD123]*conv" office:value-type="float" office:value="1.14271901129911" calcext:value-type="float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 calcext:value-type="float">
            <text:p>0.0338124862</text:p>
          </table:table-cell>
          <table:table-cell table:style-name="ce11" table:formula="of:=[.AJ123]*conv" office:value-type="float" office:value="0.92008456397708" calcext:value-type="float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table:number-columns-repeated="2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57559143008993" calcext:value-type="float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736817587181" calcext:value-type="float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663626013543" calcext:value-type="float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 calcext:value-type="float">
            <text:p>0.1234793738</text:p>
          </table:table-cell>
          <table:table-cell table:style-name="ce11" table:formula="of:=[.F130]*conv" office:value-type="float" office:value="3.36004471745039" calcext:value-type="float">
            <text:p>3.3600447175</text:p>
          </table:table-cell>
          <table:table-cell table:style-name="ce24" table:formula="of:=[.G123]-[.G130]" office:value-type="float" office:value="0.520859112890053" calcext:value-type="float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 calcext:value-type="float">
            <text:p>0.0691930134</text:p>
          </table:table-cell>
          <table:table-cell table:style-name="ce11" table:formula="of:=[.L130]*conv" office:value-type="float" office:value="1.88283769125777" calcext:value-type="float">
            <text:p>1.8828376913</text:p>
          </table:table-cell>
          <table:table-cell table:style-name="ce24" table:formula="of:=[.M123]-[.M130]" office:value-type="float" office:value="0.688695293287908" calcext:value-type="float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 calcext:value-type="float">
            <text:p>0.0359461761</text:p>
          </table:table-cell>
          <table:table-cell table:style-name="ce11" table:formula="of:=[.R130]*conv" office:value-type="float" office:value="0.978145220156926" calcext:value-type="float">
            <text:p>0.9781452202</text:p>
          </table:table-cell>
          <table:table-cell table:style-name="ce24" table:formula="of:=[.S123]-[.S130]" office:value-type="float" office:value="0.89513563522293" calcext:value-type="float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 calcext:value-type="float">
            <text:p>0.0718396363</text:p>
          </table:table-cell>
          <table:table-cell table:style-name="ce11" table:formula="of:=[.X130]*conv" office:value-type="float" office:value="1.95485596593401" calcext:value-type="float">
            <text:p>1.9548559659</text:p>
          </table:table-cell>
          <table:table-cell table:style-name="ce24" table:formula="of:=[.Y123]-[.Y130]" office:value-type="float" office:value="-0.513969193456812" calcext:value-type="float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 calcext:value-type="float">
            <text:p>0</text:p>
          </table:table-cell>
          <table:table-cell table:style-name="ce11" table:formula="of:=[.AD130]*conv" office:value-type="float" office:value="0" calcext:value-type="float">
            <text:p>0</text:p>
          </table:table-cell>
          <table:table-cell table:style-name="ce24" table:formula="of:=[.AE123]-[.AE130]" office:value-type="float" office:value="1.14271901129911" calcext:value-type="float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 calcext:value-type="float">
            <text:p>0</text:p>
          </table:table-cell>
          <table:table-cell table:style-name="ce11" table:formula="of:=[.AJ130]*conv" office:value-type="float" office:value="0" calcext:value-type="float">
            <text:p>0</text:p>
          </table:table-cell>
          <table:table-cell table:style-name="ce24" table:formula="of:=[.AK123]-[.AK130]" office:value-type="float" office:value="0.92008456397708" calcext:value-type="float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 calcext:value-type="float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 calcext:value-type="float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 calcext:value-type="float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 calcext:value-type="float">
            <text:p>26.2919213698</text:p>
          </table:table-cell>
          <table:table-cell table:number-columns-repeated="5"/>
          <table:table-cell table:style-name="ce20" table:formula="of:=ABS(([.AF130]/[.AE130])*100)" office:value-type="string" office:string-value="" calcext:value-type="error">
            <text:p>#DIV/0!</text:p>
          </table:table-cell>
          <table:table-cell table:number-columns-repeated="5"/>
          <table:table-cell table:style-name="ce20" table:formula="of:=ABS(([.AL130]/[.AK130])*100)" office:value-type="string" office:string-value="" calcext:value-type="error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0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5.28mm" table:end-y="2.52mm" draw:z-index="7" draw:style-name="gr1" draw:text-style-name="P1" svg:width="130.53mm" svg:height="62.34mm" svg:x="16.99mm" svg:y="2.04mm">
              <loext:p draw:notify-on-update-of-ranges="'Short Alkene Results'.D132:'Short Alkene Results'.D132 'Short Alkene Results'.D139:'Short Alkene Results'.D139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153306392" calcext:value-type="float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654434476" calcext:value-type="float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917440644" calcext:value-type="float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701241947" calcext:value-type="float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4231073868" calcext:value-type="float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762416862" calcext:value-type="float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543654466982" calcext:value-type="float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51583351341" calcext:value-type="float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82845312666" calcext:value-type="float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96174081813" calcext:value-type="float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59153961028" calcext:value-type="float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619387451927" calcext:value-type="float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 calcext:value-type="float">
            <text:p>0.1609651925</text:p>
          </table:table-cell>
          <table:table-cell table:style-name="ce11" table:formula="of:=[.F137]*conv" office:value-type="float" office:value="4.38008574428276" calcext:value-type="float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 calcext:value-type="float">
            <text:p>0.1138600963</text:p>
          </table:table-cell>
          <table:table-cell table:style-name="ce11" table:formula="of:=[.L137]*conv" office:value-type="float" office:value="3.09829085851075" calcext:value-type="float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 calcext:value-type="float">
            <text:p>0.0889875173</text:p>
          </table:table-cell>
          <table:table-cell table:style-name="ce11" table:formula="of:=[.R137]*conv" office:value-type="float" office:value="2.4214735500392" calcext:value-type="float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 calcext:value-type="float">
            <text:p>0.0739501129</text:p>
          </table:table-cell>
          <table:table-cell table:style-name="ce11" table:formula="of:=[.X137]*conv" office:value-type="float" office:value="2.01228495558707" calcext:value-type="float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 calcext:value-type="float">
            <text:p>0.0639534258</text:p>
          </table:table-cell>
          <table:table-cell table:style-name="ce11" table:formula="of:=[.AD137]*conv" office:value-type="float" office:value="1.74026125877291" calcext:value-type="float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 calcext:value-type="float">
            <text:p>0.0568542343</text:p>
          </table:table-cell>
          <table:table-cell table:style-name="ce11" table:formula="of:=[.AJ137]*conv" office:value-type="float" office:value="1.54708242925502" calcext:value-type="float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7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810385167781" calcext:value-type="float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46561189232" calcext:value-type="float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12582436272" calcext:value-type="float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478712582369" calcext:value-type="float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344751698143" calcext:value-type="float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210750381937" calcext:value-type="float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22702763773763" calcext:value-type="float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3555700096005" calcext:value-type="float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2608019700089" calcext:value-type="float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0687294606038" calcext:value-type="float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28260882016435" calcext:value-type="float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15543614623076" calcext:value-type="float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 calcext:value-type="float">
            <text:p>0.158335753</text:p>
          </table:table-cell>
          <table:table-cell table:style-name="ce11" table:formula="of:=[.F144]*conv" office:value-type="float" office:value="4.30853505509804" calcext:value-type="float">
            <text:p>4.3085350551</text:p>
          </table:table-cell>
          <table:table-cell table:style-name="ce24" table:formula="of:=[.G137]-[.G144]" office:value-type="float" office:value="0.0715506891847193" calcext:value-type="float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 calcext:value-type="float">
            <text:p>0.1110041883</text:p>
          </table:table-cell>
          <table:table-cell table:style-name="ce11" table:formula="of:=[.L144]*conv" office:value-type="float" office:value="3.02057764817843" calcext:value-type="float">
            <text:p>3.0205776482</text:p>
          </table:table-cell>
          <table:table-cell table:style-name="ce24" table:formula="of:=[.M137]-[.M144]" office:value-type="float" office:value="0.0777132103323241" calcext:value-type="float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 calcext:value-type="float">
            <text:p>0.0865022393</text:p>
          </table:table-cell>
          <table:table-cell table:style-name="ce11" table:formula="of:=[.R144]*conv" office:value-type="float" office:value="2.35384569291717" calcext:value-type="float">
            <text:p>2.3538456929</text:p>
          </table:table-cell>
          <table:table-cell table:style-name="ce24" table:formula="of:=[.S137]-[.S144]" office:value-type="float" office:value="0.0676278571220252" calcext:value-type="float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 calcext:value-type="float">
            <text:p>0.0718396363</text:p>
          </table:table-cell>
          <table:table-cell table:style-name="ce11" table:formula="of:=[.X144]*conv" office:value-type="float" office:value="1.95485596593401" calcext:value-type="float">
            <text:p>1.9548559659</text:p>
          </table:table-cell>
          <table:table-cell table:style-name="ce24" table:formula="of:=[.Y137]-[.Y144]" office:value-type="float" office:value="0.05742898965306" calcext:value-type="float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 calcext:value-type="float">
            <text:p>0.062142878</text:p>
          </table:table-cell>
          <table:table-cell table:style-name="ce11" table:formula="of:=[.AD144]*conv" office:value-type="float" office:value="1.69099374661361" calcext:value-type="float">
            <text:p>1.6909937466</text:p>
          </table:table-cell>
          <table:table-cell table:style-name="ce24" table:formula="of:=[.AE137]-[.AE144]" office:value-type="float" office:value="0.049267512159292" calcext:value-type="float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 calcext:value-type="float">
            <text:p>0.0553142357</text:p>
          </table:table-cell>
          <table:table-cell table:style-name="ce11" table:formula="of:=[.AJ144]*conv" office:value-type="float" office:value="1.50517693612614" calcext:value-type="float">
            <text:p>1.5051769361</text:p>
          </table:table-cell>
          <table:table-cell table:style-name="ce24" table:formula="of:=[.AK137]-[.AK144]" office:value-type="float" office:value="0.041905493128882" calcext:value-type="float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 calcext:value-type="float">
            <text:p>2.9377606665</text:p>
          </table:table-cell>
          <table:table-cell table:style-name="ce20" table:formula="of:=AVERAGE([.H145];[.N145];[.T145];[.Z145];[.AF145];[.AL145])" office:value-type="float" office:value="2.62365357030314" calcext:value-type="float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 calcext:value-type="float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 calcext:value-type="float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 calcext:value-type="float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 calcext:value-type="float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 calcext:value-type="float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 calcext:value-type="float">
            <text:p>2.784090835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pbe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4015677895" calcext:value-type="float">
            <text:p>-78.40156778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6438782818" calcext:value-type="float">
            <text:p>-155.643878281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1339330378" calcext:value-type="float">
            <text:p>-310.133933037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3798243383" calcext:value-type="float">
            <text:p>-387.37982433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4.6259437173" calcext:value-type="float">
            <text:p>-464.6259437173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2334122350296" calcext:value-type="float">
            <text:p>-78.23341223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527082679663" calcext:value-type="float">
            <text:p>-155.527082679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059819532729" calcext:value-type="float">
            <text:p>-310.059819532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316393843232" calcext:value-type="float">
            <text:p>-387.316393843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4.570133500723" calcext:value-type="float">
            <text:p>-464.570133500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50]-[.F149]" office:value-type="float" office:value="0.168155554470445" calcext:value-type="float">
            <text:p>0.1681555545</text:p>
          </table:table-cell>
          <table:table-cell table:style-name="ce11" table:formula="of:=[.F151]*conv" office:value-type="float" office:value="4.57574544850598" calcext:value-type="float">
            <text:p>4.5757454485</text:p>
          </table:table-cell>
          <table:table-cell table:number-columns-repeated="2"/>
          <table:table-cell table:style-name="Default" table:number-columns-repeated="2"/>
          <table:table-cell table:style-name="ce11" table:formula="of:=[.L150]-[.L149]" office:value-type="float" office:value="0.116795602137501" calcext:value-type="float">
            <text:p>0.1167956021</text:p>
          </table:table-cell>
          <table:table-cell table:style-name="ce11" table:formula="of:=[.L151]*conv" office:value-type="float" office:value="3.17817003767255" calcext:value-type="float">
            <text:p>3.1781700377</text:p>
          </table:table-cell>
          <table:table-cell table:number-columns-repeated="2"/>
          <table:table-cell table:style-name="Default" table:number-columns-repeated="2"/>
          <table:table-cell table:style-name="ce11" table:formula="of:=[.R150]-[.R149]" office:value-type="float" office:value="0.0901475445695894" calcext:value-type="float">
            <text:p>0.0901475446</text:p>
          </table:table-cell>
          <table:table-cell table:style-name="ce11" table:formula="of:=[.R151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50]-[.X149]" office:value-type="float" office:value="0.0741135050713524" calcext:value-type="float">
            <text:p>0.0741135051</text:p>
          </table:table-cell>
          <table:table-cell table:style-name="ce11" table:formula="of:=[.X151]*conv" office:value-type="float" office:value="2.01673108313927" calcext:value-type="float">
            <text:p>2.0167310831</text:p>
          </table:table-cell>
          <table:table-cell table:number-columns-repeated="2"/>
          <table:table-cell table:style-name="Default" table:number-columns-repeated="2"/>
          <table:table-cell table:style-name="ce11" table:formula="of:=[.AD150]-[.AD149]" office:value-type="float" office:value="0.0634304950681326" calcext:value-type="float">
            <text:p>0.0634304951</text:p>
          </table:table-cell>
          <table:table-cell table:style-name="ce11" table:formula="of:=[.AD151]*conv" office:value-type="float" office:value="1.72603159032431" calcext:value-type="float">
            <text:p>1.7260315903</text:p>
          </table:table-cell>
          <table:table-cell table:number-columns-repeated="2"/>
          <table:table-cell table:style-name="Default" table:number-columns-repeated="2"/>
          <table:table-cell table:style-name="ce11" table:formula="of:=[.AJ150]-[.AJ149]" office:value-type="float" office:value="0.0558102165771288" calcext:value-type="float">
            <text:p>0.0558102166</text:p>
          </table:table-cell>
          <table:table-cell table:style-name="ce11" table:formula="of:=[.AJ151]*conv" office:value-type="float" office:value="1.51867326230853" calcext:value-type="float">
            <text:p>1.5186732623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96994539" calcext:value-type="float">
            <text:p>-0.89969945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872219058" calcext:value-type="float">
            <text:p>-1.78722190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758757677" calcext:value-type="float">
            <text:p>-2.67587576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649106647" calcext:value-type="float">
            <text:p>-3.56491066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540106338" calcext:value-type="float">
            <text:p>-4.454010633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431707672" calcext:value-type="float">
            <text:p>-5.343170767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36599879221029" calcext:value-type="float">
            <text:p>-0.736599879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743690453436" calcext:value-type="float">
            <text:p>-1.674369045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8855025223392" calcext:value-type="float">
            <text:p>-2.588550252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9283629839677" calcext:value-type="float">
            <text:p>-3.492836298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9203554064035" calcext:value-type="float">
            <text:p>-4.392035540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8835642085701" calcext:value-type="float">
            <text:p>-5.2883564209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57]-[.F156]" office:value-type="float" office:value="0.163099574678971" calcext:value-type="float">
            <text:p>0.1630995747</text:p>
          </table:table-cell>
          <table:table-cell table:style-name="ce11" table:formula="of:=[.F158]*conv" office:value-type="float" office:value="4.43816523837594" calcext:value-type="float">
            <text:p>4.4381652384</text:p>
          </table:table-cell>
          <table:table-cell table:style-name="ce24" table:formula="of:=[.G151]-[.G158]" office:value-type="float" office:value="0.13758021013004" calcext:value-type="float">
            <text:p>0.1375802101</text:p>
          </table:table-cell>
          <table:table-cell/>
          <table:table-cell table:style-name="Default" table:number-columns-repeated="2"/>
          <table:table-cell table:style-name="ce11" table:formula="of:=[.L157]-[.L156]" office:value-type="float" office:value="0.112852860456398" calcext:value-type="float">
            <text:p>0.1128528605</text:p>
          </table:table-cell>
          <table:table-cell table:style-name="ce11" table:formula="of:=[.L158]*conv" office:value-type="float" office:value="3.07088257780389" calcext:value-type="float">
            <text:p>3.0708825778</text:p>
          </table:table-cell>
          <table:table-cell table:style-name="ce24" table:formula="of:=[.M151]-[.M158]" office:value-type="float" office:value="0.10728745986866" calcext:value-type="float">
            <text:p>0.1072874599</text:p>
          </table:table-cell>
          <table:table-cell/>
          <table:table-cell table:style-name="Default" table:number-columns-repeated="2"/>
          <table:table-cell table:style-name="ce11" table:formula="of:=[.R157]-[.R156]" office:value-type="float" office:value="0.0873255154660839" calcext:value-type="float">
            <text:p>0.0873255155</text:p>
          </table:table-cell>
          <table:table-cell table:style-name="ce11" table:formula="of:=[.R158]*conv" office:value-type="float" office:value="2.37624817800831" calcext:value-type="float">
            <text:p>2.376248178</text:p>
          </table:table-cell>
          <table:table-cell table:style-name="ce24" table:formula="of:=[.S151]-[.S158]" office:value-type="float" office:value="0.0767913190056779" calcext:value-type="float">
            <text:p>0.076791319</text:p>
          </table:table-cell>
          <table:table-cell/>
          <table:table-cell table:style-name="Default" table:number-columns-repeated="2"/>
          <table:table-cell table:style-name="ce11" table:formula="of:=[.X157]-[.X156]" office:value-type="float" office:value="0.0720743663032253" calcext:value-type="float">
            <text:p>0.0720743663</text:p>
          </table:table-cell>
          <table:table-cell table:style-name="ce11" table:formula="of:=[.X158]*conv" office:value-type="float" office:value="1.96124329407091" calcext:value-type="float">
            <text:p>1.9612432941</text:p>
          </table:table-cell>
          <table:table-cell table:style-name="ce24" table:formula="of:=[.Y151]-[.Y158]" office:value-type="float" office:value="0.0554877890683634" calcext:value-type="float">
            <text:p>0.0554877891</text:p>
          </table:table-cell>
          <table:table-cell/>
          <table:table-cell table:style-name="Default" table:number-columns-repeated="2"/>
          <table:table-cell table:style-name="ce11" table:formula="of:=[.AD157]-[.AD156]" office:value-type="float" office:value="0.0619750931596501" calcext:value-type="float">
            <text:p>0.0619750932</text:p>
          </table:table-cell>
          <table:table-cell table:style-name="ce11" table:formula="of:=[.AD158]*conv" office:value-type="float" office:value="1.68642808939056" calcext:value-type="float">
            <text:p>1.6864280894</text:p>
          </table:table-cell>
          <table:table-cell table:style-name="ce24" table:formula="of:=[.AE151]-[.AE158]" office:value-type="float" office:value="0.0396035009337505" calcext:value-type="float">
            <text:p>0.0396035009</text:p>
          </table:table-cell>
          <table:table-cell/>
          <table:table-cell table:style-name="Default" table:number-columns-repeated="2"/>
          <table:table-cell table:style-name="ce11" table:formula="of:=[.AJ157]-[.AJ156]" office:value-type="float" office:value="0.0548143463429884" calcext:value-type="float">
            <text:p>0.0548143463</text:p>
          </table:table-cell>
          <table:table-cell table:style-name="ce11" table:formula="of:=[.AJ158]*conv" office:value-type="float" office:value="1.49157425445523" calcext:value-type="float">
            <text:p>1.4915742545</text:p>
          </table:table-cell>
          <table:table-cell table:style-name="ce24" table:formula="of:=[.AK151]-[.AK158]" office:value-type="float" office:value="0.0270990078532991" calcext:value-type="float">
            <text:p>0.0270990079</text:p>
          </table:table-cell>
          <table:table-cell table:number-columns-repeated="986"/>
        </table:table-row>
        <table:table-row table:style-name="ro5">
          <table:table-cell table:style-name="ce19" table:formula="of:=MAX(MAX([.H159];[.N159];[.T159];[.Z159];[.AF159];[.AL159]);-MIN([.H159];[.N159];[.T159];[.Z159];[.AF159];[.AL159]))" office:value-type="float" office:value="3.49370114781093" calcext:value-type="float">
            <text:p>3.4937011478</text:p>
          </table:table-cell>
          <table:table-cell table:style-name="ce20" table:formula="of:=AVERAGE([.H159];[.N159];[.T159];[.Z159];[.AF159];[.AL159])" office:value-type="float" office:value="2.80327374598168" calcext:value-type="float">
            <text:p>2.803273746</text:p>
          </table:table-cell>
          <table:table-cell table:number-columns-repeated="5"/>
          <table:table-cell table:style-name="ce20" table:formula="of:=ABS(([.H158]/[.G158])*100)" office:value-type="float" office:value="3.0999343814514" calcext:value-type="float">
            <text:p>3.0999343815</text:p>
          </table:table-cell>
          <table:table-cell table:number-columns-repeated="5"/>
          <table:table-cell table:style-name="ce20" table:formula="of:=ABS(([.N158]/[.M158])*100)" office:value-type="float" office:value="3.49370114781093" calcext:value-type="float">
            <text:p>3.4937011478</text:p>
          </table:table-cell>
          <table:table-cell table:number-columns-repeated="5"/>
          <table:table-cell table:style-name="ce20" table:formula="of:=ABS(([.T158]/[.S158])*100)" office:value-type="float" office:value="3.23162032132695" calcext:value-type="float">
            <text:p>3.2316203213</text:p>
          </table:table-cell>
          <table:table-cell table:number-columns-repeated="5"/>
          <table:table-cell table:style-name="ce20" table:formula="of:=ABS(([.Z158]/[.Y158])*100)" office:value-type="float" office:value="2.82921497991148" calcext:value-type="float">
            <text:p>2.8292149799</text:p>
          </table:table-cell>
          <table:table-cell table:number-columns-repeated="5"/>
          <table:table-cell table:style-name="ce20" table:formula="of:=ABS(([.AF158]/[.AE158])*100)" office:value-type="float" office:value="2.34836582614456" calcext:value-type="float">
            <text:p>2.3483658261</text:p>
          </table:table-cell>
          <table:table-cell table:number-columns-repeated="5"/>
          <table:table-cell table:style-name="ce20" table:formula="of:=ABS(([.AL158]/[.AK158])*100)" office:value-type="float" office:value="1.81680581924475" calcext:value-type="float">
            <text:p>1.8168058192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366216824" calcext:value-type="float">
            <text:p>-78.5366216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975649077" calcext:value-type="float">
            <text:p>-155.897564907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3.2608217107" calcext:value-type="float">
            <text:p>-233.260821710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6249608939" calcext:value-type="float">
            <text:p>-310.624960893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895166821" calcext:value-type="float">
            <text:p>-387.98951668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542958604" calcext:value-type="float">
            <text:p>-465.354295860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9822284529" calcext:value-type="float">
            <text:p>-78.369822284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81591372528" calcext:value-type="float">
            <text:p>-155.781591372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3.171171417452" calcext:value-type="float">
            <text:p>-233.1711714175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5115017797" calcext:value-type="float">
            <text:p>-310.5511501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926259234751" calcext:value-type="float">
            <text:p>-387.926259234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98567542416" calcext:value-type="float">
            <text:p>-465.2985675424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64]-[.F163]" office:value-type="float" office:value="0.166799397870989" calcext:value-type="float">
            <text:p>0.1667993979</text:p>
          </table:table-cell>
          <table:table-cell table:style-name="ce11" table:formula="of:=[.F165]*conv" office:value-type="float" office:value="4.53884254983596" calcext:value-type="float">
            <text:p>4.5388425498</text:p>
          </table:table-cell>
          <table:table-cell table:number-columns-repeated="2"/>
          <table:table-cell table:style-name="Default" table:number-columns-repeated="2"/>
          <table:table-cell table:style-name="ce11" table:formula="of:=[.L164]-[.L163]" office:value-type="float" office:value="0.115973535171889" calcext:value-type="float">
            <text:p>0.1159735352</text:p>
          </table:table-cell>
          <table:table-cell table:style-name="ce11" table:formula="of:=[.L165]*conv" office:value-type="float" office:value="3.15580045738655" calcext:value-type="float">
            <text:p>3.1558004574</text:p>
          </table:table-cell>
          <table:table-cell table:number-columns-repeated="2"/>
          <table:table-cell table:style-name="Default" table:number-columns-repeated="2"/>
          <table:table-cell table:style-name="ce11" table:formula="of:=[.R164]-[.R163]" office:value-type="float" office:value="0.0896502932478995" calcext:value-type="float">
            <text:p>0.0896502932</text:p>
          </table:table-cell>
          <table:table-cell table:style-name="ce11" table:formula="of:=[.R165]*conv" office:value-type="float" office:value="2.43950860010635" calcext:value-type="float">
            <text:p>2.4395086001</text:p>
          </table:table-cell>
          <table:table-cell table:number-columns-repeated="2"/>
          <table:table-cell table:style-name="Default" table:number-columns-repeated="2"/>
          <table:table-cell table:style-name="ce11" table:formula="of:=[.X164]-[.X163]" office:value-type="float" office:value="0.0738107159296533" calcext:value-type="float">
            <text:p>0.0738107159</text:p>
          </table:table-cell>
          <table:table-cell table:style-name="ce11" table:formula="of:=[.X165]*conv" office:value-type="float" office:value="2.00849177138207" calcext:value-type="float">
            <text:p>2.0084917714</text:p>
          </table:table-cell>
          <table:table-cell table:number-columns-repeated="2"/>
          <table:table-cell table:style-name="Default" table:number-columns-repeated="2"/>
          <table:table-cell table:style-name="ce11" table:formula="of:=[.AD164]-[.AD163]" office:value-type="float" office:value="0.0632574473492014" calcext:value-type="float">
            <text:p>0.0632574473</text:p>
          </table:table-cell>
          <table:table-cell table:style-name="ce11" table:formula="of:=[.AD165]*conv" office:value-type="float" office:value="1.72132272230762" calcext:value-type="float">
            <text:p>1.7213227223</text:p>
          </table:table-cell>
          <table:table-cell table:number-columns-repeated="2"/>
          <table:table-cell table:style-name="Default" table:number-columns-repeated="2"/>
          <table:table-cell table:style-name="ce11" table:formula="of:=[.AJ164]-[.AJ163]" office:value-type="float" office:value="0.0557283179840056" calcext:value-type="float">
            <text:p>0.055728318</text:p>
          </table:table-cell>
          <table:table-cell table:style-name="ce11" table:formula="of:=[.AJ165]*conv" office:value-type="float" office:value="1.51644468820104" calcext:value-type="float">
            <text:p>1.5164446882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903531109" calcext:value-type="float">
            <text:p>-0.9035311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930610216" calcext:value-type="float">
            <text:p>-1.793061021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83588858" calcext:value-type="float">
            <text:p>-2.68358885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744257505" calcext:value-type="float">
            <text:p>-3.57442575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652839122" calcext:value-type="float">
            <text:p>-4.465283912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561750367" calcext:value-type="float">
            <text:p>-5.3561750367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8793440898881" calcext:value-type="float">
            <text:p>-0.748793440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8487095338734" calcext:value-type="float">
            <text:p>-1.684870953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9959450777679" calcext:value-type="float">
            <text:p>-2.59959450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50485613021582" calcext:value-type="float">
            <text:p>-3.504856130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40528047667314" calcext:value-type="float">
            <text:p>-4.405280476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30295639948826" calcext:value-type="float">
            <text:p>-5.3029563995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71]-[.F170]" office:value-type="float" office:value="0.154737668101119" calcext:value-type="float">
            <text:p>0.1547376681</text:p>
          </table:table-cell>
          <table:table-cell table:style-name="ce11" table:formula="of:=[.F172]*conv" office:value-type="float" office:value="4.21062618333294" calcext:value-type="float">
            <text:p>4.2106261833</text:p>
          </table:table-cell>
          <table:table-cell table:style-name="ce24" table:formula="of:=[.G165]-[.G172]" office:value-type="float" office:value="0.328216366503013" calcext:value-type="float">
            <text:p>0.3282163665</text:p>
          </table:table-cell>
          <table:table-cell/>
          <table:table-cell table:style-name="Default" table:number-columns-repeated="2"/>
          <table:table-cell table:style-name="ce11" table:formula="of:=[.L171]-[.L170]" office:value-type="float" office:value="0.108190068212658" calcext:value-type="float">
            <text:p>0.1081900682</text:p>
          </table:table-cell>
          <table:table-cell table:style-name="ce11" table:formula="of:=[.L172]*conv" office:value-type="float" office:value="2.94400154521586" calcext:value-type="float">
            <text:p>2.9440015452</text:p>
          </table:table-cell>
          <table:table-cell table:style-name="ce24" table:formula="of:=[.M165]-[.M172]" office:value-type="float" office:value="0.211798912170691" calcext:value-type="float">
            <text:p>0.2117989122</text:p>
          </table:table-cell>
          <table:table-cell/>
          <table:table-cell table:style-name="Default" table:number-columns-repeated="2"/>
          <table:table-cell table:style-name="ce11" table:formula="of:=[.R171]-[.R170]" office:value-type="float" office:value="0.083994350223211" calcext:value-type="float">
            <text:p>0.0839943502</text:p>
          </table:table-cell>
          <table:table-cell table:style-name="ce11" table:formula="of:=[.R172]*conv" office:value-type="float" office:value="2.28560255975146" calcext:value-type="float">
            <text:p>2.2856025598</text:p>
          </table:table-cell>
          <table:table-cell table:style-name="ce24" table:formula="of:=[.S165]-[.S172]" office:value-type="float" office:value="0.153906040354892" calcext:value-type="float">
            <text:p>0.1539060404</text:p>
          </table:table-cell>
          <table:table-cell/>
          <table:table-cell table:style-name="Default" table:number-columns-repeated="2"/>
          <table:table-cell table:style-name="ce11" table:formula="of:=[.X171]-[.X170]" office:value-type="float" office:value="0.0695696202841849" calcext:value-type="float">
            <text:p>0.0695696203</text:p>
          </table:table-cell>
          <table:table-cell table:style-name="ce11" table:formula="of:=[.X172]*conv" office:value-type="float" office:value="1.89308568707195" calcext:value-type="float">
            <text:p>1.8930856871</text:p>
          </table:table-cell>
          <table:table-cell table:style-name="ce24" table:formula="of:=[.Y165]-[.Y172]" office:value-type="float" office:value="0.115406084310115" calcext:value-type="float">
            <text:p>0.1154060843</text:p>
          </table:table-cell>
          <table:table-cell/>
          <table:table-cell table:style-name="Default" table:number-columns-repeated="2"/>
          <table:table-cell table:style-name="ce11" table:formula="of:=[.AD171]-[.AD170]" office:value-type="float" office:value="0.0600034355268582" calcext:value-type="float">
            <text:p>0.0600034355</text:p>
          </table:table-cell>
          <table:table-cell table:style-name="ce11" table:formula="of:=[.AD172]*conv" office:value-type="float" office:value="1.6327765554423" calcext:value-type="float">
            <text:p>1.6327765554</text:p>
          </table:table-cell>
          <table:table-cell table:style-name="ce24" table:formula="of:=[.AE165]-[.AE172]" office:value-type="float" office:value="0.0885461668653265" calcext:value-type="float">
            <text:p>0.0885461669</text:p>
          </table:table-cell>
          <table:table-cell/>
          <table:table-cell table:style-name="Default" table:number-columns-repeated="2"/>
          <table:table-cell table:style-name="ce11" table:formula="of:=[.AJ171]-[.AJ170]" office:value-type="float" office:value="0.0532186372117405" calcext:value-type="float">
            <text:p>0.0532186372</text:p>
          </table:table-cell>
          <table:table-cell table:style-name="ce11" table:formula="of:=[.AJ172]*conv" office:value-type="float" office:value="1.44815279973468" calcext:value-type="float">
            <text:p>1.4481527997</text:p>
          </table:table-cell>
          <table:table-cell table:style-name="ce24" table:formula="of:=[.AK165]-[.AK172]" office:value-type="float" office:value="0.0682918884663626" calcext:value-type="float">
            <text:p>0.0682918885</text:p>
          </table:table-cell>
          <table:table-cell table:number-columns-repeated="986"/>
        </table:table-row>
        <table:table-row table:style-name="ro5">
          <table:table-cell table:style-name="ce19" table:formula="of:=MAX(MAX([.H173];[.N173];[.T173];[.Z173];[.AF173];[.AL173]);-MIN([.H173];[.N173];[.T173];[.Z173];[.AF173];[.AL173]))" office:value-type="float" office:value="7.79495381951033" calcext:value-type="float">
            <text:p>7.7949538195</text:p>
          </table:table-cell>
          <table:table-cell table:style-name="ce20" table:formula="of:=AVERAGE([.H173];[.N173];[.T173];[.Z173];[.AF173];[.AL173])" office:value-type="float" office:value="6.32632494368987" calcext:value-type="float">
            <text:p>6.3263249437</text:p>
          </table:table-cell>
          <table:table-cell table:number-columns-repeated="5"/>
          <table:table-cell table:style-name="ce20" table:formula="of:=ABS(([.H172]/[.G172])*100)" office:value-type="float" office:value="7.79495381951033" calcext:value-type="float">
            <text:p>7.7949538195</text:p>
          </table:table-cell>
          <table:table-cell table:number-columns-repeated="5"/>
          <table:table-cell table:style-name="ce20" table:formula="of:=ABS(([.N172]/[.M172])*100)" office:value-type="float" office:value="7.19425275149307" calcext:value-type="float">
            <text:p>7.1942527515</text:p>
          </table:table-cell>
          <table:table-cell table:number-columns-repeated="5"/>
          <table:table-cell table:style-name="ce20" table:formula="of:=ABS(([.T172]/[.S172])*100)" office:value-type="float" office:value="6.73371841041466" calcext:value-type="float">
            <text:p>6.7337184104</text:p>
          </table:table-cell>
          <table:table-cell table:number-columns-repeated="5"/>
          <table:table-cell table:style-name="ce20" table:formula="of:=ABS(([.Z172]/[.Y172])*100)" office:value-type="float" office:value="6.09618915288587" calcext:value-type="float">
            <text:p>6.0961891529</text:p>
          </table:table-cell>
          <table:table-cell table:number-columns-repeated="5"/>
          <table:table-cell table:style-name="ce20" table:formula="of:=ABS(([.AF172]/[.AE172])*100)" office:value-type="float" office:value="5.4230425204348" calcext:value-type="float">
            <text:p>5.4230425204</text:p>
          </table:table-cell>
          <table:table-cell table:number-columns-repeated="5"/>
          <table:table-cell table:style-name="ce20" table:formula="of:=ABS(([.AL172]/[.AK172])*100)" office:value-type="float" office:value="4.71579300740051" calcext:value-type="float">
            <text:p>4.7157930074</text:p>
          </table:table-cell>
          <table:table-cell table:number-columns-repeated="986"/>
        </table:table-row>
        <table:table-row table:style-name="ro5">
          <table:table-cell table:style-name="ce17" table:number-columns-repeated="3"/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cist</text:p>
          </table:table-cell>
          <table:table-cell table:style-name="ce17" office:value-type="string" calcext:value-type="string">
            <text:p>tpssh</text:p>
          </table:table-cell>
          <table:table-cell table:style-name="ce17" office:value-type="string" calcext:value-type="string">
            <text:p>m4</text:p>
          </table:table-cell>
          <table:table-cell table:style-name="ce17" table:number-columns-repeated="1014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78.5287015055" calcext:value-type="float">
            <text:p>-78.528701505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55.8809932049" calcext:value-type="float">
            <text:p>-155.88099320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32.8884638189" calcext:value-type="float">
            <text:p>-232.88846381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10.5906488583" calcext:value-type="float">
            <text:p>-310.59064885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87.9462440351" calcext:value-type="float">
            <text:p>-387.946244035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65.3020324919" calcext:value-type="float">
            <text:p>-465.3020324919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78.3645264062963" calcext:value-type="float">
            <text:p>-78.364526406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55.76597918713" calcext:value-type="float">
            <text:p>-155.765979187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32.79831627433" calcext:value-type="float">
            <text:p>-232.798316274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10.516771331292" calcext:value-type="float">
            <text:p>-310.516771331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387.882670106973" calcext:value-type="float">
            <text:p>-387.882670107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465.245795055036" calcext:value-type="float">
            <text:p>-465.245795055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" table:formula="of:=[.F178]-[.F177]" office:value-type="float" office:value="0.164175099203661" calcext:value-type="float">
            <text:p>0.1641750992</text:p>
          </table:table-cell>
          <table:table-cell table:style-name="ce11" table:formula="of:=[.F179]*conv" office:value-type="float" office:value="4.46743174975645" calcext:value-type="float">
            <text:p>4.4674317498</text:p>
          </table:table-cell>
          <table:table-cell table:number-columns-repeated="2"/>
          <table:table-cell table:style-name="Default" table:number-columns-repeated="2"/>
          <table:table-cell table:style-name="ce11" table:formula="of:=[.L178]-[.L177]" office:value-type="float" office:value="0.115014017770193" calcext:value-type="float">
            <text:p>0.1150140178</text:p>
          </table:table-cell>
          <table:table-cell table:style-name="ce11" table:formula="of:=[.L179]*conv" office:value-type="float" office:value="3.12969066043455" calcext:value-type="float">
            <text:p>3.1296906604</text:p>
          </table:table-cell>
          <table:table-cell table:number-columns-repeated="2"/>
          <table:table-cell table:style-name="Default" table:number-columns-repeated="2"/>
          <table:table-cell table:style-name="ce11" table:formula="of:=[.R178]-[.R177]" office:value-type="float" office:value="0.0901475445695894" calcext:value-type="float">
            <text:p>0.0901475446</text:p>
          </table:table-cell>
          <table:table-cell table:style-name="ce11" table:formula="of:=[.R179]*conv" office:value-type="float" office:value="2.45303949701398" calcext:value-type="float">
            <text:p>2.453039497</text:p>
          </table:table-cell>
          <table:table-cell table:number-columns-repeated="2"/>
          <table:table-cell table:style-name="Default" table:number-columns-repeated="2"/>
          <table:table-cell table:style-name="ce11" table:formula="of:=[.X178]-[.X177]" office:value-type="float" office:value="0.0738775270085057" calcext:value-type="float">
            <text:p>0.073877527</text:p>
          </table:table-cell>
          <table:table-cell table:style-name="ce11" table:formula="of:=[.X179]*conv" office:value-type="float" office:value="2.01030979333758" calcext:value-type="float">
            <text:p>2.0103097933</text:p>
          </table:table-cell>
          <table:table-cell table:number-columns-repeated="2"/>
          <table:table-cell table:style-name="Default" table:number-columns-repeated="2"/>
          <table:table-cell table:style-name="ce11" table:formula="of:=[.AD178]-[.AD177]" office:value-type="float" office:value="0.0635739281265728" calcext:value-type="float">
            <text:p>0.0635739281</text:p>
          </table:table-cell>
          <table:table-cell table:style-name="ce11" table:formula="of:=[.AD179]*conv" office:value-type="float" office:value="1.72993460242754" calcext:value-type="float">
            <text:p>1.7299346024</text:p>
          </table:table-cell>
          <table:table-cell table:number-columns-repeated="2"/>
          <table:table-cell table:style-name="Default" table:number-columns-repeated="2"/>
          <table:table-cell table:style-name="ce11" table:formula="of:=[.AJ178]-[.AJ177]" office:value-type="float" office:value="0.0562374368643646" calcext:value-type="float">
            <text:p>0.0562374369</text:p>
          </table:table-cell>
          <table:table-cell table:style-name="ce11" table:formula="of:=[.AJ179]*conv" office:value-type="float" office:value="1.5302985178107" calcext:value-type="float">
            <text:p>1.5302985178</text:p>
          </table:table-cell>
          <table:table-cell table:number-columns-repeated="987"/>
        </table:table-row>
        <table:table-row table:style-name="ro5">
          <table:table-cell table:number-columns-repeated="1024"/>
        </table:table-row>
        <table:table-row table:style-name="ro5">
          <table:table-cell table:style-name="ce18" table:number-columns-repeated="3"/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/>
          <table:table-cell table:style-name="ce18" office:value-type="string" calcext:value-type="string">
            <text:p>TDDFT</text:p>
          </table:table-cell>
          <table:table-cell table:style-name="ce18" office:value-type="string" calcext:value-type="string">
            <text:p>pbe0</text:p>
          </table:table-cell>
          <table:table-cell table:style-name="ce18" office:value-type="string" calcext:value-type="string">
            <text:p>m4</text:p>
          </table:table-cell>
          <table:table-cell table:style-name="ce18" table:number-columns-repeated="1008"/>
        </table:table-row>
        <table:table-row table:style-name="ro9">
          <table:table-cell table:number-columns-repeated="3"/>
          <table:table-cell table:style-name="ce26" office:value-type="string" calcext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 calcext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0.8956273653" calcext:value-type="float">
            <text:p>-0.89562736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1.776148009" calcext:value-type="float">
            <text:p>-1.77614800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2.6574053165" calcext:value-type="float">
            <text:p>-2.657405316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3.5388638889" calcext:value-type="float">
            <text:p>-3.53886388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4.4202831488" calcext:value-type="float">
            <text:p>-4.42028314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Singlet</text:p>
          </table:table-cell>
          <table:table-cell table:style-name="Default" office:value-type="float" office:value="-5.3016960592" calcext:value-type="float">
            <text:p>-5.3016960592</text:p>
          </table:table-cell>
          <table:table-cell table:style-name="Default"/>
          <table:table-cell table:number-columns-repeated="987"/>
        </table:table-row>
        <table:table-row table:style-name="ro5">
          <table:table-cell table:number-columns-repeated="3"/>
          <table:table-cell table:style-name="Default"/>
          <table:table-cell office:value-type="string" calcext:value-type="string">
            <text:p>Triplet 2a”</text:p>
          </table:table-cell>
          <table:table-cell table:style-name="Default" office:value-type="float" office:value="-0.743514226619245" calcext:value-type="float">
            <text:p>-0.7435142266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3a”</text:p>
          </table:table-cell>
          <table:table-cell table:style-name="Default" office:value-type="float" office:value="-1.66883496779406" calcext:value-type="float">
            <text:p>-1.6688349678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4a”</text:p>
          </table:table-cell>
          <table:table-cell table:style-name="Default" office:value-type="float" office:value="-2.57384920939047" calcext:value-type="float">
            <text:p>-2.5738492094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5a”</text:p>
          </table:table-cell>
          <table:table-cell table:style-name="Default" office:value-type="float" office:value="-3.46951305828472" calcext:value-type="float">
            <text:p>-3.469513058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6a”</text:p>
          </table:table-cell>
          <table:table-cell table:style-name="Default" office:value-type="float" office:value="-4.36034355189667" calcext:value-type="float">
            <text:p>-4.3603435519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Triplet 7a”</text:p>
          </table:table-cell>
          <table:table-cell table:style-name="Default" office:value-type="float" office:value="-5.24841678016972" calcext:value-type="float">
            <text:p>-5.2484167802</text:p>
          </table:table-cell>
          <table:table-cell table:style-name="Default"/>
          <table:table-cell table:number-columns-repeated="987"/>
        </table:table-row>
        <table:table-row table:style-name="ro5">
          <table:table-cell office:value-type="string" calcext:value-type="string">
            <text:p>Max s-t % error</text:p>
          </table:table-cell>
          <table:table-cell office:value-type="string" calcext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85]-[.F184]" office:value-type="float" office:value="0.152113138680755" calcext:value-type="float">
            <text:p>0.1521131387</text:p>
          </table:table-cell>
          <table:table-cell table:style-name="ce11" table:formula="of:=[.F186]*conv" office:value-type="float" office:value="4.13920910414384" calcext:value-type="float">
            <text:p>4.1392091041</text:p>
          </table:table-cell>
          <table:table-cell table:style-name="ce24" table:formula="of:=[.G179]-[.G186]" office:value-type="float" office:value="0.32822264561261" calcext:value-type="float">
            <text:p>0.3282226456</text:p>
          </table:table-cell>
          <table:table-cell/>
          <table:table-cell table:style-name="Default" table:number-columns-repeated="2"/>
          <table:table-cell table:style-name="ce11" table:formula="of:=[.L185]-[.L184]" office:value-type="float" office:value="0.107313041205937" calcext:value-type="float">
            <text:p>0.1073130412</text:p>
          </table:table-cell>
          <table:table-cell table:style-name="ce11" table:formula="of:=[.L186]*conv" office:value-type="float" office:value="2.92013642611909" calcext:value-type="float">
            <text:p>2.9201364261</text:p>
          </table:table-cell>
          <table:table-cell table:style-name="ce24" table:formula="of:=[.M179]-[.M186]" office:value-type="float" office:value="0.209554234315457" calcext:value-type="float">
            <text:p>0.2095542343</text:p>
          </table:table-cell>
          <table:table-cell/>
          <table:table-cell table:style-name="Default" table:number-columns-repeated="2"/>
          <table:table-cell table:style-name="ce11" table:formula="of:=[.R185]-[.R184]" office:value-type="float" office:value="0.0835561071095321" calcext:value-type="float">
            <text:p>0.0835561071</text:p>
          </table:table-cell>
          <table:table-cell table:style-name="ce11" table:formula="of:=[.R186]*conv" office:value-type="float" office:value="2.27367735788066" calcext:value-type="float">
            <text:p>2.2736773579</text:p>
          </table:table-cell>
          <table:table-cell table:style-name="ce24" table:formula="of:=[.S179]-[.S186]" office:value-type="float" office:value="0.179362139133322" calcext:value-type="float">
            <text:p>0.1793621391</text:p>
          </table:table-cell>
          <table:table-cell/>
          <table:table-cell table:style-name="Default" table:number-columns-repeated="2"/>
          <table:table-cell table:style-name="ce11" table:formula="of:=[.X185]-[.X184]" office:value-type="float" office:value="0.0693508306152828" calcext:value-type="float">
            <text:p>0.0693508306</text:p>
          </table:table-cell>
          <table:table-cell table:style-name="ce11" table:formula="of:=[.X186]*conv" office:value-type="float" office:value="1.88713211726683" calcext:value-type="float">
            <text:p>1.8871321173</text:p>
          </table:table-cell>
          <table:table-cell table:style-name="ce24" table:formula="of:=[.Y179]-[.Y186]" office:value-type="float" office:value="0.123177676070752" calcext:value-type="float">
            <text:p>0.1231776761</text:p>
          </table:table-cell>
          <table:table-cell/>
          <table:table-cell table:style-name="Default" table:number-columns-repeated="2"/>
          <table:table-cell table:style-name="ce11" table:formula="of:=[.AD185]-[.AD184]" office:value-type="float" office:value="0.0599395969033285" calcext:value-type="float">
            <text:p>0.0599395969</text:p>
          </table:table-cell>
          <table:table-cell table:style-name="ce11" table:formula="of:=[.AD186]*conv" office:value-type="float" office:value="1.63103941811148" calcext:value-type="float">
            <text:p>1.6310394181</text:p>
          </table:table-cell>
          <table:table-cell table:style-name="ce24" table:formula="of:=[.AE179]-[.AE186]" office:value-type="float" office:value="0.0988951843160561" calcext:value-type="float">
            <text:p>0.0988951843</text:p>
          </table:table-cell>
          <table:table-cell/>
          <table:table-cell table:style-name="Default" table:number-columns-repeated="2"/>
          <table:table-cell table:style-name="ce11" table:formula="of:=[.AJ185]-[.AJ184]" office:value-type="float" office:value="0.0532792790302761" calcext:value-type="float">
            <text:p>0.053279279</text:p>
          </table:table-cell>
          <table:table-cell table:style-name="ce11" table:formula="of:=[.AJ186]*conv" office:value-type="float" office:value="1.44980294757563" calcext:value-type="float">
            <text:p>1.4498029476</text:p>
          </table:table-cell>
          <table:table-cell table:style-name="ce24" table:formula="of:=[.AK179]-[.AK186]" office:value-type="float" office:value="0.0804955702350689" calcext:value-type="float">
            <text:p>0.0804955702</text:p>
          </table:table-cell>
          <table:table-cell table:number-columns-repeated="986"/>
        </table:table-row>
        <table:table-row table:style-name="ro5">
          <table:table-cell table:style-name="ce19" table:formula="of:=MAX(MAX([.H187];[.N187];[.T187];[.Z187];[.AF187];[.AL187]);-MIN([.H187];[.N187];[.T187];[.Z187];[.AF187];[.AL187]))" office:value-type="float" office:value="7.92959807911178" calcext:value-type="float">
            <text:p>7.9295980791</text:p>
          </table:table-cell>
          <table:table-cell table:style-name="ce20" table:formula="of:=AVERAGE([.H187];[.N187];[.T187];[.Z187];[.AF187];[.AL187])" office:value-type="float" office:value="6.85619196054045" calcext:value-type="float">
            <text:p>6.8561919605</text:p>
          </table:table-cell>
          <table:table-cell table:number-columns-repeated="5"/>
          <table:table-cell table:style-name="ce20" table:formula="of:=ABS(([.H186]/[.G186])*100)" office:value-type="float" office:value="7.92959807911178" calcext:value-type="float">
            <text:p>7.9295980791</text:p>
          </table:table-cell>
          <table:table-cell table:number-columns-repeated="5"/>
          <table:table-cell table:style-name="ce20" table:formula="of:=ABS(([.N186]/[.M186])*100)" office:value-type="float" office:value="7.1761795935664" calcext:value-type="float">
            <text:p>7.1761795936</text:p>
          </table:table-cell>
          <table:table-cell table:number-columns-repeated="5"/>
          <table:table-cell table:style-name="ce20" table:formula="of:=ABS(([.T186]/[.S186])*100)" office:value-type="float" office:value="7.88863637629348" calcext:value-type="float">
            <text:p>7.8886363763</text:p>
          </table:table-cell>
          <table:table-cell table:number-columns-repeated="5"/>
          <table:table-cell table:style-name="ce20" table:formula="of:=ABS(([.Z186]/[.Y186])*100)" office:value-type="float" office:value="6.52724178364111" calcext:value-type="float">
            <text:p>6.5272417836</text:p>
          </table:table-cell>
          <table:table-cell table:number-columns-repeated="5"/>
          <table:table-cell table:style-name="ce20" table:formula="of:=ABS(([.AF186]/[.AE186])*100)" office:value-type="float" office:value="6.0633227632575" calcext:value-type="float">
            <text:p>6.0633227633</text:p>
          </table:table-cell>
          <table:table-cell table:number-columns-repeated="5"/>
          <table:table-cell table:style-name="ce20" table:formula="of:=ABS(([.AL186]/[.AK186])*100)" office:value-type="float" office:value="5.55217316737245" calcext:value-type="float">
            <text:p>5.5521731674</text:p>
          </table:table-cell>
          <table:table-cell table:number-columns-repeated="986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Alkene Results" table:style-name="ta2" table:print="false">
        <table:shapes>
          <draw:frame draw:z-index="16" draw:style-name="gr1" draw:text-style-name="P1" svg:width="130mm" svg:height="60mm" svg:x="776.5mm" svg:y="527.59mm">
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8:'Long Alkene Results'.A108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4 'Long Alkene Results'.G112:'Long Alkene Results'.G112 'Long Alkene Results'.M112:'Long Alkene Results'.M112 'Long Alkene Results'.S112:'Long Alkene Results'.S112 'Long Alkene Results'.Y112:'Long Alkene Results'.Y112 'Long Alkene Results'.AE112:'Long Alkene Results'.AE112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7" draw:style-name="gr1" draw:text-style-name="P1" svg:width="130mm" svg:height="60mm" svg:x="775.05mm" svg:y="590.07mm">
            <loext:p draw:notify-on-update-of-range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19:'Long Alkene Results'.A119 'Long Alkene Results'.G123:'Long Alkene Results'.G123 'Long Alkene Results'.M123:'Long Alkene Results'.M123 'Long Alkene Results'.S123:'Long Alkene Results'.S123 'Long Alkene Results'.Y123:'Long Alkene Results'.Y123 'Long Alkene Results'.AE123:'Long Alkene Results'.AE123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8" draw:style-name="gr1" draw:text-style-name="P1" svg:width="130mm" svg:height="60mm" svg:x="775.77mm" svg:y="652.73mm">
            <loext:p draw:notify-on-update-of-range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30:'Long Alkene Results'.A130 'Long Alkene Results'.G134:'Long Alkene Results'.G134 'Long Alkene Results'.M134:'Long Alkene Results'.M134 'Long Alkene Results'.S134:'Long Alkene Results'.S134 'Long Alkene Results'.Y134:'Long Alkene Results'.Y134 'Long Alkene Results'.AE134:'Long Alkene Results'.AE134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table:shapes>
        <table:table-column table:style-name="co10" table:number-columns-repeated="29" table:default-cell-style-name="Default"/>
        <table:table-column table:style-name="co14" table:default-cell-style-name="Default"/>
        <table:table-column table:style-name="co10" table:number-columns-repeated="99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hf</text:p>
          </table:table-cell>
          <table:table-cell table:style-name="ce17" table:number-columns-repeated="1020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6.798" calcext:value-type="float">
            <text:p>-6.79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07" calcext:value-type="float">
            <text:p>-6.607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526" calcext:value-type="float">
            <text:p>-6.52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85" calcext:value-type="float">
            <text:p>-6.48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6.424" calcext:value-type="float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69.4099017298" calcext:value-type="float">
            <text:p>-769.409901729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3.54640951" calcext:value-type="float">
            <text:p>-1153.5464095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37.682917479" calcext:value-type="float">
            <text:p>-1537.68291747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21.819425365" calcext:value-type="float">
            <text:p>-1921.81942536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42.501964291" calcext:value-type="float">
            <text:p>-3842.501964291</text:p>
          </table:table-cell>
          <table:table-cell table:number-columns-repeated="3"/>
          <table:table-cell>
            <draw:frame table:end-cell-address="'Long Alkene Results'.AM20" table:end-x="21.37mm" table:end-y="2.02mm" draw:z-index="0" draw:style-name="gr1" draw:text-style-name="P1" svg:width="130.4mm" svg:height="61.02mm" svg:x="4.3mm" svg:y="1.58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1.88mm" table:end-y="4.81mm" draw:z-index="5" draw:style-name="gr1" draw:text-style-name="P1" svg:width="130.38mm" svg:height="61.04mm" svg:x="4.85mm" svg:y="4.3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0.68mm" table:end-y="2.29mm" draw:z-index="10" draw:style-name="gr1" draw:text-style-name="P1" svg:width="130.39mm" svg:height="61.03mm" svg:x="3.62mm" svg:y="1.84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69.3824272861" calcext:value-type="float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3.55517669" calcext:value-type="float">
            <text:p>-1153.5551766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37.717825068" calcext:value-type="float">
            <text:p>-1537.71782506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21.86992586" calcext:value-type="float">
            <text:p>-1921.869925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42.723486608" calcext:value-type="float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 calcext:value-type="float">
            <text:p>0.0274744437</text:p>
          </table:table-cell>
          <table:table-cell table:style-name="ce11" table:formula="of:=[.F10]*conv" office:value-type="float" office:value="0.747617651445489" calcext:value-type="float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 calcext:value-type="float">
            <text:p>-0.00876718</text:p>
          </table:table-cell>
          <table:table-cell table:style-name="ce11" table:formula="of:=[.L10]*conv" office:value-type="float" office:value="-0.238567105959344" calcext:value-type="float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 calcext:value-type="float">
            <text:p>-0.034907589</text:p>
          </table:table-cell>
          <table:table-cell table:style-name="ce11" table:formula="of:=[.R10]*conv" office:value-type="float" office:value="-0.949883826243862" calcext:value-type="float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 calcext:value-type="float">
            <text:p>-0.050500495</text:p>
          </table:table-cell>
          <table:table-cell table:style-name="ce11" table:formula="of:=[.X10]*conv" office:value-type="float" office:value="-1.37418838688672" calcext:value-type="float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 calcext:value-type="float">
            <text:p>-0.221522317</text:p>
          </table:table-cell>
          <table:table-cell table:style-name="ce11" table:formula="of:=[.AD10]*conv" office:value-type="float" office:value="-6.02792894320846" calcext:value-type="float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69.2271826355" calcext:value-type="float">
            <text:p>-769.2271826355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3.395856851" calcext:value-type="float">
            <text:p>-1153.395856851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37.563618508" calcext:value-type="float">
            <text:p>-1537.563618508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21.73127705" calcext:value-type="float">
            <text:p>-1921.7312770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42.548889085" calcext:value-type="float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 calcext:value-type="float">
            <text:p>0.1827190943</text:p>
          </table:table-cell>
          <table:table-cell table:formula="of:=[.F12]*conv" office:value-type="float" office:value="4.97203953049093" calcext:value-type="float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 calcext:value-type="float">
            <text:p>0.150552659</text:p>
          </table:table-cell>
          <table:table-cell table:formula="of:=[.L12]*conv" office:value-type="float" office:value="4.09674629155022" calcext:value-type="float">
            <text:p>4.0967462916</text:p>
          </table:table-cell>
          <table:table-cell table:number-columns-repeated="4"/>
          <table:table-cell table:formula="of:=[.R11]-[.R8]" office:value-type="float" office:value="0.119298971000035" calcext:value-type="float">
            <text:p>0.119298971</text:p>
          </table:table-cell>
          <table:table-cell table:formula="of:=[.R12]*conv" office:value-type="float" office:value="3.24629017033629" calcext:value-type="float">
            <text:p>3.2462901703</text:p>
          </table:table-cell>
          <table:table-cell table:number-columns-repeated="4"/>
          <table:table-cell table:formula="of:=[.X11]-[.X8]" office:value-type="float" office:value="0.0881483149998985" calcext:value-type="float">
            <text:p>0.088148315</text:p>
          </table:table-cell>
          <table:table-cell table:formula="of:=[.X12]*conv" office:value-type="float" office:value="2.39863769248936" calcext:value-type="float">
            <text:p>2.3986376925</text:p>
          </table:table-cell>
          <table:table-cell table:number-columns-repeated="4"/>
          <table:table-cell table:formula="of:=[.AD11]-[.AD8]" office:value-type="float" office:value="-0.0469247940000059" calcext:value-type="float">
            <text:p>-0.046924794</text:p>
          </table:table-cell>
          <table:table-cell table:formula="of:=[.AD12]*conv" office:value-type="float" office:value="-1.27688861211745" calcext:value-type="float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hf</text:p>
          </table:table-cell>
          <table:table-cell table:style-name="ce18" table:number-columns-repeated="1014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867" calcext:value-type="float">
            <text:p>-6.867</text:p>
          </table:table-cell>
          <table:table-cell table:style-name="ce24" table:formula="of:=[.G7]-[.G16]" office:value-type="float" office:value="0.069" calcext:value-type="float">
            <text:p>0.0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716" calcext:value-type="float">
            <text:p>-6.716</text:p>
          </table:table-cell>
          <table:table-cell table:style-name="ce24" table:formula="of:=[.M7]-[.M16]" office:value-type="float" office:value="0.109" calcext:value-type="float">
            <text:p>0.10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54" calcext:value-type="float">
            <text:p>-6.654</text:p>
          </table:table-cell>
          <table:table-cell table:style-name="ce24" table:formula="of:=[.S7]-[.S16]" office:value-type="float" office:value="0.128" calcext:value-type="float">
            <text:p>0.12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622" calcext:value-type="float">
            <text:p>-6.622</text:p>
          </table:table-cell>
          <table:table-cell table:style-name="ce24" table:formula="of:=[.Y7]-[.Y16]" office:value-type="float" office:value="0.137" calcext:value-type="float">
            <text:p>0.13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6.576" calcext:value-type="float">
            <text:p>-6.576</text:p>
          </table:table-cell>
          <table:table-cell table:style-name="ce24" table:formula="of:=[.AE7]-[.AE16]" office:value-type="float" office:value="0.152" calcext:value-type="float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 calcext:value-type="float">
            <text:p>2.3114355231</text:p>
          </table:table-cell>
          <table:table-cell table:style-name="ce20" table:formula="of:=AVERAGE([.H17];[.N17];[.T17];[.Z17];[.AF17];[.AL17])" office:value-type="float" office:value="1.78634946111655" calcext:value-type="float">
            <text:p>1.78634946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7.7498528047" calcext:value-type="float">
            <text:p>-7.7498528047</text:p>
          </table:table-cell>
          <table:table-cell/>
          <table:table-cell table:style-name="ce20" table:formula="of:=ABS(([.H16]/[.G16])*100)" office:value-type="float" office:value="1.00480559196155" calcext:value-type="float">
            <text:p>1.00480559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.6117238478" calcext:value-type="float">
            <text:p>-11.6117238478</text:p>
          </table:table-cell>
          <table:table-cell/>
          <table:table-cell table:style-name="ce20" table:formula="of:=ABS(([.N16]/[.M16])*100)" office:value-type="float" office:value="1.62298987492555" calcext:value-type="float">
            <text:p>1.622989874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5.4736015985" calcext:value-type="float">
            <text:p>-15.4736015985</text:p>
          </table:table-cell>
          <table:table-cell/>
          <table:table-cell table:style-name="ce20" table:formula="of:=ABS(([.T16]/[.S16])*100)" office:value-type="float" office:value="1.92365494439435" calcext:value-type="float">
            <text:p>1.923654944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9.3354407017" calcext:value-type="float">
            <text:p>-19.3354407017</text:p>
          </table:table-cell>
          <table:table-cell/>
          <table:table-cell table:style-name="ce20" table:formula="of:=ABS(([.Z16]/[.Y16])*100)" office:value-type="float" office:value="2.06886137118695" calcext:value-type="float">
            <text:p>2.068861371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38.6448615003" calcext:value-type="float">
            <text:p>-38.6448615003</text:p>
          </table:table-cell>
          <table:table-cell/>
          <table:table-cell table:style-name="ce20" table:formula="of:=ABS(([.AF16]/[.AE16])*100)" office:value-type="float" office:value="2.31143552311436" calcext:value-type="float">
            <text:p>2.3114355231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7.7339619902" calcext:value-type="float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.6481592967" calcext:value-type="float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5.5473181009" calcext:value-type="float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9.4564742238" calcext:value-type="float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38.9101691004" calcext:value-type="float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 calcext:value-type="float">
            <text:p>0.0158908145</text:p>
          </table:table-cell>
          <table:table-cell table:style-name="ce11" table:formula="of:=[.F19]*conv" office:value-type="float" office:value="0.432411063377665" calcext:value-type="float">
            <text:p>0.4324110634</text:p>
          </table:table-cell>
          <table:table-cell table:style-name="ce24" table:formula="of:=[.G10]-[.G19]" office:value-type="float" office:value="0.315206588067824" calcext:value-type="float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 calcext:value-type="float">
            <text:p>-0.0364354489</text:p>
          </table:table-cell>
          <table:table-cell table:style-name="ce11" table:formula="of:=[.L19]*conv" office:value-type="float" office:value="-0.991459009447973" calcext:value-type="float">
            <text:p>-0.9914590094</text:p>
          </table:table-cell>
          <table:table-cell table:style-name="ce24" table:formula="of:=[.M10]-[.M19]" office:value-type="float" office:value="0.752891903488629" calcext:value-type="float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 calcext:value-type="float">
            <text:p>-0.0737165024</text:p>
          </table:table-cell>
          <table:table-cell table:style-name="ce11" table:formula="of:=[.R19]*conv" office:value-type="float" office:value="-2.00592809080157" calcext:value-type="float">
            <text:p>-2.0059280908</text:p>
          </table:table-cell>
          <table:table-cell table:style-name="ce24" table:formula="of:=[.S10]-[.S19]" office:value-type="float" office:value="1.05604426455771" calcext:value-type="float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 calcext:value-type="float">
            <text:p>-0.1210335221</text:p>
          </table:table-cell>
          <table:table-cell table:style-name="ce11" table:formula="of:=[.X19]*conv" office:value-type="float" office:value="-3.29348970725233" calcext:value-type="float">
            <text:p>-3.2934897073</text:p>
          </table:table-cell>
          <table:table-cell table:style-name="ce24" table:formula="of:=[.Y10]-[.Y19]" office:value-type="float" office:value="1.91930132036561" calcext:value-type="float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 calcext:value-type="float">
            <text:p>-0.2653076001</text:p>
          </table:table-cell>
          <table:table-cell table:style-name="ce11" table:formula="of:=[.AD19]*conv" office:value-type="float" office:value="-7.21938711709319" calcext:value-type="float">
            <text:p>-7.2193871171</text:p>
          </table:table-cell>
          <table:table-cell table:style-name="ce24" table:formula="of:=[.AE10]-[.AE19]" office:value-type="float" office:value="1.19145817388474" calcext:value-type="float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 calcext:value-type="float">
            <text:p>75.9377741605</text:p>
          </table:table-cell>
          <table:table-cell table:style-name="ce20" table:formula="of:=AVERAGE([.H20];[.N20];[.T20];[.Z20];[.AF20];[.AL20])" office:value-type="float" office:value="55.2516544547192" calcext:value-type="float">
            <text:p>55.251654454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7.5632133964" calcext:value-type="float">
            <text:p>-7.5632133964</text:p>
          </table:table-cell>
          <table:table-cell/>
          <table:table-cell table:style-name="ce20" table:formula="of:=ABS(([.H19]/[.G19])*100)" office:value-type="float" office:value="72.8951256717787" calcext:value-type="float">
            <text:p>72.895125671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.467281888" calcext:value-type="float">
            <text:p>-11.467281888</text:p>
          </table:table-cell>
          <table:table-cell/>
          <table:table-cell table:style-name="ce20" table:formula="of:=ABS(([.N19]/[.M19])*100)" office:value-type="float" office:value="75.9377741605098" calcext:value-type="float">
            <text:p>75.937774160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5.3712819937" calcext:value-type="float">
            <text:p>-15.3712819937</text:p>
          </table:table-cell>
          <table:table-cell/>
          <table:table-cell table:style-name="ce20" table:formula="of:=ABS(([.T19]/[.S19])*100)" office:value-type="float" office:value="52.6461675969507" calcext:value-type="float">
            <text:p>52.64616759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9.2753528715" calcext:value-type="float">
            <text:p>-19.2753528715</text:p>
          </table:table-cell>
          <table:table-cell/>
          <table:table-cell table:style-name="ce20" table:formula="of:=ABS(([.Z19]/[.Y19])*100)" office:value-type="float" office:value="58.2756131327592" calcext:value-type="float">
            <text:p>58.275613132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38.7513702649" calcext:value-type="float">
            <text:p>-38.7513702649</text:p>
          </table:table-cell>
          <table:table-cell/>
          <table:table-cell table:style-name="ce20" table:formula="of:=ABS(([.AF19]/[.AE19])*100)" office:value-type="float" office:value="16.5035917115976" calcext:value-type="float">
            <text:p>16.503591711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 calcext:value-type="float">
            <text:p>0.1866394083</text:p>
          </table:table-cell>
          <table:table-cell table:formula="of:=[.F21]*conv" office:value-type="float" office:value="5.07871670210378" calcext:value-type="float">
            <text:p>5.0787167021</text:p>
          </table:table-cell>
          <table:table-cell table:style-name="ce24" table:formula="of:=[.G12]-[.G21]" office:value-type="float" office:value="-0.106677171612852" calcext:value-type="float">
            <text:p>-0.1066771716</text:p>
          </table:table-cell>
          <table:table-cell table:number-columns-repeated="3"/>
          <table:table-cell table:formula="of:=[.L20]-[.L17]" office:value-type="float" office:value="0.1444419598" calcext:value-type="float">
            <text:p>0.1444419598</text:p>
          </table:table-cell>
          <table:table-cell table:formula="of:=[.L21]*conv" office:value-type="float" office:value="3.93046570605134" calcext:value-type="float">
            <text:p>3.9304657061</text:p>
          </table:table-cell>
          <table:table-cell table:style-name="ce24" table:formula="of:=[.M12]-[.M21]" office:value-type="float" office:value="0.166280585498878" calcext:value-type="float">
            <text:p>0.1662805855</text:p>
          </table:table-cell>
          <table:table-cell table:number-columns-repeated="3"/>
          <table:table-cell table:formula="of:=[.R20]-[.R17]" office:value-type="float" office:value="0.1023196048" calcext:value-type="float">
            <text:p>0.1023196048</text:p>
          </table:table-cell>
          <table:table-cell table:formula="of:=[.R21]*conv" office:value-type="float" office:value="2.78425810810084" calcext:value-type="float">
            <text:p>2.7842581081</text:p>
          </table:table-cell>
          <table:table-cell table:style-name="ce24" table:formula="of:=[.S12]-[.S21]" office:value-type="float" office:value="0.462032062235451" calcext:value-type="float">
            <text:p>0.4620320622</text:p>
          </table:table-cell>
          <table:table-cell table:number-columns-repeated="3"/>
          <table:table-cell table:formula="of:=[.X20]-[.X17]" office:value-type="float" office:value="0.0600878302000005" calcext:value-type="float">
            <text:p>0.0600878302</text:p>
          </table:table-cell>
          <table:table-cell table:formula="of:=[.X21]*conv" office:value-type="float" office:value="1.63507305134293" calcext:value-type="float">
            <text:p>1.6350730513</text:p>
          </table:table-cell>
          <table:table-cell table:style-name="ce24" table:formula="of:=[.Y12]-[.Y21]" office:value-type="float" office:value="0.763564641146429" calcext:value-type="float">
            <text:p>0.7635646411</text:p>
          </table:table-cell>
          <table:table-cell table:number-columns-repeated="3"/>
          <table:table-cell table:formula="of:=[.AD20]-[.AD17]" office:value-type="float" office:value="-0.106508764599994" calcext:value-type="float">
            <text:p>-0.1065087646</text:p>
          </table:table-cell>
          <table:table-cell table:formula="of:=[.AD21]*conv" office:value-type="float" office:value="-2.89825094615042" calcext:value-type="float">
            <text:p>-2.8982509462</text:p>
          </table:table-cell>
          <table:table-cell table:style-name="ce24" table:formula="of:=[.AE12]-[.AE21]" office:value-type="float" office:value="1.62136233403297" calcext:value-type="float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 calcext:value-type="float">
            <text:p>55.9427863273</text:p>
          </table:table-cell>
          <table:table-cell table:style-name="ce20" table:formula="of:=AVERAGE([.H22];[.N22];[.T22];[.Z22];[.AF22];[.AL22])" office:value-type="float" office:value="25.113474729253" calcext:value-type="float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 calcext:value-type="float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 calcext:value-type="float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 calcext:value-type="float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 calcext:value-type="float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 calcext:value-type="float">
            <text:p>55.9427863273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5.065" calcext:value-type="float">
            <text:p>-5.06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61" calcext:value-type="float">
            <text:p>-4.86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55" calcext:value-type="float">
            <text:p>-4.7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702" calcext:value-type="float">
            <text:p>-4.702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603" calcext:value-type="float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1.13mm" table:end-y="2.82mm" draw:z-index="6" draw:style-name="gr1" draw:text-style-name="P1" svg:width="130.38mm" svg:height="59.33mm" svg:x="4.1mm" svg:y="4.08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1.22mm" table:end-y="3.28mm" draw:z-index="11" draw:style-name="gr1" draw:text-style-name="P1" svg:width="130.39mm" svg:height="59.35mm" svg:x="4.16mm" svg:y="4.5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1707" calcext:value-type="float">
            <text:p>-773.6893231707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838" calcext:value-type="float">
            <text:p>-1159.9560048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3"/>
          <table:table-cell>
            <draw:frame table:end-cell-address="'Long Alkene Results'.AN37" table:end-x="0.66mm" table:end-y="4.14mm" draw:z-index="1" draw:style-name="gr1" draw:text-style-name="P1" svg:width="130.49mm" svg:height="59.45mm" svg:x="6.18mm" svg:y="0.3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62515746" calcext:value-type="float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0313744" calcext:value-type="float">
            <text:p>-1159.92031374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0315282" calcext:value-type="float">
            <text:p>-1546.19031528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58898231" calcext:value-type="float">
            <text:p>-1932.458898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819784" calcext:value-type="float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 calcext:value-type="float">
            <text:p>0.0430715961</text:p>
          </table:table-cell>
          <table:table-cell table:style-name="ce11" table:formula="of:=[.F28]*conv" office:value-type="float" office:value="1.17203776250713" calcext:value-type="float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 calcext:value-type="float">
            <text:p>0.035691094</text:p>
          </table:table-cell>
          <table:table-cell table:style-name="ce11" table:formula="of:=[.L28]*conv" office:value-type="float" office:value="0.971204082058499" calcext:value-type="float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 calcext:value-type="float">
            <text:p>0.03240829</text:p>
          </table:table-cell>
          <table:table-cell table:style-name="ce11" table:formula="of:=[.R28]*conv" office:value-type="float" office:value="0.88187444017536" calcext:value-type="float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 calcext:value-type="float">
            <text:p>0.030583651</text:p>
          </table:table-cell>
          <table:table-cell table:style-name="ce11" table:formula="of:=[.X28]*conv" office:value-type="float" office:value="0.832223486778693" calcext:value-type="float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 calcext:value-type="float">
            <text:p>0.026388937</text:p>
          </table:table-cell>
          <table:table-cell table:style-name="ce11" table:formula="of:=[.AD28]*conv" office:value-type="float" office:value="0.718079511249606" calcext:value-type="float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686044968" calcext:value-type="float">
            <text:p>-773.4686044968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750777342" calcext:value-type="float">
            <text:p>-1159.75077734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6.02604252" calcext:value-type="float">
            <text:p>-1546.02604252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297824345" calcext:value-type="float">
            <text:p>-1932.297824345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641895469" calcext:value-type="float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 calcext:value-type="float">
            <text:p>0.2207186739</text:p>
          </table:table-cell>
          <table:table-cell table:formula="of:=[.F30]*conv" office:value-type="float" office:value="6.00606070182366" calcext:value-type="float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 calcext:value-type="float">
            <text:p>0.205227496</text:p>
          </table:table-cell>
          <table:table-cell table:formula="of:=[.L30]*conv" office:value-type="float" office:value="5.58452430362568" calcext:value-type="float">
            <text:p>5.5845243036</text:p>
          </table:table-cell>
          <table:table-cell table:number-columns-repeated="4"/>
          <table:table-cell table:formula="of:=[.R29]-[.R26]" office:value-type="float" office:value="0.196681052000031" calcext:value-type="float">
            <text:p>0.196681052</text:p>
          </table:table-cell>
          <table:table-cell table:formula="of:=[.R30]*conv" office:value-type="float" office:value="5.35196372983733" calcext:value-type="float">
            <text:p>5.3519637298</text:p>
          </table:table-cell>
          <table:table-cell table:number-columns-repeated="4"/>
          <table:table-cell table:formula="of:=[.X29]-[.X26]" office:value-type="float" office:value="0.191657537000083" calcext:value-type="float">
            <text:p>0.191657537</text:p>
          </table:table-cell>
          <table:table-cell table:formula="of:=[.X30]*conv" office:value-type="float" office:value="5.21526693163223" calcext:value-type="float">
            <text:p>5.2152669316</text:p>
          </table:table-cell>
          <table:table-cell table:number-columns-repeated="4"/>
          <table:table-cell table:formula="of:=[.AD29]-[.AD26]" office:value-type="float" office:value="0.181313252000109" calcext:value-type="float">
            <text:p>0.181313252</text:p>
          </table:table-cell>
          <table:table-cell table:formula="of:=[.AD30]*conv" office:value-type="float" office:value="4.93378461512036" calcext:value-type="float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 calcext:value-type="string">
            <text:p>triplet S*S</text:p>
          </table:table-cell>
          <table:table-cell office:value-type="float" office:value="2.11507576" calcext:value-type="float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19684502" calcext:value-type="float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31096154" calcext:value-type="float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2.44311128" calcext:value-type="float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 calcext:value-type="string">
            <text:p>triplet S*S</text:p>
          </table:table-cell>
          <table:table-cell table:style-name="ce2" office:value-type="float" office:value="3.48251431" calcext:value-type="float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404" calcext:value-type="float">
            <text:p>-5.404</text:p>
          </table:table-cell>
          <table:table-cell table:style-name="ce24" table:formula="of:=[.G25]-[.G34]" office:value-type="float" office:value="0.339" calcext:value-type="float">
            <text:p>0.33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22" calcext:value-type="float">
            <text:p>-5.222</text:p>
          </table:table-cell>
          <table:table-cell table:style-name="ce24" table:formula="of:=[.M25]-[.M34]" office:value-type="float" office:value="0.361000000000001" calcext:value-type="float">
            <text:p>0.361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33" calcext:value-type="float">
            <text:p>-5.133</text:p>
          </table:table-cell>
          <table:table-cell table:style-name="ce24" table:formula="of:=[.S25]-[.S34]" office:value-type="float" office:value="0.378" calcext:value-type="float">
            <text:p>0.378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88" calcext:value-type="float">
            <text:p>-5.088</text:p>
          </table:table-cell>
          <table:table-cell table:style-name="ce24" table:formula="of:=[.Y25]-[.Y34]" office:value-type="float" office:value="0.386" calcext:value-type="float">
            <text:p>0.3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12" calcext:value-type="float">
            <text:p>-5.012</text:p>
          </table:table-cell>
          <table:table-cell table:style-name="ce24" table:formula="of:=[.AE25]-[.AE34]" office:value-type="float" office:value="0.409" calcext:value-type="float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 calcext:value-type="float">
            <text:p>8.160415004</text:p>
          </table:table-cell>
          <table:table-cell table:style-name="ce20" table:formula="of:=AVERAGE([.H35];[.N35];[.T35];[.Z35];[.AF35];[.AL35])" office:value-type="float" office:value="7.25943973771736" calcext:value-type="float">
            <text:p>7.259439737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0885" calcext:value-type="float">
            <text:p>-8.6743250885</text:p>
          </table:table-cell>
          <table:table-cell/>
          <table:table-cell table:style-name="ce20" table:formula="of:=ABS(([.H34]/[.G34])*100)" office:value-type="float" office:value="6.27313101406365" calcext:value-type="float">
            <text:p>6.273131014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 table:formula="of:=ABS(([.N34]/[.M34])*100)" office:value-type="float" office:value="6.91306013021832" calcext:value-type="float">
            <text:p>6.9130601302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 table:formula="of:=ABS(([.T34]/[.S34])*100)" office:value-type="float" office:value="7.36411455289305" calcext:value-type="float">
            <text:p>7.3641145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 table:formula="of:=ABS(([.Z34]/[.Y34])*100)" office:value-type="float" office:value="7.58647798742139" calcext:value-type="float">
            <text:p>7.5864779874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 table:formula="of:=ABS(([.AF34]/[.AE34])*100)" office:value-type="float" office:value="8.16041500399042" calcext:value-type="float">
            <text:p>8.16041500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47004607" calcext:value-type="float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741253014" calcext:value-type="float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119609147" calcext:value-type="float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464654942" calcext:value-type="float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3236123272" calcext:value-type="float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 calcext:value-type="float">
            <text:p>0.0396246278</text:p>
          </table:table-cell>
          <table:table-cell table:style-name="ce11" table:formula="of:=[.F37]*conv" office:value-type="float" office:value="1.0782409827352" calcext:value-type="float">
            <text:p>1.0782409827</text:p>
          </table:table-cell>
          <table:table-cell table:style-name="ce24" table:formula="of:=[.G28]-[.G37]" office:value-type="float" office:value="0.0937967797719292" calcext:value-type="float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 calcext:value-type="float">
            <text:p>0.0291253519</text:p>
          </table:table-cell>
          <table:table-cell table:style-name="ce11" table:formula="of:=[.L37]*conv" office:value-type="float" office:value="0.79254114924869" calcext:value-type="float">
            <text:p>0.7925411492</text:p>
          </table:table-cell>
          <table:table-cell table:style-name="ce24" table:formula="of:=[.M28]-[.M37]" office:value-type="float" office:value="0.178662932809809" calcext:value-type="float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 calcext:value-type="float">
            <text:p>0.0212719789</text:p>
          </table:table-cell>
          <table:table-cell table:style-name="ce11" table:formula="of:=[.R37]*conv" office:value-type="float" office:value="0.578839996923877" calcext:value-type="float">
            <text:p>0.5788399969</text:p>
          </table:table-cell>
          <table:table-cell table:style-name="ce24" table:formula="of:=[.S28]-[.S37]" office:value-type="float" office:value="0.303034443251483" calcext:value-type="float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 calcext:value-type="float">
            <text:p>0.0141754444</text:p>
          </table:table-cell>
          <table:table-cell table:style-name="ce11" table:formula="of:=[.X37]*conv" office:value-type="float" office:value="0.385733468026753" calcext:value-type="float">
            <text:p>0.385733468</text:p>
          </table:table-cell>
          <table:table-cell table:style-name="ce24" table:formula="of:=[.Y28]-[.Y37]" office:value-type="float" office:value="0.44649001875194" calcext:value-type="float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 calcext:value-type="float">
            <text:p>-0.0203592421</text:p>
          </table:table-cell>
          <table:table-cell table:style-name="ce11" table:formula="of:=[.AD37]*conv" office:value-type="float" office:value="-0.554003164911677" calcext:value-type="float">
            <text:p>-0.5540031649</text:p>
          </table:table-cell>
          <table:table-cell table:style-name="ce24" table:formula="of:=[.AE28]-[.AE37]" office:value-type="float" office:value="1.27208267616128" calcext:value-type="float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 calcext:value-type="float">
            <text:p>229.6164998198</text:p>
          </table:table-cell>
          <table:table-cell table:style-name="ce20" table:formula="of:=AVERAGE([.H38];[.N38];[.T38];[.Z38];[.AF38];[.AL38])" office:value-type="float" office:value="85.792308087184" calcext:value-type="float">
            <text:p>85.792308087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4387401516" calcext:value-type="float">
            <text:p>-8.4387401516</text:p>
          </table:table-cell>
          <table:table-cell/>
          <table:table-cell table:style-name="ce20" table:formula="of:=ABS(([.H37]/[.G37])*100)" office:value-type="float" office:value="8.6990553386306" calcext:value-type="float">
            <text:p>8.6990553386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7849114602" calcext:value-type="float">
            <text:p>-12.7849114602</text:p>
          </table:table-cell>
          <table:table-cell/>
          <table:table-cell table:style-name="ce20" table:formula="of:=ABS(([.N37]/[.M37])*100)" office:value-type="float" office:value="22.5430481406772" calcext:value-type="float">
            <text:p>22.543048140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1257665178" calcext:value-type="float">
            <text:p>-17.1257665178</text:p>
          </table:table-cell>
          <table:table-cell/>
          <table:table-cell table:style-name="ce20" table:formula="of:=ABS(([.T37]/[.S37])*100)" office:value-type="float" office:value="52.3520221238849" calcext:value-type="float">
            <text:p>52.352022123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4615298792" calcext:value-type="float">
            <text:p>-21.4615298792</text:p>
          </table:table-cell>
          <table:table-cell/>
          <table:table-cell table:style-name="ce20" table:formula="of:=ABS(([.Z37]/[.Y37])*100)" office:value-type="float" office:value="115.750915012895" calcext:value-type="float">
            <text:p>115.750915012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1413676371" calcext:value-type="float">
            <text:p>-43.1413676371</text:p>
          </table:table-cell>
          <table:table-cell/>
          <table:table-cell table:style-name="ce20" table:formula="of:=ABS(([.AF37]/[.AE37])*100)" office:value-type="float" office:value="229.616499819832" calcext:value-type="float">
            <text:p>229.616499819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 calcext:value-type="float">
            <text:p>0.2355849369</text:p>
          </table:table-cell>
          <table:table-cell table:formula="of:=[.F39]*conv" office:value-type="float" office:value="6.41059230039415" calcext:value-type="float">
            <text:p>6.4105923004</text:p>
          </table:table-cell>
          <table:table-cell table:style-name="ce24" table:formula="of:=[.G30]-[.G39]" office:value-type="float" office:value="-0.404531598570497" calcext:value-type="float">
            <text:p>-0.4045315986</text:p>
          </table:table-cell>
          <table:table-cell table:number-columns-repeated="3"/>
          <table:table-cell table:formula="of:=[.L38]-[.L35]" office:value-type="float" office:value="0.2183391931" calcext:value-type="float">
            <text:p>0.2183391931</text:p>
          </table:table-cell>
          <table:table-cell table:formula="of:=[.L39]*conv" office:value-type="float" office:value="5.94131173486386" calcext:value-type="float">
            <text:p>5.9413117349</text:p>
          </table:table-cell>
          <table:table-cell table:style-name="ce24" table:formula="of:=[.M30]-[.M39]" office:value-type="float" office:value="-0.35678743123818" calcext:value-type="float">
            <text:p>-0.3567874312</text:p>
          </table:table-cell>
          <table:table-cell table:number-columns-repeated="3"/>
          <table:table-cell table:formula="of:=[.R38]-[.R35]" office:value-type="float" office:value="0.207466375800003" calcext:value-type="float">
            <text:p>0.2074663758</text:p>
          </table:table-cell>
          <table:table-cell table:formula="of:=[.R39]*conv" office:value-type="float" office:value="5.64544732271537" calcext:value-type="float">
            <text:p>5.6454473227</text:p>
          </table:table-cell>
          <table:table-cell table:style-name="ce24" table:formula="of:=[.S30]-[.S39]" office:value-type="float" office:value="-0.293483592878039" calcext:value-type="float">
            <text:p>-0.2934835929</text:p>
          </table:table-cell>
          <table:table-cell table:number-columns-repeated="3"/>
          <table:table-cell table:formula="of:=[.X38]-[.X35]" office:value-type="float" office:value="0.1991110594" calcext:value-type="float">
            <text:p>0.1991110594</text:p>
          </table:table-cell>
          <table:table-cell table:formula="of:=[.X39]*conv" office:value-type="float" office:value="5.41808759553574" calcext:value-type="float">
            <text:p>5.4180875955</text:p>
          </table:table-cell>
          <table:table-cell table:style-name="ce24" table:formula="of:=[.Y30]-[.Y39]" office:value-type="float" office:value="-0.202820663903505" calcext:value-type="float">
            <text:p>-0.2028206639</text:p>
          </table:table-cell>
          <table:table-cell table:number-columns-repeated="3"/>
          <table:table-cell table:formula="of:=[.AD38]-[.AD35]" office:value-type="float" office:value="0.161885448000007" calcext:value-type="float">
            <text:p>0.161885448</text:p>
          </table:table-cell>
          <table:table-cell table:formula="of:=[.AD39]*conv" office:value-type="float" office:value="4.40512717048294" calcext:value-type="float">
            <text:p>4.4051271705</text:p>
          </table:table-cell>
          <table:table-cell table:style-name="ce24" table:formula="of:=[.AE30]-[.AE39]" office:value-type="float" office:value="0.528657444637424" calcext:value-type="float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 calcext:value-type="float">
            <text:p>12.0009576155</text:p>
          </table:table-cell>
          <table:table-cell table:style-name="ce20" table:formula="of:=AVERAGE([.H40];[.N40];[.T40];[.Z40];[.AF40];[.AL40])" office:value-type="float" office:value="6.6517008974058" calcext:value-type="float">
            <text:p>6.6517008974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39999789" calcext:value-type="float">
            <text:p>2.39999789</text:p>
          </table:table-cell>
          <table:table-cell/>
          <table:table-cell table:style-name="ce20" table:formula="of:=ABS(([.H39]/[.G39])*100)" office:value-type="float" office:value="6.3103622819006" calcext:value-type="float">
            <text:p>6.310362281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2.8682096" calcext:value-type="float">
            <text:p>2.8682096</text:p>
          </table:table-cell>
          <table:table-cell/>
          <table:table-cell table:style-name="ce20" table:formula="of:=ABS(([.N39]/[.M39])*100)" office:value-type="float" office:value="6.00519627920779" calcext:value-type="float">
            <text:p>6.0051962792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3.4909223" calcext:value-type="float">
            <text:p>3.4909223</text:p>
          </table:table-cell>
          <table:table-cell/>
          <table:table-cell table:style-name="ce20" table:formula="of:=ABS(([.T39]/[.S39])*100)" office:value-type="float" office:value="5.1985888115041" calcext:value-type="float">
            <text:p>5.1985888115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4.18703501" calcext:value-type="float">
            <text:p>4.18703501</text:p>
          </table:table-cell>
          <table:table-cell/>
          <table:table-cell table:style-name="ce20" table:formula="of:=ABS(([.Z39]/[.Y39])*100)" office:value-type="float" office:value="3.74339949894167" calcext:value-type="float">
            <text:p>3.7433994989</text:p>
          </table:table-cell>
          <table:table-cell table:number-columns-repeated="2"/>
          <table:table-cell office:value-type="string" calcext:value-type="string">
            <text:p>triplet S*S</text:p>
          </table:table-cell>
          <table:table-cell office:value-type="float" office:value="7.79972595" calcext:value-type="float">
            <text:p>7.79972595</text:p>
          </table:table-cell>
          <table:table-cell/>
          <table:table-cell table:style-name="ce20" table:formula="of:=ABS(([.AF39]/[.AE39])*100)" office:value-type="float" office:value="12.0009576154748" calcext:value-type="float">
            <text:p>12.0009576155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75" calcext:value-type="float">
            <text:p>-4.375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216" calcext:value-type="float">
            <text:p>-4.21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31" calcext:value-type="float">
            <text:p>-4.131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8" calcext:value-type="float">
            <text:p>-4.08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971" calcext:value-type="float">
            <text:p>-3.971</text:p>
          </table:table-cell>
          <table:table-cell/>
          <table:table-cell table:style-name="ce2"/>
          <table:table-cell>
            <draw:frame table:end-cell-address="'Long Alkene Results'.AN55" table:end-x="5.63mm" table:end-y="3.44mm" draw:z-index="2" draw:style-name="gr1" draw:text-style-name="P1" svg:width="130.49mm" svg:height="61.28mm" svg:x="11.15mm" svg:y="2.73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5.37mm" table:end-y="2.17mm" draw:z-index="7" draw:style-name="gr1" draw:text-style-name="P1" svg:width="130.45mm" svg:height="61.31mm" svg:x="10.92mm" svg:y="1.43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6.69mm" table:end-y="0.76mm" draw:z-index="12" draw:style-name="gr1" draw:text-style-name="P1" svg:width="130.48mm" svg:height="61.31mm" svg:x="12.21mm" svg:y="0.0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52399124" calcext:value-type="float">
            <text:p>-773.615239912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50031021" calcext:value-type="float">
            <text:p>-1159.85003102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85097999" calcext:value-type="float">
            <text:p>-1546.08509799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20299274" calcext:value-type="float">
            <text:p>-1932.32029927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96735244" calcext:value-type="float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820924715" calcext:value-type="float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26505838" calcext:value-type="float">
            <text:p>-1159.826505838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66629732" calcext:value-type="float">
            <text:p>-1546.06662973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304978221" calcext:value-type="float">
            <text:p>-1932.30497822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87893464" calcext:value-type="float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 calcext:value-type="float">
            <text:p>0.0331474409</text:p>
          </table:table-cell>
          <table:table-cell table:style-name="ce11" table:formula="of:=[.F46]*conv" office:value-type="float" office:value="0.901987759522343" calcext:value-type="float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 calcext:value-type="float">
            <text:p>0.023525183</text:p>
          </table:table-cell>
          <table:table-cell table:style-name="ce11" table:formula="of:=[.L46]*conv" office:value-type="float" office:value="0.640152800044421" calcext:value-type="float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 calcext:value-type="float">
            <text:p>0.018468267</text:p>
          </table:table-cell>
          <table:table-cell table:style-name="ce11" table:formula="of:=[.R46]*conv" office:value-type="float" office:value="0.502547114388835" calcext:value-type="float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 calcext:value-type="float">
            <text:p>0.015321053</text:p>
          </table:table-cell>
          <table:table-cell table:style-name="ce11" table:formula="of:=[.X46]*conv" office:value-type="float" office:value="0.416907064127325" calcext:value-type="float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 calcext:value-type="float">
            <text:p>0.00884178</text:p>
          </table:table-cell>
          <table:table-cell table:style-name="ce11" table:formula="of:=[.AD46]*conv" office:value-type="float" office:value="0.240597075238538" calcext:value-type="float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3.4026824614" calcext:value-type="float">
            <text:p>-773.402682461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59.654876014" calcext:value-type="float">
            <text:p>-1159.654876014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5.900008186" calcext:value-type="float">
            <text:p>-1545.900008186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2.141814763" calcext:value-type="float">
            <text:p>-1932.14181476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3.333441527" calcext:value-type="float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 calcext:value-type="float">
            <text:p>0.212557451</text:p>
          </table:table-cell>
          <table:table-cell table:formula="of:=[.F48]*conv" office:value-type="float" office:value="5.78398252750271" calcext:value-type="float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 calcext:value-type="float">
            <text:p>0.195155007</text:p>
          </table:table-cell>
          <table:table-cell table:formula="of:=[.L48]*conv" office:value-type="float" office:value="5.31043793257826" calcext:value-type="float">
            <text:p>5.3104379326</text:p>
          </table:table-cell>
          <table:table-cell table:number-columns-repeated="4"/>
          <table:table-cell table:formula="of:=[.R47]-[.R44]" office:value-type="float" office:value="0.185089813000104" calcext:value-type="float">
            <text:p>0.185089813</text:p>
          </table:table-cell>
          <table:table-cell table:formula="of:=[.R48]*conv" office:value-type="float" office:value="5.03655006857893" calcext:value-type="float">
            <text:p>5.0365500686</text:p>
          </table:table-cell>
          <table:table-cell table:number-columns-repeated="4"/>
          <table:table-cell table:formula="of:=[.X47]-[.X44]" office:value-type="float" office:value="0.178484511000079" calcext:value-type="float">
            <text:p>0.178484511</text:p>
          </table:table-cell>
          <table:table-cell table:formula="of:=[.X48]*conv" office:value-type="float" office:value="4.85681065611762" calcext:value-type="float">
            <text:p>4.8568106561</text:p>
          </table:table-cell>
          <table:table-cell table:number-columns-repeated="4"/>
          <table:table-cell table:formula="of:=[.AD47]-[.AD44]" office:value-type="float" office:value="0.16329371699976" calcext:value-type="float">
            <text:p>0.163293717</text:p>
          </table:table-cell>
          <table:table-cell table:formula="of:=[.AD48]*conv" office:value-type="float" office:value="4.44344811971467" calcext:value-type="float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94" calcext:value-type="float">
            <text:p>-4.894</text:p>
          </table:table-cell>
          <table:table-cell table:style-name="ce24" table:formula="of:=[.G43]-[.G52]" office:value-type="float" office:value="0.519" calcext:value-type="float">
            <text:p>0.51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743" calcext:value-type="float">
            <text:p>-4.743</text:p>
          </table:table-cell>
          <table:table-cell table:style-name="ce24" table:formula="of:=[.M43]-[.M52]" office:value-type="float" office:value="0.527" calcext:value-type="float">
            <text:p>0.527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61" calcext:value-type="float">
            <text:p>-4.661</text:p>
          </table:table-cell>
          <table:table-cell table:style-name="ce24" table:formula="of:=[.S43]-[.S52]" office:value-type="float" office:value="0.529999999999999" calcext:value-type="float">
            <text:p>0.5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12" calcext:value-type="float">
            <text:p>-4.612</text:p>
          </table:table-cell>
          <table:table-cell table:style-name="ce24" table:formula="of:=[.Y43]-[.Y52]" office:value-type="float" office:value="0.532" calcext:value-type="float">
            <text:p>0.53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508" calcext:value-type="float">
            <text:p>-4.508</text:p>
          </table:table-cell>
          <table:table-cell table:style-name="ce24" table:formula="of:=[.AE43]-[.AE52]" office:value-type="float" office:value="0.537" calcext:value-type="float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 calcext:value-type="float">
            <text:p>11.9121561668</text:p>
          </table:table-cell>
          <table:table-cell table:style-name="ce20" table:formula="of:=AVERAGE([.H53];[.N53];[.T53];[.Z53];[.AF53];[.AL53])" office:value-type="float" office:value="11.3068331415878" calcext:value-type="float">
            <text:p>11.306833141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622374898" calcext:value-type="float">
            <text:p>-8.8622374898</text:p>
          </table:table-cell>
          <table:table-cell/>
          <table:table-cell table:style-name="ce20" table:formula="of:=ABS(([.H52]/[.G52])*100)" office:value-type="float" office:value="10.6048222313036" calcext:value-type="float">
            <text:p>10.604822231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891885517" calcext:value-type="float">
            <text:p>-13.2891885517</text:p>
          </table:table-cell>
          <table:table-cell/>
          <table:table-cell table:style-name="ce20" table:formula="of:=ABS(([.N52]/[.M52])*100)" office:value-type="float" office:value="11.1111111111111" calcext:value-type="float">
            <text:p>11.1111111111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162445121" calcext:value-type="float">
            <text:p>-17.7162445121</text:p>
          </table:table-cell>
          <table:table-cell/>
          <table:table-cell table:style-name="ce20" table:formula="of:=ABS(([.T52]/[.S52])*100)" office:value-type="float" office:value="11.3709504398198" calcext:value-type="float">
            <text:p>11.3709504398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427610812" calcext:value-type="float">
            <text:p>-22.1427610812</text:p>
          </table:table-cell>
          <table:table-cell/>
          <table:table-cell table:style-name="ce20" table:formula="of:=ABS(([.Z52]/[.Y52])*100)" office:value-type="float" office:value="11.5351257588899" calcext:value-type="float">
            <text:p>11.535125758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2754406983" calcext:value-type="float">
            <text:p>-44.2754406983</text:p>
          </table:table-cell>
          <table:table-cell/>
          <table:table-cell table:style-name="ce20" table:formula="of:=ABS(([.AF52]/[.AE52])*100)" office:value-type="float" office:value="11.9121561668146" calcext:value-type="float">
            <text:p>11.9121561668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325239653" calcext:value-type="float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694571384" calcext:value-type="float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022577228" calcext:value-type="float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328394095" calcext:value-type="float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2798685104" calcext:value-type="float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 calcext:value-type="float">
            <text:p>0.0297135245</text:p>
          </table:table-cell>
          <table:table-cell table:style-name="ce11" table:formula="of:=[.F55]*conv" office:value-type="float" office:value="0.80854614001967" calcext:value-type="float">
            <text:p>0.80854614</text:p>
          </table:table-cell>
          <table:table-cell table:style-name="ce24" table:formula="of:=[.G46]-[.G55]" office:value-type="float" office:value="0.0934416195026732" calcext:value-type="float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 calcext:value-type="float">
            <text:p>0.0197314133</text:p>
          </table:table-cell>
          <table:table-cell table:style-name="ce11" table:formula="of:=[.L55]*conv" office:value-type="float" office:value="0.536919074034731" calcext:value-type="float">
            <text:p>0.536919074</text:p>
          </table:table-cell>
          <table:table-cell table:style-name="ce24" table:formula="of:=[.M46]-[.M55]" office:value-type="float" office:value="0.103233726009691" calcext:value-type="float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 calcext:value-type="float">
            <text:p>0.0139867893</text:p>
          </table:table-cell>
          <table:table-cell table:style-name="ce11" table:formula="of:=[.R55]*conv" office:value-type="float" office:value="0.380599901562848" calcext:value-type="float">
            <text:p>0.3805999016</text:p>
          </table:table-cell>
          <table:table-cell table:style-name="ce24" table:formula="of:=[.S46]-[.S55]" office:value-type="float" office:value="0.121947212825986" calcext:value-type="float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 calcext:value-type="float">
            <text:p>0.0099216717</text:p>
          </table:table-cell>
          <table:table-cell table:style-name="ce11" table:formula="of:=[.X55]*conv" office:value-type="float" office:value="0.269982423511442" calcext:value-type="float">
            <text:p>0.2699824235</text:p>
          </table:table-cell>
          <table:table-cell table:style-name="ce24" table:formula="of:=[.Y46]-[.Y55]" office:value-type="float" office:value="0.146924640615883" calcext:value-type="float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 calcext:value-type="float">
            <text:p>-0.0044278121</text:p>
          </table:table-cell>
          <table:table-cell table:style-name="ce11" table:formula="of:=[.AD55]*conv" office:value-type="float" office:value="-0.120486897546789" calcext:value-type="float">
            <text:p>-0.1204868975</text:p>
          </table:table-cell>
          <table:table-cell table:style-name="ce24" table:formula="of:=[.AE46]-[.AE55]" office:value-type="float" office:value="0.361083972785326" calcext:value-type="float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 calcext:value-type="float">
            <text:p>299.6873354176</text:p>
          </table:table-cell>
          <table:table-cell table:style-name="ce20" table:formula="of:=AVERAGE([.H56];[.N56];[.T56];[.Z56];[.AF56];[.AL56])" office:value-type="float" office:value="83.3864003087881" calcext:value-type="float">
            <text:p>83.3864003088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276142678" calcext:value-type="float">
            <text:p>-8.6276142678</text:p>
          </table:table-cell>
          <table:table-cell/>
          <table:table-cell table:style-name="ce20" table:formula="of:=ABS(([.H55]/[.G55])*100)" office:value-type="float" office:value="11.5567454815133" calcext:value-type="float">
            <text:p>11.556745481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0730832301" calcext:value-type="float">
            <text:p>-13.0730832301</text:p>
          </table:table-cell>
          <table:table-cell/>
          <table:table-cell table:style-name="ce20" table:formula="of:=ABS(([.N55]/[.M55])*100)" office:value-type="float" office:value="19.227055063239" calcext:value-type="float">
            <text:p>19.227055063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10995246" calcext:value-type="float">
            <text:p>-17.510995246</text:p>
          </table:table-cell>
          <table:table-cell/>
          <table:table-cell table:style-name="ce20" table:formula="of:=ABS(([.T55]/[.S55])*100)" office:value-type="float" office:value="32.040789376255" calcext:value-type="float">
            <text:p>32.04078937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448561814" calcext:value-type="float">
            <text:p>-21.9448561814</text:p>
          </table:table-cell>
          <table:table-cell/>
          <table:table-cell table:style-name="ce20" table:formula="of:=ABS(([.Z55]/[.Y55])*100)" office:value-type="float" office:value="54.4200762053149" calcext:value-type="float">
            <text:p>54.420076205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0978460219" calcext:value-type="float">
            <text:p>-44.0978460219</text:p>
          </table:table-cell>
          <table:table-cell/>
          <table:table-cell table:style-name="ce20" table:formula="of:=ABS(([.AF55]/[.AE55])*100)" office:value-type="float" office:value="299.687335417618" calcext:value-type="float">
            <text:p>299.687335417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 calcext:value-type="float">
            <text:p>0.234623222</text:p>
          </table:table-cell>
          <table:table-cell table:formula="of:=[.F57]*conv" office:value-type="float" office:value="6.38442270647085" calcext:value-type="float">
            <text:p>6.3844227065</text:p>
          </table:table-cell>
          <table:table-cell table:style-name="ce24" table:formula="of:=[.G48]-[.G57]" office:value-type="float" office:value="-0.600440178968145" calcext:value-type="float">
            <text:p>-0.600440179</text:p>
          </table:table-cell>
          <table:table-cell table:number-columns-repeated="3"/>
          <table:table-cell table:formula="of:=[.L56]-[.L53]" office:value-type="float" office:value="0.216105321600001" calcext:value-type="float">
            <text:p>0.2161053216</text:p>
          </table:table-cell>
          <table:table-cell table:formula="of:=[.L57]*conv" office:value-type="float" office:value="5.88052499855377" calcext:value-type="float">
            <text:p>5.8805249986</text:p>
          </table:table-cell>
          <table:table-cell table:style-name="ce24" table:formula="of:=[.M48]-[.M57]" office:value-type="float" office:value="-0.570087065975509" calcext:value-type="float">
            <text:p>-0.570087066</text:p>
          </table:table-cell>
          <table:table-cell table:number-columns-repeated="3"/>
          <table:table-cell table:formula="of:=[.R56]-[.R53]" office:value-type="float" office:value="0.205249266100001" calcext:value-type="float">
            <text:p>0.2052492661</text:p>
          </table:table-cell>
          <table:table-cell table:formula="of:=[.R57]*conv" office:value-type="float" office:value="5.58511669818994" calcext:value-type="float">
            <text:p>5.5851166982</text:p>
          </table:table-cell>
          <table:table-cell table:style-name="ce24" table:formula="of:=[.S48]-[.S57]" office:value-type="float" office:value="-0.548566629611008" calcext:value-type="float">
            <text:p>-0.5485666296</text:p>
          </table:table-cell>
          <table:table-cell table:number-columns-repeated="3"/>
          <table:table-cell table:formula="of:=[.X56]-[.X53]" office:value-type="float" office:value="0.197904899800001" calcext:value-type="float">
            <text:p>0.1979048998</text:p>
          </table:table-cell>
          <table:table-cell table:formula="of:=[.X57]*conv" office:value-type="float" office:value="5.3852663228918" calcext:value-type="float">
            <text:p>5.3852663229</text:p>
          </table:table-cell>
          <table:table-cell table:style-name="ce24" table:formula="of:=[.Y48]-[.Y57]" office:value-type="float" office:value="-0.528455666774178" calcext:value-type="float">
            <text:p>-0.5284556668</text:p>
          </table:table-cell>
          <table:table-cell table:number-columns-repeated="3"/>
          <table:table-cell table:formula="of:=[.AD56]-[.AD53]" office:value-type="float" office:value="0.177594676400005" calcext:value-type="float">
            <text:p>0.1775946764</text:p>
          </table:table-cell>
          <table:table-cell table:formula="of:=[.AD57]*conv" office:value-type="float" office:value="4.83259702467362" calcext:value-type="float">
            <text:p>4.8325970247</text:p>
          </table:table-cell>
          <table:table-cell table:style-name="ce24" table:formula="of:=[.AE48]-[.AE57]" office:value-type="float" office:value="-0.389148904958956" calcext:value-type="float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 calcext:value-type="float">
            <text:p>9.8219367518</text:p>
          </table:table-cell>
          <table:table-cell table:style-name="ce20" table:formula="of:=AVERAGE([.H58];[.N58];[.T58];[.Z58];[.AF58];[.AL58])" office:value-type="float" office:value="9.35735435306215" calcext:value-type="float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 calcext:value-type="float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 calcext:value-type="float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 calcext:value-type="float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 calcext:value-type="float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 calcext:value-type="float">
            <text:p>8.052583382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32" calcext:value-type="float">
            <text:p>-4.32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155" calcext:value-type="float">
            <text:p>-4.155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66" calcext:value-type="float">
            <text:p>-4.066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013" calcext:value-type="float">
            <text:p>-4.013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3.898" calcext:value-type="float">
            <text:p>-3.898</text:p>
          </table:table-cell>
          <table:table-cell/>
          <table:table-cell table:style-name="ce2"/>
          <table:table-cell>
            <draw:frame table:end-cell-address="'Long Alkene Results'.AN73" table:end-x="11.18mm" table:end-y="2.34mm" draw:z-index="3" draw:style-name="gr1" draw:text-style-name="P1" svg:width="130.49mm" svg:height="61.03mm" svg:x="16.7mm" svg:y="1.9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2.96mm" table:end-y="1.49mm" draw:z-index="8" draw:style-name="gr1" draw:text-style-name="P1" svg:width="130.45mm" svg:height="61.04mm" svg:x="18.51mm" svg:y="1.04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0.63mm" table:end-y="3.94mm" draw:z-index="13" draw:style-name="gr1" draw:text-style-name="P1" svg:width="130.48mm" svg:height="61.03mm" svg:x="16.15mm" svg:y="3.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66777972" calcext:value-type="float">
            <text:p>-774.81667779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43936288" calcext:value-type="float">
            <text:p>-1161.64393628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71450007" calcext:value-type="float">
            <text:p>-1548.47145000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9083497" calcext:value-type="float">
            <text:p>-1935.29908349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37604484" calcext:value-type="float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832809939" calcext:value-type="float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20006152" calcext:value-type="float">
            <text:p>-1161.62000615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52490761" calcext:value-type="float">
            <text:p>-1548.45249076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83206019" calcext:value-type="float">
            <text:p>-1935.2832060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28252727" calcext:value-type="float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 calcext:value-type="float">
            <text:p>0.0333968033</text:p>
          </table:table-cell>
          <table:table-cell table:style-name="ce11" table:formula="of:=[.F64]*conv" office:value-type="float" office:value="0.908773255666602" calcext:value-type="float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 calcext:value-type="float">
            <text:p>0.023930136</text:p>
          </table:table-cell>
          <table:table-cell table:style-name="ce11" table:formula="of:=[.L64]*conv" office:value-type="float" office:value="0.651172131833018" calcext:value-type="float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 calcext:value-type="float">
            <text:p>0.018959246</text:p>
          </table:table-cell>
          <table:table-cell table:style-name="ce11" table:formula="of:=[.R64]*conv" office:value-type="float" office:value="0.515907332733226" calcext:value-type="float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 calcext:value-type="float">
            <text:p>0.015877478</text:p>
          </table:table-cell>
          <table:table-cell table:style-name="ce11" table:formula="of:=[.X64]*conv" office:value-type="float" office:value="0.432048158748102" calcext:value-type="float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 calcext:value-type="float">
            <text:p>0.009351757</text:p>
          </table:table-cell>
          <table:table-cell table:style-name="ce11" table:formula="of:=[.AD64]*conv" office:value-type="float" office:value="0.254474255474211" calcext:value-type="float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6069953903" calcext:value-type="float">
            <text:p>-774.6069953903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451598167" calcext:value-type="float">
            <text:p>-1161.45159816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289152457" calcext:value-type="float">
            <text:p>-1548.289152457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5.123368313" calcext:value-type="float">
            <text:p>-1935.12336831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9.277114937" calcext:value-type="float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 calcext:value-type="float">
            <text:p>0.2096824069</text:p>
          </table:table-cell>
          <table:table-cell table:formula="of:=[.F66]*conv" office:value-type="float" office:value="5.70574859704176" calcext:value-type="float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 calcext:value-type="float">
            <text:p>0.192338121</text:p>
          </table:table-cell>
          <table:table-cell table:formula="of:=[.L66]*conv" office:value-type="float" office:value="5.23378656454255" calcext:value-type="float">
            <text:p>5.2337865645</text:p>
          </table:table-cell>
          <table:table-cell table:number-columns-repeated="4"/>
          <table:table-cell table:formula="of:=[.R65]-[.R62]" office:value-type="float" office:value="0.18229754999993" calcext:value-type="float">
            <text:p>0.18229755</text:p>
          </table:table-cell>
          <table:table-cell table:formula="of:=[.R66]*conv" office:value-type="float" office:value="4.96056872645608" calcext:value-type="float">
            <text:p>4.9605687265</text:p>
          </table:table-cell>
          <table:table-cell table:number-columns-repeated="4"/>
          <table:table-cell table:formula="of:=[.X65]-[.X62]" office:value-type="float" office:value="0.175715184000183" calcext:value-type="float">
            <text:p>0.175715184</text:p>
          </table:table-cell>
          <table:table-cell table:formula="of:=[.X66]*conv" office:value-type="float" office:value="4.78145343431721" calcext:value-type="float">
            <text:p>4.7814534343</text:p>
          </table:table-cell>
          <table:table-cell table:number-columns-repeated="4"/>
          <table:table-cell table:formula="of:=[.AD65]-[.AD62]" office:value-type="float" office:value="0.160489546999997" calcext:value-type="float">
            <text:p>0.160489547</text:p>
          </table:table-cell>
          <table:table-cell table:formula="of:=[.AD66]*conv" office:value-type="float" office:value="4.36714277164775" calcext:value-type="float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6" calcext:value-type="float">
            <text:p>-5.066</text:p>
          </table:table-cell>
          <table:table-cell table:style-name="ce24" table:formula="of:=[.G61]-[.G70]" office:value-type="float" office:value="0.746" calcext:value-type="float">
            <text:p>0.74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07" calcext:value-type="float">
            <text:p>-4.907</text:p>
          </table:table-cell>
          <table:table-cell table:style-name="ce24" table:formula="of:=[.M61]-[.M70]" office:value-type="float" office:value="0.752" calcext:value-type="float">
            <text:p>0.752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22" calcext:value-type="float">
            <text:p>-4.822</text:p>
          </table:table-cell>
          <table:table-cell table:style-name="ce24" table:formula="of:=[.S61]-[.S70]" office:value-type="float" office:value="0.756" calcext:value-type="float">
            <text:p>0.75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106" calcext:value-type="float">
            <text:p>-5.106</text:p>
          </table:table-cell>
          <table:table-cell table:style-name="ce24" table:formula="of:=[.Y61]-[.Y70]" office:value-type="float" office:value="1.093" calcext:value-type="float">
            <text:p>1.093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658" calcext:value-type="float">
            <text:p>-4.658</text:p>
          </table:table-cell>
          <table:table-cell table:style-name="ce24" table:formula="of:=[.AE61]-[.AE70]" office:value-type="float" office:value="0.76" calcext:value-type="float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 calcext:value-type="float">
            <text:p>21.4061887975</text:p>
          </table:table-cell>
          <table:table-cell table:style-name="ce20" table:formula="of:=AVERAGE([.H71];[.N71];[.T71];[.Z71];[.AF71];[.AL71])" office:value-type="float" office:value="16.690202749966" calcext:value-type="float">
            <text:p>16.690202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83875781951" calcext:value-type="float">
            <text:p>-8.883875782</text:p>
          </table:table-cell>
          <table:table-cell/>
          <table:table-cell table:style-name="ce20" table:formula="of:=ABS(([.H70]/[.G70])*100)" office:value-type="float" office:value="14.7256217923411" calcext:value-type="float">
            <text:p>14.725621792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191890705" calcext:value-type="float">
            <text:p>-13.3191890705</text:p>
          </table:table-cell>
          <table:table-cell/>
          <table:table-cell table:style-name="ce20" table:formula="of:=ABS(([.N70]/[.M70])*100)" office:value-type="float" office:value="15.3250458528633" calcext:value-type="float">
            <text:p>15.325045852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543778676" calcext:value-type="float">
            <text:p>-17.7543778676</text:p>
          </table:table-cell>
          <table:table-cell/>
          <table:table-cell table:style-name="ce20" table:formula="of:=ABS(([.T70]/[.S70])*100)" office:value-type="float" office:value="15.6781418498548" calcext:value-type="float">
            <text:p>15.6781418499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1890519255" calcext:value-type="float">
            <text:p>-22.1890519255</text:p>
          </table:table-cell>
          <table:table-cell/>
          <table:table-cell table:style-name="ce20" table:formula="of:=ABS(([.Z70]/[.Y70])*100)" office:value-type="float" office:value="21.4061887974931" calcext:value-type="float">
            <text:p>21.4061887975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3605751205" calcext:value-type="float">
            <text:p>-44.3605751205</text:p>
          </table:table-cell>
          <table:table-cell/>
          <table:table-cell table:style-name="ce20" table:formula="of:=ABS(([.AF70]/[.AE70])*100)" office:value-type="float" office:value="16.3160154572778" calcext:value-type="float">
            <text:p>16.316015457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592464453" calcext:value-type="float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069328203" calcext:value-type="float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51583031" calcext:value-type="float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194922173" calcext:value-type="float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085199931" calcext:value-type="float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 calcext:value-type="float">
            <text:p>0.0246293367</text:p>
          </table:table-cell>
          <table:table-cell table:style-name="ce11" table:formula="of:=[.F73]*conv" office:value-type="float" office:value="0.670198349590291" calcext:value-type="float">
            <text:p>0.6701983496</text:p>
          </table:table-cell>
          <table:table-cell table:style-name="ce24" table:formula="of:=[.G64]-[.G73]" office:value-type="float" office:value="0.238574906076312" calcext:value-type="float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 calcext:value-type="float">
            <text:p>0.0122562502</text:p>
          </table:table-cell>
          <table:table-cell table:style-name="ce11" table:formula="of:=[.L73]*conv" office:value-type="float" office:value="0.333509536720404" calcext:value-type="float">
            <text:p>0.3335095367</text:p>
          </table:table-cell>
          <table:table-cell table:style-name="ce24" table:formula="of:=[.M64]-[.M73]" office:value-type="float" office:value="0.317662595112614" calcext:value-type="float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 calcext:value-type="float">
            <text:p>0.0027948366</text:p>
          </table:table-cell>
          <table:table-cell table:style-name="ce11" table:formula="of:=[.R73]*conv" office:value-type="float" office:value="0.0760513733372641" calcext:value-type="float">
            <text:p>0.0760513733</text:p>
          </table:table-cell>
          <table:table-cell table:style-name="ce24" table:formula="of:=[.S64]-[.S73]" office:value-type="float" office:value="0.439855959395962" calcext:value-type="float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 calcext:value-type="float">
            <text:p>-0.0058702475</text:p>
          </table:table-cell>
          <table:table-cell table:style-name="ce11" table:formula="of:=[.X73]*conv" office:value-type="float" office:value="-0.159737561832636" calcext:value-type="float">
            <text:p>-0.1597375618</text:p>
          </table:table-cell>
          <table:table-cell table:style-name="ce24" table:formula="of:=[.Y64]-[.Y73]" office:value-type="float" office:value="0.591785720580738" calcext:value-type="float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 calcext:value-type="float">
            <text:p>-0.0479448726</text:p>
          </table:table-cell>
          <table:table-cell table:style-name="ce11" table:formula="of:=[.AD73]*conv" office:value-type="float" office:value="-1.30464636312208" calcext:value-type="float">
            <text:p>-1.3046463631</text:p>
          </table:table-cell>
          <table:table-cell table:style-name="ce24" table:formula="of:=[.AE64]-[.AE73]" office:value-type="float" office:value="1.55912061859629" calcext:value-type="float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 calcext:value-type="float">
            <text:p>578.3668855595</text:p>
          </table:table-cell>
          <table:table-cell table:style-name="ce20" table:formula="of:=AVERAGE([.H74];[.N74];[.T74];[.Z74];[.AF74];[.AL74])" office:value-type="float" office:value="239.838388106209" calcext:value-type="float">
            <text:p>239.83838810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6464872919" calcext:value-type="float">
            <text:p>-8.6464872919</text:p>
          </table:table-cell>
          <table:table-cell/>
          <table:table-cell table:style-name="ce20" table:formula="of:=ABS(([.H73]/[.G73])*100)" office:value-type="float" office:value="35.5976564582946" calcext:value-type="float">
            <text:p>35.597656458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3.1015618721" calcext:value-type="float">
            <text:p>-13.1015618721</text:p>
          </table:table-cell>
          <table:table-cell/>
          <table:table-cell table:style-name="ce20" table:formula="of:=ABS(([.N73]/[.M73])*100)" office:value-type="float" office:value="95.248429246245" calcext:value-type="float">
            <text:p>95.2484292462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5497327835" calcext:value-type="float">
            <text:p>-17.5497327835</text:p>
          </table:table-cell>
          <table:table-cell/>
          <table:table-cell table:style-name="ce20" table:formula="of:=ABS(([.T73]/[.S73])*100)" office:value-type="float" office:value="578.366885559499" calcext:value-type="float">
            <text:p>578.366885559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994727095" calcext:value-type="float">
            <text:p>-21.994727095</text:p>
          </table:table-cell>
          <table:table-cell/>
          <table:table-cell table:style-name="ce20" table:formula="of:=ABS(([.Z73]/[.Y73])*100)" office:value-type="float" office:value="370.473740672703" calcext:value-type="float">
            <text:p>370.473740672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4.2116734987" calcext:value-type="float">
            <text:p>-44.2116734987</text:p>
          </table:table-cell>
          <table:table-cell/>
          <table:table-cell table:style-name="ce20" table:formula="of:=ABS(([.AF73]/[.AE73])*100)" office:value-type="float" office:value="119.505228594302" calcext:value-type="float">
            <text:p>119.5052285943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 calcext:value-type="float">
            <text:p>0.2373884901</text:p>
          </table:table-cell>
          <table:table-cell table:formula="of:=[.F75]*conv" office:value-type="float" office:value="6.45966947865218" calcext:value-type="float">
            <text:p>6.4596694787</text:p>
          </table:table-cell>
          <table:table-cell table:style-name="ce24" table:formula="of:=[.G66]-[.G75]" office:value-type="float" office:value="-0.753920881610425" calcext:value-type="float">
            <text:p>-0.7539208816</text:p>
          </table:table-cell>
          <table:table-cell table:number-columns-repeated="3"/>
          <table:table-cell table:formula="of:=[.L74]-[.L71]" office:value-type="float" office:value="0.217627198400001" calcext:value-type="float">
            <text:p>0.2176271984</text:p>
          </table:table-cell>
          <table:table-cell table:formula="of:=[.L75]*conv" office:value-type="float" office:value="5.9219373733202" calcext:value-type="float">
            <text:p>5.9219373733</text:p>
          </table:table-cell>
          <table:table-cell table:style-name="ce24" table:formula="of:=[.M66]-[.M75]" office:value-type="float" office:value="-0.68815080877765" calcext:value-type="float">
            <text:p>-0.6881508088</text:p>
          </table:table-cell>
          <table:table-cell table:number-columns-repeated="3"/>
          <table:table-cell table:formula="of:=[.R74]-[.R71]" office:value-type="float" office:value="0.204645084099997" calcext:value-type="float">
            <text:p>0.2046450841</text:p>
          </table:table-cell>
          <table:table-cell table:formula="of:=[.R75]*conv" office:value-type="float" office:value="5.56867606947987" calcext:value-type="float">
            <text:p>5.5686760695</text:p>
          </table:table-cell>
          <table:table-cell table:style-name="ce24" table:formula="of:=[.S66]-[.S75]" office:value-type="float" office:value="-0.608107343023789" calcext:value-type="float">
            <text:p>-0.608107343</text:p>
          </table:table-cell>
          <table:table-cell table:number-columns-repeated="3"/>
          <table:table-cell table:formula="of:=[.X74]-[.X71]" office:value-type="float" office:value="0.194324830499998" calcext:value-type="float">
            <text:p>0.1943248305</text:p>
          </table:table-cell>
          <table:table-cell table:formula="of:=[.X75]*conv" office:value-type="float" office:value="5.28784768063276" calcext:value-type="float">
            <text:p>5.2878476806</text:p>
          </table:table-cell>
          <table:table-cell table:style-name="ce24" table:formula="of:=[.Y66]-[.Y75]" office:value-type="float" office:value="-0.506394246315548" calcext:value-type="float">
            <text:p>-0.5063942463</text:p>
          </table:table-cell>
          <table:table-cell table:number-columns-repeated="3"/>
          <table:table-cell table:formula="of:=[.AD74]-[.AD71]" office:value-type="float" office:value="0.1489016218" calcext:value-type="float">
            <text:p>0.1489016218</text:p>
          </table:table-cell>
          <table:table-cell table:formula="of:=[.AD75]*conv" office:value-type="float" office:value="4.05181928347339" calcext:value-type="float">
            <text:p>4.0518192835</text:p>
          </table:table-cell>
          <table:table-cell table:style-name="ce24" table:formula="of:=[.AE66]-[.AE75]" office:value-type="float" office:value="0.31532348817436" calcext:value-type="float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 calcext:value-type="float">
            <text:p>11.6711990312</text:p>
          </table:table-cell>
          <table:table-cell table:style-name="ce20" table:formula="of:=AVERAGE([.H76];[.N76];[.T76];[.Z76];[.AF76];[.AL76])" office:value-type="float" office:value="10.3141086247574" calcext:value-type="float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 calcext:value-type="float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 calcext:value-type="float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 calcext:value-type="float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 calcext:value-type="float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 calcext:value-type="float">
            <text:p>7.7822692996</text:p>
          </table:table-cell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 table:number-columns-repeated="2"/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3.93mm" table:end-y="4.1mm" draw:z-index="4" draw:style-name="gr1" draw:text-style-name="P1" svg:width="130.49mm" svg:height="62.37mm" svg:x="19.45mm" svg:y="3.41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4.31mm" table:end-y="4.4mm" draw:z-index="9" draw:style-name="gr1" draw:text-style-name="P1" svg:width="130.45mm" svg:height="62.33mm" svg:x="19.86mm" svg:y="3.75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HOMO</text:p>
          </table:table-cell>
          <table:table-cell/>
          <table:table-cell office:value-type="float" office:value="-4.588" calcext:value-type="float">
            <text:p>-4.588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399" calcext:value-type="float">
            <text:p>-4.3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table:style-name="ce11" office:value-type="float" office:value="-4.299" calcext:value-type="float">
            <text:p>-4.299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24" calcext:value-type="float">
            <text:p>-4.24</text:p>
          </table:table-cell>
          <table:table-cell table:number-columns-repeated="3"/>
          <table:table-cell table:style-name="ce2" office:value-type="string" calcext:value-type="string">
            <text:p>HOMO</text:p>
          </table:table-cell>
          <table:table-cell/>
          <table:table-cell office:value-type="float" office:value="-4.128" calcext:value-type="float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5.2mm" table:end-y="2.29mm" draw:z-index="14" draw:style-name="gr1" draw:text-style-name="P1" svg:width="130.52mm" svg:height="61.34mm" svg:x="20.68mm" svg:y="1.52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66185884" calcext:value-type="float">
            <text:p>-774.72661858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7491837" calcext:value-type="float">
            <text:p>-1161.50749183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8503062" calcext:value-type="float">
            <text:p>-1548.28850306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9570533" calcext:value-type="float">
            <text:p>-1935.069570533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4968496" calcext:value-type="float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94141821" calcext:value-type="float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9037087" calcext:value-type="float">
            <text:p>-1161.479037087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64408386" calcext:value-type="float">
            <text:p>-1548.264408386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8043809" calcext:value-type="float">
            <text:p>-1935.04804380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58018104" calcext:value-type="float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 calcext:value-type="float">
            <text:p>0.0372044063</text:p>
          </table:table-cell>
          <table:table-cell table:style-name="ce11" table:formula="of:=[.F82]*conv" office:value-type="float" office:value="1.01238340492408" calcext:value-type="float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 calcext:value-type="float">
            <text:p>0.02845475</text:p>
          </table:table-cell>
          <table:table-cell table:style-name="ce11" table:formula="of:=[.L82]*conv" office:value-type="float" office:value="0.774293143102386" calcext:value-type="float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 calcext:value-type="float">
            <text:p>0.024094676</text:p>
          </table:table-cell>
          <table:table-cell table:style-name="ce11" table:formula="of:=[.R82]*conv" office:value-type="float" office:value="0.655649493039038" calcext:value-type="float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 calcext:value-type="float">
            <text:p>0.021526724</text:p>
          </table:table-cell>
          <table:table-cell table:style-name="ce11" table:formula="of:=[.X82]*conv" office:value-type="float" office:value="0.585771963785055" calcext:value-type="float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 calcext:value-type="float">
            <text:p>0.016950392</text:p>
          </table:table-cell>
          <table:table-cell table:style-name="ce11" table:formula="of:=[.AD82]*conv" office:value-type="float" office:value="0.461243634141157" calcext:value-type="float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774.5134665699" calcext:value-type="float">
            <text:p>-774.5134665699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161.311121673" calcext:value-type="float">
            <text:p>-1161.311121673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548.101708759" calcext:value-type="float">
            <text:p>-1548.10170875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1934.888940189" calcext:value-type="float">
            <text:p>-1934.888940189</text:p>
          </table:table-cell>
          <table:table-cell table:number-columns-repeated="4"/>
          <table:table-cell office:value-type="string" calcext:value-type="string">
            <text:p>cation</text:p>
          </table:table-cell>
          <table:table-cell office:value-type="float" office:value="-3868.80781932" calcext:value-type="float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 calcext:value-type="float">
            <text:p>0.2131520185</text:p>
          </table:table-cell>
          <table:table-cell table:formula="of:=[.F84]*conv" office:value-type="float" office:value="5.80016153235647" calcext:value-type="float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 calcext:value-type="float">
            <text:p>0.196370164</text:p>
          </table:table-cell>
          <table:table-cell table:formula="of:=[.L84]*conv" office:value-type="float" office:value="5.3435040369375" calcext:value-type="float">
            <text:p>5.3435040369</text:p>
          </table:table-cell>
          <table:table-cell table:number-columns-repeated="4"/>
          <table:table-cell table:formula="of:=[.R83]-[.R80]" office:value-type="float" office:value="0.186794302999942" calcext:value-type="float">
            <text:p>0.186794303</text:p>
          </table:table-cell>
          <table:table-cell table:formula="of:=[.R84]*conv" office:value-type="float" office:value="5.08293160134094" calcext:value-type="float">
            <text:p>5.0829316013</text:p>
          </table:table-cell>
          <table:table-cell table:number-columns-repeated="4"/>
          <table:table-cell table:formula="of:=[.X83]-[.X80]" office:value-type="float" office:value="0.180630343999837" calcext:value-type="float">
            <text:p>0.180630344</text:p>
          </table:table-cell>
          <table:table-cell table:formula="of:=[.X84]*conv" office:value-type="float" office:value="4.91520174294684" calcext:value-type="float">
            <text:p>4.9152017429</text:p>
          </table:table-cell>
          <table:table-cell table:number-columns-repeated="4"/>
          <table:table-cell table:formula="of:=[.AD83]-[.AD80]" office:value-type="float" office:value="0.167149176000294" calcext:value-type="float">
            <text:p>0.167149176</text:p>
          </table:table-cell>
          <table:table-cell table:formula="of:=[.AD84]*conv" office:value-type="float" office:value="4.54836049700216" calcext:value-type="float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8" office:value-type="string" calcext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HOMO % error</text:p>
          </table:table-cell>
          <table:table-cell table:style-name="ce2" office:value-type="string" calcext:value-type="string">
            <text:p>Avg % error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243" calcext:value-type="float">
            <text:p>-5.243</text:p>
          </table:table-cell>
          <table:table-cell table:style-name="ce24" table:formula="of:=[.G79]-[.G88]" office:value-type="float" office:value="0.655" calcext:value-type="float">
            <text:p>0.655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5.068" calcext:value-type="float">
            <text:p>-5.068</text:p>
          </table:table-cell>
          <table:table-cell table:style-name="ce24" table:formula="of:=[.M79]-[.M88]" office:value-type="float" office:value="0.669" calcext:value-type="float">
            <text:p>0.66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78" calcext:value-type="float">
            <text:p>-4.978</text:p>
          </table:table-cell>
          <table:table-cell table:style-name="ce24" table:formula="of:=[.S79]-[.S88]" office:value-type="float" office:value="0.678999999999999" calcext:value-type="float">
            <text:p>0.679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926" calcext:value-type="float">
            <text:p>-4.926</text:p>
          </table:table-cell>
          <table:table-cell table:style-name="ce24" table:formula="of:=[.Y79]-[.Y88]" office:value-type="float" office:value="0.686" calcext:value-type="float">
            <text:p>0.686</text:p>
          </table:table-cell>
          <table:table-cell table:number-columns-repeated="2"/>
          <table:table-cell table:style-name="ce2" office:value-type="string" calcext:value-type="string">
            <text:p>HOMO</text:p>
          </table:table-cell>
          <table:table-cell/>
          <table:table-cell office:value-type="float" office:value="-4.832" calcext:value-type="float">
            <text:p>-4.832</text:p>
          </table:table-cell>
          <table:table-cell table:style-name="ce24" table:formula="of:=[.AE79]-[.AE88]" office:value-type="float" office:value="0.704" calcext:value-type="float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 calcext:value-type="float">
            <text:p>14.5695364238</text:p>
          </table:table-cell>
          <table:table-cell table:style-name="ce20" table:formula="of:=AVERAGE([.H89];[.N89];[.T89];[.Z89];[.AF89];[.AL89])" office:value-type="float" office:value="13.5657960069628" calcext:value-type="float">
            <text:p>13.5657960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065618762" calcext:value-type="float">
            <text:p>-8.8065618762</text:p>
          </table:table-cell>
          <table:table-cell/>
          <table:table-cell table:style-name="ce20" table:formula="of:=ABS(([.H88]/[.G88])*100)" office:value-type="float" office:value="12.4928476063323" calcext:value-type="float">
            <text:p>12.492847606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015734453" calcext:value-type="float">
            <text:p>-13.2015734453</text:p>
          </table:table-cell>
          <table:table-cell/>
          <table:table-cell table:style-name="ce20" table:formula="of:=ABS(([.N88]/[.M88])*100)" office:value-type="float" office:value="13.2004735595896" calcext:value-type="float">
            <text:p>13.2004735596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5961648648" calcext:value-type="float">
            <text:p>-17.5961648648</text:p>
          </table:table-cell>
          <table:table-cell/>
          <table:table-cell table:style-name="ce20" table:formula="of:=ABS(([.T88]/[.S88])*100)" office:value-type="float" office:value="13.6400160707111" calcext:value-type="float">
            <text:p>13.6400160707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990494061" calcext:value-type="float">
            <text:p>-21.990494061</text:p>
          </table:table-cell>
          <table:table-cell/>
          <table:table-cell table:style-name="ce20" table:formula="of:=ABS(([.Z88]/[.Y88])*100)" office:value-type="float" office:value="13.9261063743402" calcext:value-type="float">
            <text:p>13.9261063743</text:p>
          </table:table-cell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9616135391" calcext:value-type="float">
            <text:p>-43.9616135391</text:p>
          </table:table-cell>
          <table:table-cell/>
          <table:table-cell table:style-name="ce20" table:formula="of:=ABS(([.AF88]/[.AE88])*100)" office:value-type="float" office:value="14.5695364238411" calcext:value-type="float">
            <text:p>14.569536423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7789291313" calcext:value-type="float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1877475138" calcext:value-type="float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5939555349" calcext:value-type="float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9993541753" calcext:value-type="float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241793873" calcext:value-type="float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 calcext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 calcext:value-type="float">
            <text:p>0.0276327449</text:p>
          </table:table-cell>
          <table:table-cell table:style-name="ce11" table:formula="of:=[.F91]*conv" office:value-type="float" office:value="0.751925246264314" calcext:value-type="float">
            <text:p>0.7519252463</text:p>
          </table:table-cell>
          <table:table-cell table:style-name="ce24" table:formula="of:=[.G82]-[.G91]" office:value-type="float" office:value="0.260458158659761" calcext:value-type="float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 calcext:value-type="float">
            <text:p>0.0138259315</text:p>
          </table:table-cell>
          <table:table-cell table:style-name="ce11" table:formula="of:=[.L91]*conv" office:value-type="float" office:value="0.37622273811715" calcext:value-type="float">
            <text:p>0.3762227381</text:p>
          </table:table-cell>
          <table:table-cell table:style-name="ce24" table:formula="of:=[.M82]-[.M91]" office:value-type="float" office:value="0.398070404985237" calcext:value-type="float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 calcext:value-type="float">
            <text:p>0.0022093299</text:p>
          </table:table-cell>
          <table:table-cell table:style-name="ce11" table:formula="of:=[.R91]*conv" office:value-type="float" office:value="0.0601189253961831" calcext:value-type="float">
            <text:p>0.0601189254</text:p>
          </table:table-cell>
          <table:table-cell table:style-name="ce24" table:formula="of:=[.S82]-[.S91]" office:value-type="float" office:value="0.595530567642855" calcext:value-type="float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 calcext:value-type="float">
            <text:p>-0.0088601143</text:p>
          </table:table-cell>
          <table:table-cell table:style-name="ce11" table:formula="of:=[.X91]*conv" office:value-type="float" office:value="-0.241095976931224" calcext:value-type="float">
            <text:p>-0.2410959769</text:p>
          </table:table-cell>
          <table:table-cell table:style-name="ce24" table:formula="of:=[.Y82]-[.Y91]" office:value-type="float" office:value="0.826867940716279" calcext:value-type="float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 calcext:value-type="float">
            <text:p>-0.0625658482</text:p>
          </table:table-cell>
          <table:table-cell table:style-name="ce11" table:formula="of:=[.AD91]*conv" office:value-type="float" office:value="-1.70250335193889" calcext:value-type="float">
            <text:p>-1.7025033519</text:p>
          </table:table-cell>
          <table:table-cell table:style-name="ce24" table:formula="of:=[.AE82]-[.AE91]" office:value-type="float" office:value="2.16374698608004" calcext:value-type="float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 calcext:value-type="float">
            <text:p>990.5875125317</text:p>
          </table:table-cell>
          <table:table-cell table:style-name="ce20" table:formula="of:=AVERAGE([.H92];[.N92];[.T92];[.Z92];[.AF92];[.AL92])" office:value-type="float" office:value="320.217538096328" calcext:value-type="float">
            <text:p>320.2175380963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8.5697721248" calcext:value-type="float">
            <text:p>-8.5697721248</text:p>
          </table:table-cell>
          <table:table-cell/>
          <table:table-cell table:style-name="ce20" table:formula="of:=ABS(([.H91]/[.G91])*100)" office:value-type="float" office:value="34.6388367665215" calcext:value-type="float">
            <text:p>34.6388367665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2.9848144897" calcext:value-type="float">
            <text:p>-12.9848144897</text:p>
          </table:table-cell>
          <table:table-cell/>
          <table:table-cell table:style-name="ce20" table:formula="of:=ABS(([.N91]/[.M91])*100)" office:value-type="float" office:value="105.807109633359" calcext:value-type="float">
            <text:p>105.8071096334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17.3934379021" calcext:value-type="float">
            <text:p>-17.3934379021</text:p>
          </table:table-cell>
          <table:table-cell/>
          <table:table-cell table:style-name="ce20" table:formula="of:=ABS(([.T91]/[.S91])*100)" office:value-type="float" office:value="990.587512531726" calcext:value-type="float">
            <text:p>990.5875125317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21.7998203954" calcext:value-type="float">
            <text:p>-21.7998203954</text:p>
          </table:table-cell>
          <table:table-cell/>
          <table:table-cell table:style-name="ce20" table:formula="of:=ABS(([.Z91]/[.Y91])*100)" office:value-type="float" office:value="342.962147789033" calcext:value-type="float">
            <text:p>342.962147789</text:p>
          </table:table-cell>
          <table:table-cell table:number-columns-repeated="2"/>
          <table:table-cell office:value-type="string" calcext:value-type="string">
            <text:p>cation</text:p>
          </table:table-cell>
          <table:table-cell office:value-type="float" office:value="-43.8285663593" calcext:value-type="float">
            <text:p>-43.8285663593</text:p>
          </table:table-cell>
          <table:table-cell/>
          <table:table-cell table:style-name="ce20" table:formula="of:=ABS(([.AF91]/[.AE91])*100)" office:value-type="float" office:value="127.092083761002" calcext:value-type="float">
            <text:p>127.092083761</text:p>
          </table:table-cell>
          <table:table-cell table:number-columns-repeated="2"/>
          <table:table-cell table:style-name="ce2">
            <draw:frame table:end-cell-address="'Long Alkene Results'.AN104" table:end-x="17.1mm" table:end-y="3.98mm" draw:z-index="15" draw:style-name="gr1" draw:text-style-name="P1" svg:width="130.38mm" svg:height="60.02mm" svg:x="0.07mm" svg:y="4.37mm">
              <loext:p draw:notify-on-update-of-range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988"/>
          <table:table-cell/>
        </table:table-row>
        <table:table-row table:style-name="ro1">
          <table:table-cell table:style-name="ce2" office:value-type="string" calcext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 calcext:value-type="float">
            <text:p>0.2367897514</text:p>
          </table:table-cell>
          <table:table-cell table:formula="of:=[.F93]*conv" office:value-type="float" office:value="6.44337697100481" calcext:value-type="float">
            <text:p>6.443376971</text:p>
          </table:table-cell>
          <table:table-cell table:style-name="ce24" table:formula="of:=[.G84]-[.G93]" office:value-type="float" office:value="-0.643215438648343" calcext:value-type="float">
            <text:p>-0.6432154386</text:p>
          </table:table-cell>
          <table:table-cell table:number-columns-repeated="3"/>
          <table:table-cell table:formula="of:=[.L92]-[.L89]" office:value-type="float" office:value="0.2167589556" calcext:value-type="float">
            <text:p>0.2167589556</text:p>
          </table:table-cell>
          <table:table-cell table:formula="of:=[.L93]*conv" office:value-type="float" office:value="5.89831128465002" calcext:value-type="float">
            <text:p>5.8983112847</text:p>
          </table:table-cell>
          <table:table-cell table:style-name="ce24" table:formula="of:=[.M84]-[.M93]" office:value-type="float" office:value="-0.554807247712516" calcext:value-type="float">
            <text:p>-0.5548072477</text:p>
          </table:table-cell>
          <table:table-cell table:number-columns-repeated="3"/>
          <table:table-cell table:formula="of:=[.R92]-[.R89]" office:value-type="float" office:value="0.202726962699998" calcext:value-type="float">
            <text:p>0.2027269627</text:p>
          </table:table-cell>
          <table:table-cell table:formula="of:=[.R93]*conv" office:value-type="float" office:value="5.51648133054681" calcext:value-type="float">
            <text:p>5.5164813305</text:p>
          </table:table-cell>
          <table:table-cell table:style-name="ce24" table:formula="of:=[.S84]-[.S93]" office:value-type="float" office:value="-0.433549729205872" calcext:value-type="float">
            <text:p>-0.4335497292</text:p>
          </table:table-cell>
          <table:table-cell table:number-columns-repeated="3"/>
          <table:table-cell table:formula="of:=[.X92]-[.X89]" office:value-type="float" office:value="0.190673665599999" calcext:value-type="float">
            <text:p>0.1906736656</text:p>
          </table:table-cell>
          <table:table-cell table:formula="of:=[.X93]*conv" office:value-type="float" office:value="5.18849442866598" calcext:value-type="float">
            <text:p>5.1884944287</text:p>
          </table:table-cell>
          <table:table-cell table:style-name="ce24" table:formula="of:=[.Y84]-[.Y93]" office:value-type="float" office:value="-0.273292685719142" calcext:value-type="float">
            <text:p>-0.2732926857</text:p>
          </table:table-cell>
          <table:table-cell table:number-columns-repeated="3"/>
          <table:table-cell table:formula="of:=[.AD92]-[.AD89]" office:value-type="float" office:value="0.133047179800002" calcext:value-type="float">
            <text:p>0.1330471798</text:p>
          </table:table-cell>
          <table:table-cell table:formula="of:=[.AD93]*conv" office:value-type="float" office:value="3.62039796617849" calcext:value-type="float">
            <text:p>3.6203979662</text:p>
          </table:table-cell>
          <table:table-cell table:style-name="ce24" table:formula="of:=[.AE84]-[.AE93]" office:value-type="float" office:value="0.927962530823678" calcext:value-type="float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 calcext:value-type="float">
            <text:p>25.6315062458</text:p>
          </table:table-cell>
          <table:table-cell table:style-name="ce20" table:formula="of:=AVERAGE([.H94];[.N94];[.T94];[.Z94];[.AF94];[.AL94])" office:value-type="float" office:value="11.6293496952628" calcext:value-type="float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 calcext:value-type="float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 calcext:value-type="float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 calcext:value-type="float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 calcext:value-type="float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 calcext:value-type="float">
            <text:p>25.6315062458</text:p>
          </table:table-cell>
          <table:table-cell table:number-columns-repeated="992"/>
        </table:table-row>
        <table:table-row table:style-name="ro5" table:number-rows-repeated="2">
          <table:table-cell table:style-name="ce19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992"/>
        </table:table-row>
        <table:table-row table:style-name="ro1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893232284" calcext:value-type="float">
            <text:p>-773.6893232284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956004908" calcext:value-type="float">
            <text:p>-1159.95600490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222723572" calcext:value-type="float">
            <text:p>-1546.22272357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489481882" calcext:value-type="float">
            <text:p>-1932.489481882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823208721" calcext:value-type="float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647380995497" calcext:value-type="float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9214733154" calcext:value-type="float">
            <text:p>-1159.9214733154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19160481586" calcext:value-type="float">
            <text:p>-1546.191604815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4600976819" calcext:value-type="float">
            <text:p>-1932.4600976819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79642828448" calcext:value-type="float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100]-[.F99]" office:value-type="float" office:value="0.0419422329030112" calcext:value-type="float">
            <text:p>0.0419422329</text:p>
          </table:table-cell>
          <table:table-cell table:style-name="ce11" table:formula="of:=[.F101]*conv" office:value-type="float" office:value="1.14130622631239" calcext:value-type="float">
            <text:p>1.1413062263</text:p>
          </table:table-cell>
          <table:table-cell table:style-name="ce2"/>
          <table:table-cell table:number-columns-repeated="3"/>
          <table:table-cell table:style-name="ce11" table:formula="of:=[.L100]-[.L99]" office:value-type="float" office:value="0.0345315926001604" calcext:value-type="float">
            <text:p>0.0345315926</text:p>
          </table:table-cell>
          <table:table-cell table:style-name="ce11" table:formula="of:=[.L101]*conv" office:value-type="float" office:value="0.939652443640319" calcext:value-type="float">
            <text:p>0.9396524436</text:p>
          </table:table-cell>
          <table:table-cell table:number-columns-repeated="4"/>
          <table:table-cell table:style-name="ce11" table:formula="of:=[.R100]-[.R99]" office:value-type="float" office:value="0.0311187561399038" calcext:value-type="float">
            <text:p>0.0311187561</text:p>
          </table:table-cell>
          <table:table-cell table:style-name="ce11" table:formula="of:=[.R101]*conv" office:value-type="float" office:value="0.846784438484658" calcext:value-type="float">
            <text:p>0.8467844385</text:p>
          </table:table-cell>
          <table:table-cell table:number-columns-repeated="4"/>
          <table:table-cell table:style-name="ce11" table:formula="of:=[.X100]-[.X99]" office:value-type="float" office:value="0.0293842001001394" calcext:value-type="float">
            <text:p>0.0293842001</text:p>
          </table:table-cell>
          <table:table-cell table:style-name="ce11" table:formula="of:=[.X101]*conv" office:value-type="float" office:value="0.799584767149832" calcext:value-type="float">
            <text:p>0.7995847671</text:p>
          </table:table-cell>
          <table:table-cell table:number-columns-repeated="4"/>
          <table:table-cell table:style-name="ce11" table:formula="of:=[.AD100]-[.AD99]" office:value-type="float" office:value="0.0267804365198572" calcext:value-type="float">
            <text:p>0.0267804365</text:p>
          </table:table-cell>
          <table:table-cell table:style-name="ce11" table:formula="of:=[.AD101]*conv" office:value-type="float" office:value="0.728732755219675" calcext:value-type="float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6743251438" calcext:value-type="float">
            <text:p>-8.674325143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0032506533" calcext:value-type="float">
            <text:p>-13.003250653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3332328936" calcext:value-type="float">
            <text:p>-17.333232893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1.6606409386" calcext:value-type="float">
            <text:p>-21.660640938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3.3032530851" calcext:value-type="float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63324218985033" calcext:value-type="float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2.969117274713" calcext:value-type="float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302243780077" calcext:value-type="float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1.6312118050046" calcext:value-type="float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3.2761322603039" calcext:value-type="float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07];[.N107];[.T107];[.Z107];[.AF107];[.AL107]);-MIN([.H107];[.N107];[.T107];[.Z107];[.AF107];[.AL107]))" office:value-type="float" office:value="0.0233821699921084" calcext:value-type="float">
            <text:p>0.02338217</text:p>
          </table:table-cell>
          <table:table-cell table:style-name="ce20" table:formula="of:=AVERAGE([.H107];[.N107];[.T107];[.Z107];[.AF107];[.AL107])" office:value-type="float" office:value="0.00545214816659529" calcext:value-type="float">
            <text:p>0.0054521482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06]-[.F105]" office:value-type="float" office:value="0.0410829539496707" calcext:value-type="float">
            <text:p>0.0410829539</text:p>
          </table:table-cell>
          <table:table-cell table:style-name="ce11" table:formula="of:=[.F107]*conv" office:value-type="float" office:value="1.11792405632028" calcext:value-type="float">
            <text:p>1.1179240563</text:p>
          </table:table-cell>
          <table:table-cell table:style-name="ce24" table:formula="of:=[.G101]-[.G107]" office:value-type="float" office:value="0.0233821699921084" calcext:value-type="float">
            <text:p>0.02338217</text:p>
          </table:table-cell>
          <table:table-cell table:number-columns-repeated="3"/>
          <table:table-cell table:style-name="ce11" table:formula="of:=[.L106]-[.L105]" office:value-type="float" office:value="0.0341333785870006" calcext:value-type="float">
            <text:p>0.0341333786</text:p>
          </table:table-cell>
          <table:table-cell table:style-name="ce11" table:formula="of:=[.L107]*conv" office:value-type="float" office:value="0.92881648901494" calcext:value-type="float">
            <text:p>0.928816489</text:p>
          </table:table-cell>
          <table:table-cell table:style-name="ce24" table:formula="of:=[.M101]-[.M107]" office:value-type="float" office:value="0.0108359546253782" calcext:value-type="float">
            <text:p>0.0108359546</text:p>
          </table:table-cell>
          <table:table-cell table:number-columns-repeated="3"/>
          <table:table-cell table:style-name="ce11" table:formula="of:=[.R106]-[.R105]" office:value-type="float" office:value="0.0309891135230025" calcext:value-type="float">
            <text:p>0.0309891135</text:p>
          </table:table-cell>
          <table:table-cell table:style-name="ce11" table:formula="of:=[.R107]*conv" office:value-type="float" office:value="0.84325668338857" calcext:value-type="float">
            <text:p>0.8432566834</text:p>
          </table:table-cell>
          <table:table-cell table:style-name="ce24" table:formula="of:=[.S101]-[.S107]" office:value-type="float" office:value="0.00352775509608727" calcext:value-type="float">
            <text:p>0.0035277551</text:p>
          </table:table-cell>
          <table:table-cell table:number-columns-repeated="3"/>
          <table:table-cell table:style-name="ce11" table:formula="of:=[.X106]-[.X105]" office:value-type="float" office:value="0.0294291335954" calcext:value-type="float">
            <text:p>0.0294291336</text:p>
          </table:table-cell>
          <table:table-cell table:style-name="ce11" table:formula="of:=[.X107]*conv" office:value-type="float" office:value="0.800807469766297" calcext:value-type="float">
            <text:p>0.8008074698</text:p>
          </table:table-cell>
          <table:table-cell table:style-name="ce24" table:formula="of:=[.Y101]-[.Y107]" office:value-type="float" office:value="-0.00122270261646451" calcext:value-type="float">
            <text:p>-0.0012227026</text:p>
          </table:table-cell>
          <table:table-cell table:number-columns-repeated="3"/>
          <table:table-cell table:style-name="ce11" table:formula="of:=[.AD106]-[.AD105]" office:value-type="float" office:value="0.0271208247960999" calcext:value-type="float">
            <text:p>0.0271208248</text:p>
          </table:table-cell>
          <table:table-cell table:style-name="ce11" table:formula="of:=[.AD107]*conv" office:value-type="float" office:value="0.737995191483808" calcext:value-type="float">
            <text:p>0.7379951915</text:p>
          </table:table-cell>
          <table:table-cell table:style-name="ce24" table:formula="of:=[.AE101]-[.AE107]" office:value-type="float" office:value="-0.00926243626413292" calcext:value-type="float">
            <text:p>-0.0092624363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08];[.N108];[.T108];[.Z108];[.AF108];[.AL108])" office:value-type="float" office:value="1.0168650107283" calcext:value-type="float">
            <text:p>1.016865010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07]/[.G107])*100)" office:value-type="float" office:value="2.09157051947449" calcext:value-type="float">
            <text:p>2.0915705195</text:p>
          </table:table-cell>
          <table:table-cell table:number-columns-repeated="3"/>
          <table:table-cell table:style-name="ce11" table:number-columns-repeated="2"/>
          <table:table-cell table:style-name="ce20" table:formula="of:=ABS(([.N107]/[.M107])*100)" office:value-type="float" office:value="1.16664106995671" calcext:value-type="float">
            <text:p>1.16664107</text:p>
          </table:table-cell>
          <table:table-cell table:number-columns-repeated="3"/>
          <table:table-cell table:style-name="ce11" table:number-columns-repeated="2"/>
          <table:table-cell table:style-name="ce20" table:formula="of:=ABS(([.T107]/[.S107])*100)" office:value-type="float" office:value="0.418348904382379" calcext:value-type="float">
            <text:p>0.4183489044</text:p>
          </table:table-cell>
          <table:table-cell table:number-columns-repeated="3"/>
          <table:table-cell table:style-name="ce11" table:number-columns-repeated="2"/>
          <table:table-cell table:style-name="ce20" table:formula="of:=ABS(([.Z107]/[.Y107])*100)" office:value-type="float" office:value="0.152683717700752" calcext:value-type="float">
            <text:p>0.1526837177</text:p>
          </table:table-cell>
          <table:table-cell table:number-columns-repeated="3"/>
          <table:table-cell table:style-name="ce11" table:number-columns-repeated="2"/>
          <table:table-cell table:style-name="ce20" table:formula="of:=ABS(([.AF107]/[.AE107])*100)" office:value-type="float" office:value="1.25508084212716" calcext:value-type="float">
            <text:p>1.2550808421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3.61134524464" calcext:value-type="float">
            <text:p>-773.61134524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59.84378578898" calcext:value-type="float">
            <text:p>-1159.843785789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6.07615825614" calcext:value-type="float">
            <text:p>-1546.07615825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2.30903929344" calcext:value-type="float">
            <text:p>-1932.3090392934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3.47243201" calcext:value-type="float">
            <text:p>-3863.47243201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3.571900353288" calcext:value-type="float">
            <text:p>-773.571900353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59.81297223412" calcext:value-type="float">
            <text:p>-1159.812972234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6.04965903223" calcext:value-type="float">
            <text:p>-1546.049659032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2.28499102425" calcext:value-type="float">
            <text:p>-1932.284991024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3.45279507931" calcext:value-type="float">
            <text:p>-3863.4527950793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12]-[.F111]" office:value-type="float" office:value="0.0394448913519909" calcext:value-type="float">
            <text:p>0.0394448914</text:p>
          </table:table-cell>
          <table:table-cell table:style-name="ce11" table:formula="of:=[.F113]*conv" office:value-type="float" office:value="1.07335010513975" calcext:value-type="float">
            <text:p>1.0733501051</text:p>
          </table:table-cell>
          <table:table-cell table:style-name="ce2"/>
          <table:table-cell table:number-columns-repeated="3"/>
          <table:table-cell table:style-name="ce11" table:formula="of:=[.L112]-[.L111]" office:value-type="float" office:value="0.0308135548591508" calcext:value-type="float">
            <text:p>0.0308135549</text:p>
          </table:table-cell>
          <table:table-cell table:style-name="ce11" table:formula="of:=[.L113]*conv" office:value-type="float" office:value="0.838479489084197" calcext:value-type="float">
            <text:p>0.8384794891</text:p>
          </table:table-cell>
          <table:table-cell table:number-columns-repeated="4"/>
          <table:table-cell table:style-name="ce11" table:formula="of:=[.R112]-[.R111]" office:value-type="float" office:value="0.0264992239099229" calcext:value-type="float">
            <text:p>0.0264992239</text:p>
          </table:table-cell>
          <table:table-cell table:style-name="ce11" table:formula="of:=[.R113]*conv" office:value-type="float" office:value="0.721080570764505" calcext:value-type="float">
            <text:p>0.7210805708</text:p>
          </table:table-cell>
          <table:table-cell table:number-columns-repeated="4"/>
          <table:table-cell table:style-name="ce11" table:formula="of:=[.X112]-[.X111]" office:value-type="float" office:value="0.0240482691940542" calcext:value-type="float">
            <text:p>0.0240482692</text:p>
          </table:table-cell>
          <table:table-cell table:style-name="ce11" table:formula="of:=[.X113]*conv" office:value-type="float" office:value="0.654386699598915" calcext:value-type="float">
            <text:p>0.6543866996</text:p>
          </table:table-cell>
          <table:table-cell table:number-columns-repeated="4"/>
          <table:table-cell table:style-name="ce11" table:formula="of:=[.AD112]-[.AD111]" office:value-type="float" office:value="0.0196369306877386" calcext:value-type="float">
            <text:p>0.0196369307</text:p>
          </table:table-cell>
          <table:table-cell table:style-name="ce11" table:formula="of:=[.AD113]*conv" office:value-type="float" office:value="0.534348071343906" calcext:value-type="float">
            <text:p>0.5343480713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pbe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89987128486" calcext:value-type="float">
            <text:p>-8.8998712849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4563609679" calcext:value-type="float">
            <text:p>-13.3456360968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79260699218" calcext:value-type="float">
            <text:p>-17.792606992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3699363419" calcext:value-type="float">
            <text:p>-22.236993634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46472571882" calcext:value-type="float">
            <text:p>-44.46472571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602457681142" calcext:value-type="float">
            <text:p>-8.860245768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137972064184" calcext:value-type="float">
            <text:p>-13.3137972064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7645235714566" calcext:value-type="float">
            <text:p>-17.764523571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109379171105" calcext:value-type="float">
            <text:p>-22.2109379171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4420044209481" calcext:value-type="float">
            <text:p>-44.4420044209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19];[.N119];[.T119];[.Z119];[.AF119];[.AL119]);-MIN([.H119];[.N119];[.T119];[.Z119];[.AF119];[.AL119]))" office:value-type="float" office:value="0.0839299013886605" calcext:value-type="float">
            <text:p>0.0839299014</text:p>
          </table:table-cell>
          <table:table-cell table:style-name="ce20" table:formula="of:=AVERAGE([.H119];[.N119];[.T119];[.Z119];[.AF119];[.AL119])" office:value-type="float" office:value="-0.0428958784383472" calcext:value-type="float">
            <text:p>-0.0428958784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18]-[.F117]" office:value-type="float" office:value="0.0396255167457991" calcext:value-type="float">
            <text:p>0.0396255167</text:p>
          </table:table-cell>
          <table:table-cell table:style-name="ce11" table:formula="of:=[.F119]*conv" office:value-type="float" office:value="1.07826517218113" calcext:value-type="float">
            <text:p>1.0782651722</text:p>
          </table:table-cell>
          <table:table-cell table:style-name="ce24" table:formula="of:=[.G113]-[.G119]" office:value-type="float" office:value="-0.00491506704138001" calcext:value-type="float">
            <text:p>-0.004915067</text:p>
          </table:table-cell>
          <table:table-cell table:number-columns-repeated="3"/>
          <table:table-cell table:style-name="ce11" table:formula="of:=[.L118]-[.L117]" office:value-type="float" office:value="0.0318388903716009" calcext:value-type="float">
            <text:p>0.0318388904</text:p>
          </table:table-cell>
          <table:table-cell table:style-name="ce11" table:formula="of:=[.L119]*conv" office:value-type="float" office:value="0.866380287954981" calcext:value-type="float">
            <text:p>0.866380288</text:p>
          </table:table-cell>
          <table:table-cell table:style-name="ce24" table:formula="of:=[.M113]-[.M119]" office:value-type="float" office:value="-0.0279007988707841" calcext:value-type="float">
            <text:p>-0.0279007989</text:p>
          </table:table-cell>
          <table:table-cell table:number-columns-repeated="3"/>
          <table:table-cell table:style-name="ce11" table:formula="of:=[.R118]-[.R117]" office:value-type="float" office:value="0.0280834207234406" calcext:value-type="float">
            <text:p>0.0280834207</text:p>
          </table:table-cell>
          <table:table-cell table:style-name="ce11" table:formula="of:=[.R119]*conv" office:value-type="float" office:value="0.764188759380811" calcext:value-type="float">
            <text:p>0.7641887594</text:p>
          </table:table-cell>
          <table:table-cell table:style-name="ce24" table:formula="of:=[.S113]-[.S119]" office:value-type="float" office:value="-0.0431081886163059" calcext:value-type="float">
            <text:p>-0.0431081886</text:p>
          </table:table-cell>
          <table:table-cell table:number-columns-repeated="3"/>
          <table:table-cell table:style-name="ce11" table:formula="of:=[.X118]-[.X117]" office:value-type="float" office:value="0.026055717079501" calcext:value-type="float">
            <text:p>0.0260557171</text:p>
          </table:table-cell>
          <table:table-cell table:style-name="ce11" table:formula="of:=[.X119]*conv" office:value-type="float" office:value="0.70901213587352" calcext:value-type="float">
            <text:p>0.7090121359</text:p>
          </table:table-cell>
          <table:table-cell table:style-name="ce24" table:formula="of:=[.Y113]-[.Y119]" office:value-type="float" office:value="-0.0546254362746055" calcext:value-type="float">
            <text:p>-0.0546254363</text:p>
          </table:table-cell>
          <table:table-cell table:number-columns-repeated="3"/>
          <table:table-cell table:style-name="ce11" table:formula="of:=[.AD118]-[.AD117]" office:value-type="float" office:value="0.0227212978719464" calcext:value-type="float">
            <text:p>0.0227212979</text:p>
          </table:table-cell>
          <table:table-cell table:style-name="ce11" table:formula="of:=[.AD119]*conv" office:value-type="float" office:value="0.618277972732566" calcext:value-type="float">
            <text:p>0.6182779727</text:p>
          </table:table-cell>
          <table:table-cell table:style-name="ce24" table:formula="of:=[.AE113]-[.AE119]" office:value-type="float" office:value="-0.0839299013886605" calcext:value-type="float">
            <text:p>-0.0839299014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20];[.N120];[.T120];[.Z120];[.AF120];[.AL120])" office:value-type="float" office:value="6.11929696675251" calcext:value-type="float">
            <text:p>6.1192969668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19]/[.G119])*100)" office:value-type="float" office:value="0.455831011534736" calcext:value-type="float">
            <text:p>0.4558310115</text:p>
          </table:table-cell>
          <table:table-cell table:number-columns-repeated="3"/>
          <table:table-cell table:style-name="ce11" table:number-columns-repeated="2"/>
          <table:table-cell table:style-name="ce20" table:formula="of:=ABS(([.N119]/[.M119])*100)" office:value-type="float" office:value="3.22038708159458" calcext:value-type="float">
            <text:p>3.2203870816</text:p>
          </table:table-cell>
          <table:table-cell table:number-columns-repeated="3"/>
          <table:table-cell table:style-name="ce11" table:number-columns-repeated="2"/>
          <table:table-cell table:style-name="ce20" table:formula="of:=ABS(([.T119]/[.S119])*100)" office:value-type="float" office:value="5.64103934886907" calcext:value-type="float">
            <text:p>5.6410393489</text:p>
          </table:table-cell>
          <table:table-cell table:number-columns-repeated="3"/>
          <table:table-cell table:style-name="ce11" table:number-columns-repeated="2"/>
          <table:table-cell table:style-name="ce20" table:formula="of:=ABS(([.Z119]/[.Y119])*100)" office:value-type="float" office:value="7.70444305686046" calcext:value-type="float">
            <text:p>7.7044430569</text:p>
          </table:table-cell>
          <table:table-cell table:number-columns-repeated="3"/>
          <table:table-cell table:style-name="ce11" table:number-columns-repeated="2"/>
          <table:table-cell table:style-name="ce20" table:formula="of:=ABS(([.AF119]/[.AE119])*100)" office:value-type="float" office:value="13.5747843349037" calcext:value-type="float">
            <text:p>13.5747843349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81430777724" calcext:value-type="float">
            <text:p>-774.8143077772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63998635579" calcext:value-type="float">
            <text:p>-1161.639986355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46561112382" calcext:value-type="float">
            <text:p>-1548.4656111238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29169629951" calcext:value-type="float">
            <text:p>-1935.2916962995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9.42121353331" calcext:value-type="float">
            <text:p>-3869.4212135333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774729558333" calcext:value-type="float">
            <text:p>-774.77472955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60889209715" calcext:value-type="float">
            <text:p>-1161.608892097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43873242305" calcext:value-type="float">
            <text:p>-1548.438732423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26719454808" calcext:value-type="float">
            <text:p>-1935.2671945481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9.40091800372" calcext:value-type="float">
            <text:p>-3869.4009180037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24]-[.F123]" office:value-type="float" office:value="0.0395782189069678" calcext:value-type="float">
            <text:p>0.0395782189</text:p>
          </table:table-cell>
          <table:table-cell table:style-name="ce11" table:formula="of:=[.F125]*conv" office:value-type="float" office:value="1.07697813250267" calcext:value-type="float">
            <text:p>1.0769781325</text:p>
          </table:table-cell>
          <table:table-cell table:style-name="ce2"/>
          <table:table-cell table:number-columns-repeated="3"/>
          <table:table-cell table:style-name="ce11" table:formula="of:=[.L124]-[.L123]" office:value-type="float" office:value="0.0310942586429519" calcext:value-type="float">
            <text:p>0.0310942586</text:p>
          </table:table-cell>
          <table:table-cell table:style-name="ce11" table:formula="of:=[.L125]*conv" office:value-type="float" office:value="0.846117827675812" calcext:value-type="float">
            <text:p>0.8461178277</text:p>
          </table:table-cell>
          <table:table-cell table:number-columns-repeated="4"/>
          <table:table-cell table:style-name="ce11" table:formula="of:=[.R124]-[.R123]" office:value-type="float" office:value="0.0268787007721585" calcext:value-type="float">
            <text:p>0.0268787008</text:p>
          </table:table-cell>
          <table:table-cell table:style-name="ce11" table:formula="of:=[.R125]*conv" office:value-type="float" office:value="0.731406661571651" calcext:value-type="float">
            <text:p>0.7314066616</text:p>
          </table:table-cell>
          <table:table-cell table:number-columns-repeated="4"/>
          <table:table-cell table:style-name="ce11" table:formula="of:=[.X124]-[.X123]" office:value-type="float" office:value="0.024501751435082" calcext:value-type="float">
            <text:p>0.0245017514</text:p>
          </table:table-cell>
          <table:table-cell table:style-name="ce11" table:formula="of:=[.X125]*conv" office:value-type="float" office:value="0.666726579223444" calcext:value-type="float">
            <text:p>0.6667265792</text:p>
          </table:table-cell>
          <table:table-cell table:number-columns-repeated="4"/>
          <table:table-cell table:style-name="ce11" table:formula="of:=[.AD124]-[.AD123]" office:value-type="float" office:value="0.0202955295940228" calcext:value-type="float">
            <text:p>0.0202955296</text:p>
          </table:table-cell>
          <table:table-cell table:style-name="ce11" table:formula="of:=[.AD125]*conv" office:value-type="float" office:value="0.552269459414084" calcext:value-type="float">
            <text:p>0.552269459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3" calcext:value-type="float">
            <text:p>-8.919677236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37382462003" calcext:value-type="float">
            <text:p>-13.373824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82916429161" calcext:value-type="float">
            <text:p>-17.8291642916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28187010717" calcext:value-type="float">
            <text:p>-22.281870107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55125495643" calcext:value-type="float">
            <text:p>-44.5512549564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35454688" calcext:value-type="float">
            <text:p>-8.880786354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3422251218066" calcext:value-type="float">
            <text:p>-13.342225121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8010297339145" calcext:value-type="float">
            <text:p>-17.8010297339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2555643076603" calcext:value-type="float">
            <text:p>-22.2555643077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5278534571196" calcext:value-type="float">
            <text:p>-44.527853457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31];[.N131];[.T131];[.Z131];[.AF131];[.AL131]);-MIN([.H131];[.N131];[.T131];[.Z131];[.AF131];[.AL131]))" office:value-type="float" office:value="0.0845177361977665" calcext:value-type="float">
            <text:p>0.0845177362</text:p>
          </table:table-cell>
          <table:table-cell table:style-name="ce20" table:formula="of:=AVERAGE([.H131];[.N131];[.T131];[.Z131];[.AF131];[.AL131])" office:value-type="float" office:value="-0.0325653721088795" calcext:value-type="float">
            <text:p>-0.0325653721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30]-[.F129]" office:value-type="float" office:value="0.0388908817531206" calcext:value-type="float">
            <text:p>0.0388908818</text:p>
          </table:table-cell>
          <table:table-cell table:style-name="ce11" table:formula="of:=[.F131]*conv" office:value-type="float" office:value="1.0582747369282" calcext:value-type="float">
            <text:p>1.0582747369</text:p>
          </table:table-cell>
          <table:table-cell table:style-name="ce24" table:formula="of:=[.G125]-[.G131]" office:value-type="float" office:value="0.01870339557447" calcext:value-type="float">
            <text:p>0.0187033956</text:p>
          </table:table-cell>
          <table:table-cell table:number-columns-repeated="3"/>
          <table:table-cell table:style-name="ce11" table:formula="of:=[.L130]-[.L129]" office:value-type="float" office:value="0.0315994982234002" calcext:value-type="float">
            <text:p>0.0315994982</text:p>
          </table:table-cell>
          <table:table-cell table:style-name="ce11" table:formula="of:=[.L131]*conv" office:value-type="float" office:value="0.859866096164011" calcext:value-type="float">
            <text:p>0.8598660962</text:p>
          </table:table-cell>
          <table:table-cell table:style-name="ce24" table:formula="of:=[.M125]-[.M131]" office:value-type="float" office:value="-0.0137482684881987" calcext:value-type="float">
            <text:p>-0.0137482685</text:p>
          </table:table-cell>
          <table:table-cell table:number-columns-repeated="3"/>
          <table:table-cell table:style-name="ce11" table:formula="of:=[.R130]-[.R129]" office:value-type="float" office:value="0.0281345576954983" calcext:value-type="float">
            <text:p>0.0281345577</text:p>
          </table:table-cell>
          <table:table-cell table:style-name="ce11" table:formula="of:=[.R131]*conv" office:value-type="float" office:value="0.765580267189639" calcext:value-type="float">
            <text:p>0.7655802672</text:p>
          </table:table-cell>
          <table:table-cell table:style-name="ce24" table:formula="of:=[.S125]-[.S131]" office:value-type="float" office:value="-0.0341736056179877" calcext:value-type="float">
            <text:p>-0.0341736056</text:p>
          </table:table-cell>
          <table:table-cell table:number-columns-repeated="3"/>
          <table:table-cell table:style-name="ce11" table:formula="of:=[.X130]-[.X129]" office:value-type="float" office:value="0.0263057995097" calcext:value-type="float">
            <text:p>0.0263057995</text:p>
          </table:table-cell>
          <table:table-cell table:style-name="ce11" table:formula="of:=[.X131]*conv" office:value-type="float" office:value="0.715817225038359" calcext:value-type="float">
            <text:p>0.715817225</text:p>
          </table:table-cell>
          <table:table-cell table:style-name="ce24" table:formula="of:=[.Y125]-[.Y131]" office:value-type="float" office:value="-0.0490906458149146" calcext:value-type="float">
            <text:p>-0.0490906458</text:p>
          </table:table-cell>
          <table:table-cell table:number-columns-repeated="3"/>
          <table:table-cell table:style-name="ce11" table:formula="of:=[.AD130]-[.AD129]" office:value-type="float" office:value="0.0234014993104026" calcext:value-type="float">
            <text:p>0.0234014993</text:p>
          </table:table-cell>
          <table:table-cell table:style-name="ce11" table:formula="of:=[.AD131]*conv" office:value-type="float" office:value="0.63678719561185" calcext:value-type="float">
            <text:p>0.6367871956</text:p>
          </table:table-cell>
          <table:table-cell table:style-name="ce24" table:formula="of:=[.AE125]-[.AE131]" office:value-type="float" office:value="-0.0845177361977665" calcext:value-type="float">
            <text:p>-0.0845177362</text:p>
          </table:table-cell>
          <table:table-cell table:number-columns-repeated="992"/>
        </table:table-row>
        <table:table-row table:style-name="ro5">
          <table:table-cell table:style-name="ce19"/>
          <table:table-cell table:style-name="ce20" table:formula="of:=AVERAGE([.H132];[.N132];[.T132];[.Z132];[.AF132];[.AL132])" office:value-type="float" office:value="5.5920990686502" calcext:value-type="float">
            <text:p>5.5920990687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style-name="ce11" table:number-columns-repeated="2"/>
          <table:table-cell table:style-name="ce20" table:formula="of:=ABS(([.H131]/[.G131])*100)" office:value-type="float" office:value="1.76734782772566" calcext:value-type="float">
            <text:p>1.7673478277</text:p>
          </table:table-cell>
          <table:table-cell table:number-columns-repeated="3"/>
          <table:table-cell table:style-name="ce11" table:number-columns-repeated="2"/>
          <table:table-cell table:style-name="ce20" table:formula="of:=ABS(([.N131]/[.M131])*100)" office:value-type="float" office:value="1.59888482050074" calcext:value-type="float">
            <text:p>1.5988848205</text:p>
          </table:table-cell>
          <table:table-cell table:number-columns-repeated="3"/>
          <table:table-cell table:style-name="ce11" table:number-columns-repeated="2"/>
          <table:table-cell table:style-name="ce20" table:formula="of:=ABS(([.T131]/[.S131])*100)" office:value-type="float" office:value="4.46375214756191" calcext:value-type="float">
            <text:p>4.4637521476</text:p>
          </table:table-cell>
          <table:table-cell table:number-columns-repeated="3"/>
          <table:table-cell table:style-name="ce11" table:number-columns-repeated="2"/>
          <table:table-cell table:style-name="ce20" table:formula="of:=ABS(([.Z131]/[.Y131])*100)" office:value-type="float" office:value="6.85798610284685" calcext:value-type="float">
            <text:p>6.8579861028</text:p>
          </table:table-cell>
          <table:table-cell table:number-columns-repeated="3"/>
          <table:table-cell table:style-name="ce11" table:number-columns-repeated="2"/>
          <table:table-cell table:style-name="ce20" table:formula="of:=ABS(([.AF131]/[.AE131])*100)" office:value-type="float" office:value="13.2725244446158" calcext:value-type="float">
            <text:p>13.2725244446</text:p>
          </table:table-cell>
          <table:table-cell table:number-columns-repeated="992"/>
        </table:table-row>
        <table:table-row table:style-name="ro5">
          <table:table-cell table:style-name="ce22" office:value-type="string" calcext:value-type="string">
            <text:p>Reference alkenes</text:p>
          </table:table-cell>
          <table:table-cell table:style-name="ce17"/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774.7259315846" calcext:value-type="float">
            <text:p>-774.7259315846</text:p>
          </table:table-cell>
          <table:table-cell/>
          <table:table-cell table:style-name="ce2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161.50632886104" calcext:value-type="float">
            <text:p>-1161.506328861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548.28671266996" calcext:value-type="float">
            <text:p>-1548.28671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1935.06737182671" calcext:value-type="float">
            <text:p>-1935.0673718267</text:p>
          </table:table-cell>
          <table:table-cell table:number-columns-repeated="4"/>
          <table:table-cell office:value-type="string" calcext:value-type="string">
            <text:p>Singlet</text:p>
          </table:table-cell>
          <table:table-cell office:value-type="float" office:value="-3868.97012705698" calcext:value-type="float">
            <text:p>-3868.970127057</text:p>
          </table:table-cell>
          <table:table-cell table:number-columns-repeated="994"/>
        </table:table-row>
        <table:table-row table:style-name="ro5"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774.685275382504" calcext:value-type="float">
            <text:p>-774.6852753825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161.47365110204" calcext:value-type="float">
            <text:p>-1161.473651102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548.25785524999" calcext:value-type="float">
            <text:p>-1548.25785525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1935.04055413301" calcext:value-type="float">
            <text:p>-1935.040554133</text:p>
          </table:table-cell>
          <table:table-cell table:number-columns-repeated="4"/>
          <table:table-cell table:style-name="ce2" office:value-type="string" calcext:value-type="string">
            <text:p>π* triplet</text:p>
          </table:table-cell>
          <table:table-cell office:value-type="float" office:value="-3868.9465757918" calcext:value-type="float">
            <text:p>-3868.9465757918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number-columns-repeated="5"/>
          <table:table-cell table:style-name="ce11" table:formula="of:=[.F136]-[.F135]" office:value-type="float" office:value="0.0406562020959882" calcext:value-type="float">
            <text:p>0.0406562021</text:p>
          </table:table-cell>
          <table:table-cell table:style-name="ce11" table:formula="of:=[.F137]*conv" office:value-type="float" office:value="1.10631154754364" calcext:value-type="float">
            <text:p>1.1063115475</text:p>
          </table:table-cell>
          <table:table-cell table:style-name="ce2"/>
          <table:table-cell table:number-columns-repeated="3"/>
          <table:table-cell table:style-name="ce11" table:formula="of:=[.L136]-[.L135]" office:value-type="float" office:value="0.0326777589998528" calcext:value-type="float">
            <text:p>0.032677759</text:p>
          </table:table-cell>
          <table:table-cell table:style-name="ce11" table:formula="of:=[.L137]*conv" office:value-type="float" office:value="0.88920706474333" calcext:value-type="float">
            <text:p>0.8892070647</text:p>
          </table:table-cell>
          <table:table-cell table:number-columns-repeated="4"/>
          <table:table-cell table:style-name="ce11" table:formula="of:=[.R136]-[.R135]" office:value-type="float" office:value="0.0288574199651066" calcext:value-type="float">
            <text:p>0.02885742</text:p>
          </table:table-cell>
          <table:table-cell table:style-name="ce11" table:formula="of:=[.R137]*conv" office:value-type="float" office:value="0.785250350348492" calcext:value-type="float">
            <text:p>0.7852503503</text:p>
          </table:table-cell>
          <table:table-cell table:number-columns-repeated="4"/>
          <table:table-cell table:style-name="ce11" table:formula="of:=[.X136]-[.X135]" office:value-type="float" office:value="0.0268176937040607" calcext:value-type="float">
            <text:p>0.0268176937</text:p>
          </table:table-cell>
          <table:table-cell table:style-name="ce11" table:formula="of:=[.X137]*conv" office:value-type="float" office:value="0.729746574784426" calcext:value-type="float">
            <text:p>0.7297465748</text:p>
          </table:table-cell>
          <table:table-cell table:number-columns-repeated="4"/>
          <table:table-cell table:style-name="ce11" table:formula="of:=[.AD136]-[.AD135]" office:value-type="float" office:value="0.0235512651829595" calcext:value-type="float">
            <text:p>0.0235512652</text:p>
          </table:table-cell>
          <table:table-cell table:style-name="ce11" table:formula="of:=[.AD137]*conv" office:value-type="float" office:value="0.640862532354973" calcext:value-type="float">
            <text:p>0.6408625324</text:p>
          </table:table-cell>
          <table:table-cell table:number-columns-repeated="993"/>
        </table:table-row>
        <table:table-row table:style-name="ro5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5">
          <table:table-cell table:style-name="ce18" office:value-type="string" calcext:value-type="string">
            <text:p>Pseudo-alkenes</text:p>
          </table:table-cell>
          <table:table-cell table:style-name="ce18"/>
          <table:table-cell table:style-name="ce18" office:value-type="string" calcext:value-type="string">
            <text:p>basis_set_4</text:p>
          </table:table-cell>
          <table:table-cell table:style-name="ce23" office:value-type="string" calcext:value-type="string">
            <text:p>s coeff, exp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pz coeff, exp</text:p>
          </table:table-cell>
          <table:table-cell table:style-name="ce23" office:value-type="float" office:value="-3.9096200103" calcext:value-type="float">
            <text:p>-3.9096200103</text:p>
          </table:table-cell>
          <table:table-cell table:style-name="ce23" office:value-type="float" office:value="0.624461878427553" calcext:value-type="float">
            <text:p>0.6244618784</text:p>
          </table:table-cell>
          <table:table-cell table:style-name="ce17" office:value-type="string" calcext:value-type="string">
            <text:p>tddft</text:p>
          </table:table-cell>
          <table:table-cell table:style-name="ce17" office:value-type="string" calcext:value-type="string">
            <text:p>tpssh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10">
          <table:table-cell table:number-columns-repeated="3"/>
          <table:table-cell table:style-name="ce11" office:value-type="string" calcext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 calcext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 calcext:value-type="string">
            <text:p>C₁₀₀H₁₀₂</text:p>
          </table:table-cell>
          <table:table-cell table:number-columns-repeated="996"/>
        </table:table-row>
        <table:table-row table:style-name="ro5">
          <table:table-cell table:style-name="ce19"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8.91967723623" calcext:value-type="float">
            <text:p>-8.9196772362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3.23345341831" calcext:value-type="float">
            <text:p>-13.2334534183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17.64093865466" calcext:value-type="float">
            <text:p>-17.6409386547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22.04580190537" calcext:value-type="float">
            <text:p>-22.0458019054</text:p>
          </table:table-cell>
          <table:table-cell/>
          <table:table-cell table:style-name="ce20"/>
          <table:table-cell table:number-columns-repeated="2"/>
          <table:table-cell office:value-type="string" calcext:value-type="string">
            <text:p>Singlet</text:p>
          </table:table-cell>
          <table:table-cell office:value-type="float" office:value="-44.07586745876" calcext:value-type="float">
            <text:p>-44.0758674588</text:p>
          </table:table-cell>
          <table:table-cell/>
          <table:table-cell table:style-name="ce20"/>
          <table:table-cell table:number-columns-repeated="992"/>
        </table:table-row>
        <table:table-row table:style-name="ro5">
          <table:table-cell table:style-name="ce2" office:value-type="string" calcext:value-type="string">
            <text:p>Max excitation error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8.88078640029095" calcext:value-type="float">
            <text:p>-8.880786400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3.2011244637903" calcext:value-type="float">
            <text:p>-13.20112446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17.6118374538015" calcext:value-type="float">
            <text:p>-17.6118374538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22.0183436983094" calcext:value-type="float">
            <text:p>-22.0183436983</text:p>
          </table:table-cell>
          <table:table-cell/>
          <table:table-cell table:style-name="ce2"/>
          <table:table-cell table:number-columns-repeated="2"/>
          <table:table-cell table:style-name="ce2" office:value-type="string" calcext:value-type="string">
            <text:p>π* triplet</text:p>
          </table:table-cell>
          <table:table-cell office:value-type="float" office:value="-44.0509046990847" calcext:value-type="float">
            <text:p>-44.0509046991</text:p>
          </table:table-cell>
          <table:table-cell/>
          <table:table-cell table:style-name="ce2"/>
          <table:table-cell table:number-columns-repeated="992"/>
        </table:table-row>
        <table:table-row table:style-name="ro5">
          <table:table-cell table:style-name="ce19" table:formula="of:=MAX(MAX([.H143];[.N143];[.T143];[.Z143];[.AF143];[.AL143]);-MIN([.H143];[.N143];[.T143];[.Z143];[.AF143];[.AL143]))" office:value-type="float" office:value="0.0480380572797849" calcext:value-type="float">
            <text:p>0.0480380573</text:p>
          </table:table-cell>
          <table:table-cell table:style-name="ce20" table:formula="of:=AVERAGE([.H143];[.N143];[.T143];[.Z143];[.AF143];[.AL143])" office:value-type="float" office:value="-0.000988416018273339" calcext:value-type="float">
            <text:p>-0.000988416</text:p>
          </table:table-cell>
          <table:table-cell office:value-type="string" calcext:value-type="string">
            <text:p>abs</text:p>
          </table:table-cell>
          <table:table-cell table:number-columns-repeated="2"/>
          <table:table-cell table:style-name="ce11" table:formula="of:=[.F142]-[.F141]" office:value-type="float" office:value="0.0388908359390481" calcext:value-type="float">
            <text:p>0.0388908359</text:p>
          </table:table-cell>
          <table:table-cell table:style-name="ce11" table:formula="of:=[.F143]*conv" office:value-type="float" office:value="1.05827349026386" calcext:value-type="float">
            <text:p>1.0582734903</text:p>
          </table:table-cell>
          <table:table-cell table:style-name="ce24" table:formula="of:=[.G137]-[.G143]" office:value-type="float" office:value="0.0480380572797849" calcext:value-type="float">
            <text:p>0.0480380573</text:p>
          </table:table-cell>
          <table:table-cell table:number-columns-repeated="3"/>
          <table:table-cell table:style-name="ce11" table:formula="of:=[.L142]-[.L141]" office:value-type="float" office:value="0.0323289545197003" calcext:value-type="float">
            <text:p>0.0323289545</text:p>
          </table:table-cell>
          <table:table-cell table:style-name="ce11" table:formula="of:=[.L143]*conv" office:value-type="float" office:value="0.879715611918578" calcext:value-type="float">
            <text:p>0.8797156119</text:p>
          </table:table-cell>
          <table:table-cell table:style-name="ce24" table:formula="of:=[.M137]-[.M143]" office:value-type="float" office:value="0.0094914528247525" calcext:value-type="float">
            <text:p>0.0094914528</text:p>
          </table:table-cell>
          <table:table-cell table:number-columns-repeated="3"/>
          <table:table-cell table:style-name="ce11" table:formula="of:=[.R142]-[.R141]" office:value-type="float" office:value="0.0291012008585021" calcext:value-type="float">
            <text:p>0.0291012009</text:p>
          </table:table-cell>
          <table:table-cell table:style-name="ce11" table:formula="of:=[.R143]*conv" office:value-type="float" office:value="0.791883965972431" calcext:value-type="float">
            <text:p>0.791883966</text:p>
          </table:table-cell>
          <table:table-cell table:style-name="ce24" table:formula="of:=[.S137]-[.S143]" office:value-type="float" office:value="-0.00663361562393838" calcext:value-type="float">
            <text:p>-0.0066336156</text:p>
          </table:table-cell>
          <table:table-cell table:number-columns-repeated="3"/>
          <table:table-cell table:style-name="ce11" table:formula="of:=[.X142]-[.X141]" office:value-type="float" office:value="0.0274582070605973" calcext:value-type="float">
            <text:p>0.0274582071</text:p>
          </table:table-cell>
          <table:table-cell table:style-name="ce11" table:formula="of:=[.X143]*conv" office:value-type="float" office:value="0.747175830006528" calcext:value-type="float">
            <text:p>0.74717583</text:p>
          </table:table-cell>
          <table:table-cell table:style-name="ce24" table:formula="of:=[.Y137]-[.Y143]" office:value-type="float" office:value="-0.0174292552221027" calcext:value-type="float">
            <text:p>-0.0174292552</text:p>
          </table:table-cell>
          <table:table-cell table:number-columns-repeated="3"/>
          <table:table-cell table:style-name="ce11" table:formula="of:=[.AD142]-[.AD141]" office:value-type="float" office:value="0.0249627596752688" calcext:value-type="float">
            <text:p>0.0249627597</text:p>
          </table:table-cell>
          <table:table-cell table:style-name="ce11" table:formula="of:=[.AD143]*conv" office:value-type="float" office:value="0.679271251704836" calcext:value-type="float">
            <text:p>0.6792712517</text:p>
          </table:table-cell>
          <table:table-cell table:style-name="ce24" table:formula="of:=[.AE137]-[.AE143]" office:value-type="float" office:value="-0.038408719349863" calcext:value-type="float">
            <text:p>-0.0384087193</text:p>
          </table:table-cell>
          <table:table-cell table:number-columns-repeated="992"/>
        </table:table-row>
        <table:table-row table:style-name="ro5">
          <table:table-cell/>
          <table:table-cell table:style-name="ce20" table:formula="of:=AVERAGE([.H144];[.N144];[.T144];[.Z144];[.AF144];[.AL144])" office:value-type="float" office:value="2.88859888454281" calcext:value-type="float">
            <text:p>2.8885988845</text:p>
          </table:table-cell>
          <table:table-cell office:value-type="string" calcext:value-type="string">
            <text:p>%</text:p>
          </table:table-cell>
          <table:table-cell table:number-columns-repeated="4"/>
          <table:table-cell table:style-name="ce20" table:formula="of:=ABS(([.H143]/[.G143])*100)" office:value-type="float" office:value="4.53928570655281" calcext:value-type="float">
            <text:p>4.5392857066</text:p>
          </table:table-cell>
          <table:table-cell table:number-columns-repeated="5"/>
          <table:table-cell table:style-name="ce20" table:formula="of:=ABS(([.N143]/[.M143])*100)" office:value-type="float" office:value="1.07892285826922" calcext:value-type="float">
            <text:p>1.0789228583</text:p>
          </table:table-cell>
          <table:table-cell table:number-columns-repeated="5"/>
          <table:table-cell table:style-name="ce20" table:formula="of:=ABS(([.T143]/[.S143])*100)" office:value-type="float" office:value="0.837700459787984" calcext:value-type="float">
            <text:p>0.8377004598</text:p>
          </table:table-cell>
          <table:table-cell table:number-columns-repeated="5"/>
          <table:table-cell table:style-name="ce20" table:formula="of:=ABS(([.Z143]/[.Y143])*100)" office:value-type="float" office:value="2.33268455993155" calcext:value-type="float">
            <text:p>2.3326845599</text:p>
          </table:table-cell>
          <table:table-cell table:number-columns-repeated="5"/>
          <table:table-cell table:style-name="ce20" table:formula="of:=ABS(([.AF143]/[.AE143])*100)" office:value-type="float" office:value="5.65440083817249" calcext:value-type="float">
            <text:p>5.6544008382</text:p>
          </table:table-cell>
          <table:table-cell table:number-columns-repeated="992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>
            <draw:frame table:end-cell-address="'2013 Results'.L17" table:end-x="9.7mm" table:end-y="2.03mm" draw:z-index="0" draw:style-name="gr1" draw:text-style-name="P1" svg:width="129.97mm" svg:height="59.83mm" svg:x="15.29mm" svg:y="2.79mm">
              <loext:p draw:notify-on-update-of-ranges="'2013 Results'.A16:'2013 Results'.A21 '2013 Results'.C14:'2013 Results'.C14 '2013 Results'.C16:'2013 Results'.C21 '2013 Results'.E14:'2013 Results'.E14 '2013 Results'.E16:'2013 Results'.E21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PBE0</text:p>
          </table:table-cell>
          <table:table-cell office:value-type="string" calcext:value-type="string">
            <text:p>Reference alkenes</text:p>
          </table:table-cell>
          <table:table-cell/>
          <table:table-cell office:value-type="string" calcext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#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ECP</text:p>
          </table:table-cell>
          <table:table-cell office:value-type="string" calcext:value-type="string">
            <text:p>PS</text:p>
          </table:table-cell>
          <table:table-cell/>
        </table:table-row>
        <table:table-row table:style-name="ro7">
          <table:table-cell table:style-name="ce26" office:value-type="string" calcext:value-type="string">
            <text:p>C<text:span text:style-name="T1">₂</text:span>H<text:span text:style-name="T1">₄</text:span>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4.25996595" calcext:value-type="float">
            <text:p>4.25996595</text:p>
          </table:table-cell>
          <table:table-cell office:value-type="float" office:value="4.0741917" calcext:value-type="float">
            <text:p>4.0741917</text:p>
          </table:table-cell>
          <table:table-cell office:value-type="float" office:value="4.19849911" calcext:value-type="float">
            <text:p>4.19849911</text:p>
          </table:table-cell>
          <table:table-cell/>
        </table:table-row>
        <table:table-row table:style-name="ro7">
          <table:table-cell table:style-name="ce1" office:value-type="string" calcext:value-type="string">
            <text:p>C<text:span text:style-name="T1">₄</text:span>H₆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3.06244938" calcext:value-type="float">
            <text:p>3.06244938</text:p>
          </table:table-cell>
          <table:table-cell office:value-type="float" office:value="2.92194562" calcext:value-type="float">
            <text:p>2.92194562</text:p>
          </table:table-cell>
          <table:table-cell office:value-type="float" office:value="3.04919459" calcext:value-type="float">
            <text:p>3.04919459</text:p>
          </table:table-cell>
          <table:table-cell/>
        </table:table-row>
        <table:table-row table:style-name="ro1">
          <table:table-cell table:style-name="ce1" office:value-type="string" calcext:value-type="string">
            <text:p>C₆H₈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2.40527002" calcext:value-type="float">
            <text:p>2.40527002</text:p>
          </table:table-cell>
          <table:table-cell office:value-type="float" office:value="2.29277002" calcext:value-type="float">
            <text:p>2.29277002</text:p>
          </table:table-cell>
          <table:table-cell office:value-type="float" office:value="2.39087111" calcext:value-type="float">
            <text:p>2.39087111</text:p>
          </table:table-cell>
          <table:table-cell/>
        </table:table-row>
        <table:table-row table:style-name="ro1">
          <table:table-cell table:style-name="ce1" office:value-type="string" calcext:value-type="string">
            <text:p>C₈H₁₀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2.00092692" calcext:value-type="float">
            <text:p>2.00092692</text:p>
          </table:table-cell>
          <table:table-cell office:value-type="float" office:value="1.90547923" calcext:value-type="float">
            <text:p>1.90547923</text:p>
          </table:table-cell>
          <table:table-cell office:value-type="float" office:value="1.99435997" calcext:value-type="float">
            <text:p>1.99435997</text:p>
          </table:table-cell>
          <table:table-cell/>
        </table:table-row>
        <table:table-row table:style-name="ro7">
          <table:table-cell table:style-name="ce1" office:value-type="string" calcext:value-type="string">
            <text:p>C₁₀H₁<text:span text:style-name="T1">₂</text:span>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.72909185" calcext:value-type="float">
            <text:p>1.72909185</text:p>
          </table:table-cell>
          <table:table-cell office:value-type="float" office:value="1.64482189" calcext:value-type="float">
            <text:p>1.64482189</text:p>
          </table:table-cell>
          <table:table-cell office:value-type="float" office:value="1.72448195" calcext:value-type="float">
            <text:p>1.72448195</text:p>
          </table:table-cell>
          <table:table-cell/>
        </table:table-row>
        <table:table-row table:style-name="ro7">
          <table:table-cell table:style-name="ce1" office:value-type="string" calcext:value-type="string">
            <text:p>C₁<text:span text:style-name="T1">₂</text:span>H₁<text:span text:style-name="T1">₄</text:span>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.53571572" calcext:value-type="float">
            <text:p>1.53571572</text:p>
          </table:table-cell>
          <table:table-cell office:value-type="float" office:value="1.45944904" calcext:value-type="float">
            <text:p>1.45944904</text:p>
          </table:table-cell>
          <table:table-cell office:value-type="float" office:value="1.53599167" calcext:value-type="float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 calcext:value-type="float">
            <text:p>14</text:p>
          </table:table-cell>
          <table:table-cell office:value-type="float" office:value="1.39205343" calcext:value-type="float">
            <text:p>1.39205343</text:p>
          </table:table-cell>
          <table:table-cell office:value-type="float" office:value="1.32165501" calcext:value-type="float">
            <text:p>1.32165501</text:p>
          </table:table-cell>
          <table:table-cell office:value-type="float" office:value="1.39569155" calcext:value-type="float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 calcext:value-type="float">
            <text:p>16</text:p>
          </table:table-cell>
          <table:table-cell office:value-type="float" office:value="1.28193013" calcext:value-type="float">
            <text:p>1.28193013</text:p>
          </table:table-cell>
          <table:table-cell office:value-type="float" office:value="1.21603433" calcext:value-type="float">
            <text:p>1.21603433</text:p>
          </table:table-cell>
          <table:table-cell office:value-type="float" office:value="1.28997699" calcext:value-type="float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 calcext:value-type="float">
            <text:p>18</text:p>
          </table:table-cell>
          <table:table-cell office:value-type="float" office:value="1.19528954" calcext:value-type="float">
            <text:p>1.19528954</text:p>
          </table:table-cell>
          <table:table-cell office:value-type="float" office:value="1.13294092" calcext:value-type="float">
            <text:p>1.13294092</text:p>
          </table:table-cell>
          <table:table-cell office:value-type="float" office:value="1.20697759" calcext:value-type="float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 calcext:value-type="float">
            <text:p>20</text:p>
          </table:table-cell>
          <table:table-cell office:value-type="float" office:value="1.12578285" calcext:value-type="float">
            <text:p>1.12578285</text:p>
          </table:table-cell>
          <table:table-cell office:value-type="float" office:value="1.06628387" calcext:value-type="float">
            <text:p>1.06628387</text:p>
          </table:table-cell>
          <table:table-cell office:value-type="float" office:value="1.14142495" calcext:value-type="float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conv" table:base-cell-address="$'Ring Results'.$B$2" table:cell-range-address="$'Short Alkene Results'.$E$2"/>
        <table:named-range table:name="h2ev" table:base-cell-address="$Optimisation.$A$1" table:cell-range-address="Optimisation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13:01:29.488957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lex punter</meta:initial-creator>
    <meta:creation-date>2017-02-27T15:57:40Z</meta:creation-date>
    <dc:date>2018-01-11T13:37:52.359207078</dc:date>
    <meta:editing-cycles>124</meta:editing-cycles>
    <meta:editing-duration>P27DT19H10M8S</meta:editing-duration>
    <meta:document-statistic meta:table-count="5" meta:cell-count="6079" meta:object-count="6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8cm" svg:y="5.913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54cm" svg:width="12.359cm" svg:height="5.558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9cm" svg:y="0.151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16cm" svg:width="11.435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3cm" svg:y="0.149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16cm" svg:width="11.62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3cm" svg:y="0.151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9cm" svg:y="0.148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16cm" svg:width="11.541cm" svg:height="5.314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5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15cm" svg:width="11.435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15cm" svg:width="11.541cm" svg:height="5.312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84cm" svg:width="11.434cm" svg:height="5.175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44cm" svg:y="3.527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4cm" svg:y="0.153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96cm" svg:width="11.435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5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98cm" svg:width="11.434cm" svg:height="5.341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44cm" svg:y="3.624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5cm" svg:y="2.811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319cm" svg:y="0.134cm" svg:width="11.712cm" svg:height="6.451cm">
          <chartooo:coordinate-region svg:x="1.046cm" svg:y="0.333cm" svg:width="10.985cm" svg:height="6.0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16cm" svg:width="11.435cm" svg:height="5.426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5cm" svg:y="0.155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24cm" svg:width="11.434cm" svg:height="5.482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8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24cm" svg:width="11.619cm" svg:height="5.482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72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5cm" svg:y="0.149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97cm" svg:width="11.435cm" svg:height="5.236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51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94cm" svg:width="11.435cm" svg:height="5.339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3cm" svg:y="3.619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4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85cm" svg:width="11.576cm" svg:height="5.187cm">
          <chartooo:coordinate-region svg:x="1.298cm" svg:y="0.884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95cm" svg:width="11.589cm" svg:height="5.242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2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4cm" svg:y="0.152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96cm" svg:width="11.59cm" svg:height="5.225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4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2cm" svg:y="0.149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99cm" svg:width="11.619cm" svg:height="5.235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2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7cm" svg:y="0.141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98cm" svg:width="11.617cm" svg:height="5.235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5cm" svg:y="0.146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85cm" svg:width="11.695cm" svg:height="5.182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32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3cm" svg:y="0.135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16cm" svg:width="11.62cm" svg:height="5.426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8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97cm" svg:width="11.695cm" svg:height="5.237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cm" svg:y="3.571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71cm" svg:y="0.139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96cm" svg:width="11.541cm" svg:height="5.237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7cm" svg:y="0.149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93cm" svg:width="11.54cm" svg:height="5.232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65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59cm" svg:y="0.139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94cm" svg:width="11.541cm" svg:height="5.24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91cm" svg:height="6.478cm" xlink:href=".." xlink:type="simple" chart:class="chart:bar" chart:style-name="ch1">
        <chart:title svg:x="3.973cm" svg:y="0.15cm" chart:style-name="ch2">
          <text:p>TD-DFT Excitation (PBE0)</text:p>
        </chart:title>
        <chart:legend svg:x="6.359cm" svg:y="0.988cm" style:legend-expansion="custom" chartooo:width="5.879cm" chartooo:height="0.848cm" style:legend-expansion-aspect-ratio="6.9327830188679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3cm" svg:y="0.77cm" svg:width="11.425cm" svg:height="5.581cm">
          <chartooo:coordinate-region svg:x="1.299cm" svg:y="0.969cm" svg:width="10.989cm" svg:height="4.73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44cm" svg:y="3.816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2cm" svg:height="6.109cm" xlink:href=".." xlink:type="simple" chart:class="chart:bar" chart:style-name="ch1">
        <chart:title svg:x="5.062cm" svg:y="0.153cm" chart:style-name="ch2">
          <text:p>Triplet-Singlet HF</text:p>
        </chart:title>
        <chart:legend svg:x="1.376cm" svg:y="4.605cm" style:legend-expansion="custom" chartooo:width="7.966cm" chartooo:height="0.84cm" style:legend-expansion-aspect-ratio="9.4833333333333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9cm" svg:y="0.709cm" svg:width="11.575cm" svg:height="5.423cm">
          <chartooo:coordinate-region svg:x="1.301cm" svg:y="0.908cm" svg:width="11.033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9cm" svg:height="5.946cm" xlink:href=".." xlink:type="simple" chart:class="chart:bar" chart:style-name="ch1">
        <chart:legend svg:x="4.244cm" svg:y="0.917cm" style:legend-expansion="custom" chartooo:width="8.052cm" chartooo:height="0.728cm" style:legend-expansion-aspect-ratio="11.0604395604396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9cm" svg:y="0.684cm" svg:width="11.872cm" svg:height="5.299cm">
          <chartooo:coordinate-region svg:x="1.302cm" svg:y="0.883cm" svg:width="11.039cm" svg:height="4.453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49cm" svg:height="0.882cm" svg:x="6.002cm" svg:y="0.13cm">
          <draw:image xlink:href="Pictures/2000003E0000093B00000240225543DF90643F13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29cm" xlink:href=".." xlink:type="simple" chart:class="chart:bar" chart:style-name="ch1">
        <chart:title svg:x="4.488cm" svg:y="0.154cm" chart:style-name="ch2">
          <text:p>Triplet-Singlet PBE</text:p>
        </chart:title>
        <chart:legend svg:x="4.696cm" svg:y="0.978cm" style:legend-expansion="custom" chartooo:width="7.6cm" chartooo:height="0.745cm" style:legend-expansion-aspect-ratio="10.201342281879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9cm" svg:y="0.713cm" svg:width="11.872cm" svg:height="5.438cm">
          <chartooo:coordinate-region svg:x="1.302cm" svg:y="0.913cm" svg:width="11.039cm" svg:height="4.591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6cm" svg:y="0.152cm" chart:style-name="ch2">
          <text:p>Triplet-Singlet TPSS</text:p>
        </chart:title>
        <chart:legend svg:x="4.802cm" svg:y="0.869cm" style:legend-expansion="custom" chartooo:width="7.492cm" chartooo:height="0.905cm" style:legend-expansion-aspect-ratio="8.27845303867403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9cm" svg:y="0.712cm" svg:width="11.872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8cm" xlink:href=".." xlink:type="simple" chart:class="chart:bar" chart:style-name="ch1">
        <chart:title svg:x="4.613cm" svg:y="0.155cm" chart:style-name="ch2">
          <text:p>Triplet-Singlet TPSSH</text:p>
        </chart:title>
        <chart:legend svg:x="4.757cm" svg:y="0.981cm" style:legend-expansion="custom" chartooo:width="7.493cm" chartooo:height="0.597cm" style:legend-expansion-aspect-ratio="12.551088777219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9cm" svg:y="0.728cm" svg:width="11.872cm" svg:height="5.518cm">
          <chartooo:coordinate-region svg:x="1.302cm" svg:y="0.927cm" svg:width="11.039cm" svg:height="4.67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20036">
      <style:chart-properties chart:display-label="true" chart:logarithmic="false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03cm" svg:y="0.15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24cm" svg:width="11.725cm" svg:height="5.482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4cm" svg:height="6.111cm" xlink:href=".." xlink:type="simple" chart:class="chart:bar" chart:style-name="ch1">
        <chart:title svg:x="5.086cm" svg:y="0.137cm" chart:style-name="ch2">
          <text:p>Ionisation HF</text:p>
        </chart:title>
        <chart:legend svg:x="4.612cm" svg:y="0.927cm" style:legend-expansion="custom" chartooo:width="7.697cm" chartooo:height="0.851cm" style:legend-expansion-aspect-ratio="9.04465334900118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6cm" svg:y="0.712cm" svg:width="11.577cm" svg:height="5.425cm">
          <chartooo:coordinate-region svg:x="1.302cm" svg:y="0.911cm" svg:width="11.035cm" svg:height="4.57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44cm" svg:height="5.94cm" xlink:href=".." xlink:type="simple" chart:class="chart:bar" chart:style-name="ch1">
        <chart:legend svg:x="4.613cm" svg:y="0.884cm" style:legend-expansion="custom" chartooo:width="7.642cm" chartooo:height="0.653cm" style:legend-expansion-aspect-ratio="11.70290964777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7cm" svg:y="0.685cm" svg:width="11.471cm" svg:height="5.185cm">
          <chartooo:coordinate-region svg:x="1.303cm" svg:y="0.884cm" svg:width="11.035cm" svg:height="4.339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47cm" svg:y="3.533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2cm" svg:height="0.783cm" svg:x="6.23cm" svg:y="0.13cm">
          <draw:image xlink:href="Pictures/200000120000033E0000030D6C39A16FF204AC3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2cm" xlink:href=".." xlink:type="simple" chart:class="chart:bar" chart:style-name="ch1">
        <chart:title svg:x="4.923cm" svg:y="0.137cm" chart:style-name="ch2">
          <text:p>Ionisation PBE</text:p>
        </chart:title>
        <chart:legend svg:x="5.601cm" svg:y="0.934cm" style:legend-expansion="custom" chartooo:width="6.713cm" chartooo:height="0.78cm" style:legend-expansion-aspect-ratio="8.6064102564102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7cm" svg:y="0.717cm" svg:width="11.478cm" svg:height="5.44cm">
          <chartooo:coordinate-region svg:x="1.303cm" svg:y="0.916cm" svg:width="11.042cm" svg:height="4.59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11cm" xlink:href=".." xlink:type="simple" chart:class="chart:bar" chart:style-name="ch1">
        <chart:title svg:x="4.833cm" svg:y="0.137cm" chart:style-name="ch2">
          <text:p>Ionisation TPSS</text:p>
        </chart:title>
        <chart:legend svg:x="5.601cm" svg:y="0.911cm" style:legend-expansion="custom" chartooo:width="6.878cm" chartooo:height="0.684cm" style:legend-expansion-aspect-ratio="10.05555555555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7cm" svg:y="0.711cm" svg:width="11.478cm" svg:height="5.423cm">
          <chartooo:coordinate-region svg:x="1.303cm" svg:y="0.91cm" svg:width="11.042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67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cm" svg:height="6.234cm" xlink:href=".." xlink:type="simple" chart:class="chart:bar" chart:style-name="ch1">
        <chart:title svg:x="4.612cm" svg:y="0.137cm" chart:style-name="ch2">
          <text:p>Ionisation TPSSH</text:p>
        </chart:title>
        <chart:legend svg:x="5.35cm" svg:y="0.809cm" style:legend-expansion="custom" chartooo:width="7.044cm" chartooo:height="0.855cm" style:legend-expansion-aspect-ratio="8.2385964912280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7cm" svg:y="0.732cm" svg:width="11.475cm" svg:height="5.515cm">
          <chartooo:coordinate-region svg:x="1.303cm" svg:y="0.931cm" svg:width="11.039cm" svg:height="4.66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46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11cm" xlink:href=".." xlink:type="simple" chart:class="chart:bar" chart:style-name="ch1">
        <chart:title svg:x="4.648cm" svg:y="0.144cm" chart:style-name="ch2">
          <text:p>Singlet HOMO HF</text:p>
        </chart:title>
        <chart:legend svg:x="5.054cm" svg:y="4.753cm" style:legend-expansion="custom" chartooo:width="7.332cm" chartooo:height="0.714cm" style:legend-expansion-aspect-ratio="10.26890756302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9cm" svg:y="0.711cm" svg:width="11.574cm" svg:height="5.424cm">
          <chartooo:coordinate-region svg:x="1.301cm" svg:y="0.91cm" svg:width="11.032cm" svg:height="4.578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13.041cm" svg:height="5.942cm" xlink:href=".." xlink:type="simple" chart:class="chart:bar" chart:style-name="ch1">
        <chart:legend svg:x="4.196cm" svg:y="4.495cm" style:legend-expansion="custom" chartooo:width="8.092cm" chartooo:height="0.993cm" style:legend-expansion-aspect-ratio="8.149043303121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9cm" svg:y="0.685cm" svg:width="11.574cm" svg:height="5.297cm">
          <chartooo:coordinate-region svg:x="1.301cm" svg:y="0.884cm" svg:width="11.032cm" svg:height="4.451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cm" svg:y="3.58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74cm" svg:height="0.916cm" svg:x="5.87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32cm" xlink:href=".." xlink:type="simple" chart:class="chart:bar" chart:style-name="ch1">
        <chart:title svg:x="4.486cm" svg:y="0.153cm" chart:style-name="ch2">
          <text:p>Singlet HOMO PBE</text:p>
        </chart:title>
        <chart:legend svg:x="5.102cm" svg:y="4.775cm" style:legend-expansion="custom" chartooo:width="7.195cm" chartooo:height="0.661cm" style:legend-expansion-aspect-ratio="10.885022692889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6cm" svg:y="0.715cm" svg:width="11.581cm" svg:height="5.439cm">
          <chartooo:coordinate-region svg:x="1.302cm" svg:y="0.914cm" svg:width="11.039cm" svg:height="4.59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9cm" svg:height="6.11cm" xlink:href=".." xlink:type="simple" chart:class="chart:bar" chart:style-name="ch1">
        <chart:title svg:x="4.365cm" svg:y="0.153cm" chart:style-name="ch2">
          <text:p>Singlet HOMO TPSS</text:p>
        </chart:title>
        <chart:legend svg:x="5.618cm" svg:y="4.657cm" style:legend-expansion="custom" chartooo:width="6.767cm" chartooo:height="0.762cm" style:legend-expansion-aspect-ratio="8.8805774278215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6cm" svg:y="0.712cm" svg:width="11.581cm" svg:height="5.423cm">
          <chartooo:coordinate-region svg:x="1.302cm" svg:y="0.911cm" svg:width="11.039cm" svg:height="4.57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79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3cm" svg:height="6.135cm" xlink:href=".." xlink:type="simple" chart:class="chart:bar" chart:style-name="ch1">
        <chart:title svg:x="4.153cm" svg:y="0.144cm" chart:style-name="ch2">
          <text:p>Singlet HOMO TPSSH</text:p>
        </chart:title>
        <chart:legend svg:x="5.352cm" svg:y="4.798cm" style:legend-expansion="custom" chartooo:width="7.039cm" chartooo:height="0.825cm" style:legend-expansion-aspect-ratio="8.5321212121212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61cm" svg:y="0.717cm" svg:width="11.584cm" svg:height="5.441cm">
          <chartooo:coordinate-region svg:x="1.303cm" svg:y="0.916cm" svg:width="11.042cm" svg:height="4.595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93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54cm" svg:height="6.235cm" xlink:href=".." xlink:type="simple" chart:class="chart:bar" chart:style-name="ch1">
        <chart:title svg:x="3.678cm" svg:y="0.135cm" chart:style-name="ch2">
          <text:p>TD-DFT  Excitation (PBE0)</text:p>
        </chart:title>
        <chart:legend svg:x="6.526cm" svg:y="1.075cm" style:legend-expansion="custom" chartooo:width="5.57cm" chartooo:height="1.652cm" style:legend-expansion-aspect-ratio="3.3716707021791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8cm" svg:y="0.734cm" svg:width="11.479cm" svg:height="5.518cm">
          <chartooo:coordinate-region svg:x="1.304cm" svg:y="0.933cm" svg:width="11.043cm" svg:height="4.672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7cm" svg:y="3.749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15cm" svg:width="11.696cm" svg:height="5.427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cm" svg:y="3.68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A3627ADCA8C0689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02cm" svg:y="0.137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99cm" svg:width="11.539cm" svg:height="5.231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cm" svg:y="3.5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82cm" svg:y="0.131cm" chart:style-name="ch2">
          <text:p>TD-DFT Excitation (PBE)</text:p>
        </chart:title>
        <chart:legend svg:x="5.064cm" svg:y="0.929cm" style:legend-expansion="custom" chartooo:width="7.247cm" chartooo:height="0.807cm" style:legend-expansion-aspect-ratio="8.9801734820322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108:'Long Alkene Results'.A108 'Long Alkene Results'.G107:'Long Alkene Results'.G107 'Long Alkene Results'.M107:'Long Alkene Results'.M107 'Long Alkene Results'.S107:'Long Alkene Results'.S107 'Long Alkene Results'.Y107:'Long Alkene Results'.Y107 'Long Alkene Results'.AE107:'Long Alkene Results'.AE107 'Long Alkene Results'.A114:'Long Alkene Results'.A114 'Long Alkene Results'.G112:'Long Alkene Results'.G112 'Long Alkene Results'.M112:'Long Alkene Results'.M112 'Long Alkene Results'.S112:'Long Alkene Results'.S112 'Long Alkene Results'.Y112:'Long Alkene Results'.Y112 'Long Alkene Results'.AE112:'Long Alkene Results'.AE112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8:'Long Alkene Results'.A108" chart:class="chart:bar">
            <chart:data-point chart:repeated="5"/>
          </chart:series>
          <chart:series chart:style-name="ch10" chart:values-cell-range-address="'Long Alkene Results'.G112:'Long Alkene Results'.G112 'Long Alkene Results'.M112:'Long Alkene Results'.M112 'Long Alkene Results'.S112:'Long Alkene Results'.S112 'Long Alkene Results'.Y112:'Long Alkene Results'.Y112 'Long Alkene Results'.AE112:'Long Alkene Results'.AE112" chart:label-cell-address="'Long Alkene Results'.A114:'Long Alkene Results'.A1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08:'Long Alkene Results'.A108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14:'Long Alkene Results'.A114</svg:desc>
                </draw:g>
              </table:table-cell>
              <table:table-cell office:value-type="float" office:value="1.07335010513975">
                <text:p>1.07335010513975</text:p>
                <draw:g>
                  <svg:desc>'Long Alkene Results'.G112:'Long Alkene Results'.G112 'Long Alkene Results'.M112:'Long Alkene Results'.M112 'Long Alkene Results'.S112:'Long Alkene Results'.S112 'Long Alkene Results'.Y112:'Long Alkene Results'.Y112 'Long Alkene Results'.AE112:'Long Alkene Results'.AE112</svg:desc>
                </draw:g>
              </table:table-cell>
              <table:table-cell office:value-type="float" office:value="0.838479489084197">
                <text:p>0.838479489084197</text:p>
              </table:table-cell>
              <table:table-cell office:value-type="float" office:value="0.721080570764505">
                <text:p>0.721080570764505</text:p>
              </table:table-cell>
              <table:table-cell office:value-type="float" office:value="0.654386699598915">
                <text:p>0.654386699598915</text:p>
              </table:table-cell>
              <table:table-cell office:value-type="float" office:value="0.534348071343906">
                <text:p>0.534348071343906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15cm" svg:width="11.909cm" svg:height="5.314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7D0DDE7AC4EFDE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38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7cm" svg:width="11.726cm" svg:height="5.234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12cm" svg:y="0.131cm" chart:style-name="ch2">
          <text:p>TD-DFT Excitation (TPSS)</text:p>
        </chart:title>
        <chart:legend svg:x="5.603cm" svg:y="0.982cm" style:legend-expansion="custom" chartooo:width="6.685cm" chartooo:height="0.565cm" style:legend-expansion-aspect-ratio="11.8318584070796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19:'Long Alkene Results'.A119 'Long Alkene Results'.G123:'Long Alkene Results'.G123 'Long Alkene Results'.M123:'Long Alkene Results'.M123 'Long Alkene Results'.S123:'Long Alkene Results'.S123 'Long Alkene Results'.Y123:'Long Alkene Results'.Y123 'Long Alkene Results'.AE123:'Long Alkene Results'.AE123 'Long Alkene Results'.A125:'Long Alkene Results'.A125 'Long Alkene Results'.G129:'Long Alkene Results'.G129 'Long Alkene Results'.M129:'Long Alkene Results'.M129 'Long Alkene Results'.S129:'Long Alkene Results'.S129 'Long Alkene Results'.Y129:'Long Alkene Results'.Y129 'Long Alkene Results'.AE129:'Long Alkene Results'.AE129" chart:data-source-has-labels="both" svg:x="0.572cm" svg:y="0.699cm" svg:width="11.726cm" svg:height="5.346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3:'Long Alkene Results'.G123 'Long Alkene Results'.M123:'Long Alkene Results'.M123 'Long Alkene Results'.S123:'Long Alkene Results'.S123 'Long Alkene Results'.Y123:'Long Alkene Results'.Y123 'Long Alkene Results'.AE123:'Long Alkene Results'.AE123" chart:label-cell-address="'Long Alkene Results'.A119:'Long Alkene Results'.A119" chart:class="chart:bar">
            <chart:data-point chart:repeated="5"/>
          </chart:series>
          <chart:series chart:style-name="ch10" chart:values-cell-range-address="'Long Alkene Results'.G129:'Long Alkene Results'.G129 'Long Alkene Results'.M129:'Long Alkene Results'.M129 'Long Alkene Results'.S129:'Long Alkene Results'.S129 'Long Alkene Results'.Y129:'Long Alkene Results'.Y129 'Long Alkene Results'.AE129:'Long Alkene Results'.AE129" chart:label-cell-address="'Long Alkene Results'.A125:'Long Alkene Results'.A12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19:'Long Alkene Results'.A119</svg:desc>
                </draw:g>
              </table:table-cell>
              <table:table-cell office:value-type="float" office:value="1.07697813250267">
                <text:p>1.07697813250267</text:p>
                <draw:g>
                  <svg:desc>'Long Alkene Results'.G123:'Long Alkene Results'.G123 'Long Alkene Results'.M123:'Long Alkene Results'.M123 'Long Alkene Results'.S123:'Long Alkene Results'.S123 'Long Alkene Results'.Y123:'Long Alkene Results'.Y123 'Long Alkene Results'.AE123:'Long Alkene Results'.AE123</svg:desc>
                </draw:g>
              </table:table-cell>
              <table:table-cell office:value-type="float" office:value="0.846117827675812">
                <text:p>0.846117827675812</text:p>
              </table:table-cell>
              <table:table-cell office:value-type="float" office:value="0.731406661571651">
                <text:p>0.731406661571651</text:p>
              </table:table-cell>
              <table:table-cell office:value-type="float" office:value="0.666726579223444">
                <text:p>0.666726579223444</text:p>
              </table:table-cell>
              <table:table-cell office:value-type="float" office:value="0.552269459414084">
                <text:p>0.55226945941408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25:'Long Alkene Results'.A125</svg:desc>
                </draw:g>
              </table:table-cell>
              <table:table-cell office:value-type="float" office:value="1.0582747369282">
                <text:p>1.0582747369282</text:p>
                <draw:g>
                  <svg:desc>'Long Alkene Results'.G129:'Long Alkene Results'.G129 'Long Alkene Results'.M129:'Long Alkene Results'.M129 'Long Alkene Results'.S129:'Long Alkene Results'.S129 'Long Alkene Results'.Y129:'Long Alkene Results'.Y129 'Long Alkene Results'.AE129:'Long Alkene Results'.AE129</svg:desc>
                </draw:g>
              </table:table-cell>
              <table:table-cell office:value-type="float" office:value="0.859866096164011">
                <text:p>0.859866096164011</text:p>
              </table:table-cell>
              <table:table-cell office:value-type="float" office:value="0.765580267189639">
                <text:p>0.765580267189639</text:p>
              </table:table-cell>
              <table:table-cell office:value-type="float" office:value="0.715817225038359">
                <text:p>0.715817225038359</text:p>
              </table:table-cell>
              <table:table-cell office:value-type="float" office:value="0.63678719561185">
                <text:p>0.636787195611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55cm" svg:y="0.131cm" chart:style-name="ch2">
          <text:p>TD-DFT Excitation (TPSSH)</text:p>
        </chart:title>
        <chart:legend svg:x="5.71cm" svg:y="0.909cm" style:legend-expansion="custom" chartooo:width="6.536cm" chartooo:height="0.743cm" style:legend-expansion-aspect-ratio="8.79676985195155" chart:style-name="ch3"/>
        <chart:plot-area chart:style-name="ch4"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 'Long Alkene Results'.A130:'Long Alkene Results'.A130 'Long Alkene Results'.G134:'Long Alkene Results'.G134 'Long Alkene Results'.M134:'Long Alkene Results'.M134 'Long Alkene Results'.S134:'Long Alkene Results'.S134 'Long Alkene Results'.Y134:'Long Alkene Results'.Y134 'Long Alkene Results'.AE134:'Long Alkene Results'.AE134 'Long Alkene Results'.A136:'Long Alkene Results'.A136 'Long Alkene Results'.G140:'Long Alkene Results'.G140 'Long Alkene Results'.M140:'Long Alkene Results'.M140 'Long Alkene Results'.S140:'Long Alkene Results'.S140 'Long Alkene Results'.Y140:'Long Alkene Results'.Y140 'Long Alkene Results'.AE140:'Long Alkene Results'.AE140" chart:data-source-has-labels="both" svg:x="0.571cm" svg:y="0.698cm" svg:width="11.726cm" svg:height="5.346cm">
          <chartooo:coordinate-region svg:x="1.298cm" svg:y="0.898cm" svg:width="10.999cm" svg:height="4.499cm"/>
          <chart:axis chart:dimension="x" chart:name="primary-x" chart:style-name="ch5" chartooo:axis-type="auto">
            <chartooo:date-scale/>
            <chart:categories table:cell-range-address="'Long Alkene Results'.D120:'Long Alkene Results'.D120 'Long Alkene Results'.J120:'Long Alkene Results'.J120 'Long Alkene Results'.P120:'Long Alkene Results'.P120 'Long Alkene Results'.V120:'Long Alkene Results'.V120 'Long Alkene Results'.AB120:'Long Alkene Results'.AB120"/>
          </chart:axis>
          <chart:axis chart:dimension="y" chart:name="primary-y" chart:style-name="ch6">
            <chart:title svg:x="0cm" svg:y="3.62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34:'Long Alkene Results'.G134 'Long Alkene Results'.M134:'Long Alkene Results'.M134 'Long Alkene Results'.S134:'Long Alkene Results'.S134 'Long Alkene Results'.Y134:'Long Alkene Results'.Y134 'Long Alkene Results'.AE134:'Long Alkene Results'.AE134" chart:label-cell-address="'Long Alkene Results'.A130:'Long Alkene Results'.A130" chart:class="chart:bar">
            <chart:data-point chart:repeated="5"/>
          </chart:series>
          <chart:series chart:style-name="ch10" chart:values-cell-range-address="'Long Alkene Results'.G140:'Long Alkene Results'.G140 'Long Alkene Results'.M140:'Long Alkene Results'.M140 'Long Alkene Results'.S140:'Long Alkene Results'.S140 'Long Alkene Results'.Y140:'Long Alkene Results'.Y140 'Long Alkene Results'.AE140:'Long Alkene Results'.AE140" chart:label-cell-address="'Long Alkene Results'.A136:'Long Alkene Results'.A13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120:'Long Alkene Results'.D120 'Long Alkene Results'.J120:'Long Alkene Results'.J120 'Long Alkene Results'.P120:'Long Alkene Results'.P120 'Long Alkene Results'.V120:'Long Alkene Results'.V120 'Long Alkene Results'.AB120:'Long Alkene Results'.AB120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130:'Long Alkene Results'.A130</svg:desc>
                </draw:g>
              </table:table-cell>
              <table:table-cell office:value-type="float" office:value="1.10631154754364">
                <text:p>1.10631154754364</text:p>
                <draw:g>
                  <svg:desc>'Long Alkene Results'.G134:'Long Alkene Results'.G134 'Long Alkene Results'.M134:'Long Alkene Results'.M134 'Long Alkene Results'.S134:'Long Alkene Results'.S134 'Long Alkene Results'.Y134:'Long Alkene Results'.Y134 'Long Alkene Results'.AE134:'Long Alkene Results'.AE134</svg:desc>
                </draw:g>
              </table:table-cell>
              <table:table-cell office:value-type="float" office:value="0.88920706474333">
                <text:p>0.88920706474333</text:p>
              </table:table-cell>
              <table:table-cell office:value-type="float" office:value="0.785250350348492">
                <text:p>0.785250350348492</text:p>
              </table:table-cell>
              <table:table-cell office:value-type="float" office:value="0.729746574784426">
                <text:p>0.729746574784426</text:p>
              </table:table-cell>
              <table:table-cell office:value-type="float" office:value="0.640862532354973">
                <text:p>0.64086253235497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36:'Long Alkene Results'.A136</svg:desc>
                </draw:g>
              </table:table-cell>
              <table:table-cell office:value-type="float" office:value="1.05827349026386">
                <text:p>1.05827349026386</text:p>
                <draw:g>
                  <svg:desc>'Long Alkene Results'.G140:'Long Alkene Results'.G140 'Long Alkene Results'.M140:'Long Alkene Results'.M140 'Long Alkene Results'.S140:'Long Alkene Results'.S140 'Long Alkene Results'.Y140:'Long Alkene Results'.Y140 'Long Alkene Results'.AE140:'Long Alkene Results'.AE140</svg:desc>
                </draw:g>
              </table:table-cell>
              <table:table-cell office:value-type="float" office:value="0.879715611918578">
                <text:p>0.879715611918578</text:p>
              </table:table-cell>
              <table:table-cell office:value-type="float" office:value="0.791883965972431">
                <text:p>0.791883965972431</text:p>
              </table:table-cell>
              <table:table-cell office:value-type="float" office:value="0.747175830006528">
                <text:p>0.747175830006528</text:p>
              </table:table-cell>
              <table:table-cell office:value-type="float" office:value="0.679271251704836">
                <text:p>0.679271251704836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svg:x="5.893cm" svg:y="0.808cm" style:legend-expansion="custom" chartooo:width="6.335cm" chartooo:height="0.659cm" style:legend-expansion-aspect-ratio="9.61305007587253" chart:style-name="ch3"/>
        <chart:plot-area chart:style-name="ch4" table:cell-range-address="'Ring Results'.D107:'Ring Results'.D107 'Ring Results'.G111:'Ring Results'.G111 'Ring Results'.M111:'Ring Results'.M111 'Ring Results'.S111:'Ring Results'.S111 'Ring Results'.Y111:'Ring Results'.Y111 'Ring Results'.AE111:'Ring Results'.AE111 'Ring Results'.AK111:'Ring Results'.AK111 'Ring Results'.D113:'Ring Results'.D113 'Ring Results'.G117:'Ring Results'.G117 'Ring Results'.M117:'Ring Results'.M117 'Ring Results'.S117:'Ring Results'.S117 'Ring Results'.Y117:'Ring Results'.Y117 'Ring Results'.AE117:'Ring Results'.AE117 'Ring Results'.AK117:'Ring Results'.AK117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11:'Ring Results'.G111 'Ring Results'.M111:'Ring Results'.M111 'Ring Results'.S111:'Ring Results'.S111 'Ring Results'.Y111:'Ring Results'.Y111 'Ring Results'.AE111:'Ring Results'.AE111 'Ring Results'.AK111:'Ring Results'.AK111" chart:label-cell-address="'Ring Results'.D107:'Ring Results'.D107" chart:class="chart:bar">
            <chart:data-point chart:repeated="6"/>
          </chart:series>
          <chart:series chart:style-name="ch10" chart:values-cell-range-address="'Ring Results'.G117:'Ring Results'.G117 'Ring Results'.M117:'Ring Results'.M117 'Ring Results'.S117:'Ring Results'.S117 'Ring Results'.Y117:'Ring Results'.Y117 'Ring Results'.AE117:'Ring Results'.AE117 'Ring Results'.AK117:'Ring Results'.AK117" chart:label-cell-address="'Ring Results'.D113:'Ring Results'.D11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07:'Ring Results'.D107</svg:desc>
                </draw:g>
              </table:table-cell>
              <table:table-cell office:value-type="float" office:value="4.25417274110524">
                <text:p>4.25417274110524</text:p>
                <draw:g>
                  <svg:desc>'Ring Results'.G111:'Ring Results'.G111 'Ring Results'.M111:'Ring Results'.M111 'Ring Results'.S111:'Ring Results'.S111 'Ring Results'.Y111:'Ring Results'.Y111 'Ring Results'.AE111:'Ring Results'.AE111 'Ring Results'.AK111:'Ring Results'.AK111</svg:desc>
                </draw:g>
              </table:table-cell>
              <table:table-cell office:value-type="float" office:value="2.97577574900835">
                <text:p>2.97577574900835</text:p>
              </table:table-cell>
              <table:table-cell office:value-type="float" office:value="2.01058411582674">
                <text:p>2.01058411582674</text:p>
              </table:table-cell>
              <table:table-cell office:value-type="float" office:value="2.32281459225823">
                <text:p>2.32281459225823</text:p>
              </table:table-cell>
              <table:table-cell office:value-type="float" office:value="2.56980894197736">
                <text:p>2.56980894197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13:'Ring Results'.D113</svg:desc>
                </draw:g>
              </table:table-cell>
              <table:table-cell office:value-type="float" office:value="4.0431300601148">
                <text:p>4.0431300601148</text:p>
                <draw:g>
                  <svg:desc>'Ring Results'.G117:'Ring Results'.G117 'Ring Results'.M117:'Ring Results'.M117 'Ring Results'.S117:'Ring Results'.S117 'Ring Results'.Y117:'Ring Results'.Y117 'Ring Results'.AE117:'Ring Results'.AE117 'Ring Results'.AK117:'Ring Results'.AK117</svg:desc>
                </draw:g>
              </table:table-cell>
              <table:table-cell office:value-type="float" office:value="2.84088268211375">
                <text:p>2.84088268211375</text:p>
              </table:table-cell>
              <table:table-cell office:value-type="float" office:value="2.02855279055832">
                <text:p>2.02855279055832</text:p>
              </table:table-cell>
              <table:table-cell office:value-type="float" office:value="2.28730979552574">
                <text:p>2.28730979552574</text:p>
              </table:table-cell>
              <table:table-cell office:value-type="float" office:value="2.51180011988706">
                <text:p>2.51180011988706</text:p>
              </table:table-cell>
              <table:table-cell office:value-type="float" office:value="1.72290629982688">
                <text:p>1.722906299826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svg:x="6.543cm" svg:y="0.929cm" style:legend-expansion="custom" chartooo:width="5.728cm" chartooo:height="0.594cm" style:legend-expansion-aspect-ratio="9.64309764309764" chart:style-name="ch3"/>
        <chart:plot-area chart:style-name="ch4" table:cell-range-address="'Ring Results'.D119:'Ring Results'.D119 'Ring Results'.G123:'Ring Results'.G123 'Ring Results'.M123:'Ring Results'.M123 'Ring Results'.S123:'Ring Results'.S123 'Ring Results'.Y123:'Ring Results'.Y123 'Ring Results'.AE123:'Ring Results'.AE123 'Ring Results'.AK123:'Ring Results'.AK123 'Ring Results'.D125:'Ring Results'.D125 'Ring Results'.G129:'Ring Results'.G129 'Ring Results'.M129:'Ring Results'.M129 'Ring Results'.S129:'Ring Results'.S129 'Ring Results'.Y129:'Ring Results'.Y129 'Ring Results'.AE129:'Ring Results'.AE129 'Ring Results'.AK129:'Ring Results'.AK129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3:'Ring Results'.G123 'Ring Results'.M123:'Ring Results'.M123 'Ring Results'.S123:'Ring Results'.S123 'Ring Results'.Y123:'Ring Results'.Y123 'Ring Results'.AE123:'Ring Results'.AE123 'Ring Results'.AK123:'Ring Results'.AK123" chart:label-cell-address="'Ring Results'.D119:'Ring Results'.D119" chart:class="chart:bar">
            <chart:data-point chart:repeated="6"/>
          </chart:series>
          <chart:series chart:style-name="ch10" chart:values-cell-range-address="'Ring Results'.G129:'Ring Results'.G129 'Ring Results'.M129:'Ring Results'.M129 'Ring Results'.S129:'Ring Results'.S129 'Ring Results'.Y129:'Ring Results'.Y129 'Ring Results'.AE129:'Ring Results'.AE129 'Ring Results'.AK129:'Ring Results'.AK129" chart:label-cell-address="'Ring Results'.D125:'Ring Results'.D12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19:'Ring Results'.D119</svg:desc>
                </draw:g>
              </table:table-cell>
              <table:table-cell office:value-type="float" office:value="4.20613048150668">
                <text:p>4.20613048150668</text:p>
                <draw:g>
                  <svg:desc>'Ring Results'.G123:'Ring Results'.G123 'Ring Results'.M123:'Ring Results'.M123 'Ring Results'.S123:'Ring Results'.S123 'Ring Results'.Y123:'Ring Results'.Y123 'Ring Results'.AE123:'Ring Results'.AE123 'Ring Results'.AK123:'Ring Results'.AK123</svg:desc>
                </draw:g>
              </table:table-cell>
              <table:table-cell office:value-type="float" office:value="2.97429306191134">
                <text:p>2.97429306191134</text:p>
              </table:table-cell>
              <table:table-cell office:value-type="float" office:value="2.00917810995453">
                <text:p>2.00917810995453</text:p>
              </table:table-cell>
              <table:table-cell office:value-type="float" office:value="2.32580896321688">
                <text:p>2.32580896321688</text:p>
              </table:table-cell>
              <table:table-cell office:value-type="float" office:value="2.56795466197637">
                <text:p>2.56795466197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25:'Ring Results'.D125</svg:desc>
                </draw:g>
              </table:table-cell>
              <table:table-cell office:value-type="float" office:value="3.83542314129709">
                <text:p>3.83542314129709</text:p>
                <draw:g>
                  <svg:desc>'Ring Results'.G129:'Ring Results'.G129 'Ring Results'.M129:'Ring Results'.M129 'Ring Results'.S129:'Ring Results'.S129 'Ring Results'.Y129:'Ring Results'.Y129 'Ring Results'.AE129:'Ring Results'.AE129 'Ring Results'.AK129:'Ring Results'.AK129</svg:desc>
                </draw:g>
              </table:table-cell>
              <table:table-cell office:value-type="float" office:value="2.72748577535953">
                <text:p>2.72748577535953</text:p>
              </table:table-cell>
              <table:table-cell office:value-type="float" office:value="1.95783711809723">
                <text:p>1.95783711809723</text:p>
              </table:table-cell>
              <table:table-cell office:value-type="float" office:value="2.21398035720997">
                <text:p>2.21398035720997</text:p>
              </table:table-cell>
              <table:table-cell office:value-type="float" office:value="2.41102602452454">
                <text:p>2.41102602452454</text:p>
              </table:table-cell>
              <table:table-cell office:value-type="float" office:value="1.66816028969746">
                <text:p>1.6681602896974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svg:x="5.763cm" svg:y="0.941cm" style:legend-expansion="custom" chartooo:width="6.552cm" chartooo:height="0.526cm" style:legend-expansion-aspect-ratio="12.4562737642586" chart:style-name="ch3"/>
        <chart:plot-area chart:style-name="ch4" table:cell-range-address="'Ring Results'.D131:'Ring Results'.D131 'Ring Results'.G135:'Ring Results'.G135 'Ring Results'.M135:'Ring Results'.M135 'Ring Results'.S135:'Ring Results'.S135 'Ring Results'.Y135:'Ring Results'.Y135 'Ring Results'.AE135:'Ring Results'.AE135 'Ring Results'.AK135:'Ring Results'.AK135 'Ring Results'.D137:'Ring Results'.D137 'Ring Results'.G141:'Ring Results'.G141 'Ring Results'.M141:'Ring Results'.M141 'Ring Results'.S141:'Ring Results'.S141 'Ring Results'.Y141:'Ring Results'.Y141 'Ring Results'.AE141:'Ring Results'.AE141 'Ring Results'.AK141:'Ring Results'.AK141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Ring Results'.G135:'Ring Results'.G135 'Ring Results'.M135:'Ring Results'.M135 'Ring Results'.S135:'Ring Results'.S135 'Ring Results'.Y135:'Ring Results'.Y135 'Ring Results'.AE135:'Ring Results'.AE135 'Ring Results'.AK135:'Ring Results'.AK135" chart:label-cell-address="'Ring Results'.D131:'Ring Results'.D131" chart:class="chart:bar">
            <chart:data-point chart:repeated="6"/>
          </chart:series>
          <chart:series chart:style-name="ch10" chart:values-cell-range-address="'Ring Results'.G141:'Ring Results'.G141 'Ring Results'.M141:'Ring Results'.M141 'Ring Results'.S141:'Ring Results'.S141 'Ring Results'.Y141:'Ring Results'.Y141 'Ring Results'.AE141:'Ring Results'.AE141 'Ring Results'.AK141:'Ring Results'.AK141" chart:label-cell-address="'Ring Results'.D137:'Ring Results'.D13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131:'Ring Results'.D131</svg:desc>
                </draw:g>
              </table:table-cell>
              <table:table-cell office:value-type="float" office:value="4.1615119540691">
                <text:p>4.1615119540691</text:p>
                <draw:g>
                  <svg:desc>'Ring Results'.G135:'Ring Results'.G135 'Ring Results'.M135:'Ring Results'.M135 'Ring Results'.S135:'Ring Results'.S135 'Ring Results'.Y135:'Ring Results'.Y135 'Ring Results'.AE135:'Ring Results'.AE135 'Ring Results'.AK135:'Ring Results'.AK135</svg:desc>
                </draw:g>
              </table:table-cell>
              <table:table-cell office:value-type="float" office:value="2.9867847240574">
                <text:p>2.9867847240574</text:p>
              </table:table-cell>
              <table:table-cell office:value-type="float" office:value="2.03158747772704">
                <text:p>2.03158747772704</text:p>
              </table:table-cell>
              <table:table-cell office:value-type="float" office:value="2.35352491349279">
                <text:p>2.35352491349279</text:p>
              </table:table-cell>
              <table:table-cell office:value-type="float" office:value="2.60375343350418">
                <text:p>2.60375343350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37:'Ring Results'.D137</svg:desc>
                </draw:g>
              </table:table-cell>
              <table:table-cell office:value-type="float" office:value="3.80709945649893">
                <text:p>3.80709945649893</text:p>
                <draw:g>
                  <svg:desc>'Ring Results'.G141:'Ring Results'.G141 'Ring Results'.M141:'Ring Results'.M141 'Ring Results'.S141:'Ring Results'.S141 'Ring Results'.Y141:'Ring Results'.Y141 'Ring Results'.AE141:'Ring Results'.AE141 'Ring Results'.AK141:'Ring Results'.AK141</svg:desc>
                </draw:g>
              </table:table-cell>
              <table:table-cell office:value-type="float" office:value="2.72330421705741">
                <text:p>2.72330421705741</text:p>
              </table:table-cell>
              <table:table-cell office:value-type="float" office:value="1.9658028764624">
                <text:p>1.9658028764624</text:p>
              </table:table-cell>
              <table:table-cell office:value-type="float" office:value="2.22758342309945">
                <text:p>2.22758342309945</text:p>
              </table:table-cell>
              <table:table-cell office:value-type="float" office:value="2.42378011168582">
                <text:p>2.42378011168582</text:p>
              </table:table-cell>
              <table:table-cell office:value-type="float" office:value="1.69905190750124">
                <text:p>1.6990519075012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9cm" svg:y="0.151cm" chart:style-name="ch2">
          <text:p>Triplet-Singlet PBE</text:p>
        </chart:title>
        <chart:legend svg:x="5.888cm" svg:y="0.86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16cm" svg:width="11.435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43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93cm" svg:y="0.256cm" chart:style-name="ch2">
          <text:p>TD-DFT Excitation (PBE)</text:p>
        </chart:title>
        <chart:legend chart:legend-position="end" svg:x="9.388cm" svg:y="2.452cm" style:legend-expansion="high" chart:style-name="ch3"/>
        <chart:plot-area chart:style-name="ch4" table:cell-range-address="'Short Alkene Results'.D146:'Short Alkene Results'.D146 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 'Short Alkene Results'.D153:'Short Alkene Results'.D153 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" chart:label-cell-address="'Short Alkene Results'.D146:'Short Alkene Results'.D146" chart:class="chart:bar">
            <chart:data-point chart:repeated="6"/>
          </chart:series>
          <chart:series chart:style-name="ch10" chart:values-cell-range-address="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" chart:label-cell-address="'Short Alkene Results'.D153:'Short Alkene Results'.D15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46:'Short Alkene Results'.D146</svg:desc>
                </draw:g>
              </table:table-cell>
              <table:table-cell office:value-type="float" office:value="4.57574544850598">
                <text:p>4.57574544850598</text:p>
                <draw:g>
                  <svg:desc>'Short Alkene Results'.G151:'Short Alkene Results'.G151 'Short Alkene Results'.M151:'Short Alkene Results'.M151 'Short Alkene Results'.S151:'Short Alkene Results'.S151 'Short Alkene Results'.Y151:'Short Alkene Results'.Y151 'Short Alkene Results'.AE151:'Short Alkene Results'.AE151 'Short Alkene Results'.AK151:'Short Alkene Results'.AK151</svg:desc>
                </draw:g>
              </table:table-cell>
              <table:table-cell office:value-type="float" office:value="3.17817003767255">
                <text:p>3.178170037672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673108313927">
                <text:p>2.01673108313927</text:p>
              </table:table-cell>
              <table:table-cell office:value-type="float" office:value="1.72603159032431">
                <text:p>1.72603159032431</text:p>
              </table:table-cell>
              <table:table-cell office:value-type="float" office:value="1.51867326230853">
                <text:p>1.5186732623085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53:'Short Alkene Results'.D153</svg:desc>
                </draw:g>
              </table:table-cell>
              <table:table-cell office:value-type="float" office:value="4.43816523837594">
                <text:p>4.43816523837594</text:p>
                <draw:g>
                  <svg:desc>'Short Alkene Results'.G158:'Short Alkene Results'.G158 'Short Alkene Results'.M158:'Short Alkene Results'.M158 'Short Alkene Results'.S158:'Short Alkene Results'.S158 'Short Alkene Results'.Y158:'Short Alkene Results'.Y158 'Short Alkene Results'.AE158:'Short Alkene Results'.AE158 'Short Alkene Results'.AK158:'Short Alkene Results'.AK158</svg:desc>
                </draw:g>
              </table:table-cell>
              <table:table-cell office:value-type="float" office:value="3.07088257780389">
                <text:p>3.07088257780389</text:p>
              </table:table-cell>
              <table:table-cell office:value-type="float" office:value="2.37624817800831">
                <text:p>2.37624817800831</text:p>
              </table:table-cell>
              <table:table-cell office:value-type="float" office:value="1.96124329407091">
                <text:p>1.96124329407091</text:p>
              </table:table-cell>
              <table:table-cell office:value-type="float" office:value="1.68642808939056">
                <text:p>1.68642808939056</text:p>
              </table:table-cell>
              <table:table-cell office:value-type="float" office:value="1.49157425445523">
                <text:p>1.4915742544552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797cm" svg:y="0.256cm" chart:style-name="ch2">
          <text:p>TD-DFT Excitation (TPSS)</text:p>
        </chart:title>
        <chart:legend chart:legend-position="end" svg:x="9.388cm" svg:y="2.452cm" style:legend-expansion="high" chart:style-name="ch3"/>
        <chart:plot-area chart:style-name="ch4" table:cell-range-address="'Short Alkene Results'.D160:'Short Alkene Results'.D160 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 'Short Alkene Results'.D167:'Short Alkene Results'.D167 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" chart:label-cell-address="'Short Alkene Results'.D160:'Short Alkene Results'.D160" chart:class="chart:bar">
            <chart:data-point chart:repeated="6"/>
          </chart:series>
          <chart:series chart:style-name="ch10" chart:values-cell-range-address="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" chart:label-cell-address="'Short Alkene Results'.D167:'Short Alkene Results'.D16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60:'Short Alkene Results'.D160</svg:desc>
                </draw:g>
              </table:table-cell>
              <table:table-cell office:value-type="float" office:value="4.53884254983596">
                <text:p>4.53884254983596</text:p>
                <draw:g>
                  <svg:desc>'Short Alkene Results'.G165:'Short Alkene Results'.G165 'Short Alkene Results'.M165:'Short Alkene Results'.M165 'Short Alkene Results'.S165:'Short Alkene Results'.S165 'Short Alkene Results'.Y165:'Short Alkene Results'.Y165 'Short Alkene Results'.AE165:'Short Alkene Results'.AE165 'Short Alkene Results'.AK165:'Short Alkene Results'.AK165</svg:desc>
                </draw:g>
              </table:table-cell>
              <table:table-cell office:value-type="float" office:value="3.15580045738655">
                <text:p>3.15580045738655</text:p>
              </table:table-cell>
              <table:table-cell office:value-type="float" office:value="2.43950860010635">
                <text:p>2.43950860010635</text:p>
              </table:table-cell>
              <table:table-cell office:value-type="float" office:value="2.00849177138207">
                <text:p>2.00849177138207</text:p>
              </table:table-cell>
              <table:table-cell office:value-type="float" office:value="1.72132272230762">
                <text:p>1.72132272230762</text:p>
              </table:table-cell>
              <table:table-cell office:value-type="float" office:value="1.51644468820104">
                <text:p>1.516444688201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67:'Short Alkene Results'.D167</svg:desc>
                </draw:g>
              </table:table-cell>
              <table:table-cell office:value-type="float" office:value="4.21062618333294">
                <text:p>4.21062618333294</text:p>
                <draw:g>
                  <svg:desc>'Short Alkene Results'.G172:'Short Alkene Results'.G172 'Short Alkene Results'.M172:'Short Alkene Results'.M172 'Short Alkene Results'.S172:'Short Alkene Results'.S172 'Short Alkene Results'.Y172:'Short Alkene Results'.Y172 'Short Alkene Results'.AE172:'Short Alkene Results'.AE172 'Short Alkene Results'.AK172:'Short Alkene Results'.AK172</svg:desc>
                </draw:g>
              </table:table-cell>
              <table:table-cell office:value-type="float" office:value="2.94400154521586">
                <text:p>2.94400154521586</text:p>
              </table:table-cell>
              <table:table-cell office:value-type="float" office:value="2.28560255975146">
                <text:p>2.28560255975146</text:p>
              </table:table-cell>
              <table:table-cell office:value-type="float" office:value="1.89308568707195">
                <text:p>1.89308568707195</text:p>
              </table:table-cell>
              <table:table-cell office:value-type="float" office:value="1.6327765554423">
                <text:p>1.6327765554423</text:p>
              </table:table-cell>
              <table:table-cell office:value-type="float" office:value="1.44815279973468">
                <text:p>1.44815279973468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3.639cm" svg:y="0.256cm" chart:style-name="ch2">
          <text:p>TD-DFT Excitation (TPSSH)</text:p>
        </chart:title>
        <chart:legend chart:legend-position="end" svg:x="9.388cm" svg:y="2.452cm" style:legend-expansion="high" chart:style-name="ch3"/>
        <chart:plot-area chart:style-name="ch4" table:cell-range-address="'Short Alkene Results'.D174:'Short Alkene Results'.D174 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 'Short Alkene Results'.D181:'Short Alkene Results'.D181 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data-source-has-labels="column" svg:x="0.572cm" svg:y="0.7cm" svg:width="11.726cm" svg:height="4.897cm">
          <chartooo:coordinate-region svg:x="1.299cm" svg:y="0.899cm" svg:width="10.999cm" svg:height="4.499cm"/>
          <chart:axis chart:dimension="x" chart:name="primary-x" chart:style-name="ch5"/>
          <chart:axis chart:dimension="y" chart:name="primary-y" chart:style-name="ch6">
            <chart:title svg:x="0cm" svg:y="3.404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" chart:label-cell-address="'Short Alkene Results'.D174:'Short Alkene Results'.D174" chart:class="chart:bar">
            <chart:data-point chart:repeated="6"/>
          </chart:series>
          <chart:series chart:style-name="ch10" chart:values-cell-range-address="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" chart:label-cell-address="'Short Alkene Results'.D181:'Short Alkene Results'.D18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74:'Short Alkene Results'.D174</svg:desc>
                </draw:g>
              </table:table-cell>
              <table:table-cell office:value-type="float" office:value="4.46743174975645">
                <text:p>4.46743174975645</text:p>
                <draw:g>
                  <svg:desc>'Short Alkene Results'.G179:'Short Alkene Results'.G179 'Short Alkene Results'.M179:'Short Alkene Results'.M179 'Short Alkene Results'.S179:'Short Alkene Results'.S179 'Short Alkene Results'.Y179:'Short Alkene Results'.Y179 'Short Alkene Results'.AE179:'Short Alkene Results'.AE179 'Short Alkene Results'.AK179:'Short Alkene Results'.AK179</svg:desc>
                </draw:g>
              </table:table-cell>
              <table:table-cell office:value-type="float" office:value="3.12969066043455">
                <text:p>3.12969066043455</text:p>
              </table:table-cell>
              <table:table-cell office:value-type="float" office:value="2.45303949701398">
                <text:p>2.45303949701398</text:p>
              </table:table-cell>
              <table:table-cell office:value-type="float" office:value="2.01030979333758">
                <text:p>2.01030979333758</text:p>
              </table:table-cell>
              <table:table-cell office:value-type="float" office:value="1.72993460242754">
                <text:p>1.72993460242754</text:p>
              </table:table-cell>
              <table:table-cell office:value-type="float" office:value="1.5302985178107">
                <text:p>1.530298517810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81:'Short Alkene Results'.D181</svg:desc>
                </draw:g>
              </table:table-cell>
              <table:table-cell office:value-type="float" office:value="4.13920910414384">
                <text:p>4.13920910414384</text:p>
                <draw:g>
                  <svg:desc>'Short Alkene Results'.G186:'Short Alkene Results'.G186 'Short Alkene Results'.M186:'Short Alkene Results'.M186 'Short Alkene Results'.S186:'Short Alkene Results'.S186 'Short Alkene Results'.Y186:'Short Alkene Results'.Y186 'Short Alkene Results'.AE186:'Short Alkene Results'.AE186 'Short Alkene Results'.AK186:'Short Alkene Results'.AK186</svg:desc>
                </draw:g>
              </table:table-cell>
              <table:table-cell office:value-type="float" office:value="2.92013642611909">
                <text:p>2.92013642611909</text:p>
              </table:table-cell>
              <table:table-cell office:value-type="float" office:value="2.27367735788066">
                <text:p>2.27367735788066</text:p>
              </table:table-cell>
              <table:table-cell office:value-type="float" office:value="1.88713211726683">
                <text:p>1.88713211726683</text:p>
              </table:table-cell>
              <table:table-cell office:value-type="float" office:value="1.63103941811148">
                <text:p>1.63103941811148</text:p>
              </table:table-cell>
              <table:table-cell office:value-type="float" office:value="1.44980294757563">
                <text:p>1.44980294757563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41cm" svg:height="6.001cm" xlink:href=".." xlink:type="simple" chart:class="chart:bar" chart:style-name="ch1">
        <chart:title svg:x="3.8cm" svg:y="0.143cm" chart:style-name="ch2">
          <text:p>TD-DFT Excitation (PBE0)</text:p>
        </chart:title>
        <chart:legend svg:x="4.818cm" svg:y="0.946cm" style:legend-expansion="custom" chartooo:width="7.482cm" chartooo:height="0.556cm" style:legend-expansion-aspect-ratio="13.456834532374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7:'Long Alkene Results'.A97 'Long Alkene Results'.G101:'Long Alkene Results'.G101 'Long Alkene Results'.M101:'Long Alkene Results'.M101 'Long Alkene Results'.S101:'Long Alkene Results'.S101 'Long Alkene Results'.Y101:'Long Alkene Results'.Y101 'Long Alkene Results'.AE101:'Long Alkene Results'.AE101 'Long Alkene Results'.A103:'Long Alkene Results'.A103 'Long Alkene Results'.G107:'Long Alkene Results'.G107 'Long Alkene Results'.M107:'Long Alkene Results'.M107 'Long Alkene Results'.S107:'Long Alkene Results'.S107 'Long Alkene Results'.Y107:'Long Alkene Results'.Y107 'Long Alkene Results'.AE107:'Long Alkene Results'.AE107" chart:data-source-has-labels="both" svg:x="0.574cm" svg:y="0.694cm" svg:width="11.759cm" svg:height="5.343cm">
          <chartooo:coordinate-region svg:x="1.301cm" svg:y="0.894cm" svg:width="11.032cm" svg:height="4.496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1:'Long Alkene Results'.G101 'Long Alkene Results'.M101:'Long Alkene Results'.M101 'Long Alkene Results'.S101:'Long Alkene Results'.S101 'Long Alkene Results'.Y101:'Long Alkene Results'.Y101 'Long Alkene Results'.AE101:'Long Alkene Results'.AE101" chart:label-cell-address="'Long Alkene Results'.A97:'Long Alkene Results'.A97" chart:class="chart:bar">
            <chart:data-point chart:repeated="5"/>
          </chart:series>
          <chart:series chart:style-name="ch10" chart:values-cell-range-address="'Long Alkene Results'.G107:'Long Alkene Results'.G107 'Long Alkene Results'.M107:'Long Alkene Results'.M107 'Long Alkene Results'.S107:'Long Alkene Results'.S107 'Long Alkene Results'.Y107:'Long Alkene Results'.Y107 'Long Alkene Results'.AE107:'Long Alkene Results'.AE107" chart:label-cell-address="'Long Alkene Results'.A103:'Long Alkene Results'.A10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7:'Long Alkene Results'.A97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101:'Long Alkene Results'.G101 'Long Alkene Results'.M101:'Long Alkene Results'.M101 'Long Alkene Results'.S101:'Long Alkene Results'.S101 'Long Alkene Results'.Y101:'Long Alkene Results'.Y101 'Long Alkene Results'.AE101:'Long Alkene Results'.AE101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3:'Long Alkene Results'.A103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7:'Long Alkene Results'.G107 'Long Alkene Results'.M107:'Long Alkene Results'.M107 'Long Alkene Results'.S107:'Long Alkene Results'.S107 'Long Alkene Results'.Y107:'Long Alkene Results'.Y107 'Long Alkene Results'.AE107:'Long Alkene Results'.AE107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3cm" svg:y="0.136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16cm" svg:width="11.62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9cm" svg:y="0.148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16cm" svg:width="11.541cm" svg:height="5.313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cm" svg:y="3.628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